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Helvetica" svg:font-family="Helvetica"/>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fo:border="none" style:vertical-align="automatic" fo:wrap-option="wrap"/>
      <style:text-properties fo:color="#000000"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5" style:family="table-cell" style:parent-style-name="Normal_Copy_32_of_32_nrt-tables-ch2-railperformance" style:data-style-name="N0">
      <style:table-cell-properties style:vertical-align="automatic" fo:background-color="transparent"/>
    </style:style>
    <style:style style:name="ce6" style:family="table-cell" style:parent-style-name="Default" style:data-style-name="N0">
      <style:table-cell-properties fo:background-color="transparent"/>
    </style:style>
    <style:style style:name="ce7" style:family="table-cell" style:parent-style-name="Default" style:data-style-name="N0">
      <style:text-properties style:font-name="Arial" style:font-name-asian="Arial" style:font-name-complex="Arial" fo:font-size="12pt" style:font-size-asian="12pt" style:font-size-complex="12pt"/>
    </style:style>
    <style:style style:name="ce8" style:family="table-cell" style:parent-style-name="Hyperlink" style:data-style-name="N0">
      <style:table-cell-properties style:vertical-align="automatic" fo:wrap-option="wrap"/>
      <style:text-properties fo:color="#0563C1" style:font-name="Arial" style:font-name-asian="Arial" style:font-name-complex="Arial" fo:font-size="12pt" style:font-size-asian="12pt" style:font-size-complex="12pt" style:text-underline-style="solid" style:text-underline-type="single"/>
    </style:style>
    <style:style style:name="ce9" style:family="table-cell" style:parent-style-name="Hyperlink" style:data-style-name="N0">
      <style:text-properties fo:color="#0563C1" style:font-name="Arial" style:font-name-asian="Arial" style:font-name-complex="Arial" fo:font-size="12pt" style:font-size-asian="12pt" style:font-size-complex="12pt" style:text-underline-style="solid" style:text-underline-type="single"/>
    </style:style>
    <style:style style:name="ce10" style:family="table-cell" style:parent-style-name="Heading_32_1_32_3"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11"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style:style>
    <style:style style:name="ce13"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4"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16" style:family="table-cell" style:parent-style-name="Heading_32_1" style:data-style-name="N0">
      <style:table-cell-properties fo:border="none"/>
      <style:text-properties fo:color="#000000" style:font-name="Arial" style:font-name-asian="Arial" style:font-name-complex="Arial" fo:font-size="15pt" style:font-size-asian="15pt" style:font-size-complex="15pt" fo:font-weight="bold" style:font-weight-asian="bold" style:font-weight-complex="bold"/>
    </style:style>
    <style:style style:name="ce17"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18" style:family="table-cell" style:parent-style-name="Default"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ackground-color="#FFFFFF"/>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1" style:family="table-cell" style:parent-style-name="Normal_Copy_32_of_32_nrt-tables-ch2-railperformance"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2" style:family="table-cell" style:parent-style-name="Normal_Copy_32_of_32_nrt-tables-ch2-railperformance"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23" style:family="table-cell" style:parent-style-name="Normal_Copy_32_of_32_nrt-tables-ch2-railperformance"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24"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2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26"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27" style:family="table-cell" style:parent-style-name="Normal_32_3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28" style:family="table-cell" style:parent-style-name="Normal_32_3_32_2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3" style:family="table-cell" style:parent-style-name="Comma" style:data-style-name="N36">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4" style:family="table-cell" style:parent-style-name="Comma" style:data-style-name="N36">
      <style:text-properties style:font-name="Arial" style:font-name-asian="Arial" style:font-name-complex="Arial" fo:font-size="12pt" style:font-size-asian="12pt" style:font-size-complex="12pt"/>
    </style:style>
    <style:style style:name="ce35"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6.4253333333333cm"/>
    </style:style>
    <style:style style:name="co2" style:family="table-column">
      <style:table-column-properties fo:break-before="auto" style:column-width="1.778cm"/>
    </style:style>
    <style:style style:name="co3" style:family="table-column">
      <style:table-column-properties fo:break-before="auto" style:column-width="6.731cm" style:use-optimal-column-width="true"/>
    </style:style>
    <style:style style:name="co4" style:family="table-column">
      <style:table-column-properties fo:break-before="auto" style:column-width="14.1605cm"/>
    </style:style>
    <style:style style:name="co5" style:family="table-column">
      <style:table-column-properties fo:break-before="auto" style:column-width="3.57716666666667cm"/>
    </style:style>
    <style:style style:name="co6" style:family="table-column">
      <style:table-column-properties fo:break-before="auto" style:column-width="7.3025cm"/>
    </style:style>
    <style:style style:name="co7" style:family="table-column">
      <style:table-column-properties fo:break-before="auto" style:column-width="3.1115cm"/>
    </style:style>
    <style:style style:name="co8" style:family="table-column">
      <style:table-column-properties fo:break-before="auto" style:column-width="2.77283333333333cm"/>
    </style:style>
    <style:style style:name="co9" style:family="table-column">
      <style:table-column-properties fo:break-before="auto" style:column-width="2.43416666666667cm"/>
    </style:style>
    <style:style style:name="co10" style:family="table-column">
      <style:table-column-properties fo:break-before="auto" style:column-width="2.39183333333333cm"/>
    </style:style>
    <style:style style:name="co11" style:family="table-column">
      <style:table-column-properties fo:break-before="auto" style:column-width="2.4765cm"/>
    </style:style>
    <style:style style:name="co12" style:family="table-column">
      <style:table-column-properties fo:break-before="auto" style:column-width="2.58233333333333cm"/>
    </style:style>
    <style:style style:name="co13" style:family="table-column">
      <style:table-column-properties fo:break-before="auto" style:column-width="2.6035cm"/>
    </style:style>
    <style:style style:name="co14" style:family="table-column">
      <style:table-column-properties fo:break-before="auto" style:column-width="2.49766666666667cm"/>
    </style:style>
    <style:style style:name="co15" style:family="table-column">
      <style:table-column-properties fo:break-before="auto" style:column-width="2.56116666666667cm"/>
    </style:style>
    <style:style style:name="co16" style:family="table-column">
      <style:table-column-properties fo:break-before="auto" style:column-width="2.51883333333333cm"/>
    </style:style>
    <style:style style:name="ro1" style:family="table-row">
      <style:table-row-properties style:row-height="38.4pt" style:use-optimal-row-height="true" fo:break-before="auto"/>
    </style:style>
    <style:style style:name="ro2" style:family="table-row">
      <style:table-row-properties style:row-height="17.4pt" style:use-optimal-row-height="true" fo:break-before="auto"/>
    </style:style>
    <style:style style:name="ro3" style:family="table-row">
      <style:table-row-properties style:row-height="33pt" style:use-optimal-row-height="false" fo:break-before="auto"/>
    </style:style>
    <style:style style:name="ro4" style:family="table-row">
      <style:table-row-properties style:row-height="90.6pt" style:use-optimal-row-height="true" fo:break-before="auto"/>
    </style:style>
    <style:style style:name="ro5" style:family="table-row">
      <style:table-row-properties style:row-height="45.6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30.6pt" style:use-optimal-row-height="true" fo:break-before="auto"/>
    </style:style>
    <style:style style:name="ro8" style:family="table-row">
      <style:table-row-properties style:row-height="20.25pt" style:use-optimal-row-height="false" fo:break-before="auto"/>
    </style:style>
    <style:style style:name="ro9" style:family="table-row">
      <style:table-row-properties style:row-height="14.4pt" style:use-optimal-row-height="true" fo:break-before="auto"/>
    </style:style>
    <style:style style:name="ro10" style:family="table-row">
      <style:table-row-properties style:row-height="19.2pt" style:use-optimal-row-height="true" fo:break-before="auto"/>
    </style:style>
    <style:style style:name="ro11" style:family="table-row">
      <style:table-row-properties style:row-height="49.2pt" style:use-optimal-row-height="false" fo:break-before="auto"/>
    </style:style>
    <style:style style:name="ro12" style:family="table-row">
      <style:table-row-properties style:row-height="15pt" style:use-optimal-row-height="true" fo:break-before="auto"/>
    </style:style>
    <style:style style:name="ro13" style:family="table-row">
      <style:table-row-properties style:row-height="45pt" style:use-optimal-row-height="true" fo:break-before="auto"/>
    </style:style>
    <style:style style:name="ro14" style:family="table-row">
      <style:table-row-properties style:row-height="30pt" style:use-optimal-row-height="true" fo:break-before="auto"/>
    </style:style>
    <style:style style:name="ro15" style:family="table-row">
      <style:table-row-properties style:row-height="60pt" style:use-optimal-row-height="true" fo:break-before="auto"/>
    </style:style>
    <style:style style:name="ro16" style:family="table-row">
      <style:table-row-properties style:row-height="21pt" style:use-optimal-row-height="true" fo:break-before="auto"/>
    </style:style>
    <style:style style:name="ro17" style:family="table-row">
      <style:table-row-properties style:row-height="95.1pt" style:use-optimal-row-height="false" fo:break-before="auto"/>
    </style:style>
    <style:style style:name="ro18" style:family="table-row">
      <style:table-row-properties style:row-height="15.3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City centre [note 1] peak arrivals and departures by rail on a typical autumn weekday, by city, annual from 2010</text:p>
          </table:table-cell>
          <table:table-cell table:number-columns-repeated="16383" table:style-name="ce1"/>
        </table:table-row>
        <table:table-row table:style-name="ro2">
          <table:table-cell office:value-type="string" table:style-name="ce3">
            <text:p>Department for Transport table code: RAI0201</text:p>
          </table:table-cell>
          <table:table-cell table:number-columns-repeated="16383" table:style-name="ce1"/>
        </table:table-row>
        <table:table-row table:style-name="ro3">
          <table:table-cell office:value-type="string" table:style-name="ce3">
            <text:p>About this data</text:p>
          </table:table-cell>
          <table:table-cell table:number-columns-repeated="16383" table:style-name="ce1"/>
        </table:table-row>
        <table:table-row table:style-name="ro4">
          <table:table-cell office:value-type="string" table:style-name="ce4">
            <text:p>This workbook contains 1 data table with an accompanying cover, contents and notes worksheet.</text:p>
            <text:p/>
            <text:p>The data in RAI0201 covers the numbers of train services, seats and passengers on services on arrival and departure from city centre for all franchised operators, by city, annual from 2010.<text:s text:c="54"/></text:p>
          </table:table-cell>
          <table:table-cell table:number-columns-repeated="3" table:style-name="ce1"/>
          <table:table-cell table:style-name="ce5"/>
          <table:table-cell table:number-columns-repeated="16379"/>
        </table:table-row>
        <table:table-row table:style-name="ro5">
          <table:table-cell office:value-type="string" table:style-name="ce4">
            <text:p>Shorthand is used in this table. [x] represents data is unavailable, [z] represents data not applicable, [r] represents revised. Notes are used in this table, please see the notes tab to find the related notes text</text:p>
          </table:table-cell>
          <table:table-cell table:number-columns-repeated="3" table:style-name="ce1"/>
          <table:table-cell table:style-name="ce5"/>
          <table:table-cell table:number-columns-repeated="16379"/>
        </table:table-row>
        <table:table-row table:style-name="ro3">
          <table:table-cell office:value-type="string" table:style-name="ce3">
            <text:p>Source of data</text:p>
          </table:table-cell>
          <table:table-cell table:number-columns-repeated="3" table:style-name="ce1"/>
          <table:table-cell table:style-name="ce6"/>
          <table:table-cell table:number-columns-repeated="16379"/>
        </table:table-row>
        <table:table-row table:style-name="ro6">
          <table:table-cell office:value-type="string" table:style-name="ce7">
            <text:p>Department for Transport, Merseytravel and Transport for London</text:p>
          </table:table-cell>
          <table:table-cell table:number-columns-repeated="16383" table:style-name="ce1"/>
        </table:table-row>
        <table:table-row table:style-name="ro3">
          <table:table-cell office:value-type="string" table:style-name="ce3">
            <text:p>Statistics Badging</text:p>
          </table:table-cell>
          <table:table-cell table:number-columns-repeated="16383" table:style-name="ce1"/>
        </table:table-row>
        <table:table-row table:style-name="ro7">
          <table:table-cell office:value-type="string" table:style-name="ce8">
            <text:p><text:a xlink:href="https://osr.statisticsauthority.gov.uk/national-statistics/"><text:span text:style-name="T1">The statistics in this workbook are badged as National Statistics. Further information on what this means can be found on the<text:s/></text:span>Office for Statistics Regulation<text:span text:style-name="T1"><text:s/>website.</text:span></text:a></text:p>
          </table:table-cell>
          <table:table-cell table:number-columns-repeated="16383" table:style-name="ce1"/>
        </table:table-row>
        <table:table-row table:style-name="ro3">
          <table:table-cell office:value-type="string" table:style-name="ce3">
            <text:p>Date of publication</text:p>
          </table:table-cell>
          <table:table-cell table:number-columns-repeated="16383" table:style-name="ce1"/>
        </table:table-row>
        <table:table-row table:style-name="ro6">
          <table:table-cell office:value-type="string" table:style-name="ce7">
            <text:p>Last updated: October 2023</text:p>
          </table:table-cell>
          <table:table-cell table:number-columns-repeated="16383" table:style-name="ce1"/>
        </table:table-row>
        <table:table-row table:style-name="ro6">
          <table:table-cell office:value-type="string" table:style-name="ce7">
            <text:p>Next update: July 2024</text:p>
          </table:table-cell>
          <table:table-cell table:number-columns-repeated="16383" table:style-name="ce1"/>
        </table:table-row>
        <table:table-row table:style-name="ro3">
          <table:table-cell office:value-type="string" table:style-name="ce3">
            <text:p>Contact</text:p>
          </table:table-cell>
          <table:table-cell table:number-columns-repeated="16383" table:style-name="ce1"/>
        </table:table-row>
        <table:table-row table:style-name="ro6">
          <table:table-cell office:value-type="string" table:style-name="ce9">
            <text:p><text:a xlink:href="mailto:publicationgeneral.enq@dft.gov.uk"><text:span text:style-name="T1">Email:<text:s/></text:span>railstats@dft.gov.uk</text:a></text:p>
          </table:table-cell>
          <table:table-cell table:number-columns-repeated="16383" table:style-name="ce1"/>
        </table:table-row>
        <table:table-row table:style-name="ro8">
          <table:table-cell office:value-type="string" table:style-name="ce7">
            <text:p>Telephone:</text:p>
          </table:table-cell>
          <table:table-cell table:number-columns-repeated="16383" table:style-name="ce1"/>
        </table:table-row>
        <table:table-row table:style-name="ro6">
          <table:table-cell office:value-type="string" table:style-name="ce7">
            <text:p>020 7944 2419</text:p>
          </table:table-cell>
          <table:table-cell table:number-columns-repeated="16383" table:style-name="ce1"/>
        </table:table-row>
        <table:table-row table:number-rows-repeated="2" table:style-name="ro6">
          <table:table-cell table:style-name="ce7"/>
          <table:table-cell table:number-columns-repeated="16383"/>
        </table:table-row>
        <table:table-row table:number-rows-repeated="1048558" table:style-name="ro9">
          <table:table-cell table:number-columns-repeated="16384"/>
        </table:table-row>
      </table:table>
      <table:table table:name="Contents" table:style-name="ta2">
        <table:table-column table:style-name="co3" table:default-cell-style-name="ce1"/>
        <table:table-column table:style-name="co4" table:default-cell-style-name="ce1"/>
        <table:table-column table:style-name="co2" table:number-columns-repeated="16382" table:default-cell-style-name="ce1"/>
        <table:table-row table:style-name="ro10">
          <table:table-cell office:value-type="string" table:style-name="ce10">
            <text:p>Table of contents</text:p>
          </table:table-cell>
          <table:table-cell table:number-columns-repeated="16383" table:style-name="ce1"/>
        </table:table-row>
        <table:table-row table:style-name="ro6">
          <table:table-cell office:value-type="string" table:style-name="ce7">
            <text:p>This worksheet contains 1 table.</text:p>
          </table:table-cell>
          <table:table-cell table:number-columns-repeated="16383" table:style-name="ce1"/>
        </table:table-row>
        <table:table-row table:style-name="ro3">
          <table:table-cell office:value-type="string" table:style-name="ce11">
            <text:p>Worksheet name</text:p>
          </table:table-cell>
          <table:table-cell office:value-type="string" table:style-name="ce11">
            <text:p>Worksheet description</text:p>
          </table:table-cell>
          <table:table-cell table:number-columns-repeated="16382"/>
        </table:table-row>
        <table:table-row table:style-name="ro11">
          <table:table-cell office:value-type="string" table:style-name="ce12">
            <text:p>RAI0201</text:p>
          </table:table-cell>
          <table:table-cell office:value-type="string" table:style-name="ce13">
            <text:p>Table covers covers the numbers of train services, seats and passengers on services on arrival and departure from city centre for all franchised operators, by city, annual from 2010.</text:p>
          </table:table-cell>
          <table:table-cell table:number-columns-repeated="16382"/>
        </table:table-row>
        <table:table-row table:number-rows-repeated="3" table:style-name="ro12">
          <table:table-cell table:style-name="ce14"/>
          <table:table-cell table:style-name="ce15"/>
          <table:table-cell table:number-columns-repeated="16382"/>
        </table:table-row>
        <table:table-row table:number-rows-repeated="1048569" table:style-name="ro9">
          <table:table-cell table:number-columns-repeated="16384"/>
        </table:table-row>
      </table:table>
      <table:table table:name="Notes" table:style-name="ta1">
        <table:table-column table:style-name="co3" table:default-cell-style-name="ce7"/>
        <table:table-column table:style-name="co4" table:default-cell-style-name="ce7"/>
        <table:table-column table:style-name="co2" table:number-columns-repeated="16382" table:default-cell-style-name="ce7"/>
        <table:table-row table:style-name="ro10">
          <table:table-cell office:value-type="string" table:style-name="ce16">
            <text:p>Notes</text:p>
          </table:table-cell>
          <table:table-cell table:number-columns-repeated="16383" table:style-name="ce7"/>
        </table:table-row>
        <table:table-row table:style-name="ro12">
          <table:table-cell office:value-type="string" table:style-name="ce7">
            <text:p>This worksheet contains 1 table.</text:p>
          </table:table-cell>
          <table:table-cell table:number-columns-repeated="16383" table:style-name="ce7"/>
        </table:table-row>
        <table:table-row table:style-name="ro3">
          <table:table-cell office:value-type="string" table:style-name="ce11">
            <text:p>Note number</text:p>
          </table:table-cell>
          <table:table-cell office:value-type="string" table:style-name="ce11">
            <text:p>Note text</text:p>
          </table:table-cell>
          <table:table-cell table:number-columns-repeated="16382" table:style-name="ce7"/>
        </table:table-row>
        <table:table-row table:style-name="ro13">
          <table:table-cell office:value-type="float" office:value="1" table:style-name="ce14">
            <text:p>1</text:p>
          </table:table-cell>
          <table:table-cell office:value-type="string" table:style-name="ce15">
            <text:p>Arrivals and departures at the city centre station. For cities with more than one station in the city centre, arrivals are counted at the first station a service calls</text:p>
          </table:table-cell>
          <table:table-cell table:number-columns-repeated="16382" table:style-name="ce7"/>
        </table:table-row>
        <table:table-row table:style-name="ro12">
          <table:table-cell office:value-type="float" office:value="2" table:style-name="ce14">
            <text:p>2</text:p>
          </table:table-cell>
          <table:table-cell office:value-type="string" table:style-name="ce15">
            <text:p>Includes standard and first class.</text:p>
          </table:table-cell>
          <table:table-cell table:number-columns-repeated="16382" table:style-name="ce7"/>
        </table:table-row>
        <table:table-row table:style-name="ro12">
          <table:table-cell office:value-type="float" office:value="3" table:style-name="ce14">
            <text:p>3</text:p>
          </table:table-cell>
          <table:table-cell office:value-type="string" table:style-name="ce15">
            <text:p>Moor Street, New Street and Snow Hill.</text:p>
          </table:table-cell>
          <table:table-cell table:number-columns-repeated="16382" table:style-name="ce7"/>
        </table:table-row>
        <table:table-row table:style-name="ro12">
          <table:table-cell office:value-type="float" office:value="4" table:style-name="ce14">
            <text:p>4</text:p>
          </table:table-cell>
          <table:table-cell office:value-type="string" table:style-name="ce15">
            <text:p>Temple Meads.</text:p>
          </table:table-cell>
          <table:table-cell table:number-columns-repeated="16382" table:style-name="ce7"/>
        </table:table-row>
        <table:table-row table:style-name="ro12">
          <table:table-cell office:value-type="float" office:value="5" table:style-name="ce14">
            <text:p>5</text:p>
          </table:table-cell>
          <table:table-cell office:value-type="string" table:style-name="ce15">
            <text:p>Cardiff Central and Queen Street.</text:p>
          </table:table-cell>
          <table:table-cell table:number-columns-repeated="16382" table:style-name="ce7"/>
        </table:table-row>
        <table:table-row table:style-name="ro12">
          <table:table-cell office:value-type="float" office:value="6" table:style-name="ce14">
            <text:p>6</text:p>
          </table:table-cell>
          <table:table-cell office:value-type="string" table:style-name="ce15">
            <text:p>Liverpool Central, Lime Street, Moorfields and James Street.</text:p>
          </table:table-cell>
          <table:table-cell table:number-columns-repeated="16382" table:style-name="ce7"/>
        </table:table-row>
        <table:table-row table:style-name="ro14">
          <table:table-cell office:value-type="float" office:value="7" table:style-name="ce14">
            <text:p>7</text:p>
          </table:table-cell>
          <table:table-cell office:value-type="string" table:style-name="ce15">
            <text:p>All stations in Zone 1 of the Transport for London (TfL) travelcard area on routes into major stations.</text:p>
          </table:table-cell>
          <table:table-cell table:number-columns-repeated="2" table:style-name="ce7"/>
          <table:table-cell table:style-name="ce17"/>
          <table:table-cell table:number-columns-repeated="16379" table:style-name="ce7"/>
        </table:table-row>
        <table:table-row table:style-name="ro12">
          <table:table-cell office:value-type="float" office:value="8" table:style-name="ce14">
            <text:p>8</text:p>
          </table:table-cell>
          <table:table-cell office:value-type="string" table:style-name="ce7">
            <text:p>Oxford Road, Piccadilly and Victoria.</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5">
          <table:table-cell office:value-type="float" office:value="9" table:style-name="ce14">
            <text:p>9</text:p>
          </table:table-cell>
          <table:table-cell office:value-type="string" table:style-name="ce4">
            <text:p>Central London is defined as all stations in Zone 1 of the Transport for London (TfL) Travelcard area on routes into major stations. The stations listed are the first station on each route within Zone 1. <text:s/>Where this is not a terminal, the terminal on that route is listed in brackets.</text:p>
          </table:table-cell>
          <table:table-cell table:number-columns-repeated="2" table:style-name="ce7"/>
          <table:table-cell table:style-name="ce18"/>
          <table:table-cell table:number-columns-repeated="16379" table:style-name="ce7"/>
        </table:table-row>
        <table:table-row table:style-name="ro14">
          <table:table-cell office:value-type="float" office:value="10" table:style-name="ce14">
            <text:p>10</text:p>
          </table:table-cell>
          <table:table-cell office:value-type="string" table:style-name="ce4">
            <text:p>Services to and from Charing Cross and Cannon Street are included in the London Bridge figures.</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2">
          <table:table-cell office:value-type="float" office:value="11" table:style-name="ce14">
            <text:p>11</text:p>
          </table:table-cell>
          <table:table-cell office:value-type="string" table:style-name="ce20">
            <text:p>Includes Heathrow Connect services.</text:p>
          </table:table-cell>
          <table:table-cell table:number-columns-repeated="2" table:style-name="ce7"/>
          <table:table-cell table:style-name="ce21"/>
          <table:table-cell table:number-columns-repeated="17" table:style-name="ce7"/>
          <table:table-cell table:style-name="ce22"/>
          <table:table-cell table:number-columns-repeated="16361"/>
        </table:table-row>
        <table:table-row table:style-name="ro14">
          <table:table-cell office:value-type="float" office:value="12" table:style-name="ce14">
            <text:p>12</text:p>
          </table:table-cell>
          <table:table-cell office:value-type="string" table:style-name="ce20">
            <text:p>The number of passengers are recorded at Stratford International for Southeastern services, rather than St Pancras.</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2">
          <table:table-cell office:value-type="float" office:value="13" table:style-name="ce14">
            <text:p>13</text:p>
          </table:table-cell>
          <table:table-cell office:value-type="string" table:style-name="ce20">
            <text:p>Includes Gatwick Express services.</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3">
          <table:table-cell office:value-type="float" office:value="14" table:style-name="ce14">
            <text:p>14</text:p>
          </table:table-cell>
          <table:table-cell office:value-type="string" table:style-name="ce20">
            <text:p>Passenger demand on some routes in Birmingham was unusually low in autumn 2012 due to disruption on London Midland services during this period, and this is reflected in the statistics.</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3">
          <table:table-cell office:value-type="float" office:value="15" table:style-name="ce14">
            <text:p>15</text:p>
          </table:table-cell>
          <table:table-cell office:value-type="string" table:style-name="ce23">
            <text:p>Due to data collection issues, all Merseyrail figures at Liverpool are estimated by applying a change in demand, calculated using alternative sources, to the passenger counts observed in autumn 2016.<text:s/></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2">
          <table:table-cell office:value-type="float" office:value="16" table:style-name="ce14">
            <text:p>16</text:p>
          </table:table-cell>
          <table:table-cell office:value-type="string" table:style-name="ce23">
            <text:p>Figures are based on only one manual count per service.</text:p>
          </table:table-cell>
          <table:table-cell table:number-columns-repeated="2" table:style-name="ce7"/>
          <table:table-cell table:style-name="ce18"/>
          <table:table-cell table:number-columns-repeated="17" table:style-name="ce7"/>
          <table:table-cell table:style-name="ce19"/>
          <table:table-cell table:number-columns-repeated="16361"/>
        </table:table-row>
        <table:table-row table:style-name="ro12">
          <table:table-cell table:style-name="ce24"/>
          <table:table-cell table:style-name="ce4"/>
          <table:table-cell table:number-columns-repeated="2" table:style-name="ce7"/>
          <table:table-cell table:style-name="ce21"/>
          <table:table-cell table:number-columns-repeated="17" table:style-name="ce7"/>
          <table:table-cell table:style-name="ce22"/>
          <table:table-cell table:number-columns-repeated="16361"/>
        </table:table-row>
        <table:table-row table:style-name="ro12">
          <table:table-cell table:style-name="ce7"/>
          <table:table-cell table:style-name="ce4"/>
          <table:table-cell table:number-columns-repeated="2" table:style-name="ce7"/>
          <table:table-cell table:style-name="ce21"/>
          <table:table-cell table:number-columns-repeated="17" table:style-name="ce7"/>
          <table:table-cell table:style-name="ce22"/>
          <table:table-cell table:number-columns-repeated="16361"/>
        </table:table-row>
        <table:table-row table:style-name="ro12">
          <table:table-cell table:number-columns-repeated="4" table:style-name="ce7"/>
          <table:table-cell table:style-name="ce21"/>
          <table:table-cell table:number-columns-repeated="17" table:style-name="ce7"/>
          <table:table-cell table:style-name="ce22"/>
          <table:table-cell table:number-columns-repeated="16361"/>
        </table:table-row>
        <table:table-row table:style-name="ro12">
          <table:table-cell table:number-columns-repeated="4" table:style-name="ce7"/>
          <table:table-cell table:style-name="ce17"/>
          <table:table-cell table:number-columns-repeated="17" table:style-name="ce7"/>
          <table:table-cell table:style-name="ce19"/>
          <table:table-cell table:number-columns-repeated="16361"/>
        </table:table-row>
        <table:table-row table:style-name="ro12">
          <table:table-cell table:number-columns-repeated="22" table:style-name="ce7"/>
          <table:table-cell table:style-name="ce19"/>
          <table:table-cell table:number-columns-repeated="16361"/>
        </table:table-row>
        <table:table-row table:style-name="ro12">
          <table:table-cell table:number-columns-repeated="22" table:style-name="ce7"/>
          <table:table-cell table:style-name="ce22"/>
          <table:table-cell table:number-columns-repeated="16361"/>
        </table:table-row>
        <table:table-row table:number-rows-repeated="1048551" table:style-name="ro12">
          <table:table-cell table:number-columns-repeated="16384"/>
        </table:table-row>
      </table:table>
      <table:table table:name="RAI0201" table:style-name="ta1">
        <table:table-column table:style-name="co5" table:default-cell-style-name="ce7"/>
        <table:table-column table:style-name="co6" table:default-cell-style-name="ce35"/>
        <table:table-column table:style-name="co7" table:default-cell-style-name="ce34"/>
        <table:table-column table:style-name="co5" table:default-cell-style-name="ce34"/>
        <table:table-column table:style-name="co8" table:default-cell-style-name="ce34"/>
        <table:table-column table:style-name="co9" table:default-cell-style-name="ce34"/>
        <table:table-column table:style-name="co10" table:default-cell-style-name="ce34"/>
        <table:table-column table:style-name="co11" table:default-cell-style-name="ce34"/>
        <table:table-column table:style-name="co12" table:default-cell-style-name="ce34"/>
        <table:table-column table:style-name="co9" table:default-cell-style-name="ce34"/>
        <table:table-column table:style-name="co13" table:default-cell-style-name="ce34"/>
        <table:table-column table:style-name="co14" table:default-cell-style-name="ce34"/>
        <table:table-column table:style-name="co15" table:default-cell-style-name="ce34"/>
        <table:table-column table:style-name="co16" table:default-cell-style-name="ce34"/>
        <table:table-column table:style-name="co2" table:number-columns-repeated="16370" table:default-cell-style-name="ce1"/>
        <table:table-row table:style-name="ro16">
          <table:table-cell office:value-type="string" table:style-name="ce10">
            <text:p>City centre [note 1] peak arrivals and departures by rail on a typical autumn weekday, by city, annual from 2010</text:p>
          </table:table-cell>
          <table:table-cell table:style-name="ce25"/>
          <table:table-cell table:number-columns-repeated="16382" table:style-name="ce1"/>
        </table:table-row>
        <table:table-row table:style-name="ro2">
          <table:table-cell office:value-type="string" table:style-name="ce3">
            <text:p>Department for Transport table code: RAI0201</text:p>
          </table:table-cell>
          <table:table-cell table:style-name="ce26"/>
          <table:table-cell table:number-columns-repeated="16382" table:style-name="ce1"/>
        </table:table-row>
        <table:table-row table:style-name="ro6">
          <table:table-cell office:value-type="string" table:style-name="ce27">
            <text:p>This worksheet contains one table. Some cells refer to notes which can be found on the notes worksheet.<text:s/></text:p>
          </table:table-cell>
          <table:table-cell table:style-name="ce28"/>
          <table:table-cell table:number-columns-repeated="8" table:style-name="ce7"/>
          <table:table-cell table:number-columns-repeated="16374" table:style-name="ce1"/>
        </table:table-row>
        <table:table-row table:style-name="ro6">
          <table:table-cell office:value-type="string" table:style-name="ce27">
            <text:p>To protect the confidentiality of individual train operator's services, a small number of passenger counts have been moved to adjacent time bands or omitted where this is not possible. In some places the daily and 3-hour peak totals are slightly affected.<text:s/></text:p>
          </table:table-cell>
          <table:table-cell table:style-name="ce28"/>
          <table:table-cell table:number-columns-repeated="8" table:style-name="ce7"/>
          <table:table-cell table:number-columns-repeated="16374" table:style-name="ce1"/>
        </table:table-row>
        <table:table-row table:style-name="ro17">
          <table:table-cell office:value-type="string" table:style-name="ce29">
            <text:p>Year</text:p>
          </table:table-cell>
          <table:table-cell office:value-type="string" table:style-name="ce30">
            <text:p>City or London by station [note 9]</text:p>
          </table:table-cell>
          <table:table-cell office:value-type="string" table:style-name="ce31">
            <text:p>AM peak arrivals (07:00 to 09:59), number of services</text:p>
          </table:table-cell>
          <table:table-cell office:value-type="string" table:style-name="ce31">
            <text:p>AM peak arrivals (07:00 to 09:59), total seats [note 2]</text:p>
          </table:table-cell>
          <table:table-cell office:value-type="string" table:style-name="ce31">
            <text:p>AM peak arrivals (07:00 to 09:59), passengers [note 2]</text:p>
          </table:table-cell>
          <table:table-cell office:value-type="string" table:style-name="ce31">
            <text:p>All day arrivals, number of services</text:p>
          </table:table-cell>
          <table:table-cell office:value-type="string" table:style-name="ce31">
            <text:p>All day arrivals, total seats [note 2]</text:p>
          </table:table-cell>
          <table:table-cell office:value-type="string" table:style-name="ce31">
            <text:p>All day arrivals, passengers [note 2]</text:p>
          </table:table-cell>
          <table:table-cell office:value-type="string" table:style-name="ce31">
            <text:p>PM peak departures (16:00 to 18:59), number of services</text:p>
          </table:table-cell>
          <table:table-cell office:value-type="string" table:style-name="ce31">
            <text:p>PM peak departures (16:00 to 18:59), total seats [note 2]</text:p>
          </table:table-cell>
          <table:table-cell office:value-type="string" table:style-name="ce31">
            <text:p>PM peak departures (16:00 to 18:59) passengers [note 2]</text:p>
          </table:table-cell>
          <table:table-cell office:value-type="string" table:style-name="ce31">
            <text:p>All day departures, number of services</text:p>
          </table:table-cell>
          <table:table-cell office:value-type="string" table:style-name="ce31">
            <text:p>All day departures, total seats [note 2]</text:p>
          </table:table-cell>
          <table:table-cell office:value-type="string" table:style-name="ce31">
            <text:p>All day departures, passengers [note 2]</text:p>
          </table:table-cell>
          <table:table-cell office:value-type="string" table:style-name="ce1">
            <text:p>Column1</text:p>
          </table:table-cell>
          <table:table-cell office:value-type="string" table:style-name="ce1">
            <text:p>Column2</text:p>
          </table:table-cell>
          <table:table-cell office:value-type="string" table:style-name="ce1">
            <text:p>Column3</text:p>
          </table:table-cell>
          <table:table-cell office:value-type="string" table:style-name="ce1">
            <text:p>Column4</text:p>
          </table:table-cell>
          <table:table-cell office:value-type="string" table:style-name="ce1">
            <text:p>Column5</text:p>
          </table:table-cell>
          <table:table-cell office:value-type="string" table:style-name="ce1">
            <text:p>Column6</text:p>
          </table:table-cell>
          <table:table-cell office:value-type="string" table:style-name="ce1">
            <text:p>Column7</text:p>
          </table:table-cell>
          <table:table-cell office:value-type="string" table:style-name="ce1">
            <text:p>Column8</text:p>
          </table:table-cell>
          <table:table-cell office:value-type="string" table:style-name="ce1">
            <text:p>Column9</text:p>
          </table:table-cell>
          <table:table-cell office:value-type="string" table:style-name="ce1">
            <text:p>Column10</text:p>
          </table:table-cell>
          <table:table-cell office:value-type="string" table:style-name="ce1">
            <text:p>Column11</text:p>
          </table:table-cell>
          <table:table-cell office:value-type="string" table:style-name="ce1">
            <text:p>Column12</text:p>
          </table:table-cell>
          <table:table-cell office:value-type="string" table:style-name="ce1">
            <text:p>Column13</text:p>
          </table:table-cell>
          <table:table-cell table:number-columns-repeated="16357"/>
        </table:table-row>
        <table:table-row table:style-name="ro6">
          <table:table-cell office:value-type="float" office:value="2010" table:style-name="ce32">
            <text:p>2010</text:p>
          </table:table-cell>
          <table:table-cell office:value-type="string" table:style-name="ce18">
            <text:p>Birmingham [note 3]</text:p>
          </table:table-cell>
          <table:table-cell office:value-type="float" office:value="181" table:style-name="ce33">
            <text:p><text:s/>181<text:s/></text:p>
          </table:table-cell>
          <table:table-cell office:value-type="float" office:value="49720" table:style-name="ce33">
            <text:p><text:s/>49,720<text:s/></text:p>
          </table:table-cell>
          <table:table-cell office:value-type="float" office:value="35756" table:style-name="ce33">
            <text:p><text:s/>35,756<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86" table:style-name="ce33">
            <text:p><text:s/>186<text:s/></text:p>
          </table:table-cell>
          <table:table-cell office:value-type="float" office:value="50273" table:style-name="ce33">
            <text:p><text:s/>50,273<text:s/></text:p>
          </table:table-cell>
          <table:table-cell office:value-type="float" office:value="36119" table:style-name="ce33">
            <text:p><text:s/>36,11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Bristol [note 4]</text:p>
          </table:table-cell>
          <table:table-cell office:value-type="float" office:value="52" table:style-name="ce33">
            <text:p><text:s/>52<text:s/></text:p>
          </table:table-cell>
          <table:table-cell office:value-type="float" office:value="12774" table:style-name="ce33">
            <text:p><text:s/>12,774<text:s/></text:p>
          </table:table-cell>
          <table:table-cell office:value-type="float" office:value="8276" table:style-name="ce33">
            <text:p><text:s/>8,276<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52" table:style-name="ce33">
            <text:p><text:s/>52<text:s/></text:p>
          </table:table-cell>
          <table:table-cell office:value-type="float" office:value="12169" table:style-name="ce33">
            <text:p><text:s/>12,169<text:s/></text:p>
          </table:table-cell>
          <table:table-cell office:value-type="float" office:value="8319" table:style-name="ce33">
            <text:p><text:s/>8,31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Cardiff [note 5]</text:p>
          </table:table-cell>
          <table:table-cell office:value-type="float" office:value="113" table:style-name="ce33">
            <text:p><text:s/>113<text:s/></text:p>
          </table:table-cell>
          <table:table-cell office:value-type="float" office:value="19901" table:style-name="ce33">
            <text:p><text:s/>19,901<text:s/></text:p>
          </table:table-cell>
          <table:table-cell office:value-type="float" office:value="10317" table:style-name="ce33">
            <text:p><text:s/>10,317<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14" table:style-name="ce33">
            <text:p><text:s/>114<text:s/></text:p>
          </table:table-cell>
          <table:table-cell office:value-type="float" office:value="19888" table:style-name="ce33">
            <text:p><text:s/>19,888<text:s/></text:p>
          </table:table-cell>
          <table:table-cell office:value-type="float" office:value="11105" table:style-name="ce33">
            <text:p><text:s/>11,105<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Leeds</text:p>
          </table:table-cell>
          <table:table-cell office:value-type="float" office:value="110" table:style-name="ce33">
            <text:p><text:s/>110<text:s/></text:p>
          </table:table-cell>
          <table:table-cell office:value-type="float" office:value="26906" table:style-name="ce33">
            <text:p><text:s/>26,906<text:s/></text:p>
          </table:table-cell>
          <table:table-cell office:value-type="float" office:value="23331" table:style-name="ce33">
            <text:p><text:s/>23,33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12" table:style-name="ce33">
            <text:p><text:s/>112<text:s/></text:p>
          </table:table-cell>
          <table:table-cell office:value-type="float" office:value="27186" table:style-name="ce33">
            <text:p><text:s/>27,186<text:s/></text:p>
          </table:table-cell>
          <table:table-cell office:value-type="float" office:value="23763" table:style-name="ce33">
            <text:p><text:s/>23,763<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Leicester</text:p>
          </table:table-cell>
          <table:table-cell office:value-type="float" office:value="38" table:style-name="ce33">
            <text:p><text:s/>38<text:s/></text:p>
          </table:table-cell>
          <table:table-cell office:value-type="float" office:value="11056" table:style-name="ce33">
            <text:p><text:s/>11,056<text:s/></text:p>
          </table:table-cell>
          <table:table-cell office:value-type="float" office:value="5398" table:style-name="ce33">
            <text:p><text:s/>5,398<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37" table:style-name="ce33">
            <text:p><text:s/>37<text:s/></text:p>
          </table:table-cell>
          <table:table-cell office:value-type="float" office:value="10261" table:style-name="ce33">
            <text:p><text:s/>10,261<text:s/></text:p>
          </table:table-cell>
          <table:table-cell office:value-type="float" office:value="5916" table:style-name="ce33">
            <text:p><text:s/>5,916<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Liverpool [note 6]</text:p>
          </table:table-cell>
          <table:table-cell office:value-type="float" office:value="126" table:style-name="ce33">
            <text:p><text:s/>126<text:s/></text:p>
          </table:table-cell>
          <table:table-cell office:value-type="float" office:value="29064" table:style-name="ce33">
            <text:p><text:s/>29,064<text:s/></text:p>
          </table:table-cell>
          <table:table-cell office:value-type="float" office:value="19681" table:style-name="ce33">
            <text:p><text:s/>19,68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33" table:style-name="ce33">
            <text:p><text:s/>133<text:s/></text:p>
          </table:table-cell>
          <table:table-cell office:value-type="float" office:value="29394" table:style-name="ce33">
            <text:p><text:s/>29,394<text:s/></text:p>
          </table:table-cell>
          <table:table-cell office:value-type="float" office:value="21920" table:style-name="ce33">
            <text:p><text:s/>21,92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London [note 7]</text:p>
          </table:table-cell>
          <table:table-cell office:value-type="float" office:value="1017" table:style-name="ce33">
            <text:p><text:s/>1,017<text:s/></text:p>
          </table:table-cell>
          <table:table-cell office:value-type="float" office:value="530290" table:style-name="ce33">
            <text:p><text:s/>530,290<text:s/></text:p>
          </table:table-cell>
          <table:table-cell office:value-type="float" office:value="521159.04" table:style-name="ce33">
            <text:p><text:s/>521,15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000" table:style-name="ce33">
            <text:p><text:s/>1,000<text:s/></text:p>
          </table:table-cell>
          <table:table-cell office:value-type="float" office:value="514373" table:style-name="ce33">
            <text:p><text:s/>514,373<text:s/></text:p>
          </table:table-cell>
          <table:table-cell office:value-type="float" office:value="440369.17" table:style-name="ce33">
            <text:p><text:s/>440,36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Manchester [note 8]</text:p>
          </table:table-cell>
          <table:table-cell office:value-type="float" office:value="176" table:style-name="ce33">
            <text:p><text:s/>176<text:s/></text:p>
          </table:table-cell>
          <table:table-cell office:value-type="float" office:value="35773" table:style-name="ce33">
            <text:p><text:s/>35,773<text:s/></text:p>
          </table:table-cell>
          <table:table-cell office:value-type="float" office:value="25829" table:style-name="ce33">
            <text:p><text:s/>25,82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82" table:style-name="ce33">
            <text:p><text:s/>182<text:s/></text:p>
          </table:table-cell>
          <table:table-cell office:value-type="float" office:value="37481" table:style-name="ce33">
            <text:p><text:s/>37,481<text:s/></text:p>
          </table:table-cell>
          <table:table-cell office:value-type="float" office:value="29420" table:style-name="ce33">
            <text:p><text:s/>29,42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Newcastle</text:p>
          </table:table-cell>
          <table:table-cell office:value-type="float" office:value="31" table:style-name="ce33">
            <text:p><text:s/>31<text:s/></text:p>
          </table:table-cell>
          <table:table-cell office:value-type="float" office:value="8184" table:style-name="ce33">
            <text:p><text:s/>8,184<text:s/></text:p>
          </table:table-cell>
          <table:table-cell office:value-type="float" office:value="4261" table:style-name="ce33">
            <text:p><text:s/>4,26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39" table:style-name="ce33">
            <text:p><text:s/>39<text:s/></text:p>
          </table:table-cell>
          <table:table-cell office:value-type="float" office:value="10153" table:style-name="ce33">
            <text:p><text:s/>10,153<text:s/></text:p>
          </table:table-cell>
          <table:table-cell office:value-type="float" office:value="6059" table:style-name="ce33">
            <text:p><text:s/>6,05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Nottingham</text:p>
          </table:table-cell>
          <table:table-cell office:value-type="float" office:value="34" table:style-name="ce33">
            <text:p><text:s/>34<text:s/></text:p>
          </table:table-cell>
          <table:table-cell office:value-type="float" office:value="6987" table:style-name="ce33">
            <text:p><text:s/>6,987<text:s/></text:p>
          </table:table-cell>
          <table:table-cell office:value-type="float" office:value="3760" table:style-name="ce33">
            <text:p><text:s/>3,76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39" table:style-name="ce33">
            <text:p><text:s/>39<text:s/></text:p>
          </table:table-cell>
          <table:table-cell office:value-type="float" office:value="7448" table:style-name="ce33">
            <text:p><text:s/>7,448<text:s/></text:p>
          </table:table-cell>
          <table:table-cell office:value-type="float" office:value="4224" table:style-name="ce33">
            <text:p><text:s/>4,224<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Sheffield</text:p>
          </table:table-cell>
          <table:table-cell office:value-type="float" office:value="58" table:style-name="ce33">
            <text:p><text:s/>58<text:s/></text:p>
          </table:table-cell>
          <table:table-cell office:value-type="float" office:value="11136" table:style-name="ce33">
            <text:p><text:s/>11,136<text:s/></text:p>
          </table:table-cell>
          <table:table-cell office:value-type="float" office:value="6689" table:style-name="ce33">
            <text:p><text:s/>6,68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62" table:style-name="ce33">
            <text:p><text:s/>62<text:s/></text:p>
          </table:table-cell>
          <table:table-cell office:value-type="float" office:value="11131" table:style-name="ce33">
            <text:p><text:s/>11,131<text:s/></text:p>
          </table:table-cell>
          <table:table-cell office:value-type="float" office:value="8392" table:style-name="ce33">
            <text:p><text:s/>8,392<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style-name="ce1"/>
        </table:table-row>
        <table:table-row table:style-name="ro6">
          <table:table-cell office:value-type="float" office:value="2010" table:style-name="ce32">
            <text:p>2010</text:p>
          </table:table-cell>
          <table:table-cell office:value-type="string" table:style-name="ce18">
            <text:p>Elephant and Castle (for Blackfriars)</text:p>
          </table:table-cell>
          <table:table-cell office:value-type="float" office:value="34" table:style-name="ce33">
            <text:p><text:s/>34<text:s/></text:p>
          </table:table-cell>
          <table:table-cell office:value-type="float" office:value="18492" table:style-name="ce33">
            <text:p><text:s/>18,492<text:s/></text:p>
          </table:table-cell>
          <table:table-cell office:value-type="float" office:value="19640" table:style-name="ce33">
            <text:p><text:s/>19,64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30" table:style-name="ce33">
            <text:p><text:s/>30<text:s/></text:p>
          </table:table-cell>
          <table:table-cell office:value-type="float" office:value="15945" table:style-name="ce33">
            <text:p><text:s/>15,945<text:s/></text:p>
          </table:table-cell>
          <table:table-cell office:value-type="float" office:value="11816" table:style-name="ce33">
            <text:p><text:s/>11,816<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Euston</text:p>
          </table:table-cell>
          <table:table-cell office:value-type="float" office:value="62" table:style-name="ce33">
            <text:p><text:s/>62<text:s/></text:p>
          </table:table-cell>
          <table:table-cell office:value-type="float" office:value="28026" table:style-name="ce33">
            <text:p><text:s/>28,026<text:s/></text:p>
          </table:table-cell>
          <table:table-cell office:value-type="float" office:value="22892" table:style-name="ce33">
            <text:p><text:s/>22,892<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65" table:style-name="ce33">
            <text:p><text:s/>65<text:s/></text:p>
          </table:table-cell>
          <table:table-cell office:value-type="float" office:value="29479" table:style-name="ce33">
            <text:p><text:s/>29,479<text:s/></text:p>
          </table:table-cell>
          <table:table-cell office:value-type="float" office:value="22960" table:style-name="ce33">
            <text:p><text:s/>22,96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Fenchurch Street</text:p>
          </table:table-cell>
          <table:table-cell office:value-type="float" office:value="48" table:style-name="ce33">
            <text:p><text:s/>48<text:s/></text:p>
          </table:table-cell>
          <table:table-cell office:value-type="float" office:value="25200" table:style-name="ce33">
            <text:p><text:s/>25,200<text:s/></text:p>
          </table:table-cell>
          <table:table-cell office:value-type="float" office:value="23757" table:style-name="ce33">
            <text:p><text:s/>23,757<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44" table:style-name="ce33">
            <text:p><text:s/>44<text:s/></text:p>
          </table:table-cell>
          <table:table-cell office:value-type="float" office:value="24640" table:style-name="ce33">
            <text:p><text:s/>24,640<text:s/></text:p>
          </table:table-cell>
          <table:table-cell office:value-type="float" office:value="19892" table:style-name="ce33">
            <text:p><text:s/>19,892<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Kings Cross</text:p>
          </table:table-cell>
          <table:table-cell office:value-type="float" office:value="47" table:style-name="ce33">
            <text:p><text:s/>47<text:s/></text:p>
          </table:table-cell>
          <table:table-cell office:value-type="float" office:value="24987" table:style-name="ce33">
            <text:p><text:s/>24,987<text:s/></text:p>
          </table:table-cell>
          <table:table-cell office:value-type="float" office:value="17340" table:style-name="ce33">
            <text:p><text:s/>17,34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49" table:style-name="ce33">
            <text:p><text:s/>49<text:s/></text:p>
          </table:table-cell>
          <table:table-cell office:value-type="float" office:value="25193" table:style-name="ce33">
            <text:p><text:s/>25,193<text:s/></text:p>
          </table:table-cell>
          <table:table-cell office:value-type="float" office:value="18581" table:style-name="ce33">
            <text:p><text:s/>18,58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Liverpool Street [note 16]</text:p>
          </table:table-cell>
          <table:table-cell office:value-type="float" office:value="145" table:style-name="ce33">
            <text:p><text:s/>145<text:s/></text:p>
          </table:table-cell>
          <table:table-cell office:value-type="float" office:value="85410" table:style-name="ce33">
            <text:p><text:s/>85,410<text:s/></text:p>
          </table:table-cell>
          <table:table-cell office:value-type="float" office:value="64191" table:style-name="ce33">
            <text:p><text:s/>64,19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43" table:style-name="ce33">
            <text:p><text:s/>143<text:s/></text:p>
          </table:table-cell>
          <table:table-cell office:value-type="float" office:value="84144" table:style-name="ce33">
            <text:p><text:s/>84,144<text:s/></text:p>
          </table:table-cell>
          <table:table-cell office:value-type="float" office:value="54394" table:style-name="ce33">
            <text:p><text:s/>54,394<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London Bridge [note 10]</text:p>
          </table:table-cell>
          <table:table-cell office:value-type="float" office:value="207" table:style-name="ce33">
            <text:p><text:s/>207<text:s/></text:p>
          </table:table-cell>
          <table:table-cell office:value-type="float" office:value="119024" table:style-name="ce33">
            <text:p><text:s/>119,024<text:s/></text:p>
          </table:table-cell>
          <table:table-cell office:value-type="float" office:value="133601" table:style-name="ce33">
            <text:p><text:s/>133,60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200" table:style-name="ce33">
            <text:p><text:s/>200<text:s/></text:p>
          </table:table-cell>
          <table:table-cell office:value-type="float" office:value="111997" table:style-name="ce33">
            <text:p><text:s/>111,997<text:s/></text:p>
          </table:table-cell>
          <table:table-cell office:value-type="float" office:value="106342" table:style-name="ce33">
            <text:p><text:s/>106,342<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Marylebone [note 16]</text:p>
          </table:table-cell>
          <table:table-cell office:value-type="float" office:value="40" table:style-name="ce33">
            <text:p><text:s/>40<text:s/></text:p>
          </table:table-cell>
          <table:table-cell office:value-type="float" office:value="11836" table:style-name="ce33">
            <text:p><text:s/>11,836<text:s/></text:p>
          </table:table-cell>
          <table:table-cell office:value-type="float" office:value="11511" table:style-name="ce33">
            <text:p><text:s/>11,51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38" table:style-name="ce33">
            <text:p><text:s/>38<text:s/></text:p>
          </table:table-cell>
          <table:table-cell office:value-type="float" office:value="10632" table:style-name="ce33">
            <text:p><text:s/>10,632<text:s/></text:p>
          </table:table-cell>
          <table:table-cell office:value-type="float" office:value="8959" table:style-name="ce33">
            <text:p><text:s/>8,959<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Old Street (for Moorgate)</text:p>
          </table:table-cell>
          <table:table-cell office:value-type="float" office:value="28" table:style-name="ce33">
            <text:p><text:s/>28<text:s/></text:p>
          </table:table-cell>
          <table:table-cell office:value-type="float" office:value="12296" table:style-name="ce33">
            <text:p><text:s/>12,296<text:s/></text:p>
          </table:table-cell>
          <table:table-cell office:value-type="float" office:value="12897" table:style-name="ce33">
            <text:p><text:s/>12,897<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28" table:style-name="ce33">
            <text:p><text:s/>28<text:s/></text:p>
          </table:table-cell>
          <table:table-cell office:value-type="float" office:value="12528" table:style-name="ce33">
            <text:p><text:s/>12,528<text:s/></text:p>
          </table:table-cell>
          <table:table-cell office:value-type="float" office:value="9360" table:style-name="ce33">
            <text:p><text:s/>9,36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Paddington [note 16,11]</text:p>
          </table:table-cell>
          <table:table-cell office:value-type="float" office:value="66" table:style-name="ce33">
            <text:p><text:s/>66<text:s/></text:p>
          </table:table-cell>
          <table:table-cell office:value-type="float" office:value="25889" table:style-name="ce33">
            <text:p><text:s/>25,889<text:s/></text:p>
          </table:table-cell>
          <table:table-cell office:value-type="float" office:value="26083" table:style-name="ce33">
            <text:p><text:s/>26,083<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60" table:style-name="ce33">
            <text:p><text:s/>60<text:s/></text:p>
          </table:table-cell>
          <table:table-cell office:value-type="float" office:value="24397" table:style-name="ce33">
            <text:p><text:s/>24,397<text:s/></text:p>
          </table:table-cell>
          <table:table-cell office:value-type="float" office:value="22288" table:style-name="ce33">
            <text:p><text:s/>22,288<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St Pancras International [note 12]</text:p>
          </table:table-cell>
          <table:table-cell office:value-type="float" office:value="67" table:style-name="ce33">
            <text:p><text:s/>67<text:s/></text:p>
          </table:table-cell>
          <table:table-cell office:value-type="float" office:value="33456" table:style-name="ce33">
            <text:p><text:s/>33,456<text:s/></text:p>
          </table:table-cell>
          <table:table-cell office:value-type="float" office:value="28571" table:style-name="ce33">
            <text:p><text:s/>28,571<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69" table:style-name="ce33">
            <text:p><text:s/>69<text:s/></text:p>
          </table:table-cell>
          <table:table-cell office:value-type="float" office:value="33105" table:style-name="ce33">
            <text:p><text:s/>33,105<text:s/></text:p>
          </table:table-cell>
          <table:table-cell office:value-type="float" office:value="24412" table:style-name="ce33">
            <text:p><text:s/>24,412<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Victoria [note 13]</text:p>
          </table:table-cell>
          <table:table-cell office:value-type="float" office:value="125" table:style-name="ce33">
            <text:p><text:s/>125<text:s/></text:p>
          </table:table-cell>
          <table:table-cell office:value-type="float" office:value="66130" table:style-name="ce33">
            <text:p><text:s/>66,130<text:s/></text:p>
          </table:table-cell>
          <table:table-cell office:value-type="float" office:value="64860" table:style-name="ce33">
            <text:p><text:s/>64,86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25" table:style-name="ce33">
            <text:p><text:s/>125<text:s/></text:p>
          </table:table-cell>
          <table:table-cell office:value-type="float" office:value="65455" table:style-name="ce33">
            <text:p><text:s/>65,455<text:s/></text:p>
          </table:table-cell>
          <table:table-cell office:value-type="float" office:value="56620" table:style-name="ce33">
            <text:p><text:s/>56,620<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0" table:style-name="ce32">
            <text:p>2010</text:p>
          </table:table-cell>
          <table:table-cell office:value-type="string" table:style-name="ce18">
            <text:p><text:s text:c="3"/>Vauxhall (for Waterloo)</text:p>
          </table:table-cell>
          <table:table-cell office:value-type="float" office:value="148" table:style-name="ce33">
            <text:p><text:s/>148<text:s/></text:p>
          </table:table-cell>
          <table:table-cell office:value-type="float" office:value="79544" table:style-name="ce33">
            <text:p><text:s/>79,544<text:s/></text:p>
          </table:table-cell>
          <table:table-cell office:value-type="float" office:value="95816.04" table:style-name="ce33">
            <text:p><text:s/>95,816<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office:value-type="float" office:value="149" table:style-name="ce33">
            <text:p><text:s/>149<text:s/></text:p>
          </table:table-cell>
          <table:table-cell office:value-type="float" office:value="76858" table:style-name="ce33">
            <text:p><text:s/>76,858<text:s/></text:p>
          </table:table-cell>
          <table:table-cell office:value-type="float" office:value="84745.17" table:style-name="ce33">
            <text:p><text:s/>84,745<text:s/></text:p>
          </table:table-cell>
          <table:table-cell office:value-type="string" table:style-name="ce33">
            <text:p>[x]</text:p>
          </table:table-cell>
          <table:table-cell office:value-type="string" table:style-name="ce33">
            <text:p>[x]</text:p>
          </table:table-cell>
          <table:table-cell office:value-type="string" table:style-name="ce33">
            <text:p>[x]</text:p>
          </table:table-cell>
          <table:table-cell table:number-columns-repeated="16370"/>
        </table:table-row>
        <table:table-row table:style-name="ro6">
          <table:table-cell office:value-type="float" office:value="2011" table:style-name="ce32">
            <text:p>2011</text:p>
          </table:table-cell>
          <table:table-cell office:value-type="string" table:style-name="ce18">
            <text:p>Birmingham [note 3]</text:p>
          </table:table-cell>
          <table:table-cell office:value-type="float" office:value="177" table:style-name="ce33">
            <text:p><text:s/>177<text:s/></text:p>
          </table:table-cell>
          <table:table-cell office:value-type="float" office:value="46992" table:style-name="ce33">
            <text:p><text:s/>46,992<text:s/></text:p>
          </table:table-cell>
          <table:table-cell office:value-type="float" office:value="35773.362403304185" table:style-name="ce33">
            <text:p><text:s/>35,773<text:s/></text:p>
          </table:table-cell>
          <table:table-cell office:value-type="float" office:value="934" table:style-name="ce33">
            <text:p><text:s/>934<text:s/></text:p>
          </table:table-cell>
          <table:table-cell office:value-type="float" office:value="249138" table:style-name="ce33">
            <text:p><text:s/>249,138<text:s/></text:p>
          </table:table-cell>
          <table:table-cell office:value-type="float" office:value="108545.82914480405" table:style-name="ce33">
            <text:p><text:s/>108,546<text:s/></text:p>
          </table:table-cell>
          <table:table-cell office:value-type="float" office:value="186" table:style-name="ce33">
            <text:p><text:s/>186<text:s/></text:p>
          </table:table-cell>
          <table:table-cell office:value-type="float" office:value="48824" table:style-name="ce33">
            <text:p><text:s/>48,824<text:s/></text:p>
          </table:table-cell>
          <table:table-cell office:value-type="float" office:value="40480.429867720697" table:style-name="ce33">
            <text:p><text:s/>40,480<text:s/></text:p>
          </table:table-cell>
          <table:table-cell office:value-type="float" office:value="936" table:style-name="ce33">
            <text:p><text:s/>936<text:s/></text:p>
          </table:table-cell>
          <table:table-cell office:value-type="float" office:value="250398" table:style-name="ce33">
            <text:p><text:s/>250,398<text:s/></text:p>
          </table:table-cell>
          <table:table-cell office:value-type="float" office:value="109296.20397866552" table:style-name="ce33">
            <text:p><text:s/>109,296<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Bristol [note 4]</text:p>
          </table:table-cell>
          <table:table-cell office:value-type="float" office:value="52" table:style-name="ce33">
            <text:p><text:s/>52<text:s/></text:p>
          </table:table-cell>
          <table:table-cell office:value-type="float" office:value="13077" table:style-name="ce33">
            <text:p><text:s/>13,077<text:s/></text:p>
          </table:table-cell>
          <table:table-cell office:value-type="float" office:value="7922.8856277053019" table:style-name="ce33">
            <text:p><text:s/>7,923<text:s/></text:p>
          </table:table-cell>
          <table:table-cell office:value-type="float" office:value="264" table:style-name="ce33">
            <text:p><text:s/>264<text:s/></text:p>
          </table:table-cell>
          <table:table-cell office:value-type="float" office:value="65242" table:style-name="ce33">
            <text:p><text:s/>65,242<text:s/></text:p>
          </table:table-cell>
          <table:table-cell office:value-type="float" office:value="26169.159374845167" table:style-name="ce33">
            <text:p><text:s/>26,169<text:s/></text:p>
          </table:table-cell>
          <table:table-cell office:value-type="float" office:value="52" table:style-name="ce33">
            <text:p><text:s/>52<text:s/></text:p>
          </table:table-cell>
          <table:table-cell office:value-type="float" office:value="12345" table:style-name="ce33">
            <text:p><text:s/>12,345<text:s/></text:p>
          </table:table-cell>
          <table:table-cell office:value-type="float" office:value="8938.3218541884144" table:style-name="ce33">
            <text:p><text:s/>8,938<text:s/></text:p>
          </table:table-cell>
          <table:table-cell office:value-type="float" office:value="258" table:style-name="ce33">
            <text:p><text:s/>258<text:s/></text:p>
          </table:table-cell>
          <table:table-cell office:value-type="float" office:value="63886" table:style-name="ce33">
            <text:p><text:s/>63,886<text:s/></text:p>
          </table:table-cell>
          <table:table-cell office:value-type="float" office:value="26349.214597387541" table:style-name="ce33">
            <text:p><text:s/>26,349<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Cardiff [note 5]</text:p>
          </table:table-cell>
          <table:table-cell office:value-type="float" office:value="113" table:style-name="ce33">
            <text:p><text:s/>113<text:s/></text:p>
          </table:table-cell>
          <table:table-cell office:value-type="float" office:value="19869" table:style-name="ce33">
            <text:p><text:s/>19,869<text:s/></text:p>
          </table:table-cell>
          <table:table-cell office:value-type="float" office:value="10981.032803030303" table:style-name="ce33">
            <text:p><text:s/>10,981<text:s/></text:p>
          </table:table-cell>
          <table:table-cell office:value-type="float" office:value="614" table:style-name="ce33">
            <text:p><text:s/>614<text:s/></text:p>
          </table:table-cell>
          <table:table-cell office:value-type="float" office:value="105870" table:style-name="ce33">
            <text:p><text:s/>105,870<text:s/></text:p>
          </table:table-cell>
          <table:table-cell office:value-type="float" office:value="33119.268632478626" table:style-name="ce33">
            <text:p><text:s/>33,119<text:s/></text:p>
          </table:table-cell>
          <table:table-cell office:value-type="float" office:value="115" table:style-name="ce33">
            <text:p><text:s/>115<text:s/></text:p>
          </table:table-cell>
          <table:table-cell office:value-type="float" office:value="19971" table:style-name="ce33">
            <text:p><text:s/>19,971<text:s/></text:p>
          </table:table-cell>
          <table:table-cell office:value-type="float" office:value="12103.750024682919" table:style-name="ce33">
            <text:p><text:s/>12,104<text:s/></text:p>
          </table:table-cell>
          <table:table-cell office:value-type="float" office:value="615" table:style-name="ce33">
            <text:p><text:s/>615<text:s/></text:p>
          </table:table-cell>
          <table:table-cell office:value-type="float" office:value="106496" table:style-name="ce33">
            <text:p><text:s/>106,496<text:s/></text:p>
          </table:table-cell>
          <table:table-cell office:value-type="float" office:value="33202.918329909342" table:style-name="ce33">
            <text:p><text:s/>33,203<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Leeds</text:p>
          </table:table-cell>
          <table:table-cell office:value-type="float" office:value="109" table:style-name="ce33">
            <text:p><text:s/>109<text:s/></text:p>
          </table:table-cell>
          <table:table-cell office:value-type="float" office:value="25965" table:style-name="ce33">
            <text:p><text:s/>25,965<text:s/></text:p>
          </table:table-cell>
          <table:table-cell office:value-type="float" office:value="23262.339878048395" table:style-name="ce33">
            <text:p><text:s/>23,262<text:s/></text:p>
          </table:table-cell>
          <table:table-cell office:value-type="float" office:value="580" table:style-name="ce33">
            <text:p><text:s/>580<text:s/></text:p>
          </table:table-cell>
          <table:table-cell office:value-type="float" office:value="133870" table:style-name="ce33">
            <text:p><text:s/>133,870<text:s/></text:p>
          </table:table-cell>
          <table:table-cell office:value-type="float" office:value="64840.826618991297" table:style-name="ce33">
            <text:p><text:s/>64,841<text:s/></text:p>
          </table:table-cell>
          <table:table-cell office:value-type="float" office:value="114" table:style-name="ce33">
            <text:p><text:s/>114<text:s/></text:p>
          </table:table-cell>
          <table:table-cell office:value-type="float" office:value="26822" table:style-name="ce33">
            <text:p><text:s/>26,822<text:s/></text:p>
          </table:table-cell>
          <table:table-cell office:value-type="float" office:value="24431.778592382267" table:style-name="ce33">
            <text:p><text:s/>24,432<text:s/></text:p>
          </table:table-cell>
          <table:table-cell office:value-type="float" office:value="568" table:style-name="ce33">
            <text:p><text:s/>568<text:s/></text:p>
          </table:table-cell>
          <table:table-cell office:value-type="float" office:value="131842" table:style-name="ce33">
            <text:p><text:s/>131,842<text:s/></text:p>
          </table:table-cell>
          <table:table-cell office:value-type="float" office:value="63864.591711720583" table:style-name="ce33">
            <text:p><text:s/>63,865<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Leicester</text:p>
          </table:table-cell>
          <table:table-cell office:value-type="float" office:value="38" table:style-name="ce33">
            <text:p><text:s/>38<text:s/></text:p>
          </table:table-cell>
          <table:table-cell office:value-type="float" office:value="11520" table:style-name="ce33">
            <text:p><text:s/>11,520<text:s/></text:p>
          </table:table-cell>
          <table:table-cell office:value-type="float" office:value="5353.0013296563029" table:style-name="ce33">
            <text:p><text:s/>5,353<text:s/></text:p>
          </table:table-cell>
          <table:table-cell office:value-type="float" office:value="202" table:style-name="ce33">
            <text:p><text:s/>202<text:s/></text:p>
          </table:table-cell>
          <table:table-cell office:value-type="float" office:value="56669" table:style-name="ce33">
            <text:p><text:s/>56,669<text:s/></text:p>
          </table:table-cell>
          <table:table-cell office:value-type="float" office:value="24968.495969595875" table:style-name="ce33">
            <text:p><text:s/>24,968<text:s/></text:p>
          </table:table-cell>
          <table:table-cell office:value-type="float" office:value="37" table:style-name="ce33">
            <text:p><text:s/>37<text:s/></text:p>
          </table:table-cell>
          <table:table-cell office:value-type="float" office:value="10734" table:style-name="ce33">
            <text:p><text:s/>10,734<text:s/></text:p>
          </table:table-cell>
          <table:table-cell office:value-type="float" office:value="6120.0225598833576" table:style-name="ce33">
            <text:p><text:s/>6,120<text:s/></text:p>
          </table:table-cell>
          <table:table-cell office:value-type="float" office:value="200" table:style-name="ce33">
            <text:p><text:s/>200<text:s/></text:p>
          </table:table-cell>
          <table:table-cell office:value-type="float" office:value="56625" table:style-name="ce33">
            <text:p><text:s/>56,625<text:s/></text:p>
          </table:table-cell>
          <table:table-cell office:value-type="float" office:value="24793.977772188369" table:style-name="ce33">
            <text:p><text:s/>24,794<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Liverpool [note 6]</text:p>
          </table:table-cell>
          <table:table-cell office:value-type="float" office:value="126" table:style-name="ce33">
            <text:p><text:s/>126<text:s/></text:p>
          </table:table-cell>
          <table:table-cell office:value-type="float" office:value="29127" table:style-name="ce33">
            <text:p><text:s/>29,127<text:s/></text:p>
          </table:table-cell>
          <table:table-cell office:value-type="float" office:value="20225.748917748919" table:style-name="ce33">
            <text:p><text:s/>20,226<text:s/></text:p>
          </table:table-cell>
          <table:table-cell office:value-type="float" office:value="697" table:style-name="ce33">
            <text:p><text:s/>697<text:s/></text:p>
          </table:table-cell>
          <table:table-cell office:value-type="float" office:value="144554" table:style-name="ce33">
            <text:p><text:s/>144,554<text:s/></text:p>
          </table:table-cell>
          <table:table-cell office:value-type="float" office:value="64454.557637036138" table:style-name="ce33">
            <text:p><text:s/>64,455<text:s/></text:p>
          </table:table-cell>
          <table:table-cell office:value-type="float" office:value="136" table:style-name="ce33">
            <text:p><text:s/>136<text:s/></text:p>
          </table:table-cell>
          <table:table-cell office:value-type="float" office:value="29429" table:style-name="ce33">
            <text:p><text:s/>29,429<text:s/></text:p>
          </table:table-cell>
          <table:table-cell office:value-type="float" office:value="21838.970833333333" table:style-name="ce33">
            <text:p><text:s/>21,839<text:s/></text:p>
          </table:table-cell>
          <table:table-cell office:value-type="float" office:value="696" table:style-name="ce33">
            <text:p><text:s/>696<text:s/></text:p>
          </table:table-cell>
          <table:table-cell office:value-type="float" office:value="142996" table:style-name="ce33">
            <text:p><text:s/>142,996<text:s/></text:p>
          </table:table-cell>
          <table:table-cell office:value-type="float" office:value="61455.778968804232" table:style-name="ce33">
            <text:p><text:s/>61,456<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London [note 7]</text:p>
          </table:table-cell>
          <table:table-cell office:value-type="float" office:value="1029" table:style-name="ce33">
            <text:p><text:s/>1,029<text:s/></text:p>
          </table:table-cell>
          <table:table-cell office:value-type="float" office:value="545509" table:style-name="ce33">
            <text:p><text:s/>545,509<text:s/></text:p>
          </table:table-cell>
          <table:table-cell office:value-type="float" office:value="533222.57677048817" table:style-name="ce33">
            <text:p><text:s/>533,223<text:s/></text:p>
          </table:table-cell>
          <table:table-cell office:value-type="float" office:value="4742" table:style-name="ce33">
            <text:p><text:s/>4,742<text:s/></text:p>
          </table:table-cell>
          <table:table-cell office:value-type="float" office:value="2122612" table:style-name="ce33">
            <text:p><text:s/>2,122,612<text:s/></text:p>
          </table:table-cell>
          <table:table-cell office:value-type="float" office:value="971793.31323852716" table:style-name="ce33">
            <text:p><text:s/>971,793<text:s/></text:p>
          </table:table-cell>
          <table:table-cell office:value-type="float" office:value="1018" table:style-name="ce33">
            <text:p><text:s/>1,018<text:s/></text:p>
          </table:table-cell>
          <table:table-cell office:value-type="float" office:value="529252" table:style-name="ce33">
            <text:p><text:s/>529,252<text:s/></text:p>
          </table:table-cell>
          <table:table-cell office:value-type="float" office:value="444223.91118236037" table:style-name="ce33">
            <text:p><text:s/>444,224<text:s/></text:p>
          </table:table-cell>
          <table:table-cell office:value-type="float" office:value="4753" table:style-name="ce33">
            <text:p><text:s/>4,753<text:s/></text:p>
          </table:table-cell>
          <table:table-cell office:value-type="float" office:value="2104269" table:style-name="ce33">
            <text:p><text:s/>2,104,269<text:s/></text:p>
          </table:table-cell>
          <table:table-cell office:value-type="float" office:value="947718.23382487404" table:style-name="ce33">
            <text:p><text:s/>947,718<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Manchester [note 8]</text:p>
          </table:table-cell>
          <table:table-cell office:value-type="float" office:value="176" table:style-name="ce33">
            <text:p><text:s/>176<text:s/></text:p>
          </table:table-cell>
          <table:table-cell office:value-type="float" office:value="35975" table:style-name="ce33">
            <text:p><text:s/>35,975<text:s/></text:p>
          </table:table-cell>
          <table:table-cell office:value-type="float" office:value="27227.338058126606" table:style-name="ce33">
            <text:p><text:s/>27,227<text:s/></text:p>
          </table:table-cell>
          <table:table-cell office:value-type="float" office:value="921" table:style-name="ce33">
            <text:p><text:s/>921<text:s/></text:p>
          </table:table-cell>
          <table:table-cell office:value-type="float" office:value="183284" table:style-name="ce33">
            <text:p><text:s/>183,284<text:s/></text:p>
          </table:table-cell>
          <table:table-cell office:value-type="float" office:value="85445.485603869107" table:style-name="ce33">
            <text:p><text:s/>85,445<text:s/></text:p>
          </table:table-cell>
          <table:table-cell office:value-type="float" office:value="182" table:style-name="ce33">
            <text:p><text:s/>182<text:s/></text:p>
          </table:table-cell>
          <table:table-cell office:value-type="float" office:value="37263" table:style-name="ce33">
            <text:p><text:s/>37,263<text:s/></text:p>
          </table:table-cell>
          <table:table-cell office:value-type="float" office:value="30000.058195811591" table:style-name="ce33">
            <text:p><text:s/>30,000<text:s/></text:p>
          </table:table-cell>
          <table:table-cell office:value-type="float" office:value="918" table:style-name="ce33">
            <text:p><text:s/>918<text:s/></text:p>
          </table:table-cell>
          <table:table-cell office:value-type="float" office:value="183758" table:style-name="ce33">
            <text:p><text:s/>183,758<text:s/></text:p>
          </table:table-cell>
          <table:table-cell office:value-type="float" office:value="84265.753010341592" table:style-name="ce33">
            <text:p><text:s/>84,266<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Newcastle</text:p>
          </table:table-cell>
          <table:table-cell office:value-type="float" office:value="32" table:style-name="ce33">
            <text:p><text:s/>32<text:s/></text:p>
          </table:table-cell>
          <table:table-cell office:value-type="float" office:value="9911" table:style-name="ce33">
            <text:p><text:s/>9,911<text:s/></text:p>
          </table:table-cell>
          <table:table-cell office:value-type="float" office:value="4201.2716442249312" table:style-name="ce33">
            <text:p><text:s/>4,201<text:s/></text:p>
          </table:table-cell>
          <table:table-cell office:value-type="float" office:value="195" table:style-name="ce33">
            <text:p><text:s/>195<text:s/></text:p>
          </table:table-cell>
          <table:table-cell office:value-type="float" office:value="54177" table:style-name="ce33">
            <text:p><text:s/>54,177<text:s/></text:p>
          </table:table-cell>
          <table:table-cell office:value-type="float" office:value="20452.807984185056" table:style-name="ce33">
            <text:p><text:s/>20,453<text:s/></text:p>
          </table:table-cell>
          <table:table-cell office:value-type="float" office:value="38" table:style-name="ce33">
            <text:p><text:s/>38<text:s/></text:p>
          </table:table-cell>
          <table:table-cell office:value-type="float" office:value="9789" table:style-name="ce33">
            <text:p><text:s/>9,789<text:s/></text:p>
          </table:table-cell>
          <table:table-cell office:value-type="float" office:value="5729.3398946882444" table:style-name="ce33">
            <text:p><text:s/>5,729<text:s/></text:p>
          </table:table-cell>
          <table:table-cell office:value-type="float" office:value="192" table:style-name="ce33">
            <text:p><text:s/>192<text:s/></text:p>
          </table:table-cell>
          <table:table-cell office:value-type="float" office:value="53497" table:style-name="ce33">
            <text:p><text:s/>53,497<text:s/></text:p>
          </table:table-cell>
          <table:table-cell office:value-type="float" office:value="20502.452745346571" table:style-name="ce33">
            <text:p><text:s/>20,502<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Nottingham</text:p>
          </table:table-cell>
          <table:table-cell office:value-type="float" office:value="34" table:style-name="ce33">
            <text:p><text:s/>34<text:s/></text:p>
          </table:table-cell>
          <table:table-cell office:value-type="float" office:value="6975" table:style-name="ce33">
            <text:p><text:s/>6,975<text:s/></text:p>
          </table:table-cell>
          <table:table-cell office:value-type="float" office:value="3893.4555008619645" table:style-name="ce33">
            <text:p><text:s/>3,893<text:s/></text:p>
          </table:table-cell>
          <table:table-cell office:value-type="float" office:value="211" table:style-name="ce33">
            <text:p><text:s/>211<text:s/></text:p>
          </table:table-cell>
          <table:table-cell office:value-type="float" office:value="42202" table:style-name="ce33">
            <text:p><text:s/>42,202<text:s/></text:p>
          </table:table-cell>
          <table:table-cell office:value-type="float" office:value="14774.238559443127" table:style-name="ce33">
            <text:p><text:s/>14,774<text:s/></text:p>
          </table:table-cell>
          <table:table-cell office:value-type="float" office:value="40" table:style-name="ce33">
            <text:p><text:s/>40<text:s/></text:p>
          </table:table-cell>
          <table:table-cell office:value-type="float" office:value="7563" table:style-name="ce33">
            <text:p><text:s/>7,563<text:s/></text:p>
          </table:table-cell>
          <table:table-cell office:value-type="float" office:value="4610.758921902906" table:style-name="ce33">
            <text:p><text:s/>4,611<text:s/></text:p>
          </table:table-cell>
          <table:table-cell office:value-type="float" office:value="207" table:style-name="ce33">
            <text:p><text:s/>207<text:s/></text:p>
          </table:table-cell>
          <table:table-cell office:value-type="float" office:value="41392" table:style-name="ce33">
            <text:p><text:s/>41,392<text:s/></text:p>
          </table:table-cell>
          <table:table-cell office:value-type="float" office:value="14434.096796251812" table:style-name="ce33">
            <text:p><text:s/>14,434<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Sheffield</text:p>
          </table:table-cell>
          <table:table-cell office:value-type="float" office:value="58" table:style-name="ce33">
            <text:p><text:s/>58<text:s/></text:p>
          </table:table-cell>
          <table:table-cell office:value-type="float" office:value="11194" table:style-name="ce33">
            <text:p><text:s/>11,194<text:s/></text:p>
          </table:table-cell>
          <table:table-cell office:value-type="float" office:value="6379.8514023797306" table:style-name="ce33">
            <text:p><text:s/>6,380<text:s/></text:p>
          </table:table-cell>
          <table:table-cell office:value-type="float" office:value="344" table:style-name="ce33">
            <text:p><text:s/>344<text:s/></text:p>
          </table:table-cell>
          <table:table-cell office:value-type="float" office:value="63271" table:style-name="ce33">
            <text:p><text:s/>63,271<text:s/></text:p>
          </table:table-cell>
          <table:table-cell office:value-type="float" office:value="29199.451350420204" table:style-name="ce33">
            <text:p><text:s/>29,199<text:s/></text:p>
          </table:table-cell>
          <table:table-cell office:value-type="float" office:value="62" table:style-name="ce33">
            <text:p><text:s/>62<text:s/></text:p>
          </table:table-cell>
          <table:table-cell office:value-type="float" office:value="11282" table:style-name="ce33">
            <text:p><text:s/>11,282<text:s/></text:p>
          </table:table-cell>
          <table:table-cell office:value-type="float" office:value="8611.3190616619795" table:style-name="ce33">
            <text:p><text:s/>8,611<text:s/></text:p>
          </table:table-cell>
          <table:table-cell office:value-type="float" office:value="344" table:style-name="ce33">
            <text:p><text:s/>344<text:s/></text:p>
          </table:table-cell>
          <table:table-cell office:value-type="float" office:value="63104" table:style-name="ce33">
            <text:p><text:s/>63,104<text:s/></text:p>
          </table:table-cell>
          <table:table-cell office:value-type="float" office:value="29887.657364498948" table:style-name="ce33">
            <text:p><text:s/>29,888<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Elephant and Castle (for Blackfriars)</text:p>
          </table:table-cell>
          <table:table-cell office:value-type="float" office:value="34" table:style-name="ce33">
            <text:p><text:s/>34<text:s/></text:p>
          </table:table-cell>
          <table:table-cell office:value-type="float" office:value="18574" table:style-name="ce33">
            <text:p><text:s/>18,574<text:s/></text:p>
          </table:table-cell>
          <table:table-cell office:value-type="float" office:value="19009" table:style-name="ce33">
            <text:p><text:s/>19,009<text:s/></text:p>
          </table:table-cell>
          <table:table-cell office:value-type="float" office:value="123" table:style-name="ce33">
            <text:p><text:s/>123<text:s/></text:p>
          </table:table-cell>
          <table:table-cell office:value-type="float" office:value="64922" table:style-name="ce33">
            <text:p><text:s/>64,922<text:s/></text:p>
          </table:table-cell>
          <table:table-cell office:value-type="float" office:value="27412" table:style-name="ce33">
            <text:p><text:s/>27,412<text:s/></text:p>
          </table:table-cell>
          <table:table-cell office:value-type="float" office:value="30" table:style-name="ce33">
            <text:p><text:s/>30<text:s/></text:p>
          </table:table-cell>
          <table:table-cell office:value-type="float" office:value="16152" table:style-name="ce33">
            <text:p><text:s/>16,152<text:s/></text:p>
          </table:table-cell>
          <table:table-cell office:value-type="float" office:value="11432" table:style-name="ce33">
            <text:p><text:s/>11,432<text:s/></text:p>
          </table:table-cell>
          <table:table-cell office:value-type="float" office:value="117" table:style-name="ce33">
            <text:p><text:s/>117<text:s/></text:p>
          </table:table-cell>
          <table:table-cell office:value-type="float" office:value="61027" table:style-name="ce33">
            <text:p><text:s/>61,027<text:s/></text:p>
          </table:table-cell>
          <table:table-cell office:value-type="float" office:value="19096" table:style-name="ce33">
            <text:p><text:s/>19,096<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Euston</text:p>
          </table:table-cell>
          <table:table-cell office:value-type="float" office:value="62" table:style-name="ce33">
            <text:p><text:s/>62<text:s/></text:p>
          </table:table-cell>
          <table:table-cell office:value-type="float" office:value="28003" table:style-name="ce33">
            <text:p><text:s/>28,003<text:s/></text:p>
          </table:table-cell>
          <table:table-cell office:value-type="float" office:value="25631.79778428375" table:style-name="ce33">
            <text:p><text:s/>25,632<text:s/></text:p>
          </table:table-cell>
          <table:table-cell office:value-type="float" office:value="308" table:style-name="ce33">
            <text:p><text:s/>308<text:s/></text:p>
          </table:table-cell>
          <table:table-cell office:value-type="float" office:value="113756" table:style-name="ce33">
            <text:p><text:s/>113,756<text:s/></text:p>
          </table:table-cell>
          <table:table-cell office:value-type="float" office:value="64509.567886906254" table:style-name="ce33">
            <text:p><text:s/>64,510<text:s/></text:p>
          </table:table-cell>
          <table:table-cell office:value-type="float" office:value="65" table:style-name="ce33">
            <text:p><text:s/>65<text:s/></text:p>
          </table:table-cell>
          <table:table-cell office:value-type="float" office:value="29387" table:style-name="ce33">
            <text:p><text:s/>29,387<text:s/></text:p>
          </table:table-cell>
          <table:table-cell office:value-type="float" office:value="25094.114044611382" table:style-name="ce33">
            <text:p><text:s/>25,094<text:s/></text:p>
          </table:table-cell>
          <table:table-cell office:value-type="float" office:value="309" table:style-name="ce33">
            <text:p><text:s/>309<text:s/></text:p>
          </table:table-cell>
          <table:table-cell office:value-type="float" office:value="113728" table:style-name="ce33">
            <text:p><text:s/>113,728<text:s/></text:p>
          </table:table-cell>
          <table:table-cell office:value-type="float" office:value="66512.715769366841" table:style-name="ce33">
            <text:p><text:s/>66,513<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Fenchurch Street</text:p>
          </table:table-cell>
          <table:table-cell office:value-type="float" office:value="48" table:style-name="ce33">
            <text:p><text:s/>48<text:s/></text:p>
          </table:table-cell>
          <table:table-cell office:value-type="float" office:value="26320" table:style-name="ce33">
            <text:p><text:s/>26,320<text:s/></text:p>
          </table:table-cell>
          <table:table-cell office:value-type="float" office:value="24910" table:style-name="ce33">
            <text:p><text:s/>24,910<text:s/></text:p>
          </table:table-cell>
          <table:table-cell office:value-type="float" office:value="170" table:style-name="ce33">
            <text:p><text:s/>170<text:s/></text:p>
          </table:table-cell>
          <table:table-cell office:value-type="float" office:value="72520" table:style-name="ce33">
            <text:p><text:s/>72,520<text:s/></text:p>
          </table:table-cell>
          <table:table-cell office:value-type="float" office:value="33544" table:style-name="ce33">
            <text:p><text:s/>33,544<text:s/></text:p>
          </table:table-cell>
          <table:table-cell office:value-type="float" office:value="44" table:style-name="ce33">
            <text:p><text:s/>44<text:s/></text:p>
          </table:table-cell>
          <table:table-cell office:value-type="float" office:value="25200" table:style-name="ce33">
            <text:p><text:s/>25,200<text:s/></text:p>
          </table:table-cell>
          <table:table-cell office:value-type="float" office:value="20197" table:style-name="ce33">
            <text:p><text:s/>20,197<text:s/></text:p>
          </table:table-cell>
          <table:table-cell office:value-type="float" office:value="169" table:style-name="ce33">
            <text:p><text:s/>169<text:s/></text:p>
          </table:table-cell>
          <table:table-cell office:value-type="float" office:value="71120" table:style-name="ce33">
            <text:p><text:s/>71,120<text:s/></text:p>
          </table:table-cell>
          <table:table-cell office:value-type="float" office:value="31886" table:style-name="ce33">
            <text:p><text:s/>31,886<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Kings Cross</text:p>
          </table:table-cell>
          <table:table-cell office:value-type="float" office:value="48" table:style-name="ce33">
            <text:p><text:s/>48<text:s/></text:p>
          </table:table-cell>
          <table:table-cell office:value-type="float" office:value="26887" table:style-name="ce33">
            <text:p><text:s/>26,887<text:s/></text:p>
          </table:table-cell>
          <table:table-cell office:value-type="float" office:value="18879.636790023349" table:style-name="ce33">
            <text:p><text:s/>18,880<text:s/></text:p>
          </table:table-cell>
          <table:table-cell office:value-type="float" office:value="215" table:style-name="ce33">
            <text:p><text:s/>215<text:s/></text:p>
          </table:table-cell>
          <table:table-cell office:value-type="float" office:value="97302" table:style-name="ce33">
            <text:p><text:s/>97,302<text:s/></text:p>
          </table:table-cell>
          <table:table-cell office:value-type="float" office:value="44574.274477282495" table:style-name="ce33">
            <text:p><text:s/>44,574<text:s/></text:p>
          </table:table-cell>
          <table:table-cell office:value-type="float" office:value="50" table:style-name="ce33">
            <text:p><text:s/>50<text:s/></text:p>
          </table:table-cell>
          <table:table-cell office:value-type="float" office:value="27374" table:style-name="ce33">
            <text:p><text:s/>27,374<text:s/></text:p>
          </table:table-cell>
          <table:table-cell office:value-type="float" office:value="18759.751332199707" table:style-name="ce33">
            <text:p><text:s/>18,760<text:s/></text:p>
          </table:table-cell>
          <table:table-cell office:value-type="float" office:value="220" table:style-name="ce33">
            <text:p><text:s/>220<text:s/></text:p>
          </table:table-cell>
          <table:table-cell office:value-type="float" office:value="96807" table:style-name="ce33">
            <text:p><text:s/>96,807<text:s/></text:p>
          </table:table-cell>
          <table:table-cell office:value-type="float" office:value="45234.999656663356" table:style-name="ce33">
            <text:p><text:s/>45,235<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Liverpool Street [note 16]</text:p>
          </table:table-cell>
          <table:table-cell office:value-type="float" office:value="148" table:style-name="ce33">
            <text:p><text:s/>148<text:s/></text:p>
          </table:table-cell>
          <table:table-cell office:value-type="float" office:value="91625" table:style-name="ce33">
            <text:p><text:s/>91,625<text:s/></text:p>
          </table:table-cell>
          <table:table-cell office:value-type="float" office:value="64455" table:style-name="ce33">
            <text:p><text:s/>64,455<text:s/></text:p>
          </table:table-cell>
          <table:table-cell office:value-type="float" office:value="651" table:style-name="ce33">
            <text:p><text:s/>651<text:s/></text:p>
          </table:table-cell>
          <table:table-cell office:value-type="float" office:value="342650" table:style-name="ce33">
            <text:p><text:s/>342,650<text:s/></text:p>
          </table:table-cell>
          <table:table-cell office:value-type="float" office:value="103393" table:style-name="ce33">
            <text:p><text:s/>103,393<text:s/></text:p>
          </table:table-cell>
          <table:table-cell office:value-type="float" office:value="145" table:style-name="ce33">
            <text:p><text:s/>145<text:s/></text:p>
          </table:table-cell>
          <table:table-cell office:value-type="float" office:value="89883" table:style-name="ce33">
            <text:p><text:s/>89,883<text:s/></text:p>
          </table:table-cell>
          <table:table-cell office:value-type="float" office:value="56405" table:style-name="ce33">
            <text:p><text:s/>56,405<text:s/></text:p>
          </table:table-cell>
          <table:table-cell office:value-type="float" office:value="633" table:style-name="ce33">
            <text:p><text:s/>633<text:s/></text:p>
          </table:table-cell>
          <table:table-cell office:value-type="float" office:value="328370" table:style-name="ce33">
            <text:p><text:s/>328,370<text:s/></text:p>
          </table:table-cell>
          <table:table-cell office:value-type="float" office:value="103702" table:style-name="ce33">
            <text:p><text:s/>103,702<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London Bridge [note 10]</text:p>
          </table:table-cell>
          <table:table-cell office:value-type="float" office:value="208" table:style-name="ce33">
            <text:p><text:s/>208<text:s/></text:p>
          </table:table-cell>
          <table:table-cell office:value-type="float" office:value="120177" table:style-name="ce33">
            <text:p><text:s/>120,177<text:s/></text:p>
          </table:table-cell>
          <table:table-cell office:value-type="float" office:value="141406" table:style-name="ce33">
            <text:p><text:s/>141,406<text:s/></text:p>
          </table:table-cell>
          <table:table-cell office:value-type="float" office:value="895" table:style-name="ce33">
            <text:p><text:s/>895<text:s/></text:p>
          </table:table-cell>
          <table:table-cell office:value-type="float" office:value="425168" table:style-name="ce33">
            <text:p><text:s/>425,168<text:s/></text:p>
          </table:table-cell>
          <table:table-cell office:value-type="float" office:value="227271" table:style-name="ce33">
            <text:p><text:s/>227,271<text:s/></text:p>
          </table:table-cell>
          <table:table-cell office:value-type="float" office:value="202" table:style-name="ce33">
            <text:p><text:s/>202<text:s/></text:p>
          </table:table-cell>
          <table:table-cell office:value-type="float" office:value="111982" table:style-name="ce33">
            <text:p><text:s/>111,982<text:s/></text:p>
          </table:table-cell>
          <table:table-cell office:value-type="float" office:value="108129" table:style-name="ce33">
            <text:p><text:s/>108,129<text:s/></text:p>
          </table:table-cell>
          <table:table-cell office:value-type="float" office:value="921" table:style-name="ce33">
            <text:p><text:s/>921<text:s/></text:p>
          </table:table-cell>
          <table:table-cell office:value-type="float" office:value="436865" table:style-name="ce33">
            <text:p><text:s/>436,865<text:s/></text:p>
          </table:table-cell>
          <table:table-cell office:value-type="float" office:value="209645" table:style-name="ce33">
            <text:p><text:s/>209,645<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Marylebone [note 16]</text:p>
          </table:table-cell>
          <table:table-cell office:value-type="float" office:value="43" table:style-name="ce33">
            <text:p><text:s/>43<text:s/></text:p>
          </table:table-cell>
          <table:table-cell office:value-type="float" office:value="13324" table:style-name="ce33">
            <text:p><text:s/>13,324<text:s/></text:p>
          </table:table-cell>
          <table:table-cell office:value-type="float" office:value="12528" table:style-name="ce33">
            <text:p><text:s/>12,528<text:s/></text:p>
          </table:table-cell>
          <table:table-cell office:value-type="float" office:value="171" table:style-name="ce33">
            <text:p><text:s/>171<text:s/></text:p>
          </table:table-cell>
          <table:table-cell office:value-type="float" office:value="45500" table:style-name="ce33">
            <text:p><text:s/>45,500<text:s/></text:p>
          </table:table-cell>
          <table:table-cell office:value-type="float" office:value="21985" table:style-name="ce33">
            <text:p><text:s/>21,985<text:s/></text:p>
          </table:table-cell>
          <table:table-cell office:value-type="float" office:value="46" table:style-name="ce33">
            <text:p><text:s/>46<text:s/></text:p>
          </table:table-cell>
          <table:table-cell office:value-type="float" office:value="12368" table:style-name="ce33">
            <text:p><text:s/>12,368<text:s/></text:p>
          </table:table-cell>
          <table:table-cell office:value-type="float" office:value="9925" table:style-name="ce33">
            <text:p><text:s/>9,925<text:s/></text:p>
          </table:table-cell>
          <table:table-cell office:value-type="float" office:value="175" table:style-name="ce33">
            <text:p><text:s/>175<text:s/></text:p>
          </table:table-cell>
          <table:table-cell office:value-type="float" office:value="45148" table:style-name="ce33">
            <text:p><text:s/>45,148<text:s/></text:p>
          </table:table-cell>
          <table:table-cell office:value-type="float" office:value="21129" table:style-name="ce33">
            <text:p><text:s/>21,129<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4623" table:style-name="ce33">
            <text:p><text:s/>14,623<text:s/></text:p>
          </table:table-cell>
          <table:table-cell office:value-type="float" office:value="109" table:style-name="ce33">
            <text:p><text:s/>109<text:s/></text:p>
          </table:table-cell>
          <table:table-cell office:value-type="float" office:value="43848" table:style-name="ce33">
            <text:p><text:s/>43,848<text:s/></text:p>
          </table:table-cell>
          <table:table-cell office:value-type="float" office:value="19565" table:style-name="ce33">
            <text:p><text:s/>19,565<text:s/></text:p>
          </table:table-cell>
          <table:table-cell office:value-type="float" office:value="31" table:style-name="ce33">
            <text:p><text:s/>31<text:s/></text:p>
          </table:table-cell>
          <table:table-cell office:value-type="float" office:value="14384" table:style-name="ce33">
            <text:p><text:s/>14,384<text:s/></text:p>
          </table:table-cell>
          <table:table-cell office:value-type="float" office:value="10288" table:style-name="ce33">
            <text:p><text:s/>10,288<text:s/></text:p>
          </table:table-cell>
          <table:table-cell office:value-type="float" office:value="105" table:style-name="ce33">
            <text:p><text:s/>105<text:s/></text:p>
          </table:table-cell>
          <table:table-cell office:value-type="float" office:value="42224" table:style-name="ce33">
            <text:p><text:s/>42,224<text:s/></text:p>
          </table:table-cell>
          <table:table-cell office:value-type="float" office:value="15937" table:style-name="ce33">
            <text:p><text:s/>15,937<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Paddington [note 11]</text:p>
          </table:table-cell>
          <table:table-cell office:value-type="float" office:value="66" table:style-name="ce33">
            <text:p><text:s/>66<text:s/></text:p>
          </table:table-cell>
          <table:table-cell office:value-type="float" office:value="25913" table:style-name="ce33">
            <text:p><text:s/>25,913<text:s/></text:p>
          </table:table-cell>
          <table:table-cell office:value-type="float" office:value="23883.942857142858" table:style-name="ce33">
            <text:p><text:s/>23,884<text:s/></text:p>
          </table:table-cell>
          <table:table-cell office:value-type="float" office:value="298" table:style-name="ce33">
            <text:p><text:s/>298<text:s/></text:p>
          </table:table-cell>
          <table:table-cell office:value-type="float" office:value="107728" table:style-name="ce33">
            <text:p><text:s/>107,728<text:s/></text:p>
          </table:table-cell>
          <table:table-cell office:value-type="float" office:value="58151.254043179048" table:style-name="ce33">
            <text:p><text:s/>58,151<text:s/></text:p>
          </table:table-cell>
          <table:table-cell office:value-type="float" office:value="60" table:style-name="ce33">
            <text:p><text:s/>60<text:s/></text:p>
          </table:table-cell>
          <table:table-cell office:value-type="float" office:value="24518" table:style-name="ce33">
            <text:p><text:s/>24,518<text:s/></text:p>
          </table:table-cell>
          <table:table-cell office:value-type="float" office:value="22282.377562831043" table:style-name="ce33">
            <text:p><text:s/>22,282<text:s/></text:p>
          </table:table-cell>
          <table:table-cell office:value-type="float" office:value="296" table:style-name="ce33">
            <text:p><text:s/>296<text:s/></text:p>
          </table:table-cell>
          <table:table-cell office:value-type="float" office:value="106994" table:style-name="ce33">
            <text:p><text:s/>106,994<text:s/></text:p>
          </table:table-cell>
          <table:table-cell office:value-type="float" office:value="59549.106417704053" table:style-name="ce33">
            <text:p><text:s/>59,549<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St Pancras International</text:p>
          </table:table-cell>
          <table:table-cell office:value-type="float" office:value="67" table:style-name="ce33">
            <text:p><text:s/>67<text:s/></text:p>
          </table:table-cell>
          <table:table-cell office:value-type="float" office:value="34727" table:style-name="ce33">
            <text:p><text:s/>34,727<text:s/></text:p>
          </table:table-cell>
          <table:table-cell office:value-type="float" office:value="27005.199339038154" table:style-name="ce33">
            <text:p><text:s/>27,005<text:s/></text:p>
          </table:table-cell>
          <table:table-cell office:value-type="float" office:value="339" table:style-name="ce33">
            <text:p><text:s/>339<text:s/></text:p>
          </table:table-cell>
          <table:table-cell office:value-type="float" office:value="148355" table:style-name="ce33">
            <text:p><text:s/>148,355<text:s/></text:p>
          </table:table-cell>
          <table:table-cell office:value-type="float" office:value="56494.216831159327" table:style-name="ce33">
            <text:p><text:s/>56,494<text:s/></text:p>
          </table:table-cell>
          <table:table-cell office:value-type="float" office:value="70" table:style-name="ce33">
            <text:p><text:s/>70<text:s/></text:p>
          </table:table-cell>
          <table:table-cell office:value-type="float" office:value="34983" table:style-name="ce33">
            <text:p><text:s/>34,983<text:s/></text:p>
          </table:table-cell>
          <table:table-cell office:value-type="float" office:value="23287.668242718242" table:style-name="ce33">
            <text:p><text:s/>23,288<text:s/></text:p>
          </table:table-cell>
          <table:table-cell office:value-type="float" office:value="344" table:style-name="ce33">
            <text:p><text:s/>344<text:s/></text:p>
          </table:table-cell>
          <table:table-cell office:value-type="float" office:value="149345" table:style-name="ce33">
            <text:p><text:s/>149,345<text:s/></text:p>
          </table:table-cell>
          <table:table-cell office:value-type="float" office:value="54959.411981139849" table:style-name="ce33">
            <text:p><text:s/>54,959<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Victoria [note 13]</text:p>
          </table:table-cell>
          <table:table-cell office:value-type="float" office:value="126" table:style-name="ce33">
            <text:p><text:s/>126<text:s/></text:p>
          </table:table-cell>
          <table:table-cell office:value-type="float" office:value="66427" table:style-name="ce33">
            <text:p><text:s/>66,427<text:s/></text:p>
          </table:table-cell>
          <table:table-cell office:value-type="float" office:value="57511" table:style-name="ce33">
            <text:p><text:s/>57,511<text:s/></text:p>
          </table:table-cell>
          <table:table-cell office:value-type="float" office:value="710" table:style-name="ce33">
            <text:p><text:s/>710<text:s/></text:p>
          </table:table-cell>
          <table:table-cell office:value-type="float" office:value="307125" table:style-name="ce33">
            <text:p><text:s/>307,125<text:s/></text:p>
          </table:table-cell>
          <table:table-cell office:value-type="float" office:value="118605" table:style-name="ce33">
            <text:p><text:s/>118,605<text:s/></text:p>
          </table:table-cell>
          <table:table-cell office:value-type="float" office:value="126" table:style-name="ce33">
            <text:p><text:s/>126<text:s/></text:p>
          </table:table-cell>
          <table:table-cell office:value-type="float" office:value="66154" table:style-name="ce33">
            <text:p><text:s/>66,154<text:s/></text:p>
          </table:table-cell>
          <table:table-cell office:value-type="float" office:value="50634" table:style-name="ce33">
            <text:p><text:s/>50,634<text:s/></text:p>
          </table:table-cell>
          <table:table-cell office:value-type="float" office:value="711" table:style-name="ce33">
            <text:p><text:s/>711<text:s/></text:p>
          </table:table-cell>
          <table:table-cell office:value-type="float" office:value="305554" table:style-name="ce33">
            <text:p><text:s/>305,554<text:s/></text:p>
          </table:table-cell>
          <table:table-cell office:value-type="float" office:value="115407" table:style-name="ce33">
            <text:p><text:s/>115,407<text:s/></text:p>
          </table:table-cell>
          <table:table-cell table:number-columns-repeated="16370"/>
        </table:table-row>
        <table:table-row table:style-name="ro6">
          <table:table-cell office:value-type="float" office:value="2011" table:style-name="ce32">
            <text:p>2011</text:p>
          </table:table-cell>
          <table:table-cell office:value-type="string" table:style-name="ce18">
            <text:p><text:s text:c="3"/>Vauxhall (for Waterloo)</text:p>
          </table:table-cell>
          <table:table-cell office:value-type="float" office:value="148" table:style-name="ce33">
            <text:p><text:s/>148<text:s/></text:p>
          </table:table-cell>
          <table:table-cell office:value-type="float" office:value="79612" table:style-name="ce33">
            <text:p><text:s/>79,612<text:s/></text:p>
          </table:table-cell>
          <table:table-cell office:value-type="float" office:value="103380" table:style-name="ce33">
            <text:p><text:s/>103,380<text:s/></text:p>
          </table:table-cell>
          <table:table-cell office:value-type="float" office:value="753" table:style-name="ce33">
            <text:p><text:s/>753<text:s/></text:p>
          </table:table-cell>
          <table:table-cell office:value-type="float" office:value="353738" table:style-name="ce33">
            <text:p><text:s/>353,738<text:s/></text:p>
          </table:table-cell>
          <table:table-cell office:value-type="float" office:value="196289" table:style-name="ce33">
            <text:p><text:s/>196,289<text:s/></text:p>
          </table:table-cell>
          <table:table-cell office:value-type="float" office:value="149" table:style-name="ce33">
            <text:p><text:s/>149<text:s/></text:p>
          </table:table-cell>
          <table:table-cell office:value-type="float" office:value="76867" table:style-name="ce33">
            <text:p><text:s/>76,867<text:s/></text:p>
          </table:table-cell>
          <table:table-cell office:value-type="float" office:value="87790" table:style-name="ce33">
            <text:p><text:s/>87,790<text:s/></text:p>
          </table:table-cell>
          <table:table-cell office:value-type="float" office:value="753" table:style-name="ce33">
            <text:p><text:s/>753<text:s/></text:p>
          </table:table-cell>
          <table:table-cell office:value-type="float" office:value="347087" table:style-name="ce33">
            <text:p><text:s/>347,087<text:s/></text:p>
          </table:table-cell>
          <table:table-cell office:value-type="float" office:value="204660" table:style-name="ce33">
            <text:p><text:s/>204,660<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Birmingham [note 3,14]</text:p>
          </table:table-cell>
          <table:table-cell office:value-type="float" office:value="180" table:style-name="ce33">
            <text:p><text:s/>180<text:s/></text:p>
          </table:table-cell>
          <table:table-cell office:value-type="float" office:value="50601" table:style-name="ce33">
            <text:p><text:s/>50,601<text:s/></text:p>
          </table:table-cell>
          <table:table-cell office:value-type="float" office:value="36144.236365643636" table:style-name="ce33">
            <text:p><text:s/>36,144<text:s/></text:p>
          </table:table-cell>
          <table:table-cell office:value-type="float" office:value="972" table:style-name="ce33">
            <text:p><text:s/>972<text:s/></text:p>
          </table:table-cell>
          <table:table-cell office:value-type="float" office:value="266821" table:style-name="ce33">
            <text:p><text:s/>266,821<text:s/></text:p>
          </table:table-cell>
          <table:table-cell office:value-type="float" office:value="105953.19819243457" table:style-name="ce33">
            <text:p><text:s/>105,953<text:s/></text:p>
          </table:table-cell>
          <table:table-cell office:value-type="float" office:value="189" table:style-name="ce33">
            <text:p><text:s/>189<text:s/></text:p>
          </table:table-cell>
          <table:table-cell office:value-type="float" office:value="51567" table:style-name="ce33">
            <text:p><text:s/>51,567<text:s/></text:p>
          </table:table-cell>
          <table:table-cell office:value-type="float" office:value="39431.159190581428" table:style-name="ce33">
            <text:p><text:s/>39,431<text:s/></text:p>
          </table:table-cell>
          <table:table-cell office:value-type="float" office:value="968" table:style-name="ce33">
            <text:p><text:s/>968<text:s/></text:p>
          </table:table-cell>
          <table:table-cell office:value-type="float" office:value="265723" table:style-name="ce33">
            <text:p><text:s/>265,723<text:s/></text:p>
          </table:table-cell>
          <table:table-cell office:value-type="float" office:value="106748.75853140255" table:style-name="ce33">
            <text:p><text:s/>106,749<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Bristol [note 4]</text:p>
          </table:table-cell>
          <table:table-cell office:value-type="float" office:value="52" table:style-name="ce33">
            <text:p><text:s/>52<text:s/></text:p>
          </table:table-cell>
          <table:table-cell office:value-type="float" office:value="13890" table:style-name="ce33">
            <text:p><text:s/>13,890<text:s/></text:p>
          </table:table-cell>
          <table:table-cell office:value-type="float" office:value="8093.8954440910848" table:style-name="ce33">
            <text:p><text:s/>8,094<text:s/></text:p>
          </table:table-cell>
          <table:table-cell office:value-type="float" office:value="266" table:style-name="ce33">
            <text:p><text:s/>266<text:s/></text:p>
          </table:table-cell>
          <table:table-cell office:value-type="float" office:value="68176" table:style-name="ce33">
            <text:p><text:s/>68,176<text:s/></text:p>
          </table:table-cell>
          <table:table-cell office:value-type="float" office:value="27007.622497705535" table:style-name="ce33">
            <text:p><text:s/>27,008<text:s/></text:p>
          </table:table-cell>
          <table:table-cell office:value-type="float" office:value="52" table:style-name="ce33">
            <text:p><text:s/>52<text:s/></text:p>
          </table:table-cell>
          <table:table-cell office:value-type="float" office:value="13038" table:style-name="ce33">
            <text:p><text:s/>13,038<text:s/></text:p>
          </table:table-cell>
          <table:table-cell office:value-type="float" office:value="9074.3527869057907" table:style-name="ce33">
            <text:p><text:s/>9,074<text:s/></text:p>
          </table:table-cell>
          <table:table-cell office:value-type="float" office:value="260" table:style-name="ce33">
            <text:p><text:s/>260<text:s/></text:p>
          </table:table-cell>
          <table:table-cell office:value-type="float" office:value="66812" table:style-name="ce33">
            <text:p><text:s/>66,812<text:s/></text:p>
          </table:table-cell>
          <table:table-cell office:value-type="float" office:value="27271.227573430457" table:style-name="ce33">
            <text:p><text:s/>27,271<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Cardiff [note 5]</text:p>
          </table:table-cell>
          <table:table-cell office:value-type="float" office:value="114" table:style-name="ce33">
            <text:p><text:s/>114<text:s/></text:p>
          </table:table-cell>
          <table:table-cell office:value-type="float" office:value="19978" table:style-name="ce33">
            <text:p><text:s/>19,978<text:s/></text:p>
          </table:table-cell>
          <table:table-cell office:value-type="float" office:value="11672.860284126984" table:style-name="ce33">
            <text:p><text:s/>11,673<text:s/></text:p>
          </table:table-cell>
          <table:table-cell office:value-type="float" office:value="619" table:style-name="ce33">
            <text:p><text:s/>619<text:s/></text:p>
          </table:table-cell>
          <table:table-cell office:value-type="float" office:value="107833" table:style-name="ce33">
            <text:p><text:s/>107,833<text:s/></text:p>
          </table:table-cell>
          <table:table-cell office:value-type="float" office:value="34164.355362776878" table:style-name="ce33">
            <text:p><text:s/>34,164<text:s/></text:p>
          </table:table-cell>
          <table:table-cell office:value-type="float" office:value="115" table:style-name="ce33">
            <text:p><text:s/>115<text:s/></text:p>
          </table:table-cell>
          <table:table-cell office:value-type="float" office:value="20162" table:style-name="ce33">
            <text:p><text:s/>20,162<text:s/></text:p>
          </table:table-cell>
          <table:table-cell office:value-type="float" office:value="12347.700341325342" table:style-name="ce33">
            <text:p><text:s/>12,348<text:s/></text:p>
          </table:table-cell>
          <table:table-cell office:value-type="float" office:value="617" table:style-name="ce33">
            <text:p><text:s/>617<text:s/></text:p>
          </table:table-cell>
          <table:table-cell office:value-type="float" office:value="107189" table:style-name="ce33">
            <text:p><text:s/>107,189<text:s/></text:p>
          </table:table-cell>
          <table:table-cell office:value-type="float" office:value="34311.643054815635" table:style-name="ce33">
            <text:p><text:s/>34,312<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Leeds</text:p>
          </table:table-cell>
          <table:table-cell office:value-type="float" office:value="113" table:style-name="ce33">
            <text:p><text:s/>113<text:s/></text:p>
          </table:table-cell>
          <table:table-cell office:value-type="float" office:value="27945" table:style-name="ce33">
            <text:p><text:s/>27,945<text:s/></text:p>
          </table:table-cell>
          <table:table-cell office:value-type="float" office:value="23461.221369119783" table:style-name="ce33">
            <text:p><text:s/>23,461<text:s/></text:p>
          </table:table-cell>
          <table:table-cell office:value-type="float" office:value="583" table:style-name="ce33">
            <text:p><text:s/>583<text:s/></text:p>
          </table:table-cell>
          <table:table-cell office:value-type="float" office:value="138121" table:style-name="ce33">
            <text:p><text:s/>138,121<text:s/></text:p>
          </table:table-cell>
          <table:table-cell office:value-type="float" office:value="64405.492483963986" table:style-name="ce33">
            <text:p><text:s/>64,405<text:s/></text:p>
          </table:table-cell>
          <table:table-cell office:value-type="float" office:value="116" table:style-name="ce33">
            <text:p><text:s/>116<text:s/></text:p>
          </table:table-cell>
          <table:table-cell office:value-type="float" office:value="28292" table:style-name="ce33">
            <text:p><text:s/>28,292<text:s/></text:p>
          </table:table-cell>
          <table:table-cell office:value-type="float" office:value="24191.160162655804" table:style-name="ce33">
            <text:p><text:s/>24,191<text:s/></text:p>
          </table:table-cell>
          <table:table-cell office:value-type="float" office:value="571" table:style-name="ce33">
            <text:p><text:s/>571<text:s/></text:p>
          </table:table-cell>
          <table:table-cell office:value-type="float" office:value="134788" table:style-name="ce33">
            <text:p><text:s/>134,788<text:s/></text:p>
          </table:table-cell>
          <table:table-cell office:value-type="float" office:value="63600.290557751956" table:style-name="ce33">
            <text:p><text:s/>63,600<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Leicester</text:p>
          </table:table-cell>
          <table:table-cell office:value-type="float" office:value="38" table:style-name="ce33">
            <text:p><text:s/>38<text:s/></text:p>
          </table:table-cell>
          <table:table-cell office:value-type="float" office:value="11296" table:style-name="ce33">
            <text:p><text:s/>11,296<text:s/></text:p>
          </table:table-cell>
          <table:table-cell office:value-type="float" office:value="5605.2199804625734" table:style-name="ce33">
            <text:p><text:s/>5,605<text:s/></text:p>
          </table:table-cell>
          <table:table-cell office:value-type="float" office:value="202" table:style-name="ce33">
            <text:p><text:s/>202<text:s/></text:p>
          </table:table-cell>
          <table:table-cell office:value-type="float" office:value="56122" table:style-name="ce33">
            <text:p><text:s/>56,122<text:s/></text:p>
          </table:table-cell>
          <table:table-cell office:value-type="float" office:value="25013.637896432134" table:style-name="ce33">
            <text:p><text:s/>25,014<text:s/></text:p>
          </table:table-cell>
          <table:table-cell office:value-type="float" office:value="37" table:style-name="ce33">
            <text:p><text:s/>37<text:s/></text:p>
          </table:table-cell>
          <table:table-cell office:value-type="float" office:value="10501" table:style-name="ce33">
            <text:p><text:s/>10,501<text:s/></text:p>
          </table:table-cell>
          <table:table-cell office:value-type="float" office:value="6018.3146715965204" table:style-name="ce33">
            <text:p><text:s/>6,018<text:s/></text:p>
          </table:table-cell>
          <table:table-cell office:value-type="float" office:value="200" table:style-name="ce33">
            <text:p><text:s/>200<text:s/></text:p>
          </table:table-cell>
          <table:table-cell office:value-type="float" office:value="56078" table:style-name="ce33">
            <text:p><text:s/>56,078<text:s/></text:p>
          </table:table-cell>
          <table:table-cell office:value-type="float" office:value="24373.288070112874" table:style-name="ce33">
            <text:p><text:s/>24,373<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Liverpool [note 6]</text:p>
          </table:table-cell>
          <table:table-cell office:value-type="float" office:value="126" table:style-name="ce33">
            <text:p><text:s/>126<text:s/></text:p>
          </table:table-cell>
          <table:table-cell office:value-type="float" office:value="29631" table:style-name="ce33">
            <text:p><text:s/>29,631<text:s/></text:p>
          </table:table-cell>
          <table:table-cell office:value-type="float" office:value="20013.206896551725" table:style-name="ce33">
            <text:p><text:s/>20,013<text:s/></text:p>
          </table:table-cell>
          <table:table-cell office:value-type="float" office:value="697" table:style-name="ce33">
            <text:p><text:s/>697<text:s/></text:p>
          </table:table-cell>
          <table:table-cell office:value-type="float" office:value="146051" table:style-name="ce33">
            <text:p><text:s/>146,051<text:s/></text:p>
          </table:table-cell>
          <table:table-cell office:value-type="float" office:value="62641.42003968254" table:style-name="ce33">
            <text:p><text:s/>62,641<text:s/></text:p>
          </table:table-cell>
          <table:table-cell office:value-type="float" office:value="136" table:style-name="ce33">
            <text:p><text:s/>136<text:s/></text:p>
          </table:table-cell>
          <table:table-cell office:value-type="float" office:value="30191" table:style-name="ce33">
            <text:p><text:s/>30,191<text:s/></text:p>
          </table:table-cell>
          <table:table-cell office:value-type="float" office:value="22215.458620689653" table:style-name="ce33">
            <text:p><text:s/>22,215<text:s/></text:p>
          </table:table-cell>
          <table:table-cell office:value-type="float" office:value="698" table:style-name="ce33">
            <text:p><text:s/>698<text:s/></text:p>
          </table:table-cell>
          <table:table-cell office:value-type="float" office:value="145512" table:style-name="ce33">
            <text:p><text:s/>145,512<text:s/></text:p>
          </table:table-cell>
          <table:table-cell office:value-type="float" office:value="61335.957294429711" table:style-name="ce33">
            <text:p><text:s/>61,336<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London [note 7]</text:p>
          </table:table-cell>
          <table:table-cell office:value-type="float" office:value="1034" table:style-name="ce33">
            <text:p><text:s/>1,034<text:s/></text:p>
          </table:table-cell>
          <table:table-cell office:value-type="float" office:value="557940" table:style-name="ce33">
            <text:p><text:s/>557,940<text:s/></text:p>
          </table:table-cell>
          <table:table-cell office:value-type="float" office:value="536170.46332363959" table:style-name="ce33">
            <text:p><text:s/>536,170<text:s/></text:p>
          </table:table-cell>
          <table:table-cell office:value-type="float" office:value="4752" table:style-name="ce33">
            <text:p><text:s/>4,752<text:s/></text:p>
          </table:table-cell>
          <table:table-cell office:value-type="float" office:value="2165758" table:style-name="ce33">
            <text:p><text:s/>2,165,758<text:s/></text:p>
          </table:table-cell>
          <table:table-cell office:value-type="float" office:value="980516.04720937856" table:style-name="ce33">
            <text:p><text:s/>980,516<text:s/></text:p>
          </table:table-cell>
          <table:table-cell office:value-type="float" office:value="1019" table:style-name="ce33">
            <text:p><text:s/>1,019<text:s/></text:p>
          </table:table-cell>
          <table:table-cell office:value-type="float" office:value="539317" table:style-name="ce33">
            <text:p><text:s/>539,317<text:s/></text:p>
          </table:table-cell>
          <table:table-cell office:value-type="float" office:value="450484.64337354444" table:style-name="ce33">
            <text:p><text:s/>450,485<text:s/></text:p>
          </table:table-cell>
          <table:table-cell office:value-type="float" office:value="4761" table:style-name="ce33">
            <text:p><text:s/>4,761<text:s/></text:p>
          </table:table-cell>
          <table:table-cell office:value-type="float" office:value="2141238" table:style-name="ce33">
            <text:p><text:s/>2,141,238<text:s/></text:p>
          </table:table-cell>
          <table:table-cell office:value-type="float" office:value="966417.43273510458" table:style-name="ce33">
            <text:p><text:s/>966,417<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Manchester [note 8]</text:p>
          </table:table-cell>
          <table:table-cell office:value-type="float" office:value="176" table:style-name="ce33">
            <text:p><text:s/>176<text:s/></text:p>
          </table:table-cell>
          <table:table-cell office:value-type="float" office:value="38090" table:style-name="ce33">
            <text:p><text:s/>38,090<text:s/></text:p>
          </table:table-cell>
          <table:table-cell office:value-type="float" office:value="27925.625568397121" table:style-name="ce33">
            <text:p><text:s/>27,926<text:s/></text:p>
          </table:table-cell>
          <table:table-cell office:value-type="float" office:value="917" table:style-name="ce33">
            <text:p><text:s/>917<text:s/></text:p>
          </table:table-cell>
          <table:table-cell office:value-type="float" office:value="188502" table:style-name="ce33">
            <text:p><text:s/>188,502<text:s/></text:p>
          </table:table-cell>
          <table:table-cell office:value-type="float" office:value="86596.579572069983" table:style-name="ce33">
            <text:p><text:s/>86,597<text:s/></text:p>
          </table:table-cell>
          <table:table-cell office:value-type="float" office:value="182" table:style-name="ce33">
            <text:p><text:s/>182<text:s/></text:p>
          </table:table-cell>
          <table:table-cell office:value-type="float" office:value="38211" table:style-name="ce33">
            <text:p><text:s/>38,211<text:s/></text:p>
          </table:table-cell>
          <table:table-cell office:value-type="float" office:value="31335.111771614324" table:style-name="ce33">
            <text:p><text:s/>31,335<text:s/></text:p>
          </table:table-cell>
          <table:table-cell office:value-type="float" office:value="915" table:style-name="ce33">
            <text:p><text:s/>915<text:s/></text:p>
          </table:table-cell>
          <table:table-cell office:value-type="float" office:value="187773" table:style-name="ce33">
            <text:p><text:s/>187,773<text:s/></text:p>
          </table:table-cell>
          <table:table-cell office:value-type="float" office:value="86392.353904848394" table:style-name="ce33">
            <text:p><text:s/>86,392<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Newcastle</text:p>
          </table:table-cell>
          <table:table-cell office:value-type="float" office:value="33" table:style-name="ce33">
            <text:p><text:s/>33<text:s/></text:p>
          </table:table-cell>
          <table:table-cell office:value-type="float" office:value="9883" table:style-name="ce33">
            <text:p><text:s/>9,883<text:s/></text:p>
          </table:table-cell>
          <table:table-cell office:value-type="float" office:value="4357.4371464538835" table:style-name="ce33">
            <text:p><text:s/>4,357<text:s/></text:p>
          </table:table-cell>
          <table:table-cell office:value-type="float" office:value="194" table:style-name="ce33">
            <text:p><text:s/>194<text:s/></text:p>
          </table:table-cell>
          <table:table-cell office:value-type="float" office:value="53742" table:style-name="ce33">
            <text:p><text:s/>53,742<text:s/></text:p>
          </table:table-cell>
          <table:table-cell office:value-type="float" office:value="21343.879887816045" table:style-name="ce33">
            <text:p><text:s/>21,344<text:s/></text:p>
          </table:table-cell>
          <table:table-cell office:value-type="float" office:value="38" table:style-name="ce33">
            <text:p><text:s/>38<text:s/></text:p>
          </table:table-cell>
          <table:table-cell office:value-type="float" office:value="9652" table:style-name="ce33">
            <text:p><text:s/>9,652<text:s/></text:p>
          </table:table-cell>
          <table:table-cell office:value-type="float" office:value="5681.0523901826182" table:style-name="ce33">
            <text:p><text:s/>5,681<text:s/></text:p>
          </table:table-cell>
          <table:table-cell office:value-type="float" office:value="190" table:style-name="ce33">
            <text:p><text:s/>190<text:s/></text:p>
          </table:table-cell>
          <table:table-cell office:value-type="float" office:value="52945" table:style-name="ce33">
            <text:p><text:s/>52,945<text:s/></text:p>
          </table:table-cell>
          <table:table-cell office:value-type="float" office:value="21516.540165478429" table:style-name="ce33">
            <text:p><text:s/>21,517<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Nottingham</text:p>
          </table:table-cell>
          <table:table-cell office:value-type="float" office:value="34" table:style-name="ce33">
            <text:p><text:s/>34<text:s/></text:p>
          </table:table-cell>
          <table:table-cell office:value-type="float" office:value="7244" table:style-name="ce33">
            <text:p><text:s/>7,244<text:s/></text:p>
          </table:table-cell>
          <table:table-cell office:value-type="float" office:value="4008.9730025409372" table:style-name="ce33">
            <text:p><text:s/>4,009<text:s/></text:p>
          </table:table-cell>
          <table:table-cell office:value-type="float" office:value="211" table:style-name="ce33">
            <text:p><text:s/>211<text:s/></text:p>
          </table:table-cell>
          <table:table-cell office:value-type="float" office:value="43331" table:style-name="ce33">
            <text:p><text:s/>43,331<text:s/></text:p>
          </table:table-cell>
          <table:table-cell office:value-type="float" office:value="14306.831422675676" table:style-name="ce33">
            <text:p><text:s/>14,307<text:s/></text:p>
          </table:table-cell>
          <table:table-cell office:value-type="float" office:value="40" table:style-name="ce33">
            <text:p><text:s/>40<text:s/></text:p>
          </table:table-cell>
          <table:table-cell office:value-type="float" office:value="7518" table:style-name="ce33">
            <text:p><text:s/>7,518<text:s/></text:p>
          </table:table-cell>
          <table:table-cell office:value-type="float" office:value="4389.251368625326" table:style-name="ce33">
            <text:p><text:s/>4,389<text:s/></text:p>
          </table:table-cell>
          <table:table-cell office:value-type="float" office:value="208" table:style-name="ce33">
            <text:p><text:s/>208<text:s/></text:p>
          </table:table-cell>
          <table:table-cell office:value-type="float" office:value="42209" table:style-name="ce33">
            <text:p><text:s/>42,209<text:s/></text:p>
          </table:table-cell>
          <table:table-cell office:value-type="float" office:value="13737.145847703176" table:style-name="ce33">
            <text:p><text:s/>13,737<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Sheffield</text:p>
          </table:table-cell>
          <table:table-cell office:value-type="float" office:value="58" table:style-name="ce33">
            <text:p><text:s/>58<text:s/></text:p>
          </table:table-cell>
          <table:table-cell office:value-type="float" office:value="11344" table:style-name="ce33">
            <text:p><text:s/>11,344<text:s/></text:p>
          </table:table-cell>
          <table:table-cell office:value-type="float" office:value="6800.617562929061" table:style-name="ce33">
            <text:p><text:s/>6,801<text:s/></text:p>
          </table:table-cell>
          <table:table-cell office:value-type="float" office:value="345" table:style-name="ce33">
            <text:p><text:s/>345<text:s/></text:p>
          </table:table-cell>
          <table:table-cell office:value-type="float" office:value="65051" table:style-name="ce33">
            <text:p><text:s/>65,051<text:s/></text:p>
          </table:table-cell>
          <table:table-cell office:value-type="float" office:value="30513.173506377723" table:style-name="ce33">
            <text:p><text:s/>30,513<text:s/></text:p>
          </table:table-cell>
          <table:table-cell office:value-type="float" office:value="63" table:style-name="ce33">
            <text:p><text:s/>63<text:s/></text:p>
          </table:table-cell>
          <table:table-cell office:value-type="float" office:value="11733" table:style-name="ce33">
            <text:p><text:s/>11,733<text:s/></text:p>
          </table:table-cell>
          <table:table-cell office:value-type="float" office:value="9003.0798394381673" table:style-name="ce33">
            <text:p><text:s/>9,003<text:s/></text:p>
          </table:table-cell>
          <table:table-cell office:value-type="float" office:value="345" table:style-name="ce33">
            <text:p><text:s/>345<text:s/></text:p>
          </table:table-cell>
          <table:table-cell office:value-type="float" office:value="66200" table:style-name="ce33">
            <text:p><text:s/>66,200<text:s/></text:p>
          </table:table-cell>
          <table:table-cell office:value-type="float" office:value="31107.880622433295" table:style-name="ce33">
            <text:p><text:s/>31,108<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Elephant and Castle (for Blackfriars)</text:p>
          </table:table-cell>
          <table:table-cell office:value-type="float" office:value="34" table:style-name="ce33">
            <text:p><text:s/>34<text:s/></text:p>
          </table:table-cell>
          <table:table-cell office:value-type="float" office:value="19057" table:style-name="ce33">
            <text:p><text:s/>19,057<text:s/></text:p>
          </table:table-cell>
          <table:table-cell office:value-type="float" office:value="20336" table:style-name="ce33">
            <text:p><text:s/>20,336<text:s/></text:p>
          </table:table-cell>
          <table:table-cell office:value-type="float" office:value="134" table:style-name="ce33">
            <text:p><text:s/>134<text:s/></text:p>
          </table:table-cell>
          <table:table-cell office:value-type="float" office:value="73377" table:style-name="ce33">
            <text:p><text:s/>73,377<text:s/></text:p>
          </table:table-cell>
          <table:table-cell office:value-type="float" office:value="28797" table:style-name="ce33">
            <text:p><text:s/>28,797<text:s/></text:p>
          </table:table-cell>
          <table:table-cell office:value-type="float" office:value="30" table:style-name="ce33">
            <text:p><text:s/>30<text:s/></text:p>
          </table:table-cell>
          <table:table-cell office:value-type="float" office:value="16950" table:style-name="ce33">
            <text:p><text:s/>16,950<text:s/></text:p>
          </table:table-cell>
          <table:table-cell office:value-type="float" office:value="14866" table:style-name="ce33">
            <text:p><text:s/>14,866<text:s/></text:p>
          </table:table-cell>
          <table:table-cell office:value-type="float" office:value="132" table:style-name="ce33">
            <text:p><text:s/>132<text:s/></text:p>
          </table:table-cell>
          <table:table-cell office:value-type="float" office:value="69034" table:style-name="ce33">
            <text:p><text:s/>69,034<text:s/></text:p>
          </table:table-cell>
          <table:table-cell office:value-type="float" office:value="25551" table:style-name="ce33">
            <text:p><text:s/>25,551<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Euston</text:p>
          </table:table-cell>
          <table:table-cell office:value-type="float" office:value="61" table:style-name="ce33">
            <text:p><text:s/>61<text:s/></text:p>
          </table:table-cell>
          <table:table-cell office:value-type="float" office:value="27923" table:style-name="ce33">
            <text:p><text:s/>27,923<text:s/></text:p>
          </table:table-cell>
          <table:table-cell office:value-type="float" office:value="24681.591876858023" table:style-name="ce33">
            <text:p><text:s/>24,682<text:s/></text:p>
          </table:table-cell>
          <table:table-cell office:value-type="float" office:value="308" table:style-name="ce33">
            <text:p><text:s/>308<text:s/></text:p>
          </table:table-cell>
          <table:table-cell office:value-type="float" office:value="114519" table:style-name="ce33">
            <text:p><text:s/>114,519<text:s/></text:p>
          </table:table-cell>
          <table:table-cell office:value-type="float" office:value="65166.838849692016" table:style-name="ce33">
            <text:p><text:s/>65,167<text:s/></text:p>
          </table:table-cell>
          <table:table-cell office:value-type="float" office:value="65" table:style-name="ce33">
            <text:p><text:s/>65<text:s/></text:p>
          </table:table-cell>
          <table:table-cell office:value-type="float" office:value="29519" table:style-name="ce33">
            <text:p><text:s/>29,519<text:s/></text:p>
          </table:table-cell>
          <table:table-cell office:value-type="float" office:value="23980.662949587342" table:style-name="ce33">
            <text:p><text:s/>23,981<text:s/></text:p>
          </table:table-cell>
          <table:table-cell office:value-type="float" office:value="309" table:style-name="ce33">
            <text:p><text:s/>309<text:s/></text:p>
          </table:table-cell>
          <table:table-cell office:value-type="float" office:value="114280" table:style-name="ce33">
            <text:p><text:s/>114,280<text:s/></text:p>
          </table:table-cell>
          <table:table-cell office:value-type="float" office:value="67718.172668907646" table:style-name="ce33">
            <text:p><text:s/>67,718<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Fenchurch Street</text:p>
          </table:table-cell>
          <table:table-cell office:value-type="float" office:value="48" table:style-name="ce33">
            <text:p><text:s/>48<text:s/></text:p>
          </table:table-cell>
          <table:table-cell office:value-type="float" office:value="26320" table:style-name="ce33">
            <text:p><text:s/>26,320<text:s/></text:p>
          </table:table-cell>
          <table:table-cell office:value-type="float" office:value="24502" table:style-name="ce33">
            <text:p><text:s/>24,502<text:s/></text:p>
          </table:table-cell>
          <table:table-cell office:value-type="float" office:value="172" table:style-name="ce33">
            <text:p><text:s/>172<text:s/></text:p>
          </table:table-cell>
          <table:table-cell office:value-type="float" office:value="74200" table:style-name="ce33">
            <text:p><text:s/>74,200<text:s/></text:p>
          </table:table-cell>
          <table:table-cell office:value-type="float" office:value="33770" table:style-name="ce33">
            <text:p><text:s/>33,770<text:s/></text:p>
          </table:table-cell>
          <table:table-cell office:value-type="float" office:value="44" table:style-name="ce33">
            <text:p><text:s/>44<text:s/></text:p>
          </table:table-cell>
          <table:table-cell office:value-type="float" office:value="25200" table:style-name="ce33">
            <text:p><text:s/>25,200<text:s/></text:p>
          </table:table-cell>
          <table:table-cell office:value-type="float" office:value="20242" table:style-name="ce33">
            <text:p><text:s/>20,242<text:s/></text:p>
          </table:table-cell>
          <table:table-cell office:value-type="float" office:value="169" table:style-name="ce33">
            <text:p><text:s/>169<text:s/></text:p>
          </table:table-cell>
          <table:table-cell office:value-type="float" office:value="71400" table:style-name="ce33">
            <text:p><text:s/>71,400<text:s/></text:p>
          </table:table-cell>
          <table:table-cell office:value-type="float" office:value="32354" table:style-name="ce33">
            <text:p><text:s/>32,354<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Kings Cross</text:p>
          </table:table-cell>
          <table:table-cell office:value-type="float" office:value="48" table:style-name="ce33">
            <text:p><text:s/>48<text:s/></text:p>
          </table:table-cell>
          <table:table-cell office:value-type="float" office:value="27228" table:style-name="ce33">
            <text:p><text:s/>27,228<text:s/></text:p>
          </table:table-cell>
          <table:table-cell office:value-type="float" office:value="18395.559394191689" table:style-name="ce33">
            <text:p><text:s/>18,396<text:s/></text:p>
          </table:table-cell>
          <table:table-cell office:value-type="float" office:value="216" table:style-name="ce33">
            <text:p><text:s/>216<text:s/></text:p>
          </table:table-cell>
          <table:table-cell office:value-type="float" office:value="98080" table:style-name="ce33">
            <text:p><text:s/>98,080<text:s/></text:p>
          </table:table-cell>
          <table:table-cell office:value-type="float" office:value="46905.421939885979" table:style-name="ce33">
            <text:p><text:s/>46,905<text:s/></text:p>
          </table:table-cell>
          <table:table-cell office:value-type="float" office:value="50" table:style-name="ce33">
            <text:p><text:s/>50<text:s/></text:p>
          </table:table-cell>
          <table:table-cell office:value-type="float" office:value="27825" table:style-name="ce33">
            <text:p><text:s/>27,825<text:s/></text:p>
          </table:table-cell>
          <table:table-cell office:value-type="float" office:value="20123.875821601909" table:style-name="ce33">
            <text:p><text:s/>20,124<text:s/></text:p>
          </table:table-cell>
          <table:table-cell office:value-type="float" office:value="221" table:style-name="ce33">
            <text:p><text:s/>221<text:s/></text:p>
          </table:table-cell>
          <table:table-cell office:value-type="float" office:value="97591" table:style-name="ce33">
            <text:p><text:s/>97,591<text:s/></text:p>
          </table:table-cell>
          <table:table-cell office:value-type="float" office:value="49206.657877387159" table:style-name="ce33">
            <text:p><text:s/>49,207<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Liverpool Street [note 16]</text:p>
          </table:table-cell>
          <table:table-cell office:value-type="float" office:value="153" table:style-name="ce33">
            <text:p><text:s/>153<text:s/></text:p>
          </table:table-cell>
          <table:table-cell office:value-type="float" office:value="95582" table:style-name="ce33">
            <text:p><text:s/>95,582<text:s/></text:p>
          </table:table-cell>
          <table:table-cell office:value-type="float" office:value="63203" table:style-name="ce33">
            <text:p><text:s/>63,203<text:s/></text:p>
          </table:table-cell>
          <table:table-cell office:value-type="float" office:value="656" table:style-name="ce33">
            <text:p><text:s/>656<text:s/></text:p>
          </table:table-cell>
          <table:table-cell office:value-type="float" office:value="351964" table:style-name="ce33">
            <text:p><text:s/>351,964<text:s/></text:p>
          </table:table-cell>
          <table:table-cell office:value-type="float" office:value="99348" table:style-name="ce33">
            <text:p><text:s/>99,348<text:s/></text:p>
          </table:table-cell>
          <table:table-cell office:value-type="float" office:value="148" table:style-name="ce33">
            <text:p><text:s/>148<text:s/></text:p>
          </table:table-cell>
          <table:table-cell office:value-type="float" office:value="93084" table:style-name="ce33">
            <text:p><text:s/>93,084<text:s/></text:p>
          </table:table-cell>
          <table:table-cell office:value-type="float" office:value="57617" table:style-name="ce33">
            <text:p><text:s/>57,617<text:s/></text:p>
          </table:table-cell>
          <table:table-cell office:value-type="float" office:value="645" table:style-name="ce33">
            <text:p><text:s/>645<text:s/></text:p>
          </table:table-cell>
          <table:table-cell office:value-type="float" office:value="340038" table:style-name="ce33">
            <text:p><text:s/>340,038<text:s/></text:p>
          </table:table-cell>
          <table:table-cell office:value-type="float" office:value="103611" table:style-name="ce33">
            <text:p><text:s/>103,611<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London Bridge [note 10]</text:p>
          </table:table-cell>
          <table:table-cell office:value-type="float" office:value="209" table:style-name="ce33">
            <text:p><text:s/>209<text:s/></text:p>
          </table:table-cell>
          <table:table-cell office:value-type="float" office:value="122977" table:style-name="ce33">
            <text:p><text:s/>122,977<text:s/></text:p>
          </table:table-cell>
          <table:table-cell office:value-type="float" office:value="139357" table:style-name="ce33">
            <text:p><text:s/>139,357<text:s/></text:p>
          </table:table-cell>
          <table:table-cell office:value-type="float" office:value="894" table:style-name="ce33">
            <text:p><text:s/>894<text:s/></text:p>
          </table:table-cell>
          <table:table-cell office:value-type="float" office:value="433610" table:style-name="ce33">
            <text:p><text:s/>433,610<text:s/></text:p>
          </table:table-cell>
          <table:table-cell office:value-type="float" office:value="223704" table:style-name="ce33">
            <text:p><text:s/>223,704<text:s/></text:p>
          </table:table-cell>
          <table:table-cell office:value-type="float" office:value="200" table:style-name="ce33">
            <text:p><text:s/>200<text:s/></text:p>
          </table:table-cell>
          <table:table-cell office:value-type="float" office:value="113267" table:style-name="ce33">
            <text:p><text:s/>113,267<text:s/></text:p>
          </table:table-cell>
          <table:table-cell office:value-type="float" office:value="109463" table:style-name="ce33">
            <text:p><text:s/>109,463<text:s/></text:p>
          </table:table-cell>
          <table:table-cell office:value-type="float" office:value="910" table:style-name="ce33">
            <text:p><text:s/>910<text:s/></text:p>
          </table:table-cell>
          <table:table-cell office:value-type="float" office:value="435891" table:style-name="ce33">
            <text:p><text:s/>435,891<text:s/></text:p>
          </table:table-cell>
          <table:table-cell office:value-type="float" office:value="212778" table:style-name="ce33">
            <text:p><text:s/>212,778<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Marylebone [note 16]</text:p>
          </table:table-cell>
          <table:table-cell office:value-type="float" office:value="41" table:style-name="ce33">
            <text:p><text:s/>41<text:s/></text:p>
          </table:table-cell>
          <table:table-cell office:value-type="float" office:value="13148" table:style-name="ce33">
            <text:p><text:s/>13,148<text:s/></text:p>
          </table:table-cell>
          <table:table-cell office:value-type="float" office:value="13109" table:style-name="ce33">
            <text:p><text:s/>13,109<text:s/></text:p>
          </table:table-cell>
          <table:table-cell office:value-type="float" office:value="167" table:style-name="ce33">
            <text:p><text:s/>167<text:s/></text:p>
          </table:table-cell>
          <table:table-cell office:value-type="float" office:value="44000" table:style-name="ce33">
            <text:p><text:s/>44,000<text:s/></text:p>
          </table:table-cell>
          <table:table-cell office:value-type="float" office:value="23111" table:style-name="ce33">
            <text:p><text:s/>23,111<text:s/></text:p>
          </table:table-cell>
          <table:table-cell office:value-type="float" office:value="44" table:style-name="ce33">
            <text:p><text:s/>44<text:s/></text:p>
          </table:table-cell>
          <table:table-cell office:value-type="float" office:value="12464" table:style-name="ce33">
            <text:p><text:s/>12,464<text:s/></text:p>
          </table:table-cell>
          <table:table-cell office:value-type="float" office:value="10557" table:style-name="ce33">
            <text:p><text:s/>10,557<text:s/></text:p>
          </table:table-cell>
          <table:table-cell office:value-type="float" office:value="170" table:style-name="ce33">
            <text:p><text:s/>170<text:s/></text:p>
          </table:table-cell>
          <table:table-cell office:value-type="float" office:value="44180" table:style-name="ce33">
            <text:p><text:s/>44,180<text:s/></text:p>
          </table:table-cell>
          <table:table-cell office:value-type="float" office:value="22330" table:style-name="ce33">
            <text:p><text:s/>22,330<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1602" table:style-name="ce33">
            <text:p><text:s/>11,602<text:s/></text:p>
          </table:table-cell>
          <table:table-cell office:value-type="float" office:value="109" table:style-name="ce33">
            <text:p><text:s/>109<text:s/></text:p>
          </table:table-cell>
          <table:table-cell office:value-type="float" office:value="43848" table:style-name="ce33">
            <text:p><text:s/>43,848<text:s/></text:p>
          </table:table-cell>
          <table:table-cell office:value-type="float" office:value="14747" table:style-name="ce33">
            <text:p><text:s/>14,747<text:s/></text:p>
          </table:table-cell>
          <table:table-cell office:value-type="float" office:value="32" table:style-name="ce33">
            <text:p><text:s/>32<text:s/></text:p>
          </table:table-cell>
          <table:table-cell office:value-type="float" office:value="14616" table:style-name="ce33">
            <text:p><text:s/>14,616<text:s/></text:p>
          </table:table-cell>
          <table:table-cell office:value-type="float" office:value="9555" table:style-name="ce33">
            <text:p><text:s/>9,555<text:s/></text:p>
          </table:table-cell>
          <table:table-cell office:value-type="float" office:value="108" table:style-name="ce33">
            <text:p><text:s/>108<text:s/></text:p>
          </table:table-cell>
          <table:table-cell office:value-type="float" office:value="43384" table:style-name="ce33">
            <text:p><text:s/>43,384<text:s/></text:p>
          </table:table-cell>
          <table:table-cell office:value-type="float" office:value="13509" table:style-name="ce33">
            <text:p><text:s/>13,509<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Paddington [note 11]</text:p>
          </table:table-cell>
          <table:table-cell office:value-type="float" office:value="66" table:style-name="ce33">
            <text:p><text:s/>66<text:s/></text:p>
          </table:table-cell>
          <table:table-cell office:value-type="float" office:value="28111" table:style-name="ce33">
            <text:p><text:s/>28,111<text:s/></text:p>
          </table:table-cell>
          <table:table-cell office:value-type="float" office:value="24437.154693282566" table:style-name="ce33">
            <text:p><text:s/>24,437<text:s/></text:p>
          </table:table-cell>
          <table:table-cell office:value-type="float" office:value="299" table:style-name="ce33">
            <text:p><text:s/>299<text:s/></text:p>
          </table:table-cell>
          <table:table-cell office:value-type="float" office:value="114863" table:style-name="ce33">
            <text:p><text:s/>114,863<text:s/></text:p>
          </table:table-cell>
          <table:table-cell office:value-type="float" office:value="60581.322955238706" table:style-name="ce33">
            <text:p><text:s/>60,581<text:s/></text:p>
          </table:table-cell>
          <table:table-cell office:value-type="float" office:value="60" table:style-name="ce33">
            <text:p><text:s/>60<text:s/></text:p>
          </table:table-cell>
          <table:table-cell office:value-type="float" office:value="26757" table:style-name="ce33">
            <text:p><text:s/>26,757<text:s/></text:p>
          </table:table-cell>
          <table:table-cell office:value-type="float" office:value="22289.993117945865" table:style-name="ce33">
            <text:p><text:s/>22,290<text:s/></text:p>
          </table:table-cell>
          <table:table-cell office:value-type="float" office:value="294" table:style-name="ce33">
            <text:p><text:s/>294<text:s/></text:p>
          </table:table-cell>
          <table:table-cell office:value-type="float" office:value="113962" table:style-name="ce33">
            <text:p><text:s/>113,962<text:s/></text:p>
          </table:table-cell>
          <table:table-cell office:value-type="float" office:value="60366.087951219801" table:style-name="ce33">
            <text:p><text:s/>60,366<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St Pancras International</text:p>
          </table:table-cell>
          <table:table-cell office:value-type="float" office:value="67" table:style-name="ce33">
            <text:p><text:s/>67<text:s/></text:p>
          </table:table-cell>
          <table:table-cell office:value-type="float" office:value="35132" table:style-name="ce33">
            <text:p><text:s/>35,132<text:s/></text:p>
          </table:table-cell>
          <table:table-cell office:value-type="float" office:value="31729.157359307359" table:style-name="ce33">
            <text:p><text:s/>31,729<text:s/></text:p>
          </table:table-cell>
          <table:table-cell office:value-type="float" office:value="340" table:style-name="ce33">
            <text:p><text:s/>340<text:s/></text:p>
          </table:table-cell>
          <table:table-cell office:value-type="float" office:value="151896" table:style-name="ce33">
            <text:p><text:s/>151,896<text:s/></text:p>
          </table:table-cell>
          <table:table-cell office:value-type="float" office:value="62523.463464561864" table:style-name="ce33">
            <text:p><text:s/>62,523<text:s/></text:p>
          </table:table-cell>
          <table:table-cell office:value-type="float" office:value="70" table:style-name="ce33">
            <text:p><text:s/>70<text:s/></text:p>
          </table:table-cell>
          <table:table-cell office:value-type="float" office:value="34484" table:style-name="ce33">
            <text:p><text:s/>34,484<text:s/></text:p>
          </table:table-cell>
          <table:table-cell office:value-type="float" office:value="24430.11148440931" table:style-name="ce33">
            <text:p><text:s/>24,430<text:s/></text:p>
          </table:table-cell>
          <table:table-cell office:value-type="float" office:value="343" table:style-name="ce33">
            <text:p><text:s/>343<text:s/></text:p>
          </table:table-cell>
          <table:table-cell office:value-type="float" office:value="152287" table:style-name="ce33">
            <text:p><text:s/>152,287<text:s/></text:p>
          </table:table-cell>
          <table:table-cell office:value-type="float" office:value="59678.514237590025" table:style-name="ce33">
            <text:p><text:s/>59,679<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Victoria [note 13]</text:p>
          </table:table-cell>
          <table:table-cell office:value-type="float" office:value="128" table:style-name="ce33">
            <text:p><text:s/>128<text:s/></text:p>
          </table:table-cell>
          <table:table-cell office:value-type="float" office:value="67846" table:style-name="ce33">
            <text:p><text:s/>67,846<text:s/></text:p>
          </table:table-cell>
          <table:table-cell office:value-type="float" office:value="61817" table:style-name="ce33">
            <text:p><text:s/>61,817<text:s/></text:p>
          </table:table-cell>
          <table:table-cell office:value-type="float" office:value="705" table:style-name="ce33">
            <text:p><text:s/>705<text:s/></text:p>
          </table:table-cell>
          <table:table-cell office:value-type="float" office:value="308939" table:style-name="ce33">
            <text:p><text:s/>308,939<text:s/></text:p>
          </table:table-cell>
          <table:table-cell office:value-type="float" office:value="124914" table:style-name="ce33">
            <text:p><text:s/>124,914<text:s/></text:p>
          </table:table-cell>
          <table:table-cell office:value-type="float" office:value="127" table:style-name="ce33">
            <text:p><text:s/>127<text:s/></text:p>
          </table:table-cell>
          <table:table-cell office:value-type="float" office:value="67469" table:style-name="ce33">
            <text:p><text:s/>67,469<text:s/></text:p>
          </table:table-cell>
          <table:table-cell office:value-type="float" office:value="50726" table:style-name="ce33">
            <text:p><text:s/>50,726<text:s/></text:p>
          </table:table-cell>
          <table:table-cell office:value-type="float" office:value="707" table:style-name="ce33">
            <text:p><text:s/>707<text:s/></text:p>
          </table:table-cell>
          <table:table-cell office:value-type="float" office:value="308435" table:style-name="ce33">
            <text:p><text:s/>308,435<text:s/></text:p>
          </table:table-cell>
          <table:table-cell office:value-type="float" office:value="116173" table:style-name="ce33">
            <text:p><text:s/>116,173<text:s/></text:p>
          </table:table-cell>
          <table:table-cell table:number-columns-repeated="16370"/>
        </table:table-row>
        <table:table-row table:style-name="ro6">
          <table:table-cell office:value-type="float" office:value="2012" table:style-name="ce32">
            <text:p>2012</text:p>
          </table:table-cell>
          <table:table-cell office:value-type="string" table:style-name="ce18">
            <text:p><text:s text:c="3"/>Vauxhall (for Waterloo)</text:p>
          </table:table-cell>
          <table:table-cell office:value-type="float" office:value="148" table:style-name="ce33">
            <text:p><text:s/>148<text:s/></text:p>
          </table:table-cell>
          <table:table-cell office:value-type="float" office:value="80696" table:style-name="ce33">
            <text:p><text:s/>80,696<text:s/></text:p>
          </table:table-cell>
          <table:table-cell office:value-type="float" office:value="103001" table:style-name="ce33">
            <text:p><text:s/>103,001<text:s/></text:p>
          </table:table-cell>
          <table:table-cell office:value-type="float" office:value="752" table:style-name="ce33">
            <text:p><text:s/>752<text:s/></text:p>
          </table:table-cell>
          <table:table-cell office:value-type="float" office:value="356462" table:style-name="ce33">
            <text:p><text:s/>356,462<text:s/></text:p>
          </table:table-cell>
          <table:table-cell office:value-type="float" office:value="196948" table:style-name="ce33">
            <text:p><text:s/>196,948<text:s/></text:p>
          </table:table-cell>
          <table:table-cell office:value-type="float" office:value="149" table:style-name="ce33">
            <text:p><text:s/>149<text:s/></text:p>
          </table:table-cell>
          <table:table-cell office:value-type="float" office:value="77682" table:style-name="ce33">
            <text:p><text:s/>77,682<text:s/></text:p>
          </table:table-cell>
          <table:table-cell office:value-type="float" office:value="86634" table:style-name="ce33">
            <text:p><text:s/>86,634<text:s/></text:p>
          </table:table-cell>
          <table:table-cell office:value-type="float" office:value="753" table:style-name="ce33">
            <text:p><text:s/>753<text:s/></text:p>
          </table:table-cell>
          <table:table-cell office:value-type="float" office:value="350756" table:style-name="ce33">
            <text:p><text:s/>350,756<text:s/></text:p>
          </table:table-cell>
          <table:table-cell office:value-type="float" office:value="203142" table:style-name="ce33">
            <text:p><text:s/>203,142<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Birmingham [3]</text:p>
          </table:table-cell>
          <table:table-cell office:value-type="float" office:value="182" table:style-name="ce33">
            <text:p><text:s/>182<text:s/></text:p>
          </table:table-cell>
          <table:table-cell office:value-type="float" office:value="52949" table:style-name="ce33">
            <text:p><text:s/>52,949<text:s/></text:p>
          </table:table-cell>
          <table:table-cell office:value-type="float" office:value="38755.6864092412" table:style-name="ce33">
            <text:p><text:s/>38,756<text:s/></text:p>
          </table:table-cell>
          <table:table-cell office:value-type="float" office:value="972" table:style-name="ce33">
            <text:p><text:s/>972<text:s/></text:p>
          </table:table-cell>
          <table:table-cell office:value-type="float" office:value="277587" table:style-name="ce33">
            <text:p><text:s/>277,587<text:s/></text:p>
          </table:table-cell>
          <table:table-cell office:value-type="float" office:value="115610.1446591639" table:style-name="ce33">
            <text:p><text:s/>115,610<text:s/></text:p>
          </table:table-cell>
          <table:table-cell office:value-type="float" office:value="189" table:style-name="ce33">
            <text:p><text:s/>189<text:s/></text:p>
          </table:table-cell>
          <table:table-cell office:value-type="float" office:value="52927" table:style-name="ce33">
            <text:p><text:s/>52,927<text:s/></text:p>
          </table:table-cell>
          <table:table-cell office:value-type="float" office:value="41368.286863865891" table:style-name="ce33">
            <text:p><text:s/>41,368<text:s/></text:p>
          </table:table-cell>
          <table:table-cell office:value-type="float" office:value="968" table:style-name="ce33">
            <text:p><text:s/>968<text:s/></text:p>
          </table:table-cell>
          <table:table-cell office:value-type="float" office:value="276047" table:style-name="ce33">
            <text:p><text:s/>276,047<text:s/></text:p>
          </table:table-cell>
          <table:table-cell office:value-type="float" office:value="115041.35590608636" table:style-name="ce33">
            <text:p><text:s/>115,041<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Bristol [note 4]</text:p>
          </table:table-cell>
          <table:table-cell office:value-type="float" office:value="52" table:style-name="ce33">
            <text:p><text:s/>52<text:s/></text:p>
          </table:table-cell>
          <table:table-cell office:value-type="float" office:value="14289" table:style-name="ce33">
            <text:p><text:s/>14,289<text:s/></text:p>
          </table:table-cell>
          <table:table-cell office:value-type="float" office:value="8713.0851033710824" table:style-name="ce33">
            <text:p><text:s/>8,713<text:s/></text:p>
          </table:table-cell>
          <table:table-cell office:value-type="float" office:value="267" table:style-name="ce33">
            <text:p><text:s/>267<text:s/></text:p>
          </table:table-cell>
          <table:table-cell office:value-type="float" office:value="68877" table:style-name="ce33">
            <text:p><text:s/>68,877<text:s/></text:p>
          </table:table-cell>
          <table:table-cell office:value-type="float" office:value="27794.933947622438" table:style-name="ce33">
            <text:p><text:s/>27,795<text:s/></text:p>
          </table:table-cell>
          <table:table-cell office:value-type="float" office:value="52" table:style-name="ce33">
            <text:p><text:s/>52<text:s/></text:p>
          </table:table-cell>
          <table:table-cell office:value-type="float" office:value="13127" table:style-name="ce33">
            <text:p><text:s/>13,127<text:s/></text:p>
          </table:table-cell>
          <table:table-cell office:value-type="float" office:value="9765.0022280959784" table:style-name="ce33">
            <text:p><text:s/>9,765<text:s/></text:p>
          </table:table-cell>
          <table:table-cell office:value-type="float" office:value="260" table:style-name="ce33">
            <text:p><text:s/>260<text:s/></text:p>
          </table:table-cell>
          <table:table-cell office:value-type="float" office:value="67597" table:style-name="ce33">
            <text:p><text:s/>67,597<text:s/></text:p>
          </table:table-cell>
          <table:table-cell office:value-type="float" office:value="28286.551044141572" table:style-name="ce33">
            <text:p><text:s/>28,287<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Cardiff [note 5]</text:p>
          </table:table-cell>
          <table:table-cell office:value-type="float" office:value="114" table:style-name="ce33">
            <text:p><text:s/>114<text:s/></text:p>
          </table:table-cell>
          <table:table-cell office:value-type="float" office:value="20321" table:style-name="ce33">
            <text:p><text:s/>20,321<text:s/></text:p>
          </table:table-cell>
          <table:table-cell office:value-type="float" office:value="12110.02462621728" table:style-name="ce33">
            <text:p><text:s/>12,110<text:s/></text:p>
          </table:table-cell>
          <table:table-cell office:value-type="float" office:value="619" table:style-name="ce33">
            <text:p><text:s/>619<text:s/></text:p>
          </table:table-cell>
          <table:table-cell office:value-type="float" office:value="109140" table:style-name="ce33">
            <text:p><text:s/>109,140<text:s/></text:p>
          </table:table-cell>
          <table:table-cell office:value-type="float" office:value="33309.985481922129" table:style-name="ce33">
            <text:p><text:s/>33,310<text:s/></text:p>
          </table:table-cell>
          <table:table-cell office:value-type="float" office:value="117" table:style-name="ce33">
            <text:p><text:s/>117<text:s/></text:p>
          </table:table-cell>
          <table:table-cell office:value-type="float" office:value="20753" table:style-name="ce33">
            <text:p><text:s/>20,753<text:s/></text:p>
          </table:table-cell>
          <table:table-cell office:value-type="float" office:value="13024.555454250891" table:style-name="ce33">
            <text:p><text:s/>13,025<text:s/></text:p>
          </table:table-cell>
          <table:table-cell office:value-type="float" office:value="620" table:style-name="ce33">
            <text:p><text:s/>620<text:s/></text:p>
          </table:table-cell>
          <table:table-cell office:value-type="float" office:value="109531" table:style-name="ce33">
            <text:p><text:s/>109,531<text:s/></text:p>
          </table:table-cell>
          <table:table-cell office:value-type="float" office:value="34716.780151850777" table:style-name="ce33">
            <text:p><text:s/>34,717<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Leeds</text:p>
          </table:table-cell>
          <table:table-cell office:value-type="float" office:value="113" table:style-name="ce33">
            <text:p><text:s/>113<text:s/></text:p>
          </table:table-cell>
          <table:table-cell office:value-type="float" office:value="28065" table:style-name="ce33">
            <text:p><text:s/>28,065<text:s/></text:p>
          </table:table-cell>
          <table:table-cell office:value-type="float" office:value="24189.575120220507" table:style-name="ce33">
            <text:p><text:s/>24,190<text:s/></text:p>
          </table:table-cell>
          <table:table-cell office:value-type="float" office:value="583" table:style-name="ce33">
            <text:p><text:s/>583<text:s/></text:p>
          </table:table-cell>
          <table:table-cell office:value-type="float" office:value="137325" table:style-name="ce33">
            <text:p><text:s/>137,325<text:s/></text:p>
          </table:table-cell>
          <table:table-cell office:value-type="float" office:value="67463.715058837392" table:style-name="ce33">
            <text:p><text:s/>67,464<text:s/></text:p>
          </table:table-cell>
          <table:table-cell office:value-type="float" office:value="117" table:style-name="ce33">
            <text:p><text:s/>117<text:s/></text:p>
          </table:table-cell>
          <table:table-cell office:value-type="float" office:value="28182" table:style-name="ce33">
            <text:p><text:s/>28,182<text:s/></text:p>
          </table:table-cell>
          <table:table-cell office:value-type="float" office:value="24937.965109778474" table:style-name="ce33">
            <text:p><text:s/>24,938<text:s/></text:p>
          </table:table-cell>
          <table:table-cell office:value-type="float" office:value="571" table:style-name="ce33">
            <text:p><text:s/>571<text:s/></text:p>
          </table:table-cell>
          <table:table-cell office:value-type="float" office:value="134627" table:style-name="ce33">
            <text:p><text:s/>134,627<text:s/></text:p>
          </table:table-cell>
          <table:table-cell office:value-type="float" office:value="66580.186459975608" table:style-name="ce33">
            <text:p><text:s/>66,580<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Leicester</text:p>
          </table:table-cell>
          <table:table-cell office:value-type="float" office:value="38" table:style-name="ce33">
            <text:p><text:s/>38<text:s/></text:p>
          </table:table-cell>
          <table:table-cell office:value-type="float" office:value="11376" table:style-name="ce33">
            <text:p><text:s/>11,376<text:s/></text:p>
          </table:table-cell>
          <table:table-cell office:value-type="float" office:value="5637.8963047603538" table:style-name="ce33">
            <text:p><text:s/>5,638<text:s/></text:p>
          </table:table-cell>
          <table:table-cell office:value-type="float" office:value="202" table:style-name="ce33">
            <text:p><text:s/>202<text:s/></text:p>
          </table:table-cell>
          <table:table-cell office:value-type="float" office:value="56669" table:style-name="ce33">
            <text:p><text:s/>56,669<text:s/></text:p>
          </table:table-cell>
          <table:table-cell office:value-type="float" office:value="25010.612692902057" table:style-name="ce33">
            <text:p><text:s/>25,011<text:s/></text:p>
          </table:table-cell>
          <table:table-cell office:value-type="float" office:value="37" table:style-name="ce33">
            <text:p><text:s/>37<text:s/></text:p>
          </table:table-cell>
          <table:table-cell office:value-type="float" office:value="10825" table:style-name="ce33">
            <text:p><text:s/>10,825<text:s/></text:p>
          </table:table-cell>
          <table:table-cell office:value-type="float" office:value="6181.9930652885205" table:style-name="ce33">
            <text:p><text:s/>6,182<text:s/></text:p>
          </table:table-cell>
          <table:table-cell office:value-type="float" office:value="200" table:style-name="ce33">
            <text:p><text:s/>200<text:s/></text:p>
          </table:table-cell>
          <table:table-cell office:value-type="float" office:value="56625" table:style-name="ce33">
            <text:p><text:s/>56,625<text:s/></text:p>
          </table:table-cell>
          <table:table-cell office:value-type="float" office:value="24864.232140107477" table:style-name="ce33">
            <text:p><text:s/>24,864<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Liverpool [note 6]</text:p>
          </table:table-cell>
          <table:table-cell office:value-type="float" office:value="126" table:style-name="ce33">
            <text:p><text:s/>126<text:s/></text:p>
          </table:table-cell>
          <table:table-cell office:value-type="float" office:value="29499" table:style-name="ce33">
            <text:p><text:s/>29,499<text:s/></text:p>
          </table:table-cell>
          <table:table-cell office:value-type="float" office:value="20124.84375" table:style-name="ce33">
            <text:p><text:s/>20,125<text:s/></text:p>
          </table:table-cell>
          <table:table-cell office:value-type="float" office:value="692" table:style-name="ce33">
            <text:p><text:s/>692<text:s/></text:p>
          </table:table-cell>
          <table:table-cell office:value-type="float" office:value="146438" table:style-name="ce33">
            <text:p><text:s/>146,438<text:s/></text:p>
          </table:table-cell>
          <table:table-cell office:value-type="float" office:value="65530.643606188125" table:style-name="ce33">
            <text:p><text:s/>65,531<text:s/></text:p>
          </table:table-cell>
          <table:table-cell office:value-type="float" office:value="136" table:style-name="ce33">
            <text:p><text:s/>136<text:s/></text:p>
          </table:table-cell>
          <table:table-cell office:value-type="float" office:value="30487" table:style-name="ce33">
            <text:p><text:s/>30,487<text:s/></text:p>
          </table:table-cell>
          <table:table-cell office:value-type="float" office:value="22137.464986559142" table:style-name="ce33">
            <text:p><text:s/>22,137<text:s/></text:p>
          </table:table-cell>
          <table:table-cell office:value-type="float" office:value="696" table:style-name="ce33">
            <text:p><text:s/>696<text:s/></text:p>
          </table:table-cell>
          <table:table-cell office:value-type="float" office:value="147334" table:style-name="ce33">
            <text:p><text:s/>147,334<text:s/></text:p>
          </table:table-cell>
          <table:table-cell office:value-type="float" office:value="62446.129413773517" table:style-name="ce33">
            <text:p><text:s/>62,446<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London [note 7]</text:p>
          </table:table-cell>
          <table:table-cell office:value-type="float" office:value="1027" table:style-name="ce33">
            <text:p><text:s/>1,027<text:s/></text:p>
          </table:table-cell>
          <table:table-cell office:value-type="float" office:value="558832" table:style-name="ce33">
            <text:p><text:s/>558,832<text:s/></text:p>
          </table:table-cell>
          <table:table-cell office:value-type="float" office:value="545299.80692716711" table:style-name="ce33">
            <text:p><text:s/>545,300<text:s/></text:p>
          </table:table-cell>
          <table:table-cell office:value-type="float" office:value="4706" table:style-name="ce33">
            <text:p><text:s/>4,706<text:s/></text:p>
          </table:table-cell>
          <table:table-cell office:value-type="float" office:value="2174308" table:style-name="ce33">
            <text:p><text:s/>2,174,308<text:s/></text:p>
          </table:table-cell>
          <table:table-cell office:value-type="float" office:value="996749.5644042393" table:style-name="ce33">
            <text:p><text:s/>996,750<text:s/></text:p>
          </table:table-cell>
          <table:table-cell office:value-type="float" office:value="1010" table:style-name="ce33">
            <text:p><text:s/>1,010<text:s/></text:p>
          </table:table-cell>
          <table:table-cell office:value-type="float" office:value="541317" table:style-name="ce33">
            <text:p><text:s/>541,317<text:s/></text:p>
          </table:table-cell>
          <table:table-cell office:value-type="float" office:value="461888.69189031236" table:style-name="ce33">
            <text:p><text:s/>461,889<text:s/></text:p>
          </table:table-cell>
          <table:table-cell office:value-type="float" office:value="4722" table:style-name="ce33">
            <text:p><text:s/>4,722<text:s/></text:p>
          </table:table-cell>
          <table:table-cell office:value-type="float" office:value="2154248" table:style-name="ce33">
            <text:p><text:s/>2,154,248<text:s/></text:p>
          </table:table-cell>
          <table:table-cell office:value-type="float" office:value="988046.13755603414" table:style-name="ce33">
            <text:p><text:s/>988,046<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Manchester [note 8]</text:p>
          </table:table-cell>
          <table:table-cell office:value-type="float" office:value="177" table:style-name="ce33">
            <text:p><text:s/>177<text:s/></text:p>
          </table:table-cell>
          <table:table-cell office:value-type="float" office:value="38943" table:style-name="ce33">
            <text:p><text:s/>38,943<text:s/></text:p>
          </table:table-cell>
          <table:table-cell office:value-type="float" office:value="29912.441454284672" table:style-name="ce33">
            <text:p><text:s/>29,912<text:s/></text:p>
          </table:table-cell>
          <table:table-cell office:value-type="float" office:value="928" table:style-name="ce33">
            <text:p><text:s/>928<text:s/></text:p>
          </table:table-cell>
          <table:table-cell office:value-type="float" office:value="196262" table:style-name="ce33">
            <text:p><text:s/>196,262<text:s/></text:p>
          </table:table-cell>
          <table:table-cell office:value-type="float" office:value="89419.001962092967" table:style-name="ce33">
            <text:p><text:s/>89,419<text:s/></text:p>
          </table:table-cell>
          <table:table-cell office:value-type="float" office:value="182" table:style-name="ce33">
            <text:p><text:s/>182<text:s/></text:p>
          </table:table-cell>
          <table:table-cell office:value-type="float" office:value="39155" table:style-name="ce33">
            <text:p><text:s/>39,155<text:s/></text:p>
          </table:table-cell>
          <table:table-cell office:value-type="float" office:value="31202.355780155653" table:style-name="ce33">
            <text:p><text:s/>31,202<text:s/></text:p>
          </table:table-cell>
          <table:table-cell office:value-type="float" office:value="923" table:style-name="ce33">
            <text:p><text:s/>923<text:s/></text:p>
          </table:table-cell>
          <table:table-cell office:value-type="float" office:value="195400" table:style-name="ce33">
            <text:p><text:s/>195,400<text:s/></text:p>
          </table:table-cell>
          <table:table-cell office:value-type="float" office:value="87990.924439004972" table:style-name="ce33">
            <text:p><text:s/>87,991<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Newcastle</text:p>
          </table:table-cell>
          <table:table-cell office:value-type="float" office:value="33" table:style-name="ce33">
            <text:p><text:s/>33<text:s/></text:p>
          </table:table-cell>
          <table:table-cell office:value-type="float" office:value="9837" table:style-name="ce33">
            <text:p><text:s/>9,837<text:s/></text:p>
          </table:table-cell>
          <table:table-cell office:value-type="float" office:value="4302.2688088774212" table:style-name="ce33">
            <text:p><text:s/>4,302<text:s/></text:p>
          </table:table-cell>
          <table:table-cell office:value-type="float" office:value="196" table:style-name="ce33">
            <text:p><text:s/>196<text:s/></text:p>
          </table:table-cell>
          <table:table-cell office:value-type="float" office:value="53465.000000000007" table:style-name="ce33">
            <text:p><text:s/>53,465<text:s/></text:p>
          </table:table-cell>
          <table:table-cell office:value-type="float" office:value="21264.0999277917" table:style-name="ce33">
            <text:p><text:s/>21,264<text:s/></text:p>
          </table:table-cell>
          <table:table-cell office:value-type="float" office:value="38" table:style-name="ce33">
            <text:p><text:s/>38<text:s/></text:p>
          </table:table-cell>
          <table:table-cell office:value-type="float" office:value="9560" table:style-name="ce33">
            <text:p><text:s/>9,560<text:s/></text:p>
          </table:table-cell>
          <table:table-cell office:value-type="float" office:value="5778.1277612614258" table:style-name="ce33">
            <text:p><text:s/>5,778<text:s/></text:p>
          </table:table-cell>
          <table:table-cell office:value-type="float" office:value="191" table:style-name="ce33">
            <text:p><text:s/>191<text:s/></text:p>
          </table:table-cell>
          <table:table-cell office:value-type="float" office:value="52727" table:style-name="ce33">
            <text:p><text:s/>52,727<text:s/></text:p>
          </table:table-cell>
          <table:table-cell office:value-type="float" office:value="21902.901618330296" table:style-name="ce33">
            <text:p><text:s/>21,903<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Nottingham</text:p>
          </table:table-cell>
          <table:table-cell office:value-type="float" office:value="34" table:style-name="ce33">
            <text:p><text:s/>34<text:s/></text:p>
          </table:table-cell>
          <table:table-cell office:value-type="float" office:value="7084" table:style-name="ce33">
            <text:p><text:s/>7,084<text:s/></text:p>
          </table:table-cell>
          <table:table-cell office:value-type="float" office:value="3968.7086513024014" table:style-name="ce33">
            <text:p><text:s/>3,969<text:s/></text:p>
          </table:table-cell>
          <table:table-cell office:value-type="float" office:value="210" table:style-name="ce33">
            <text:p><text:s/>210<text:s/></text:p>
          </table:table-cell>
          <table:table-cell office:value-type="float" office:value="43133" table:style-name="ce33">
            <text:p><text:s/>43,133<text:s/></text:p>
          </table:table-cell>
          <table:table-cell office:value-type="float" office:value="13728.875250485717" table:style-name="ce33">
            <text:p><text:s/>13,729<text:s/></text:p>
          </table:table-cell>
          <table:table-cell office:value-type="float" office:value="40" table:style-name="ce33">
            <text:p><text:s/>40<text:s/></text:p>
          </table:table-cell>
          <table:table-cell office:value-type="float" office:value="7663" table:style-name="ce33">
            <text:p><text:s/>7,663<text:s/></text:p>
          </table:table-cell>
          <table:table-cell office:value-type="float" office:value="4393.6277303197894" table:style-name="ce33">
            <text:p><text:s/>4,394<text:s/></text:p>
          </table:table-cell>
          <table:table-cell office:value-type="float" office:value="208" table:style-name="ce33">
            <text:p><text:s/>208<text:s/></text:p>
          </table:table-cell>
          <table:table-cell office:value-type="float" office:value="42507" table:style-name="ce33">
            <text:p><text:s/>42,507<text:s/></text:p>
          </table:table-cell>
          <table:table-cell office:value-type="float" office:value="13144.159901844383" table:style-name="ce33">
            <text:p><text:s/>13,144<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Sheffield</text:p>
          </table:table-cell>
          <table:table-cell office:value-type="float" office:value="58" table:style-name="ce33">
            <text:p><text:s/>58<text:s/></text:p>
          </table:table-cell>
          <table:table-cell office:value-type="float" office:value="11533" table:style-name="ce33">
            <text:p><text:s/>11,533<text:s/></text:p>
          </table:table-cell>
          <table:table-cell office:value-type="float" office:value="7182.3317566623109" table:style-name="ce33">
            <text:p><text:s/>7,182<text:s/></text:p>
          </table:table-cell>
          <table:table-cell office:value-type="float" office:value="345" table:style-name="ce33">
            <text:p><text:s/>345<text:s/></text:p>
          </table:table-cell>
          <table:table-cell office:value-type="float" office:value="66610" table:style-name="ce33">
            <text:p><text:s/>66,610<text:s/></text:p>
          </table:table-cell>
          <table:table-cell office:value-type="float" office:value="31027.108518266981" table:style-name="ce33">
            <text:p><text:s/>31,027<text:s/></text:p>
          </table:table-cell>
          <table:table-cell office:value-type="float" office:value="63" table:style-name="ce33">
            <text:p><text:s/>63<text:s/></text:p>
          </table:table-cell>
          <table:table-cell office:value-type="float" office:value="12056" table:style-name="ce33">
            <text:p><text:s/>12,056<text:s/></text:p>
          </table:table-cell>
          <table:table-cell office:value-type="float" office:value="9127.2638756503984" table:style-name="ce33">
            <text:p><text:s/>9,127<text:s/></text:p>
          </table:table-cell>
          <table:table-cell office:value-type="float" office:value="345" table:style-name="ce33">
            <text:p><text:s/>345<text:s/></text:p>
          </table:table-cell>
          <table:table-cell office:value-type="float" office:value="67035" table:style-name="ce33">
            <text:p><text:s/>67,035<text:s/></text:p>
          </table:table-cell>
          <table:table-cell office:value-type="float" office:value="31924.516869802213" table:style-name="ce33">
            <text:p><text:s/>31,925<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Elephant and Castle (for Blackfriars)</text:p>
          </table:table-cell>
          <table:table-cell office:value-type="float" office:value="34" table:style-name="ce33">
            <text:p><text:s/>34<text:s/></text:p>
          </table:table-cell>
          <table:table-cell office:value-type="float" office:value="18539" table:style-name="ce33">
            <text:p><text:s/>18,539<text:s/></text:p>
          </table:table-cell>
          <table:table-cell office:value-type="float" office:value="23503" table:style-name="ce33">
            <text:p><text:s/>23,503<text:s/></text:p>
          </table:table-cell>
          <table:table-cell office:value-type="float" office:value="134" table:style-name="ce33">
            <text:p><text:s/>134<text:s/></text:p>
          </table:table-cell>
          <table:table-cell office:value-type="float" office:value="70738.000000000015" table:style-name="ce33">
            <text:p><text:s/>70,738<text:s/></text:p>
          </table:table-cell>
          <table:table-cell office:value-type="float" office:value="32756" table:style-name="ce33">
            <text:p><text:s/>32,756<text:s/></text:p>
          </table:table-cell>
          <table:table-cell office:value-type="float" office:value="30" table:style-name="ce33">
            <text:p><text:s/>30<text:s/></text:p>
          </table:table-cell>
          <table:table-cell office:value-type="float" office:value="16405" table:style-name="ce33">
            <text:p><text:s/>16,405<text:s/></text:p>
          </table:table-cell>
          <table:table-cell office:value-type="float" office:value="15195" table:style-name="ce33">
            <text:p><text:s/>15,195<text:s/></text:p>
          </table:table-cell>
          <table:table-cell office:value-type="float" office:value="133" table:style-name="ce33">
            <text:p><text:s/>133<text:s/></text:p>
          </table:table-cell>
          <table:table-cell office:value-type="float" office:value="68927" table:style-name="ce33">
            <text:p><text:s/>68,927<text:s/></text:p>
          </table:table-cell>
          <table:table-cell office:value-type="float" office:value="26207" table:style-name="ce33">
            <text:p><text:s/>26,207<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Euston</text:p>
          </table:table-cell>
          <table:table-cell office:value-type="float" office:value="62" table:style-name="ce33">
            <text:p><text:s/>62<text:s/></text:p>
          </table:table-cell>
          <table:table-cell office:value-type="float" office:value="31465" table:style-name="ce33">
            <text:p><text:s/>31,465<text:s/></text:p>
          </table:table-cell>
          <table:table-cell office:value-type="float" office:value="28551.750981491605" table:style-name="ce33">
            <text:p><text:s/>28,552<text:s/></text:p>
          </table:table-cell>
          <table:table-cell office:value-type="float" office:value="318" table:style-name="ce33">
            <text:p><text:s/>318<text:s/></text:p>
          </table:table-cell>
          <table:table-cell office:value-type="float" office:value="130240" table:style-name="ce33">
            <text:p><text:s/>130,240<text:s/></text:p>
          </table:table-cell>
          <table:table-cell office:value-type="float" office:value="72760.571057993409" table:style-name="ce33">
            <text:p><text:s/>72,761<text:s/></text:p>
          </table:table-cell>
          <table:table-cell office:value-type="float" office:value="66" table:style-name="ce33">
            <text:p><text:s/>66<text:s/></text:p>
          </table:table-cell>
          <table:table-cell office:value-type="float" office:value="32837" table:style-name="ce33">
            <text:p><text:s/>32,837<text:s/></text:p>
          </table:table-cell>
          <table:table-cell office:value-type="float" office:value="26718.046759298093" table:style-name="ce33">
            <text:p><text:s/>26,718<text:s/></text:p>
          </table:table-cell>
          <table:table-cell office:value-type="float" office:value="319" table:style-name="ce33">
            <text:p><text:s/>319<text:s/></text:p>
          </table:table-cell>
          <table:table-cell office:value-type="float" office:value="130792" table:style-name="ce33">
            <text:p><text:s/>130,792<text:s/></text:p>
          </table:table-cell>
          <table:table-cell office:value-type="float" office:value="73675.222378903971" table:style-name="ce33">
            <text:p><text:s/>73,675<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Fenchurch Street</text:p>
          </table:table-cell>
          <table:table-cell office:value-type="float" office:value="47" table:style-name="ce33">
            <text:p><text:s/>47<text:s/></text:p>
          </table:table-cell>
          <table:table-cell office:value-type="float" office:value="25944" table:style-name="ce33">
            <text:p><text:s/>25,944<text:s/></text:p>
          </table:table-cell>
          <table:table-cell office:value-type="float" office:value="24271" table:style-name="ce33">
            <text:p><text:s/>24,271<text:s/></text:p>
          </table:table-cell>
          <table:table-cell office:value-type="float" office:value="172" table:style-name="ce33">
            <text:p><text:s/>172<text:s/></text:p>
          </table:table-cell>
          <table:table-cell office:value-type="float" office:value="75294" table:style-name="ce33">
            <text:p><text:s/>75,294<text:s/></text:p>
          </table:table-cell>
          <table:table-cell office:value-type="float" office:value="34006" table:style-name="ce33">
            <text:p><text:s/>34,006<text:s/></text:p>
          </table:table-cell>
          <table:table-cell office:value-type="float" office:value="44" table:style-name="ce33">
            <text:p><text:s/>44<text:s/></text:p>
          </table:table-cell>
          <table:table-cell office:value-type="float" office:value="25380" table:style-name="ce33">
            <text:p><text:s/>25,380<text:s/></text:p>
          </table:table-cell>
          <table:table-cell office:value-type="float" office:value="20476" table:style-name="ce33">
            <text:p><text:s/>20,476<text:s/></text:p>
          </table:table-cell>
          <table:table-cell office:value-type="float" office:value="169" table:style-name="ce33">
            <text:p><text:s/>169<text:s/></text:p>
          </table:table-cell>
          <table:table-cell office:value-type="float" office:value="72474" table:style-name="ce33">
            <text:p><text:s/>72,474<text:s/></text:p>
          </table:table-cell>
          <table:table-cell office:value-type="float" office:value="32682" table:style-name="ce33">
            <text:p><text:s/>32,682<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Kings Cross</text:p>
          </table:table-cell>
          <table:table-cell office:value-type="float" office:value="47" table:style-name="ce33">
            <text:p><text:s/>47<text:s/></text:p>
          </table:table-cell>
          <table:table-cell office:value-type="float" office:value="27396" table:style-name="ce33">
            <text:p><text:s/>27,396<text:s/></text:p>
          </table:table-cell>
          <table:table-cell office:value-type="float" office:value="19363.591289736134" table:style-name="ce33">
            <text:p><text:s/>19,364<text:s/></text:p>
          </table:table-cell>
          <table:table-cell office:value-type="float" office:value="218" table:style-name="ce33">
            <text:p><text:s/>218<text:s/></text:p>
          </table:table-cell>
          <table:table-cell office:value-type="float" office:value="101522" table:style-name="ce33">
            <text:p><text:s/>101,522<text:s/></text:p>
          </table:table-cell>
          <table:table-cell office:value-type="float" office:value="45588.047295423974" table:style-name="ce33">
            <text:p><text:s/>45,588<text:s/></text:p>
          </table:table-cell>
          <table:table-cell office:value-type="float" office:value="50" table:style-name="ce33">
            <text:p><text:s/>50<text:s/></text:p>
          </table:table-cell>
          <table:table-cell office:value-type="float" office:value="28181" table:style-name="ce33">
            <text:p><text:s/>28,181<text:s/></text:p>
          </table:table-cell>
          <table:table-cell office:value-type="float" office:value="21676.526882364062" table:style-name="ce33">
            <text:p><text:s/>21,677<text:s/></text:p>
          </table:table-cell>
          <table:table-cell office:value-type="float" office:value="222" table:style-name="ce33">
            <text:p><text:s/>222<text:s/></text:p>
          </table:table-cell>
          <table:table-cell office:value-type="float" office:value="100066" table:style-name="ce33">
            <text:p><text:s/>100,066<text:s/></text:p>
          </table:table-cell>
          <table:table-cell office:value-type="float" office:value="51467.7956981881" table:style-name="ce33">
            <text:p><text:s/>51,468<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Liverpool Street [note 16]</text:p>
          </table:table-cell>
          <table:table-cell office:value-type="float" office:value="153" table:style-name="ce33">
            <text:p><text:s/>153<text:s/></text:p>
          </table:table-cell>
          <table:table-cell office:value-type="float" office:value="94900" table:style-name="ce33">
            <text:p><text:s/>94,900<text:s/></text:p>
          </table:table-cell>
          <table:table-cell office:value-type="float" office:value="62898" table:style-name="ce33">
            <text:p><text:s/>62,898<text:s/></text:p>
          </table:table-cell>
          <table:table-cell office:value-type="float" office:value="657" table:style-name="ce33">
            <text:p><text:s/>657<text:s/></text:p>
          </table:table-cell>
          <table:table-cell office:value-type="float" office:value="350091.00000000006" table:style-name="ce33">
            <text:p><text:s/>350,091<text:s/></text:p>
          </table:table-cell>
          <table:table-cell office:value-type="float" office:value="99103.000000000015" table:style-name="ce33">
            <text:p><text:s/>99,103<text:s/></text:p>
          </table:table-cell>
          <table:table-cell office:value-type="float" office:value="148" table:style-name="ce33">
            <text:p><text:s/>148<text:s/></text:p>
          </table:table-cell>
          <table:table-cell office:value-type="float" office:value="92428" table:style-name="ce33">
            <text:p><text:s/>92,428<text:s/></text:p>
          </table:table-cell>
          <table:table-cell office:value-type="float" office:value="56558" table:style-name="ce33">
            <text:p><text:s/>56,558<text:s/></text:p>
          </table:table-cell>
          <table:table-cell office:value-type="float" office:value="645" table:style-name="ce33">
            <text:p><text:s/>645<text:s/></text:p>
          </table:table-cell>
          <table:table-cell office:value-type="float" office:value="337992" table:style-name="ce33">
            <text:p><text:s/>337,992<text:s/></text:p>
          </table:table-cell>
          <table:table-cell office:value-type="float" office:value="104215" table:style-name="ce33">
            <text:p><text:s/>104,215<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London Bridge [note 10]</text:p>
          </table:table-cell>
          <table:table-cell office:value-type="float" office:value="203" table:style-name="ce33">
            <text:p><text:s/>203<text:s/></text:p>
          </table:table-cell>
          <table:table-cell office:value-type="float" office:value="121706" table:style-name="ce33">
            <text:p><text:s/>121,706<text:s/></text:p>
          </table:table-cell>
          <table:table-cell office:value-type="float" office:value="139350" table:style-name="ce33">
            <text:p><text:s/>139,350<text:s/></text:p>
          </table:table-cell>
          <table:table-cell office:value-type="float" office:value="861" table:style-name="ce33">
            <text:p><text:s/>861<text:s/></text:p>
          </table:table-cell>
          <table:table-cell office:value-type="float" office:value="431631" table:style-name="ce33">
            <text:p><text:s/>431,631<text:s/></text:p>
          </table:table-cell>
          <table:table-cell office:value-type="float" office:value="227093" table:style-name="ce33">
            <text:p><text:s/>227,093<text:s/></text:p>
          </table:table-cell>
          <table:table-cell office:value-type="float" office:value="196" table:style-name="ce33">
            <text:p><text:s/>196<text:s/></text:p>
          </table:table-cell>
          <table:table-cell office:value-type="float" office:value="113288" table:style-name="ce33">
            <text:p><text:s/>113,288<text:s/></text:p>
          </table:table-cell>
          <table:table-cell office:value-type="float" office:value="109852" table:style-name="ce33">
            <text:p><text:s/>109,852<text:s/></text:p>
          </table:table-cell>
          <table:table-cell office:value-type="float" office:value="880" table:style-name="ce33">
            <text:p><text:s/>880<text:s/></text:p>
          </table:table-cell>
          <table:table-cell office:value-type="float" office:value="436743" table:style-name="ce33">
            <text:p><text:s/>436,743<text:s/></text:p>
          </table:table-cell>
          <table:table-cell office:value-type="float" office:value="214155" table:style-name="ce33">
            <text:p><text:s/>214,155<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Marylebone [note 16]</text:p>
          </table:table-cell>
          <table:table-cell office:value-type="float" office:value="44" table:style-name="ce33">
            <text:p><text:s/>44<text:s/></text:p>
          </table:table-cell>
          <table:table-cell office:value-type="float" office:value="14132" table:style-name="ce33">
            <text:p><text:s/>14,132<text:s/></text:p>
          </table:table-cell>
          <table:table-cell office:value-type="float" office:value="13237" table:style-name="ce33">
            <text:p><text:s/>13,237<text:s/></text:p>
          </table:table-cell>
          <table:table-cell office:value-type="float" office:value="173" table:style-name="ce33">
            <text:p><text:s/>173<text:s/></text:p>
          </table:table-cell>
          <table:table-cell office:value-type="float" office:value="45628" table:style-name="ce33">
            <text:p><text:s/>45,628<text:s/></text:p>
          </table:table-cell>
          <table:table-cell office:value-type="float" office:value="24029" table:style-name="ce33">
            <text:p><text:s/>24,029<text:s/></text:p>
          </table:table-cell>
          <table:table-cell office:value-type="float" office:value="44" table:style-name="ce33">
            <text:p><text:s/>44<text:s/></text:p>
          </table:table-cell>
          <table:table-cell office:value-type="float" office:value="12924" table:style-name="ce33">
            <text:p><text:s/>12,924<text:s/></text:p>
          </table:table-cell>
          <table:table-cell office:value-type="float" office:value="11303" table:style-name="ce33">
            <text:p><text:s/>11,303<text:s/></text:p>
          </table:table-cell>
          <table:table-cell office:value-type="float" office:value="179" table:style-name="ce33">
            <text:p><text:s/>179<text:s/></text:p>
          </table:table-cell>
          <table:table-cell office:value-type="float" office:value="46112" table:style-name="ce33">
            <text:p><text:s/>46,112<text:s/></text:p>
          </table:table-cell>
          <table:table-cell office:value-type="float" office:value="24059" table:style-name="ce33">
            <text:p><text:s/>24,059<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0861" table:style-name="ce33">
            <text:p><text:s/>10,861<text:s/></text:p>
          </table:table-cell>
          <table:table-cell office:value-type="float" office:value="109" table:style-name="ce33">
            <text:p><text:s/>109<text:s/></text:p>
          </table:table-cell>
          <table:table-cell office:value-type="float" office:value="43848" table:style-name="ce33">
            <text:p><text:s/>43,848<text:s/></text:p>
          </table:table-cell>
          <table:table-cell office:value-type="float" office:value="14644" table:style-name="ce33">
            <text:p><text:s/>14,644<text:s/></text:p>
          </table:table-cell>
          <table:table-cell office:value-type="float" office:value="32" table:style-name="ce33">
            <text:p><text:s/>32<text:s/></text:p>
          </table:table-cell>
          <table:table-cell office:value-type="float" office:value="14616" table:style-name="ce33">
            <text:p><text:s/>14,616<text:s/></text:p>
          </table:table-cell>
          <table:table-cell office:value-type="float" office:value="9344" table:style-name="ce33">
            <text:p><text:s/>9,344<text:s/></text:p>
          </table:table-cell>
          <table:table-cell office:value-type="float" office:value="108" table:style-name="ce33">
            <text:p><text:s/>108<text:s/></text:p>
          </table:table-cell>
          <table:table-cell office:value-type="float" office:value="43384" table:style-name="ce33">
            <text:p><text:s/>43,384<text:s/></text:p>
          </table:table-cell>
          <table:table-cell office:value-type="float" office:value="14936" table:style-name="ce33">
            <text:p><text:s/>14,936<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Paddington [note 11]</text:p>
          </table:table-cell>
          <table:table-cell office:value-type="float" office:value="64" table:style-name="ce33">
            <text:p><text:s/>64<text:s/></text:p>
          </table:table-cell>
          <table:table-cell office:value-type="float" office:value="27047" table:style-name="ce33">
            <text:p><text:s/>27,047<text:s/></text:p>
          </table:table-cell>
          <table:table-cell office:value-type="float" office:value="24564.506719431469" table:style-name="ce33">
            <text:p><text:s/>24,565<text:s/></text:p>
          </table:table-cell>
          <table:table-cell office:value-type="float" office:value="294" table:style-name="ce33">
            <text:p><text:s/>294<text:s/></text:p>
          </table:table-cell>
          <table:table-cell office:value-type="float" office:value="111424" table:style-name="ce33">
            <text:p><text:s/>111,424<text:s/></text:p>
          </table:table-cell>
          <table:table-cell office:value-type="float" office:value="58406.001072044019" table:style-name="ce33">
            <text:p><text:s/>58,406<text:s/></text:p>
          </table:table-cell>
          <table:table-cell office:value-type="float" office:value="60" table:style-name="ce33">
            <text:p><text:s/>60<text:s/></text:p>
          </table:table-cell>
          <table:table-cell office:value-type="float" office:value="26596" table:style-name="ce33">
            <text:p><text:s/>26,596<text:s/></text:p>
          </table:table-cell>
          <table:table-cell office:value-type="float" office:value="24303.074975024974" table:style-name="ce33">
            <text:p><text:s/>24,303<text:s/></text:p>
          </table:table-cell>
          <table:table-cell office:value-type="float" office:value="292" table:style-name="ce33">
            <text:p><text:s/>292<text:s/></text:p>
          </table:table-cell>
          <table:table-cell office:value-type="float" office:value="112165" table:style-name="ce33">
            <text:p><text:s/>112,165<text:s/></text:p>
          </table:table-cell>
          <table:table-cell office:value-type="float" office:value="60681.085369975743" table:style-name="ce33">
            <text:p><text:s/>60,681<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St Pancras International</text:p>
          </table:table-cell>
          <table:table-cell office:value-type="float" office:value="68" table:style-name="ce33">
            <text:p><text:s/>68<text:s/></text:p>
          </table:table-cell>
          <table:table-cell office:value-type="float" office:value="34767" table:style-name="ce33">
            <text:p><text:s/>34,767<text:s/></text:p>
          </table:table-cell>
          <table:table-cell office:value-type="float" office:value="34289.957936507933" table:style-name="ce33">
            <text:p><text:s/>34,290<text:s/></text:p>
          </table:table-cell>
          <table:table-cell office:value-type="float" office:value="342" table:style-name="ce33">
            <text:p><text:s/>342<text:s/></text:p>
          </table:table-cell>
          <table:table-cell office:value-type="float" office:value="149142" table:style-name="ce33">
            <text:p><text:s/>149,142<text:s/></text:p>
          </table:table-cell>
          <table:table-cell office:value-type="float" office:value="65719.944978777974" table:style-name="ce33">
            <text:p><text:s/>65,720<text:s/></text:p>
          </table:table-cell>
          <table:table-cell office:value-type="float" office:value="70" table:style-name="ce33">
            <text:p><text:s/>70<text:s/></text:p>
          </table:table-cell>
          <table:table-cell office:value-type="float" office:value="34537" table:style-name="ce33">
            <text:p><text:s/>34,537<text:s/></text:p>
          </table:table-cell>
          <table:table-cell office:value-type="float" office:value="27068.043273625241" table:style-name="ce33">
            <text:p><text:s/>27,068<text:s/></text:p>
          </table:table-cell>
          <table:table-cell office:value-type="float" office:value="345" table:style-name="ce33">
            <text:p><text:s/>345<text:s/></text:p>
          </table:table-cell>
          <table:table-cell office:value-type="float" office:value="151338" table:style-name="ce33">
            <text:p><text:s/>151,338<text:s/></text:p>
          </table:table-cell>
          <table:table-cell office:value-type="float" office:value="64126.034108966363" table:style-name="ce33">
            <text:p><text:s/>64,126<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Victoria [note 13]</text:p>
          </table:table-cell>
          <table:table-cell office:value-type="float" office:value="125" table:style-name="ce33">
            <text:p><text:s/>125<text:s/></text:p>
          </table:table-cell>
          <table:table-cell office:value-type="float" office:value="68300" table:style-name="ce33">
            <text:p><text:s/>68,300<text:s/></text:p>
          </table:table-cell>
          <table:table-cell office:value-type="float" office:value="59978" table:style-name="ce33">
            <text:p><text:s/>59,978<text:s/></text:p>
          </table:table-cell>
          <table:table-cell office:value-type="float" office:value="676" table:style-name="ce33">
            <text:p><text:s/>676<text:s/></text:p>
          </table:table-cell>
          <table:table-cell office:value-type="float" office:value="308202" table:style-name="ce33">
            <text:p><text:s/>308,202<text:s/></text:p>
          </table:table-cell>
          <table:table-cell office:value-type="float" office:value="120854" table:style-name="ce33">
            <text:p><text:s/>120,854<text:s/></text:p>
          </table:table-cell>
          <table:table-cell office:value-type="float" office:value="121" table:style-name="ce33">
            <text:p><text:s/>121<text:s/></text:p>
          </table:table-cell>
          <table:table-cell office:value-type="float" office:value="66677" table:style-name="ce33">
            <text:p><text:s/>66,677<text:s/></text:p>
          </table:table-cell>
          <table:table-cell office:value-type="float" office:value="52050" table:style-name="ce33">
            <text:p><text:s/>52,050<text:s/></text:p>
          </table:table-cell>
          <table:table-cell office:value-type="float" office:value="677" table:style-name="ce33">
            <text:p><text:s/>677<text:s/></text:p>
          </table:table-cell>
          <table:table-cell office:value-type="float" office:value="303665" table:style-name="ce33">
            <text:p><text:s/>303,665<text:s/></text:p>
          </table:table-cell>
          <table:table-cell office:value-type="float" office:value="113915" table:style-name="ce33">
            <text:p><text:s/>113,915<text:s/></text:p>
          </table:table-cell>
          <table:table-cell table:number-columns-repeated="16370"/>
        </table:table-row>
        <table:table-row table:style-name="ro6">
          <table:table-cell office:value-type="float" office:value="2013" table:style-name="ce32">
            <text:p>2013</text:p>
          </table:table-cell>
          <table:table-cell office:value-type="string" table:style-name="ce18">
            <text:p><text:s text:c="3"/>Vauxhall (for Waterloo)</text:p>
          </table:table-cell>
          <table:table-cell office:value-type="float" office:value="149" table:style-name="ce33">
            <text:p><text:s/>149<text:s/></text:p>
          </table:table-cell>
          <table:table-cell office:value-type="float" office:value="80716" table:style-name="ce33">
            <text:p><text:s/>80,716<text:s/></text:p>
          </table:table-cell>
          <table:table-cell office:value-type="float" office:value="104432" table:style-name="ce33">
            <text:p><text:s/>104,432<text:s/></text:p>
          </table:table-cell>
          <table:table-cell office:value-type="float" office:value="752" table:style-name="ce33">
            <text:p><text:s/>752<text:s/></text:p>
          </table:table-cell>
          <table:table-cell office:value-type="float" office:value="356548" table:style-name="ce33">
            <text:p><text:s/>356,548<text:s/></text:p>
          </table:table-cell>
          <table:table-cell office:value-type="float" office:value="201790" table:style-name="ce33">
            <text:p><text:s/>201,790<text:s/></text:p>
          </table:table-cell>
          <table:table-cell office:value-type="float" office:value="149" table:style-name="ce33">
            <text:p><text:s/>149<text:s/></text:p>
          </table:table-cell>
          <table:table-cell office:value-type="float" office:value="77448" table:style-name="ce33">
            <text:p><text:s/>77,448<text:s/></text:p>
          </table:table-cell>
          <table:table-cell office:value-type="float" office:value="87345" table:style-name="ce33">
            <text:p><text:s/>87,345<text:s/></text:p>
          </table:table-cell>
          <table:table-cell office:value-type="float" office:value="753" table:style-name="ce33">
            <text:p><text:s/>753<text:s/></text:p>
          </table:table-cell>
          <table:table-cell office:value-type="float" office:value="350590" table:style-name="ce33">
            <text:p><text:s/>350,590<text:s/></text:p>
          </table:table-cell>
          <table:table-cell office:value-type="float" office:value="207927" table:style-name="ce33">
            <text:p><text:s/>207,927<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Birmingham [note 3]</text:p>
          </table:table-cell>
          <table:table-cell office:value-type="float" office:value="179" table:style-name="ce33">
            <text:p><text:s/>179<text:s/></text:p>
          </table:table-cell>
          <table:table-cell office:value-type="float" office:value="51826" table:style-name="ce33">
            <text:p><text:s/>51,826<text:s/></text:p>
          </table:table-cell>
          <table:table-cell office:value-type="float" office:value="39472.835099160468" table:style-name="ce33">
            <text:p><text:s/>39,473<text:s/></text:p>
          </table:table-cell>
          <table:table-cell office:value-type="float" office:value="960" table:style-name="ce33">
            <text:p><text:s/>960<text:s/></text:p>
          </table:table-cell>
          <table:table-cell office:value-type="float" office:value="269019" table:style-name="ce33">
            <text:p><text:s/>269,019<text:s/></text:p>
          </table:table-cell>
          <table:table-cell office:value-type="float" office:value="115768.86778675155" table:style-name="ce33">
            <text:p><text:s/>115,769<text:s/></text:p>
          </table:table-cell>
          <table:table-cell office:value-type="float" office:value="186" table:style-name="ce33">
            <text:p><text:s/>186<text:s/></text:p>
          </table:table-cell>
          <table:table-cell office:value-type="float" office:value="51668" table:style-name="ce33">
            <text:p><text:s/>51,668<text:s/></text:p>
          </table:table-cell>
          <table:table-cell office:value-type="float" office:value="40488.725317724857" table:style-name="ce33">
            <text:p><text:s/>40,489<text:s/></text:p>
          </table:table-cell>
          <table:table-cell office:value-type="float" office:value="953" table:style-name="ce33">
            <text:p><text:s/>953<text:s/></text:p>
          </table:table-cell>
          <table:table-cell office:value-type="float" office:value="265941" table:style-name="ce33">
            <text:p><text:s/>265,941<text:s/></text:p>
          </table:table-cell>
          <table:table-cell office:value-type="float" office:value="112303.53330054006" table:style-name="ce33">
            <text:p><text:s/>112,304<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Bristol [note 4]</text:p>
          </table:table-cell>
          <table:table-cell office:value-type="float" office:value="52" table:style-name="ce33">
            <text:p><text:s/>52<text:s/></text:p>
          </table:table-cell>
          <table:table-cell office:value-type="float" office:value="14349" table:style-name="ce33">
            <text:p><text:s/>14,349<text:s/></text:p>
          </table:table-cell>
          <table:table-cell office:value-type="float" office:value="8035.9910714285716" table:style-name="ce33">
            <text:p><text:s/>8,036<text:s/></text:p>
          </table:table-cell>
          <table:table-cell office:value-type="float" office:value="267" table:style-name="ce33">
            <text:p><text:s/>267<text:s/></text:p>
          </table:table-cell>
          <table:table-cell office:value-type="float" office:value="70179" table:style-name="ce33">
            <text:p><text:s/>70,179<text:s/></text:p>
          </table:table-cell>
          <table:table-cell office:value-type="float" office:value="28137.963690476186" table:style-name="ce33">
            <text:p><text:s/>28,138<text:s/></text:p>
          </table:table-cell>
          <table:table-cell office:value-type="float" office:value="51" table:style-name="ce33">
            <text:p><text:s/>51<text:s/></text:p>
          </table:table-cell>
          <table:table-cell office:value-type="float" office:value="13071" table:style-name="ce33">
            <text:p><text:s/>13,071<text:s/></text:p>
          </table:table-cell>
          <table:table-cell office:value-type="float" office:value="9599.951659451659" table:style-name="ce33">
            <text:p><text:s/>9,600<text:s/></text:p>
          </table:table-cell>
          <table:table-cell office:value-type="float" office:value="259" table:style-name="ce33">
            <text:p><text:s/>259<text:s/></text:p>
          </table:table-cell>
          <table:table-cell office:value-type="float" office:value="68251" table:style-name="ce33">
            <text:p><text:s/>68,251<text:s/></text:p>
          </table:table-cell>
          <table:table-cell office:value-type="float" office:value="28460.510488449458" table:style-name="ce33">
            <text:p><text:s/>28,461<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Cardiff [note 5]</text:p>
          </table:table-cell>
          <table:table-cell office:value-type="float" office:value="114" table:style-name="ce33">
            <text:p><text:s/>114<text:s/></text:p>
          </table:table-cell>
          <table:table-cell office:value-type="float" office:value="20453" table:style-name="ce33">
            <text:p><text:s/>20,453<text:s/></text:p>
          </table:table-cell>
          <table:table-cell office:value-type="float" office:value="12423.021804722528" table:style-name="ce33">
            <text:p><text:s/>12,423<text:s/></text:p>
          </table:table-cell>
          <table:table-cell office:value-type="float" office:value="619" table:style-name="ce33">
            <text:p><text:s/>619<text:s/></text:p>
          </table:table-cell>
          <table:table-cell office:value-type="float" office:value="109621" table:style-name="ce33">
            <text:p><text:s/>109,621<text:s/></text:p>
          </table:table-cell>
          <table:table-cell office:value-type="float" office:value="34820.648654297765" table:style-name="ce33">
            <text:p><text:s/>34,821<text:s/></text:p>
          </table:table-cell>
          <table:table-cell office:value-type="float" office:value="116" table:style-name="ce33">
            <text:p><text:s/>116<text:s/></text:p>
          </table:table-cell>
          <table:table-cell office:value-type="float" office:value="20631" table:style-name="ce33">
            <text:p><text:s/>20,631<text:s/></text:p>
          </table:table-cell>
          <table:table-cell office:value-type="float" office:value="12952.265014321674" table:style-name="ce33">
            <text:p><text:s/>12,952<text:s/></text:p>
          </table:table-cell>
          <table:table-cell office:value-type="float" office:value="621" table:style-name="ce33">
            <text:p><text:s/>621<text:s/></text:p>
          </table:table-cell>
          <table:table-cell office:value-type="float" office:value="109259" table:style-name="ce33">
            <text:p><text:s/>109,259<text:s/></text:p>
          </table:table-cell>
          <table:table-cell office:value-type="float" office:value="35778.375389673944" table:style-name="ce33">
            <text:p><text:s/>35,778<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Leeds</text:p>
          </table:table-cell>
          <table:table-cell office:value-type="float" office:value="120" table:style-name="ce33">
            <text:p><text:s/>120<text:s/></text:p>
          </table:table-cell>
          <table:table-cell office:value-type="float" office:value="29370" table:style-name="ce33">
            <text:p><text:s/>29,370<text:s/></text:p>
          </table:table-cell>
          <table:table-cell office:value-type="float" office:value="25896.694779214322" table:style-name="ce33">
            <text:p><text:s/>25,897<text:s/></text:p>
          </table:table-cell>
          <table:table-cell office:value-type="float" office:value="617" table:style-name="ce33">
            <text:p><text:s/>617<text:s/></text:p>
          </table:table-cell>
          <table:table-cell office:value-type="float" office:value="145063" table:style-name="ce33">
            <text:p><text:s/>145,063<text:s/></text:p>
          </table:table-cell>
          <table:table-cell office:value-type="float" office:value="70818.758204153375" table:style-name="ce33">
            <text:p><text:s/>70,819<text:s/></text:p>
          </table:table-cell>
          <table:table-cell office:value-type="float" office:value="123" table:style-name="ce33">
            <text:p><text:s/>123<text:s/></text:p>
          </table:table-cell>
          <table:table-cell office:value-type="float" office:value="30444" table:style-name="ce33">
            <text:p><text:s/>30,444<text:s/></text:p>
          </table:table-cell>
          <table:table-cell office:value-type="float" office:value="26884.8483365621" table:style-name="ce33">
            <text:p><text:s/>26,885<text:s/></text:p>
          </table:table-cell>
          <table:table-cell office:value-type="float" office:value="607" table:style-name="ce33">
            <text:p><text:s/>607<text:s/></text:p>
          </table:table-cell>
          <table:table-cell office:value-type="float" office:value="143380" table:style-name="ce33">
            <text:p><text:s/>143,380<text:s/></text:p>
          </table:table-cell>
          <table:table-cell office:value-type="float" office:value="70041.611022128753" table:style-name="ce33">
            <text:p><text:s/>70,042<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Leicester</text:p>
          </table:table-cell>
          <table:table-cell office:value-type="float" office:value="37" table:style-name="ce33">
            <text:p><text:s/>37<text:s/></text:p>
          </table:table-cell>
          <table:table-cell office:value-type="float" office:value="10908" table:style-name="ce33">
            <text:p><text:s/>10,908<text:s/></text:p>
          </table:table-cell>
          <table:table-cell office:value-type="float" office:value="5472.3972972972979" table:style-name="ce33">
            <text:p><text:s/>5,472<text:s/></text:p>
          </table:table-cell>
          <table:table-cell office:value-type="float" office:value="202" table:style-name="ce33">
            <text:p><text:s/>202<text:s/></text:p>
          </table:table-cell>
          <table:table-cell office:value-type="float" office:value="56551" table:style-name="ce33">
            <text:p><text:s/>56,551<text:s/></text:p>
          </table:table-cell>
          <table:table-cell office:value-type="float" office:value="25641.332443035026" table:style-name="ce33">
            <text:p><text:s/>25,641<text:s/></text:p>
          </table:table-cell>
          <table:table-cell office:value-type="float" office:value="37" table:style-name="ce33">
            <text:p><text:s/>37<text:s/></text:p>
          </table:table-cell>
          <table:table-cell office:value-type="float" office:value="10518" table:style-name="ce33">
            <text:p><text:s/>10,518<text:s/></text:p>
          </table:table-cell>
          <table:table-cell office:value-type="float" office:value="6618.9" table:style-name="ce33">
            <text:p><text:s/>6,619<text:s/></text:p>
          </table:table-cell>
          <table:table-cell office:value-type="float" office:value="200" table:style-name="ce33">
            <text:p><text:s/>200<text:s/></text:p>
          </table:table-cell>
          <table:table-cell office:value-type="float" office:value="56507" table:style-name="ce33">
            <text:p><text:s/>56,507<text:s/></text:p>
          </table:table-cell>
          <table:table-cell office:value-type="float" office:value="25908.756084591903" table:style-name="ce33">
            <text:p><text:s/>25,909<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Liverpool [note 6]</text:p>
          </table:table-cell>
          <table:table-cell office:value-type="float" office:value="128" table:style-name="ce33">
            <text:p><text:s/>128<text:s/></text:p>
          </table:table-cell>
          <table:table-cell office:value-type="float" office:value="30599" table:style-name="ce33">
            <text:p><text:s/>30,599<text:s/></text:p>
          </table:table-cell>
          <table:table-cell office:value-type="float" office:value="20155.040849673202" table:style-name="ce33">
            <text:p><text:s/>20,155<text:s/></text:p>
          </table:table-cell>
          <table:table-cell office:value-type="float" office:value="712" table:style-name="ce33">
            <text:p><text:s/>712<text:s/></text:p>
          </table:table-cell>
          <table:table-cell office:value-type="float" office:value="153095" table:style-name="ce33">
            <text:p><text:s/>153,095<text:s/></text:p>
          </table:table-cell>
          <table:table-cell office:value-type="float" office:value="65831.943543058253" table:style-name="ce33">
            <text:p><text:s/>65,832<text:s/></text:p>
          </table:table-cell>
          <table:table-cell office:value-type="float" office:value="139" table:style-name="ce33">
            <text:p><text:s/>139<text:s/></text:p>
          </table:table-cell>
          <table:table-cell office:value-type="float" office:value="30646" table:style-name="ce33">
            <text:p><text:s/>30,646<text:s/></text:p>
          </table:table-cell>
          <table:table-cell office:value-type="float" office:value="21792.177285166941" table:style-name="ce33">
            <text:p><text:s/>21,792<text:s/></text:p>
          </table:table-cell>
          <table:table-cell office:value-type="float" office:value="712" table:style-name="ce33">
            <text:p><text:s/>712<text:s/></text:p>
          </table:table-cell>
          <table:table-cell office:value-type="float" office:value="150865" table:style-name="ce33">
            <text:p><text:s/>150,865<text:s/></text:p>
          </table:table-cell>
          <table:table-cell office:value-type="float" office:value="62765.378422676324" table:style-name="ce33">
            <text:p><text:s/>62,765<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London [note 7]</text:p>
          </table:table-cell>
          <table:table-cell office:value-type="float" office:value="1027" table:style-name="ce33">
            <text:p><text:s/>1,027<text:s/></text:p>
          </table:table-cell>
          <table:table-cell office:value-type="float" office:value="566089" table:style-name="ce33">
            <text:p><text:s/>566,089<text:s/></text:p>
          </table:table-cell>
          <table:table-cell office:value-type="float" office:value="563354.19693954964" table:style-name="ce33">
            <text:p><text:s/>563,354<text:s/></text:p>
          </table:table-cell>
          <table:table-cell office:value-type="float" office:value="4708" table:style-name="ce33">
            <text:p><text:s/>4,708<text:s/></text:p>
          </table:table-cell>
          <table:table-cell office:value-type="float" office:value="2223651" table:style-name="ce33">
            <text:p><text:s/>2,223,651<text:s/></text:p>
          </table:table-cell>
          <table:table-cell office:value-type="float" office:value="1032610.20176324" table:style-name="ce33">
            <text:p><text:s/>1,032,610<text:s/></text:p>
          </table:table-cell>
          <table:table-cell office:value-type="float" office:value="1004" table:style-name="ce33">
            <text:p><text:s/>1,004<text:s/></text:p>
          </table:table-cell>
          <table:table-cell office:value-type="float" office:value="546699" table:style-name="ce33">
            <text:p><text:s/>546,699<text:s/></text:p>
          </table:table-cell>
          <table:table-cell office:value-type="float" office:value="475539.94478878134" table:style-name="ce33">
            <text:p><text:s/>475,540<text:s/></text:p>
          </table:table-cell>
          <table:table-cell office:value-type="float" office:value="4727" table:style-name="ce33">
            <text:p><text:s/>4,727<text:s/></text:p>
          </table:table-cell>
          <table:table-cell office:value-type="float" office:value="2210144" table:style-name="ce33">
            <text:p><text:s/>2,210,144<text:s/></text:p>
          </table:table-cell>
          <table:table-cell office:value-type="float" office:value="1019260.5271591616" table:style-name="ce33">
            <text:p><text:s/>1,019,261<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Manchester [note 8]</text:p>
          </table:table-cell>
          <table:table-cell office:value-type="float" office:value="186" table:style-name="ce33">
            <text:p><text:s/>186<text:s/></text:p>
          </table:table-cell>
          <table:table-cell office:value-type="float" office:value="40625" table:style-name="ce33">
            <text:p><text:s/>40,625<text:s/></text:p>
          </table:table-cell>
          <table:table-cell office:value-type="float" office:value="30907.200668449197" table:style-name="ce33">
            <text:p><text:s/>30,907<text:s/></text:p>
          </table:table-cell>
          <table:table-cell office:value-type="float" office:value="962" table:style-name="ce33">
            <text:p><text:s/>962<text:s/></text:p>
          </table:table-cell>
          <table:table-cell office:value-type="float" office:value="207396" table:style-name="ce33">
            <text:p><text:s/>207,396<text:s/></text:p>
          </table:table-cell>
          <table:table-cell office:value-type="float" office:value="92928.715887001381" table:style-name="ce33">
            <text:p><text:s/>92,929<text:s/></text:p>
          </table:table-cell>
          <table:table-cell office:value-type="float" office:value="193" table:style-name="ce33">
            <text:p><text:s/>193<text:s/></text:p>
          </table:table-cell>
          <table:table-cell office:value-type="float" office:value="43100" table:style-name="ce33">
            <text:p><text:s/>43,100<text:s/></text:p>
          </table:table-cell>
          <table:table-cell office:value-type="float" office:value="33702.536215387358" table:style-name="ce33">
            <text:p><text:s/>33,703<text:s/></text:p>
          </table:table-cell>
          <table:table-cell office:value-type="float" office:value="961" table:style-name="ce33">
            <text:p><text:s/>961<text:s/></text:p>
          </table:table-cell>
          <table:table-cell office:value-type="float" office:value="206919" table:style-name="ce33">
            <text:p><text:s/>206,919<text:s/></text:p>
          </table:table-cell>
          <table:table-cell office:value-type="float" office:value="93216.965062919116" table:style-name="ce33">
            <text:p><text:s/>93,217<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Newcastle</text:p>
          </table:table-cell>
          <table:table-cell office:value-type="float" office:value="34" table:style-name="ce33">
            <text:p><text:s/>34<text:s/></text:p>
          </table:table-cell>
          <table:table-cell office:value-type="float" office:value="9863" table:style-name="ce33">
            <text:p><text:s/>9,863<text:s/></text:p>
          </table:table-cell>
          <table:table-cell office:value-type="float" office:value="4446.667782563899" table:style-name="ce33">
            <text:p><text:s/>4,447<text:s/></text:p>
          </table:table-cell>
          <table:table-cell office:value-type="float" office:value="199" table:style-name="ce33">
            <text:p><text:s/>199<text:s/></text:p>
          </table:table-cell>
          <table:table-cell office:value-type="float" office:value="54009" table:style-name="ce33">
            <text:p><text:s/>54,009<text:s/></text:p>
          </table:table-cell>
          <table:table-cell office:value-type="float" office:value="22419.66501055325" table:style-name="ce33">
            <text:p><text:s/>22,420<text:s/></text:p>
          </table:table-cell>
          <table:table-cell office:value-type="float" office:value="38" table:style-name="ce33">
            <text:p><text:s/>38<text:s/></text:p>
          </table:table-cell>
          <table:table-cell office:value-type="float" office:value="9750" table:style-name="ce33">
            <text:p><text:s/>9,750<text:s/></text:p>
          </table:table-cell>
          <table:table-cell office:value-type="float" office:value="5859.7422311697765" table:style-name="ce33">
            <text:p><text:s/>5,860<text:s/></text:p>
          </table:table-cell>
          <table:table-cell office:value-type="float" office:value="195" table:style-name="ce33">
            <text:p><text:s/>195<text:s/></text:p>
          </table:table-cell>
          <table:table-cell office:value-type="float" office:value="53318" table:style-name="ce33">
            <text:p><text:s/>53,318<text:s/></text:p>
          </table:table-cell>
          <table:table-cell office:value-type="float" office:value="22517.448987509684" table:style-name="ce33">
            <text:p><text:s/>22,517<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Nottingham</text:p>
          </table:table-cell>
          <table:table-cell office:value-type="float" office:value="34" table:style-name="ce33">
            <text:p><text:s/>34<text:s/></text:p>
          </table:table-cell>
          <table:table-cell office:value-type="float" office:value="7084" table:style-name="ce33">
            <text:p><text:s/>7,084<text:s/></text:p>
          </table:table-cell>
          <table:table-cell office:value-type="float" office:value="4286.8190309690308" table:style-name="ce33">
            <text:p><text:s/>4,287<text:s/></text:p>
          </table:table-cell>
          <table:table-cell office:value-type="float" office:value="211" table:style-name="ce33">
            <text:p><text:s/>211<text:s/></text:p>
          </table:table-cell>
          <table:table-cell office:value-type="float" office:value="43590" table:style-name="ce33">
            <text:p><text:s/>43,590<text:s/></text:p>
          </table:table-cell>
          <table:table-cell office:value-type="float" office:value="14238.889148572536" table:style-name="ce33">
            <text:p><text:s/>14,239<text:s/></text:p>
          </table:table-cell>
          <table:table-cell office:value-type="float" office:value="40" table:style-name="ce33">
            <text:p><text:s/>40<text:s/></text:p>
          </table:table-cell>
          <table:table-cell office:value-type="float" office:value="7498" table:style-name="ce33">
            <text:p><text:s/>7,498<text:s/></text:p>
          </table:table-cell>
          <table:table-cell office:value-type="float" office:value="4774.8552447552447" table:style-name="ce33">
            <text:p><text:s/>4,775<text:s/></text:p>
          </table:table-cell>
          <table:table-cell office:value-type="float" office:value="208" table:style-name="ce33">
            <text:p><text:s/>208<text:s/></text:p>
          </table:table-cell>
          <table:table-cell office:value-type="float" office:value="42271" table:style-name="ce33">
            <text:p><text:s/>42,271<text:s/></text:p>
          </table:table-cell>
          <table:table-cell office:value-type="float" office:value="13976.86567076714" table:style-name="ce33">
            <text:p><text:s/>13,977<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Sheffield</text:p>
          </table:table-cell>
          <table:table-cell office:value-type="float" office:value="58" table:style-name="ce33">
            <text:p><text:s/>58<text:s/></text:p>
          </table:table-cell>
          <table:table-cell office:value-type="float" office:value="12049" table:style-name="ce33">
            <text:p><text:s/>12,049<text:s/></text:p>
          </table:table-cell>
          <table:table-cell office:value-type="float" office:value="7223.7080419580416" table:style-name="ce33">
            <text:p><text:s/>7,224<text:s/></text:p>
          </table:table-cell>
          <table:table-cell office:value-type="float" office:value="345" table:style-name="ce33">
            <text:p><text:s/>345<text:s/></text:p>
          </table:table-cell>
          <table:table-cell office:value-type="float" office:value="67633" table:style-name="ce33">
            <text:p><text:s/>67,633<text:s/></text:p>
          </table:table-cell>
          <table:table-cell office:value-type="float" office:value="30891.62976059888" table:style-name="ce33">
            <text:p><text:s/>30,892<text:s/></text:p>
          </table:table-cell>
          <table:table-cell office:value-type="float" office:value="63" table:style-name="ce33">
            <text:p><text:s/>63<text:s/></text:p>
          </table:table-cell>
          <table:table-cell office:value-type="float" office:value="12425" table:style-name="ce33">
            <text:p><text:s/>12,425<text:s/></text:p>
          </table:table-cell>
          <table:table-cell office:value-type="float" office:value="9088.4522435897452" table:style-name="ce33">
            <text:p><text:s/>9,088<text:s/></text:p>
          </table:table-cell>
          <table:table-cell office:value-type="float" office:value="345" table:style-name="ce33">
            <text:p><text:s/>345<text:s/></text:p>
          </table:table-cell>
          <table:table-cell office:value-type="float" office:value="68613" table:style-name="ce33">
            <text:p><text:s/>68,613<text:s/></text:p>
          </table:table-cell>
          <table:table-cell office:value-type="float" office:value="31828.646721660691" table:style-name="ce33">
            <text:p><text:s/>31,829<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Elephant and Castle (for Blackfriars)</text:p>
          </table:table-cell>
          <table:table-cell office:value-type="float" office:value="34" table:style-name="ce33">
            <text:p><text:s/>34<text:s/></text:p>
          </table:table-cell>
          <table:table-cell office:value-type="float" office:value="18655" table:style-name="ce33">
            <text:p><text:s/>18,655<text:s/></text:p>
          </table:table-cell>
          <table:table-cell office:value-type="float" office:value="23211" table:style-name="ce33">
            <text:p><text:s/>23,211<text:s/></text:p>
          </table:table-cell>
          <table:table-cell office:value-type="float" office:value="134" table:style-name="ce33">
            <text:p><text:s/>134<text:s/></text:p>
          </table:table-cell>
          <table:table-cell office:value-type="float" office:value="71085" table:style-name="ce33">
            <text:p><text:s/>71,085<text:s/></text:p>
          </table:table-cell>
          <table:table-cell office:value-type="float" office:value="32613" table:style-name="ce33">
            <text:p><text:s/>32,613<text:s/></text:p>
          </table:table-cell>
          <table:table-cell office:value-type="float" office:value="30" table:style-name="ce33">
            <text:p><text:s/>30<text:s/></text:p>
          </table:table-cell>
          <table:table-cell office:value-type="float" office:value="16040" table:style-name="ce33">
            <text:p><text:s/>16,040<text:s/></text:p>
          </table:table-cell>
          <table:table-cell office:value-type="float" office:value="15167" table:style-name="ce33">
            <text:p><text:s/>15,167<text:s/></text:p>
          </table:table-cell>
          <table:table-cell office:value-type="float" office:value="134" table:style-name="ce33">
            <text:p><text:s/>134<text:s/></text:p>
          </table:table-cell>
          <table:table-cell office:value-type="float" office:value="68737" table:style-name="ce33">
            <text:p><text:s/>68,737<text:s/></text:p>
          </table:table-cell>
          <table:table-cell office:value-type="float" office:value="26257" table:style-name="ce33">
            <text:p><text:s/>26,257<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Euston</text:p>
          </table:table-cell>
          <table:table-cell office:value-type="float" office:value="61" table:style-name="ce33">
            <text:p><text:s/>61<text:s/></text:p>
          </table:table-cell>
          <table:table-cell office:value-type="float" office:value="30678" table:style-name="ce33">
            <text:p><text:s/>30,678<text:s/></text:p>
          </table:table-cell>
          <table:table-cell office:value-type="float" office:value="27289.039082057898" table:style-name="ce33">
            <text:p><text:s/>27,289<text:s/></text:p>
          </table:table-cell>
          <table:table-cell office:value-type="float" office:value="318" table:style-name="ce33">
            <text:p><text:s/>318<text:s/></text:p>
          </table:table-cell>
          <table:table-cell office:value-type="float" office:value="129336" table:style-name="ce33">
            <text:p><text:s/>129,336<text:s/></text:p>
          </table:table-cell>
          <table:table-cell office:value-type="float" office:value="73304.461545992148" table:style-name="ce33">
            <text:p><text:s/>73,304<text:s/></text:p>
          </table:table-cell>
          <table:table-cell office:value-type="float" office:value="66" table:style-name="ce33">
            <text:p><text:s/>66<text:s/></text:p>
          </table:table-cell>
          <table:table-cell office:value-type="float" office:value="32616" table:style-name="ce33">
            <text:p><text:s/>32,616<text:s/></text:p>
          </table:table-cell>
          <table:table-cell office:value-type="float" office:value="26359.691847680238" table:style-name="ce33">
            <text:p><text:s/>26,360<text:s/></text:p>
          </table:table-cell>
          <table:table-cell office:value-type="float" office:value="319" table:style-name="ce33">
            <text:p><text:s/>319<text:s/></text:p>
          </table:table-cell>
          <table:table-cell office:value-type="float" office:value="129578" table:style-name="ce33">
            <text:p><text:s/>129,578<text:s/></text:p>
          </table:table-cell>
          <table:table-cell office:value-type="float" office:value="75393.917156190408" table:style-name="ce33">
            <text:p><text:s/>75,394<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Fenchurch Street</text:p>
          </table:table-cell>
          <table:table-cell office:value-type="float" office:value="48" table:style-name="ce33">
            <text:p><text:s/>48<text:s/></text:p>
          </table:table-cell>
          <table:table-cell office:value-type="float" office:value="26508" table:style-name="ce33">
            <text:p><text:s/>26,508<text:s/></text:p>
          </table:table-cell>
          <table:table-cell office:value-type="float" office:value="25194" table:style-name="ce33">
            <text:p><text:s/>25,194<text:s/></text:p>
          </table:table-cell>
          <table:table-cell office:value-type="float" office:value="172" table:style-name="ce33">
            <text:p><text:s/>172<text:s/></text:p>
          </table:table-cell>
          <table:table-cell office:value-type="float" office:value="75294" table:style-name="ce33">
            <text:p><text:s/>75,294<text:s/></text:p>
          </table:table-cell>
          <table:table-cell office:value-type="float" office:value="34641" table:style-name="ce33">
            <text:p><text:s/>34,641<text:s/></text:p>
          </table:table-cell>
          <table:table-cell office:value-type="float" office:value="44" table:style-name="ce33">
            <text:p><text:s/>44<text:s/></text:p>
          </table:table-cell>
          <table:table-cell office:value-type="float" office:value="25380" table:style-name="ce33">
            <text:p><text:s/>25,380<text:s/></text:p>
          </table:table-cell>
          <table:table-cell office:value-type="float" office:value="21014" table:style-name="ce33">
            <text:p><text:s/>21,014<text:s/></text:p>
          </table:table-cell>
          <table:table-cell office:value-type="float" office:value="169" table:style-name="ce33">
            <text:p><text:s/>169<text:s/></text:p>
          </table:table-cell>
          <table:table-cell office:value-type="float" office:value="72474" table:style-name="ce33">
            <text:p><text:s/>72,474<text:s/></text:p>
          </table:table-cell>
          <table:table-cell office:value-type="float" office:value="33781" table:style-name="ce33">
            <text:p><text:s/>33,781<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Kings Cross</text:p>
          </table:table-cell>
          <table:table-cell office:value-type="float" office:value="47" table:style-name="ce33">
            <text:p><text:s/>47<text:s/></text:p>
          </table:table-cell>
          <table:table-cell office:value-type="float" office:value="27122" table:style-name="ce33">
            <text:p><text:s/>27,122<text:s/></text:p>
          </table:table-cell>
          <table:table-cell office:value-type="float" office:value="19098" table:style-name="ce33">
            <text:p><text:s/>19,098<text:s/></text:p>
          </table:table-cell>
          <table:table-cell office:value-type="float" office:value="220" table:style-name="ce33">
            <text:p><text:s/>220<text:s/></text:p>
          </table:table-cell>
          <table:table-cell office:value-type="float" office:value="103673" table:style-name="ce33">
            <text:p><text:s/>103,673<text:s/></text:p>
          </table:table-cell>
          <table:table-cell office:value-type="float" office:value="50000" table:style-name="ce33">
            <text:p><text:s/>50,000<text:s/></text:p>
          </table:table-cell>
          <table:table-cell office:value-type="float" office:value="50" table:style-name="ce33">
            <text:p><text:s/>50<text:s/></text:p>
          </table:table-cell>
          <table:table-cell office:value-type="float" office:value="27695" table:style-name="ce33">
            <text:p><text:s/>27,695<text:s/></text:p>
          </table:table-cell>
          <table:table-cell office:value-type="float" office:value="17822.487908277209" table:style-name="ce33">
            <text:p><text:s/>17,822<text:s/></text:p>
          </table:table-cell>
          <table:table-cell office:value-type="float" office:value="226" table:style-name="ce33">
            <text:p><text:s/>226<text:s/></text:p>
          </table:table-cell>
          <table:table-cell office:value-type="float" office:value="102065" table:style-name="ce33">
            <text:p><text:s/>102,065<text:s/></text:p>
          </table:table-cell>
          <table:table-cell office:value-type="float" office:value="48759.721151576188" table:style-name="ce33">
            <text:p><text:s/>48,760<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Liverpool Street [note 16]</text:p>
          </table:table-cell>
          <table:table-cell office:value-type="float" office:value="153" table:style-name="ce33">
            <text:p><text:s/>153<text:s/></text:p>
          </table:table-cell>
          <table:table-cell office:value-type="float" office:value="95383" table:style-name="ce33">
            <text:p><text:s/>95,383<text:s/></text:p>
          </table:table-cell>
          <table:table-cell office:value-type="float" office:value="68545" table:style-name="ce33">
            <text:p><text:s/>68,545<text:s/></text:p>
          </table:table-cell>
          <table:table-cell office:value-type="float" office:value="657" table:style-name="ce33">
            <text:p><text:s/>657<text:s/></text:p>
          </table:table-cell>
          <table:table-cell office:value-type="float" office:value="351404" table:style-name="ce33">
            <text:p><text:s/>351,404<text:s/></text:p>
          </table:table-cell>
          <table:table-cell office:value-type="float" office:value="106652" table:style-name="ce33">
            <text:p><text:s/>106,652<text:s/></text:p>
          </table:table-cell>
          <table:table-cell office:value-type="float" office:value="148" table:style-name="ce33">
            <text:p><text:s/>148<text:s/></text:p>
          </table:table-cell>
          <table:table-cell office:value-type="float" office:value="92565" table:style-name="ce33">
            <text:p><text:s/>92,565<text:s/></text:p>
          </table:table-cell>
          <table:table-cell office:value-type="float" office:value="59382" table:style-name="ce33">
            <text:p><text:s/>59,382<text:s/></text:p>
          </table:table-cell>
          <table:table-cell office:value-type="float" office:value="643" table:style-name="ce33">
            <text:p><text:s/>643<text:s/></text:p>
          </table:table-cell>
          <table:table-cell office:value-type="float" office:value="340145" table:style-name="ce33">
            <text:p><text:s/>340,145<text:s/></text:p>
          </table:table-cell>
          <table:table-cell office:value-type="float" office:value="109160" table:style-name="ce33">
            <text:p><text:s/>109,160<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London Bridge [note 10]</text:p>
          </table:table-cell>
          <table:table-cell office:value-type="float" office:value="200" table:style-name="ce33">
            <text:p><text:s/>200<text:s/></text:p>
          </table:table-cell>
          <table:table-cell office:value-type="float" office:value="124710" table:style-name="ce33">
            <text:p><text:s/>124,710<text:s/></text:p>
          </table:table-cell>
          <table:table-cell office:value-type="float" office:value="143343" table:style-name="ce33">
            <text:p><text:s/>143,343<text:s/></text:p>
          </table:table-cell>
          <table:table-cell office:value-type="float" office:value="850" table:style-name="ce33">
            <text:p><text:s/>850<text:s/></text:p>
          </table:table-cell>
          <table:table-cell office:value-type="float" office:value="451076" table:style-name="ce33">
            <text:p><text:s/>451,076<text:s/></text:p>
          </table:table-cell>
          <table:table-cell office:value-type="float" office:value="229610" table:style-name="ce33">
            <text:p><text:s/>229,610<text:s/></text:p>
          </table:table-cell>
          <table:table-cell office:value-type="float" office:value="189" table:style-name="ce33">
            <text:p><text:s/>189<text:s/></text:p>
          </table:table-cell>
          <table:table-cell office:value-type="float" office:value="116115" table:style-name="ce33">
            <text:p><text:s/>116,115<text:s/></text:p>
          </table:table-cell>
          <table:table-cell office:value-type="float" office:value="116138" table:style-name="ce33">
            <text:p><text:s/>116,138<text:s/></text:p>
          </table:table-cell>
          <table:table-cell office:value-type="float" office:value="871" table:style-name="ce33">
            <text:p><text:s/>871<text:s/></text:p>
          </table:table-cell>
          <table:table-cell office:value-type="float" office:value="459481" table:style-name="ce33">
            <text:p><text:s/>459,481<text:s/></text:p>
          </table:table-cell>
          <table:table-cell office:value-type="float" office:value="222175" table:style-name="ce33">
            <text:p><text:s/>222,175<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Marylebone [note 16]</text:p>
          </table:table-cell>
          <table:table-cell office:value-type="float" office:value="44" table:style-name="ce33">
            <text:p><text:s/>44<text:s/></text:p>
          </table:table-cell>
          <table:table-cell office:value-type="float" office:value="13824" table:style-name="ce33">
            <text:p><text:s/>13,824<text:s/></text:p>
          </table:table-cell>
          <table:table-cell office:value-type="float" office:value="13793" table:style-name="ce33">
            <text:p><text:s/>13,793<text:s/></text:p>
          </table:table-cell>
          <table:table-cell office:value-type="float" office:value="174" table:style-name="ce33">
            <text:p><text:s/>174<text:s/></text:p>
          </table:table-cell>
          <table:table-cell office:value-type="float" office:value="44832" table:style-name="ce33">
            <text:p><text:s/>44,832<text:s/></text:p>
          </table:table-cell>
          <table:table-cell office:value-type="float" office:value="24953" table:style-name="ce33">
            <text:p><text:s/>24,953<text:s/></text:p>
          </table:table-cell>
          <table:table-cell office:value-type="float" office:value="44" table:style-name="ce33">
            <text:p><text:s/>44<text:s/></text:p>
          </table:table-cell>
          <table:table-cell office:value-type="float" office:value="12932" table:style-name="ce33">
            <text:p><text:s/>12,932<text:s/></text:p>
          </table:table-cell>
          <table:table-cell office:value-type="float" office:value="11876" table:style-name="ce33">
            <text:p><text:s/>11,876<text:s/></text:p>
          </table:table-cell>
          <table:table-cell office:value-type="float" office:value="180" table:style-name="ce33">
            <text:p><text:s/>180<text:s/></text:p>
          </table:table-cell>
          <table:table-cell office:value-type="float" office:value="45456" table:style-name="ce33">
            <text:p><text:s/>45,456<text:s/></text:p>
          </table:table-cell>
          <table:table-cell office:value-type="float" office:value="24818" table:style-name="ce33">
            <text:p><text:s/>24,818<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1647" table:style-name="ce33">
            <text:p><text:s/>11,647<text:s/></text:p>
          </table:table-cell>
          <table:table-cell office:value-type="float" office:value="113" table:style-name="ce33">
            <text:p><text:s/>113<text:s/></text:p>
          </table:table-cell>
          <table:table-cell office:value-type="float" office:value="46168" table:style-name="ce33">
            <text:p><text:s/>46,168<text:s/></text:p>
          </table:table-cell>
          <table:table-cell office:value-type="float" office:value="16687" table:style-name="ce33">
            <text:p><text:s/>16,687<text:s/></text:p>
          </table:table-cell>
          <table:table-cell office:value-type="float" office:value="33" table:style-name="ce33">
            <text:p><text:s/>33<text:s/></text:p>
          </table:table-cell>
          <table:table-cell office:value-type="float" office:value="14384" table:style-name="ce33">
            <text:p><text:s/>14,384<text:s/></text:p>
          </table:table-cell>
          <table:table-cell office:value-type="float" office:value="11100" table:style-name="ce33">
            <text:p><text:s/>11,100<text:s/></text:p>
          </table:table-cell>
          <table:table-cell office:value-type="float" office:value="113" table:style-name="ce33">
            <text:p><text:s/>113<text:s/></text:p>
          </table:table-cell>
          <table:table-cell office:value-type="float" office:value="45936" table:style-name="ce33">
            <text:p><text:s/>45,936<text:s/></text:p>
          </table:table-cell>
          <table:table-cell office:value-type="float" office:value="18971" table:style-name="ce33">
            <text:p><text:s/>18,971<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Paddington [note 11]</text:p>
          </table:table-cell>
          <table:table-cell office:value-type="float" office:value="65" table:style-name="ce33">
            <text:p><text:s/>65<text:s/></text:p>
          </table:table-cell>
          <table:table-cell office:value-type="float" office:value="28207" table:style-name="ce33">
            <text:p><text:s/>28,207<text:s/></text:p>
          </table:table-cell>
          <table:table-cell office:value-type="float" office:value="27033.859433560923" table:style-name="ce33">
            <text:p><text:s/>27,034<text:s/></text:p>
          </table:table-cell>
          <table:table-cell office:value-type="float" office:value="295" table:style-name="ce33">
            <text:p><text:s/>295<text:s/></text:p>
          </table:table-cell>
          <table:table-cell office:value-type="float" office:value="116637" table:style-name="ce33">
            <text:p><text:s/>116,637<text:s/></text:p>
          </table:table-cell>
          <table:table-cell office:value-type="float" office:value="67828.912640559676" table:style-name="ce33">
            <text:p><text:s/>67,829<text:s/></text:p>
          </table:table-cell>
          <table:table-cell office:value-type="float" office:value="60" table:style-name="ce33">
            <text:p><text:s/>60<text:s/></text:p>
          </table:table-cell>
          <table:table-cell office:value-type="float" office:value="27515" table:style-name="ce33">
            <text:p><text:s/>27,515<text:s/></text:p>
          </table:table-cell>
          <table:table-cell office:value-type="float" office:value="22169.400097758968" table:style-name="ce33">
            <text:p><text:s/>22,169<text:s/></text:p>
          </table:table-cell>
          <table:table-cell office:value-type="float" office:value="293" table:style-name="ce33">
            <text:p><text:s/>293<text:s/></text:p>
          </table:table-cell>
          <table:table-cell office:value-type="float" office:value="116519" table:style-name="ce33">
            <text:p><text:s/>116,519<text:s/></text:p>
          </table:table-cell>
          <table:table-cell office:value-type="float" office:value="57644.456735052205" table:style-name="ce33">
            <text:p><text:s/>57,644<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St Pancras International</text:p>
          </table:table-cell>
          <table:table-cell office:value-type="float" office:value="68" table:style-name="ce33">
            <text:p><text:s/>68<text:s/></text:p>
          </table:table-cell>
          <table:table-cell office:value-type="float" office:value="34622" table:style-name="ce33">
            <text:p><text:s/>34,622<text:s/></text:p>
          </table:table-cell>
          <table:table-cell office:value-type="float" office:value="35264.583333333336" table:style-name="ce33">
            <text:p><text:s/>35,265<text:s/></text:p>
          </table:table-cell>
          <table:table-cell office:value-type="float" office:value="342" table:style-name="ce33">
            <text:p><text:s/>342<text:s/></text:p>
          </table:table-cell>
          <table:table-cell office:value-type="float" office:value="149045" table:style-name="ce33">
            <text:p><text:s/>149,045<text:s/></text:p>
          </table:table-cell>
          <table:table-cell office:value-type="float" office:value="67555.903552003554" table:style-name="ce33">
            <text:p><text:s/>67,556<text:s/></text:p>
          </table:table-cell>
          <table:table-cell office:value-type="float" office:value="70" table:style-name="ce33">
            <text:p><text:s/>70<text:s/></text:p>
          </table:table-cell>
          <table:table-cell office:value-type="float" office:value="34537" table:style-name="ce33">
            <text:p><text:s/>34,537<text:s/></text:p>
          </table:table-cell>
          <table:table-cell office:value-type="float" office:value="31625.364935064936" table:style-name="ce33">
            <text:p><text:s/>31,625<text:s/></text:p>
          </table:table-cell>
          <table:table-cell office:value-type="float" office:value="345" table:style-name="ce33">
            <text:p><text:s/>345<text:s/></text:p>
          </table:table-cell>
          <table:table-cell office:value-type="float" office:value="152063" table:style-name="ce33">
            <text:p><text:s/>152,063<text:s/></text:p>
          </table:table-cell>
          <table:table-cell office:value-type="float" office:value="70837.432116342898" table:style-name="ce33">
            <text:p><text:s/>70,837<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Victoria [note 13]</text:p>
          </table:table-cell>
          <table:table-cell office:value-type="float" office:value="125" table:style-name="ce33">
            <text:p><text:s/>125<text:s/></text:p>
          </table:table-cell>
          <table:table-cell office:value-type="float" office:value="70217" table:style-name="ce33">
            <text:p><text:s/>70,217<text:s/></text:p>
          </table:table-cell>
          <table:table-cell office:value-type="float" office:value="63040" table:style-name="ce33">
            <text:p><text:s/>63,040<text:s/></text:p>
          </table:table-cell>
          <table:table-cell office:value-type="float" office:value="679" table:style-name="ce33">
            <text:p><text:s/>679<text:s/></text:p>
          </table:table-cell>
          <table:table-cell office:value-type="float" office:value="323019" table:style-name="ce33">
            <text:p><text:s/>323,019<text:s/></text:p>
          </table:table-cell>
          <table:table-cell office:value-type="float" office:value="124781" table:style-name="ce33">
            <text:p><text:s/>124,781<text:s/></text:p>
          </table:table-cell>
          <table:table-cell office:value-type="float" office:value="121" table:style-name="ce33">
            <text:p><text:s/>121<text:s/></text:p>
          </table:table-cell>
          <table:table-cell office:value-type="float" office:value="68701" table:style-name="ce33">
            <text:p><text:s/>68,701<text:s/></text:p>
          </table:table-cell>
          <table:table-cell office:value-type="float" office:value="53377" table:style-name="ce33">
            <text:p><text:s/>53,377<text:s/></text:p>
          </table:table-cell>
          <table:table-cell office:value-type="float" office:value="681" table:style-name="ce33">
            <text:p><text:s/>681<text:s/></text:p>
          </table:table-cell>
          <table:table-cell office:value-type="float" office:value="321924" table:style-name="ce33">
            <text:p><text:s/>321,924<text:s/></text:p>
          </table:table-cell>
          <table:table-cell office:value-type="float" office:value="119388" table:style-name="ce33">
            <text:p><text:s/>119,388<text:s/></text:p>
          </table:table-cell>
          <table:table-cell table:number-columns-repeated="16370"/>
        </table:table-row>
        <table:table-row table:style-name="ro6">
          <table:table-cell office:value-type="float" office:value="2014" table:style-name="ce32">
            <text:p>2014</text:p>
          </table:table-cell>
          <table:table-cell office:value-type="string" table:style-name="ce18">
            <text:p><text:s text:c="3"/>Vauxhall (for Waterloo)</text:p>
          </table:table-cell>
          <table:table-cell office:value-type="float" office:value="151" table:style-name="ce33">
            <text:p><text:s/>151<text:s/></text:p>
          </table:table-cell>
          <table:table-cell office:value-type="float" office:value="82243" table:style-name="ce33">
            <text:p><text:s/>82,243<text:s/></text:p>
          </table:table-cell>
          <table:table-cell office:value-type="float" office:value="105896" table:style-name="ce33">
            <text:p><text:s/>105,896<text:s/></text:p>
          </table:table-cell>
          <table:table-cell office:value-type="float" office:value="754" table:style-name="ce33">
            <text:p><text:s/>754<text:s/></text:p>
          </table:table-cell>
          <table:table-cell office:value-type="float" office:value="362082" table:style-name="ce33">
            <text:p><text:s/>362,082<text:s/></text:p>
          </table:table-cell>
          <table:table-cell office:value-type="float" office:value="203984" table:style-name="ce33">
            <text:p><text:s/>203,984<text:s/></text:p>
          </table:table-cell>
          <table:table-cell office:value-type="float" office:value="149" table:style-name="ce33">
            <text:p><text:s/>149<text:s/></text:p>
          </table:table-cell>
          <table:table-cell office:value-type="float" office:value="78219" table:style-name="ce33">
            <text:p><text:s/>78,219<text:s/></text:p>
          </table:table-cell>
          <table:table-cell office:value-type="float" office:value="89509" table:style-name="ce33">
            <text:p><text:s/>89,509<text:s/></text:p>
          </table:table-cell>
          <table:table-cell office:value-type="float" office:value="753" table:style-name="ce33">
            <text:p><text:s/>753<text:s/></text:p>
          </table:table-cell>
          <table:table-cell office:value-type="float" office:value="355766" table:style-name="ce33">
            <text:p><text:s/>355,766<text:s/></text:p>
          </table:table-cell>
          <table:table-cell office:value-type="float" office:value="212075" table:style-name="ce33">
            <text:p><text:s/>212,075<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Birmingham [note 3]</text:p>
          </table:table-cell>
          <table:table-cell office:value-type="float" office:value="179" table:style-name="ce33">
            <text:p><text:s/>179<text:s/></text:p>
          </table:table-cell>
          <table:table-cell office:value-type="float" office:value="53335" table:style-name="ce33">
            <text:p><text:s/>53,335<text:s/></text:p>
          </table:table-cell>
          <table:table-cell office:value-type="float" office:value="42934.202251203766" table:style-name="ce33">
            <text:p><text:s/>42,934<text:s/></text:p>
          </table:table-cell>
          <table:table-cell office:value-type="float" office:value="960" table:style-name="ce33">
            <text:p><text:s/>960<text:s/></text:p>
          </table:table-cell>
          <table:table-cell office:value-type="float" office:value="275549" table:style-name="ce33">
            <text:p><text:s/>275,549<text:s/></text:p>
          </table:table-cell>
          <table:table-cell office:value-type="float" office:value="124886.93150866452" table:style-name="ce33">
            <text:p><text:s/>124,887<text:s/></text:p>
          </table:table-cell>
          <table:table-cell office:value-type="float" office:value="187" table:style-name="ce33">
            <text:p><text:s/>187<text:s/></text:p>
          </table:table-cell>
          <table:table-cell office:value-type="float" office:value="52424" table:style-name="ce33">
            <text:p><text:s/>52,424<text:s/></text:p>
          </table:table-cell>
          <table:table-cell office:value-type="float" office:value="45335.916194384699" table:style-name="ce33">
            <text:p><text:s/>45,336<text:s/></text:p>
          </table:table-cell>
          <table:table-cell office:value-type="float" office:value="954" table:style-name="ce33">
            <text:p><text:s/>954<text:s/></text:p>
          </table:table-cell>
          <table:table-cell office:value-type="float" office:value="272643" table:style-name="ce33">
            <text:p><text:s/>272,643<text:s/></text:p>
          </table:table-cell>
          <table:table-cell office:value-type="float" office:value="122744.13930180899" table:style-name="ce33">
            <text:p><text:s/>122,744<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Bristol [note 4]</text:p>
          </table:table-cell>
          <table:table-cell office:value-type="float" office:value="52" table:style-name="ce33">
            <text:p><text:s/>52<text:s/></text:p>
          </table:table-cell>
          <table:table-cell office:value-type="float" office:value="14162" table:style-name="ce33">
            <text:p><text:s/>14,162<text:s/></text:p>
          </table:table-cell>
          <table:table-cell office:value-type="float" office:value="8854.1890756302528" table:style-name="ce33">
            <text:p><text:s/>8,854<text:s/></text:p>
          </table:table-cell>
          <table:table-cell office:value-type="float" office:value="266" table:style-name="ce33">
            <text:p><text:s/>266<text:s/></text:p>
          </table:table-cell>
          <table:table-cell office:value-type="float" office:value="69842" table:style-name="ce33">
            <text:p><text:s/>69,842<text:s/></text:p>
          </table:table-cell>
          <table:table-cell office:value-type="float" office:value="28397.762278152368" table:style-name="ce33">
            <text:p><text:s/>28,398<text:s/></text:p>
          </table:table-cell>
          <table:table-cell office:value-type="float" office:value="51" table:style-name="ce33">
            <text:p><text:s/>51<text:s/></text:p>
          </table:table-cell>
          <table:table-cell office:value-type="float" office:value="13209" table:style-name="ce33">
            <text:p><text:s/>13,209<text:s/></text:p>
          </table:table-cell>
          <table:table-cell office:value-type="float" office:value="9497.9710261960263" table:style-name="ce33">
            <text:p><text:s/>9,498<text:s/></text:p>
          </table:table-cell>
          <table:table-cell office:value-type="float" office:value="258" table:style-name="ce33">
            <text:p><text:s/>258<text:s/></text:p>
          </table:table-cell>
          <table:table-cell office:value-type="float" office:value="67998" table:style-name="ce33">
            <text:p><text:s/>67,998<text:s/></text:p>
          </table:table-cell>
          <table:table-cell office:value-type="float" office:value="28687.694301183848" table:style-name="ce33">
            <text:p><text:s/>28,688<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Cardiff [note 5]</text:p>
          </table:table-cell>
          <table:table-cell office:value-type="float" office:value="114" table:style-name="ce33">
            <text:p><text:s/>114<text:s/></text:p>
          </table:table-cell>
          <table:table-cell office:value-type="float" office:value="20490" table:style-name="ce33">
            <text:p><text:s/>20,490<text:s/></text:p>
          </table:table-cell>
          <table:table-cell office:value-type="float" office:value="13162.853581063875" table:style-name="ce33">
            <text:p><text:s/>13,163<text:s/></text:p>
          </table:table-cell>
          <table:table-cell office:value-type="float" office:value="613" table:style-name="ce33">
            <text:p><text:s/>613<text:s/></text:p>
          </table:table-cell>
          <table:table-cell office:value-type="float" office:value="109829" table:style-name="ce33">
            <text:p><text:s/>109,829<text:s/></text:p>
          </table:table-cell>
          <table:table-cell office:value-type="float" office:value="35099.238800523497" table:style-name="ce33">
            <text:p><text:s/>35,099<text:s/></text:p>
          </table:table-cell>
          <table:table-cell office:value-type="float" office:value="116" table:style-name="ce33">
            <text:p><text:s/>116<text:s/></text:p>
          </table:table-cell>
          <table:table-cell office:value-type="float" office:value="20888" table:style-name="ce33">
            <text:p><text:s/>20,888<text:s/></text:p>
          </table:table-cell>
          <table:table-cell office:value-type="float" office:value="13501.288932635707" table:style-name="ce33">
            <text:p><text:s/>13,501<text:s/></text:p>
          </table:table-cell>
          <table:table-cell office:value-type="float" office:value="617" table:style-name="ce33">
            <text:p><text:s/>617<text:s/></text:p>
          </table:table-cell>
          <table:table-cell office:value-type="float" office:value="110444" table:style-name="ce33">
            <text:p><text:s/>110,444<text:s/></text:p>
          </table:table-cell>
          <table:table-cell office:value-type="float" office:value="36733.183710625446" table:style-name="ce33">
            <text:p><text:s/>36,733<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Leeds</text:p>
          </table:table-cell>
          <table:table-cell office:value-type="float" office:value="119" table:style-name="ce33">
            <text:p><text:s/>119<text:s/></text:p>
          </table:table-cell>
          <table:table-cell office:value-type="float" office:value="29267" table:style-name="ce33">
            <text:p><text:s/>29,267<text:s/></text:p>
          </table:table-cell>
          <table:table-cell office:value-type="float" office:value="26467.216325694742" table:style-name="ce33">
            <text:p><text:s/>26,467<text:s/></text:p>
          </table:table-cell>
          <table:table-cell office:value-type="float" office:value="614" table:style-name="ce33">
            <text:p><text:s/>614<text:s/></text:p>
          </table:table-cell>
          <table:table-cell office:value-type="float" office:value="145772" table:style-name="ce33">
            <text:p><text:s/>145,772<text:s/></text:p>
          </table:table-cell>
          <table:table-cell office:value-type="float" office:value="71172.369675278795" table:style-name="ce33">
            <text:p><text:s/>71,172<text:s/></text:p>
          </table:table-cell>
          <table:table-cell office:value-type="float" office:value="122" table:style-name="ce33">
            <text:p><text:s/>122<text:s/></text:p>
          </table:table-cell>
          <table:table-cell office:value-type="float" office:value="30309" table:style-name="ce33">
            <text:p><text:s/>30,309<text:s/></text:p>
          </table:table-cell>
          <table:table-cell office:value-type="float" office:value="26699.153514798578" table:style-name="ce33">
            <text:p><text:s/>26,699<text:s/></text:p>
          </table:table-cell>
          <table:table-cell office:value-type="float" office:value="606" table:style-name="ce33">
            <text:p><text:s/>606<text:s/></text:p>
          </table:table-cell>
          <table:table-cell office:value-type="float" office:value="143812" table:style-name="ce33">
            <text:p><text:s/>143,812<text:s/></text:p>
          </table:table-cell>
          <table:table-cell office:value-type="float" office:value="69766.342166957198" table:style-name="ce33">
            <text:p><text:s/>69,766<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Leicester</text:p>
          </table:table-cell>
          <table:table-cell office:value-type="float" office:value="37" table:style-name="ce33">
            <text:p><text:s/>37<text:s/></text:p>
          </table:table-cell>
          <table:table-cell office:value-type="float" office:value="10908" table:style-name="ce33">
            <text:p><text:s/>10,908<text:s/></text:p>
          </table:table-cell>
          <table:table-cell office:value-type="float" office:value="5992.4833333333336" table:style-name="ce33">
            <text:p><text:s/>5,992<text:s/></text:p>
          </table:table-cell>
          <table:table-cell office:value-type="float" office:value="202" table:style-name="ce33">
            <text:p><text:s/>202<text:s/></text:p>
          </table:table-cell>
          <table:table-cell office:value-type="float" office:value="56587" table:style-name="ce33">
            <text:p><text:s/>56,587<text:s/></text:p>
          </table:table-cell>
          <table:table-cell office:value-type="float" office:value="27430.392773456442" table:style-name="ce33">
            <text:p><text:s/>27,430<text:s/></text:p>
          </table:table-cell>
          <table:table-cell office:value-type="float" office:value="37" table:style-name="ce33">
            <text:p><text:s/>37<text:s/></text:p>
          </table:table-cell>
          <table:table-cell office:value-type="float" office:value="10527" table:style-name="ce33">
            <text:p><text:s/>10,527<text:s/></text:p>
          </table:table-cell>
          <table:table-cell office:value-type="float" office:value="7073.5041229291655" table:style-name="ce33">
            <text:p><text:s/>7,074<text:s/></text:p>
          </table:table-cell>
          <table:table-cell office:value-type="float" office:value="200" table:style-name="ce33">
            <text:p><text:s/>200<text:s/></text:p>
          </table:table-cell>
          <table:table-cell office:value-type="float" office:value="56583" table:style-name="ce33">
            <text:p><text:s/>56,583<text:s/></text:p>
          </table:table-cell>
          <table:table-cell office:value-type="float" office:value="27879.898444848819" table:style-name="ce33">
            <text:p><text:s/>27,880<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Liverpool [note 6]</text:p>
          </table:table-cell>
          <table:table-cell office:value-type="float" office:value="128" table:style-name="ce33">
            <text:p><text:s/>128<text:s/></text:p>
          </table:table-cell>
          <table:table-cell office:value-type="float" office:value="32294" table:style-name="ce33">
            <text:p><text:s/>32,294<text:s/></text:p>
          </table:table-cell>
          <table:table-cell office:value-type="float" office:value="21350.433333333334" table:style-name="ce33">
            <text:p><text:s/>21,350<text:s/></text:p>
          </table:table-cell>
          <table:table-cell office:value-type="float" office:value="712" table:style-name="ce33">
            <text:p><text:s/>712<text:s/></text:p>
          </table:table-cell>
          <table:table-cell office:value-type="float" office:value="162182" table:style-name="ce33">
            <text:p><text:s/>162,182<text:s/></text:p>
          </table:table-cell>
          <table:table-cell office:value-type="float" office:value="67622.462244931914" table:style-name="ce33">
            <text:p><text:s/>67,622<text:s/></text:p>
          </table:table-cell>
          <table:table-cell office:value-type="float" office:value="139" table:style-name="ce33">
            <text:p><text:s/>139<text:s/></text:p>
          </table:table-cell>
          <table:table-cell office:value-type="float" office:value="32874" table:style-name="ce33">
            <text:p><text:s/>32,874<text:s/></text:p>
          </table:table-cell>
          <table:table-cell office:value-type="float" office:value="22662.777706457018" table:style-name="ce33">
            <text:p><text:s/>22,663<text:s/></text:p>
          </table:table-cell>
          <table:table-cell office:value-type="float" office:value="712" table:style-name="ce33">
            <text:p><text:s/>712<text:s/></text:p>
          </table:table-cell>
          <table:table-cell office:value-type="float" office:value="160840" table:style-name="ce33">
            <text:p><text:s/>160,840<text:s/></text:p>
          </table:table-cell>
          <table:table-cell office:value-type="float" office:value="63995.144978297307" table:style-name="ce33">
            <text:p><text:s/>63,995<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London [note 7]</text:p>
          </table:table-cell>
          <table:table-cell office:value-type="float" office:value="1029" table:style-name="ce33">
            <text:p><text:s/>1,029<text:s/></text:p>
          </table:table-cell>
          <table:table-cell office:value-type="float" office:value="566571" table:style-name="ce33">
            <text:p><text:s/>566,571<text:s/></text:p>
          </table:table-cell>
          <table:table-cell office:value-type="float" office:value="581351.93368214322" table:style-name="ce33">
            <text:p><text:s/>581,352<text:s/></text:p>
          </table:table-cell>
          <table:table-cell office:value-type="float" office:value="4785" table:style-name="ce33">
            <text:p><text:s/>4,785<text:s/></text:p>
          </table:table-cell>
          <table:table-cell office:value-type="float" office:value="2306763" table:style-name="ce33">
            <text:p><text:s/>2,306,763<text:s/></text:p>
          </table:table-cell>
          <table:table-cell office:value-type="float" office:value="1049942.9233859652" table:style-name="ce33">
            <text:p><text:s/>1,049,943<text:s/></text:p>
          </table:table-cell>
          <table:table-cell office:value-type="float" office:value="1009" table:style-name="ce33">
            <text:p><text:s/>1,009<text:s/></text:p>
          </table:table-cell>
          <table:table-cell office:value-type="float" office:value="551872" table:style-name="ce33">
            <text:p><text:s/>551,872<text:s/></text:p>
          </table:table-cell>
          <table:table-cell office:value-type="float" office:value="488071.28957411682" table:style-name="ce33">
            <text:p><text:s/>488,071<text:s/></text:p>
          </table:table-cell>
          <table:table-cell office:value-type="float" office:value="4800" table:style-name="ce33">
            <text:p><text:s/>4,800<text:s/></text:p>
          </table:table-cell>
          <table:table-cell office:value-type="float" office:value="2295880" table:style-name="ce33">
            <text:p><text:s/>2,295,880<text:s/></text:p>
          </table:table-cell>
          <table:table-cell office:value-type="float" office:value="1030081.6447454139" table:style-name="ce33">
            <text:p><text:s/>1,030,082<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Manchester [note 8]</text:p>
          </table:table-cell>
          <table:table-cell office:value-type="float" office:value="180" table:style-name="ce33">
            <text:p><text:s/>180<text:s/></text:p>
          </table:table-cell>
          <table:table-cell office:value-type="float" office:value="42081" table:style-name="ce33">
            <text:p><text:s/>42,081<text:s/></text:p>
          </table:table-cell>
          <table:table-cell office:value-type="float" office:value="30845.165269979065" table:style-name="ce33">
            <text:p><text:s/>30,845<text:s/></text:p>
          </table:table-cell>
          <table:table-cell office:value-type="float" office:value="932" table:style-name="ce33">
            <text:p><text:s/>932<text:s/></text:p>
          </table:table-cell>
          <table:table-cell office:value-type="float" office:value="215802" table:style-name="ce33">
            <text:p><text:s/>215,802<text:s/></text:p>
          </table:table-cell>
          <table:table-cell office:value-type="float" office:value="92037.618975761026" table:style-name="ce33">
            <text:p><text:s/>92,038<text:s/></text:p>
          </table:table-cell>
          <table:table-cell office:value-type="float" office:value="184" table:style-name="ce33">
            <text:p><text:s/>184<text:s/></text:p>
          </table:table-cell>
          <table:table-cell office:value-type="float" office:value="43761" table:style-name="ce33">
            <text:p><text:s/>43,761<text:s/></text:p>
          </table:table-cell>
          <table:table-cell office:value-type="float" office:value="33389.346945593439" table:style-name="ce33">
            <text:p><text:s/>33,389<text:s/></text:p>
          </table:table-cell>
          <table:table-cell office:value-type="float" office:value="932" table:style-name="ce33">
            <text:p><text:s/>932<text:s/></text:p>
          </table:table-cell>
          <table:table-cell office:value-type="float" office:value="216516" table:style-name="ce33">
            <text:p><text:s/>216,516<text:s/></text:p>
          </table:table-cell>
          <table:table-cell office:value-type="float" office:value="90774.085652034759" table:style-name="ce33">
            <text:p><text:s/>90,774<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Newcastle</text:p>
          </table:table-cell>
          <table:table-cell office:value-type="float" office:value="35" table:style-name="ce33">
            <text:p><text:s/>35<text:s/></text:p>
          </table:table-cell>
          <table:table-cell office:value-type="float" office:value="10209" table:style-name="ce33">
            <text:p><text:s/>10,209<text:s/></text:p>
          </table:table-cell>
          <table:table-cell office:value-type="float" office:value="4567.4573258496021" table:style-name="ce33">
            <text:p><text:s/>4,567<text:s/></text:p>
          </table:table-cell>
          <table:table-cell office:value-type="float" office:value="199" table:style-name="ce33">
            <text:p><text:s/>199<text:s/></text:p>
          </table:table-cell>
          <table:table-cell office:value-type="float" office:value="54519" table:style-name="ce33">
            <text:p><text:s/>54,519<text:s/></text:p>
          </table:table-cell>
          <table:table-cell office:value-type="float" office:value="21524.22352568894" table:style-name="ce33">
            <text:p><text:s/>21,524<text:s/></text:p>
          </table:table-cell>
          <table:table-cell office:value-type="float" office:value="38" table:style-name="ce33">
            <text:p><text:s/>38<text:s/></text:p>
          </table:table-cell>
          <table:table-cell office:value-type="float" office:value="9796" table:style-name="ce33">
            <text:p><text:s/>9,796<text:s/></text:p>
          </table:table-cell>
          <table:table-cell office:value-type="float" office:value="5929.6960133844368" table:style-name="ce33">
            <text:p><text:s/>5,930<text:s/></text:p>
          </table:table-cell>
          <table:table-cell office:value-type="float" office:value="195" table:style-name="ce33">
            <text:p><text:s/>195<text:s/></text:p>
          </table:table-cell>
          <table:table-cell office:value-type="float" office:value="53785" table:style-name="ce33">
            <text:p><text:s/>53,785<text:s/></text:p>
          </table:table-cell>
          <table:table-cell office:value-type="float" office:value="22686.938976288126" table:style-name="ce33">
            <text:p><text:s/>22,687<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Nottingham</text:p>
          </table:table-cell>
          <table:table-cell office:value-type="float" office:value="38" table:style-name="ce33">
            <text:p><text:s/>38<text:s/></text:p>
          </table:table-cell>
          <table:table-cell office:value-type="float" office:value="7874" table:style-name="ce33">
            <text:p><text:s/>7,874<text:s/></text:p>
          </table:table-cell>
          <table:table-cell office:value-type="float" office:value="4520.0270648239957" table:style-name="ce33">
            <text:p><text:s/>4,520<text:s/></text:p>
          </table:table-cell>
          <table:table-cell office:value-type="float" office:value="225" table:style-name="ce33">
            <text:p><text:s/>225<text:s/></text:p>
          </table:table-cell>
          <table:table-cell office:value-type="float" office:value="46312" table:style-name="ce33">
            <text:p><text:s/>46,312<text:s/></text:p>
          </table:table-cell>
          <table:table-cell office:value-type="float" office:value="15318.113858016863" table:style-name="ce33">
            <text:p><text:s/>15,318<text:s/></text:p>
          </table:table-cell>
          <table:table-cell office:value-type="float" office:value="42" table:style-name="ce33">
            <text:p><text:s/>42<text:s/></text:p>
          </table:table-cell>
          <table:table-cell office:value-type="float" office:value="8120" table:style-name="ce33">
            <text:p><text:s/>8,120<text:s/></text:p>
          </table:table-cell>
          <table:table-cell office:value-type="float" office:value="4882.8929499633905" table:style-name="ce33">
            <text:p><text:s/>4,883<text:s/></text:p>
          </table:table-cell>
          <table:table-cell office:value-type="float" office:value="220" table:style-name="ce33">
            <text:p><text:s/>220<text:s/></text:p>
          </table:table-cell>
          <table:table-cell office:value-type="float" office:value="45299" table:style-name="ce33">
            <text:p><text:s/>45,299<text:s/></text:p>
          </table:table-cell>
          <table:table-cell office:value-type="float" office:value="14734.294252315511" table:style-name="ce33">
            <text:p><text:s/>14,734<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Sheffield</text:p>
          </table:table-cell>
          <table:table-cell office:value-type="float" office:value="58" table:style-name="ce33">
            <text:p><text:s/>58<text:s/></text:p>
          </table:table-cell>
          <table:table-cell office:value-type="float" office:value="11893" table:style-name="ce33">
            <text:p><text:s/>11,893<text:s/></text:p>
          </table:table-cell>
          <table:table-cell office:value-type="float" office:value="7655.5571095571095" table:style-name="ce33">
            <text:p><text:s/>7,656<text:s/></text:p>
          </table:table-cell>
          <table:table-cell office:value-type="float" office:value="344" table:style-name="ce33">
            <text:p><text:s/>344<text:s/></text:p>
          </table:table-cell>
          <table:table-cell office:value-type="float" office:value="67160" table:style-name="ce33">
            <text:p><text:s/>67,160<text:s/></text:p>
          </table:table-cell>
          <table:table-cell office:value-type="float" office:value="31919.556483754241" table:style-name="ce33">
            <text:p><text:s/>31,920<text:s/></text:p>
          </table:table-cell>
          <table:table-cell office:value-type="float" office:value="63" table:style-name="ce33">
            <text:p><text:s/>63<text:s/></text:p>
          </table:table-cell>
          <table:table-cell office:value-type="float" office:value="12519" table:style-name="ce33">
            <text:p><text:s/>12,519<text:s/></text:p>
          </table:table-cell>
          <table:table-cell office:value-type="float" office:value="9442.4178643724699" table:style-name="ce33">
            <text:p><text:s/>9,442<text:s/></text:p>
          </table:table-cell>
          <table:table-cell office:value-type="float" office:value="345" table:style-name="ce33">
            <text:p><text:s/>345<text:s/></text:p>
          </table:table-cell>
          <table:table-cell office:value-type="float" office:value="68004" table:style-name="ce33">
            <text:p><text:s/>68,004<text:s/></text:p>
          </table:table-cell>
          <table:table-cell office:value-type="float" office:value="32838.475104653044" table:style-name="ce33">
            <text:p><text:s/>32,838<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Elephant and Castle (for Blackfriars)</text:p>
          </table:table-cell>
          <table:table-cell office:value-type="float" office:value="42" table:style-name="ce33">
            <text:p><text:s/>42<text:s/></text:p>
          </table:table-cell>
          <table:table-cell office:value-type="float" office:value="22075" table:style-name="ce33">
            <text:p><text:s/>22,075<text:s/></text:p>
          </table:table-cell>
          <table:table-cell office:value-type="float" office:value="29308" table:style-name="ce33">
            <text:p><text:s/>29,308<text:s/></text:p>
          </table:table-cell>
          <table:table-cell office:value-type="float" office:value="193" table:style-name="ce33">
            <text:p><text:s/>193<text:s/></text:p>
          </table:table-cell>
          <table:table-cell office:value-type="float" office:value="96523" table:style-name="ce33">
            <text:p><text:s/>96,523<text:s/></text:p>
          </table:table-cell>
          <table:table-cell office:value-type="float" office:value="49294" table:style-name="ce33">
            <text:p><text:s/>49,294<text:s/></text:p>
          </table:table-cell>
          <table:table-cell office:value-type="float" office:value="37" table:style-name="ce33">
            <text:p><text:s/>37<text:s/></text:p>
          </table:table-cell>
          <table:table-cell office:value-type="float" office:value="19258" table:style-name="ce33">
            <text:p><text:s/>19,258<text:s/></text:p>
          </table:table-cell>
          <table:table-cell office:value-type="float" office:value="17454" table:style-name="ce33">
            <text:p><text:s/>17,454<text:s/></text:p>
          </table:table-cell>
          <table:table-cell office:value-type="float" office:value="193" table:style-name="ce33">
            <text:p><text:s/>193<text:s/></text:p>
          </table:table-cell>
          <table:table-cell office:value-type="float" office:value="95363" table:style-name="ce33">
            <text:p><text:s/>95,363<text:s/></text:p>
          </table:table-cell>
          <table:table-cell office:value-type="float" office:value="37492" table:style-name="ce33">
            <text:p><text:s/>37,492<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Euston</text:p>
          </table:table-cell>
          <table:table-cell office:value-type="float" office:value="63" table:style-name="ce33">
            <text:p><text:s/>63<text:s/></text:p>
          </table:table-cell>
          <table:table-cell office:value-type="float" office:value="32391" table:style-name="ce33">
            <text:p><text:s/>32,391<text:s/></text:p>
          </table:table-cell>
          <table:table-cell office:value-type="float" office:value="28870.411012625555" table:style-name="ce33">
            <text:p><text:s/>28,870<text:s/></text:p>
          </table:table-cell>
          <table:table-cell office:value-type="float" office:value="319" table:style-name="ce33">
            <text:p><text:s/>319<text:s/></text:p>
          </table:table-cell>
          <table:table-cell office:value-type="float" office:value="132338" table:style-name="ce33">
            <text:p><text:s/>132,338<text:s/></text:p>
          </table:table-cell>
          <table:table-cell office:value-type="float" office:value="76459.206557086785" table:style-name="ce33">
            <text:p><text:s/>76,459<text:s/></text:p>
          </table:table-cell>
          <table:table-cell office:value-type="float" office:value="70" table:style-name="ce33">
            <text:p><text:s/>70<text:s/></text:p>
          </table:table-cell>
          <table:table-cell office:value-type="float" office:value="33782" table:style-name="ce33">
            <text:p><text:s/>33,782<text:s/></text:p>
          </table:table-cell>
          <table:table-cell office:value-type="float" office:value="28271.436883863695" table:style-name="ce33">
            <text:p><text:s/>28,271<text:s/></text:p>
          </table:table-cell>
          <table:table-cell office:value-type="float" office:value="323" table:style-name="ce33">
            <text:p><text:s/>323<text:s/></text:p>
          </table:table-cell>
          <table:table-cell office:value-type="float" office:value="133199" table:style-name="ce33">
            <text:p><text:s/>133,199<text:s/></text:p>
          </table:table-cell>
          <table:table-cell office:value-type="float" office:value="79609.297102103505" table:style-name="ce33">
            <text:p><text:s/>79,609<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Fenchurch Street</text:p>
          </table:table-cell>
          <table:table-cell office:value-type="float" office:value="48" table:style-name="ce33">
            <text:p><text:s/>48<text:s/></text:p>
          </table:table-cell>
          <table:table-cell office:value-type="float" office:value="26508" table:style-name="ce33">
            <text:p><text:s/>26,508<text:s/></text:p>
          </table:table-cell>
          <table:table-cell office:value-type="float" office:value="25537" table:style-name="ce33">
            <text:p><text:s/>25,537<text:s/></text:p>
          </table:table-cell>
          <table:table-cell office:value-type="float" office:value="172" table:style-name="ce33">
            <text:p><text:s/>172<text:s/></text:p>
          </table:table-cell>
          <table:table-cell office:value-type="float" office:value="75294" table:style-name="ce33">
            <text:p><text:s/>75,294<text:s/></text:p>
          </table:table-cell>
          <table:table-cell office:value-type="float" office:value="34391" table:style-name="ce33">
            <text:p><text:s/>34,391<text:s/></text:p>
          </table:table-cell>
          <table:table-cell office:value-type="float" office:value="44" table:style-name="ce33">
            <text:p><text:s/>44<text:s/></text:p>
          </table:table-cell>
          <table:table-cell office:value-type="float" office:value="25380" table:style-name="ce33">
            <text:p><text:s/>25,380<text:s/></text:p>
          </table:table-cell>
          <table:table-cell office:value-type="float" office:value="21619" table:style-name="ce33">
            <text:p><text:s/>21,619<text:s/></text:p>
          </table:table-cell>
          <table:table-cell office:value-type="float" office:value="169" table:style-name="ce33">
            <text:p><text:s/>169<text:s/></text:p>
          </table:table-cell>
          <table:table-cell office:value-type="float" office:value="72474" table:style-name="ce33">
            <text:p><text:s/>72,474<text:s/></text:p>
          </table:table-cell>
          <table:table-cell office:value-type="float" office:value="33816" table:style-name="ce33">
            <text:p><text:s/>33,816<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Kings Cross</text:p>
          </table:table-cell>
          <table:table-cell office:value-type="float" office:value="48" table:style-name="ce33">
            <text:p><text:s/>48<text:s/></text:p>
          </table:table-cell>
          <table:table-cell office:value-type="float" office:value="27606" table:style-name="ce33">
            <text:p><text:s/>27,606<text:s/></text:p>
          </table:table-cell>
          <table:table-cell office:value-type="float" office:value="20385.801050425514" table:style-name="ce33">
            <text:p><text:s/>20,386<text:s/></text:p>
          </table:table-cell>
          <table:table-cell office:value-type="float" office:value="223" table:style-name="ce33">
            <text:p><text:s/>223<text:s/></text:p>
          </table:table-cell>
          <table:table-cell office:value-type="float" office:value="105996" table:style-name="ce33">
            <text:p><text:s/>105,996<text:s/></text:p>
          </table:table-cell>
          <table:table-cell office:value-type="float" office:value="46237.837279615604" table:style-name="ce33">
            <text:p><text:s/>46,238<text:s/></text:p>
          </table:table-cell>
          <table:table-cell office:value-type="float" office:value="50" table:style-name="ce33">
            <text:p><text:s/>50<text:s/></text:p>
          </table:table-cell>
          <table:table-cell office:value-type="float" office:value="27930" table:style-name="ce33">
            <text:p><text:s/>27,930<text:s/></text:p>
          </table:table-cell>
          <table:table-cell office:value-type="float" office:value="20604.846597570704" table:style-name="ce33">
            <text:p><text:s/>20,605<text:s/></text:p>
          </table:table-cell>
          <table:table-cell office:value-type="float" office:value="227" table:style-name="ce33">
            <text:p><text:s/>227<text:s/></text:p>
          </table:table-cell>
          <table:table-cell office:value-type="float" office:value="106357" table:style-name="ce33">
            <text:p><text:s/>106,357<text:s/></text:p>
          </table:table-cell>
          <table:table-cell office:value-type="float" office:value="53588.330534321838" table:style-name="ce33">
            <text:p><text:s/>53,588<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Liverpool Street</text:p>
          </table:table-cell>
          <table:table-cell office:value-type="float" office:value="154" table:style-name="ce33">
            <text:p><text:s/>154<text:s/></text:p>
          </table:table-cell>
          <table:table-cell office:value-type="float" office:value="96067" table:style-name="ce33">
            <text:p><text:s/>96,067<text:s/></text:p>
          </table:table-cell>
          <table:table-cell office:value-type="float" office:value="70510.306793695345" table:style-name="ce33">
            <text:p><text:s/>70,510<text:s/></text:p>
          </table:table-cell>
          <table:table-cell office:value-type="float" office:value="661" table:style-name="ce33">
            <text:p><text:s/>661<text:s/></text:p>
          </table:table-cell>
          <table:table-cell office:value-type="float" office:value="356747" table:style-name="ce33">
            <text:p><text:s/>356,747<text:s/></text:p>
          </table:table-cell>
          <table:table-cell office:value-type="float" office:value="110669.69219067882" table:style-name="ce33">
            <text:p><text:s/>110,670<text:s/></text:p>
          </table:table-cell>
          <table:table-cell office:value-type="float" office:value="148" table:style-name="ce33">
            <text:p><text:s/>148<text:s/></text:p>
          </table:table-cell>
          <table:table-cell office:value-type="float" office:value="93027" table:style-name="ce33">
            <text:p><text:s/>93,027<text:s/></text:p>
          </table:table-cell>
          <table:table-cell office:value-type="float" office:value="64234.116693258329" table:style-name="ce33">
            <text:p><text:s/>64,234<text:s/></text:p>
          </table:table-cell>
          <table:table-cell office:value-type="float" office:value="649" table:style-name="ce33">
            <text:p><text:s/>649<text:s/></text:p>
          </table:table-cell>
          <table:table-cell office:value-type="float" office:value="345871" table:style-name="ce33">
            <text:p><text:s/>345,871<text:s/></text:p>
          </table:table-cell>
          <table:table-cell office:value-type="float" office:value="116358.03120350922" table:style-name="ce33">
            <text:p><text:s/>116,358<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London Bridge [note 10]</text:p>
          </table:table-cell>
          <table:table-cell office:value-type="float" office:value="188" table:style-name="ce33">
            <text:p><text:s/>188<text:s/></text:p>
          </table:table-cell>
          <table:table-cell office:value-type="float" office:value="118515" table:style-name="ce33">
            <text:p><text:s/>118,515<text:s/></text:p>
          </table:table-cell>
          <table:table-cell office:value-type="float" office:value="137438" table:style-name="ce33">
            <text:p><text:s/>137,438<text:s/></text:p>
          </table:table-cell>
          <table:table-cell office:value-type="float" office:value="839" table:style-name="ce33">
            <text:p><text:s/>839<text:s/></text:p>
          </table:table-cell>
          <table:table-cell office:value-type="float" office:value="480919" table:style-name="ce33">
            <text:p><text:s/>480,919<text:s/></text:p>
          </table:table-cell>
          <table:table-cell office:value-type="float" office:value="211228" table:style-name="ce33">
            <text:p><text:s/>211,228<text:s/></text:p>
          </table:table-cell>
          <table:table-cell office:value-type="float" office:value="182" table:style-name="ce33">
            <text:p><text:s/>182<text:s/></text:p>
          </table:table-cell>
          <table:table-cell office:value-type="float" office:value="114962" table:style-name="ce33">
            <text:p><text:s/>114,962<text:s/></text:p>
          </table:table-cell>
          <table:table-cell office:value-type="float" office:value="107909" table:style-name="ce33">
            <text:p><text:s/>107,909<text:s/></text:p>
          </table:table-cell>
          <table:table-cell office:value-type="float" office:value="852" table:style-name="ce33">
            <text:p><text:s/>852<text:s/></text:p>
          </table:table-cell>
          <table:table-cell office:value-type="float" office:value="487546" table:style-name="ce33">
            <text:p><text:s/>487,546<text:s/></text:p>
          </table:table-cell>
          <table:table-cell office:value-type="float" office:value="196275" table:style-name="ce33">
            <text:p><text:s/>196,275<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Marylebone</text:p>
          </table:table-cell>
          <table:table-cell office:value-type="float" office:value="44" table:style-name="ce33">
            <text:p><text:s/>44<text:s/></text:p>
          </table:table-cell>
          <table:table-cell office:value-type="float" office:value="14192" table:style-name="ce33">
            <text:p><text:s/>14,192<text:s/></text:p>
          </table:table-cell>
          <table:table-cell office:value-type="float" office:value="14393" table:style-name="ce33">
            <text:p><text:s/>14,393<text:s/></text:p>
          </table:table-cell>
          <table:table-cell office:value-type="float" office:value="191" table:style-name="ce33">
            <text:p><text:s/>191<text:s/></text:p>
          </table:table-cell>
          <table:table-cell office:value-type="float" office:value="50996" table:style-name="ce33">
            <text:p><text:s/>50,996<text:s/></text:p>
          </table:table-cell>
          <table:table-cell office:value-type="float" office:value="24238" table:style-name="ce33">
            <text:p><text:s/>24,238<text:s/></text:p>
          </table:table-cell>
          <table:table-cell office:value-type="float" office:value="44" table:style-name="ce33">
            <text:p><text:s/>44<text:s/></text:p>
          </table:table-cell>
          <table:table-cell office:value-type="float" office:value="13988" table:style-name="ce33">
            <text:p><text:s/>13,988<text:s/></text:p>
          </table:table-cell>
          <table:table-cell office:value-type="float" office:value="12526" table:style-name="ce33">
            <text:p><text:s/>12,526<text:s/></text:p>
          </table:table-cell>
          <table:table-cell office:value-type="float" office:value="195" table:style-name="ce33">
            <text:p><text:s/>195<text:s/></text:p>
          </table:table-cell>
          <table:table-cell office:value-type="float" office:value="51668" table:style-name="ce33">
            <text:p><text:s/>51,668<text:s/></text:p>
          </table:table-cell>
          <table:table-cell office:value-type="float" office:value="24992" table:style-name="ce33">
            <text:p><text:s/>24,992<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4403" table:style-name="ce33">
            <text:p><text:s/>14,403<text:s/></text:p>
          </table:table-cell>
          <table:table-cell office:value-type="float" office:value="113" table:style-name="ce33">
            <text:p><text:s/>113<text:s/></text:p>
          </table:table-cell>
          <table:table-cell office:value-type="float" office:value="46400" table:style-name="ce33">
            <text:p><text:s/>46,400<text:s/></text:p>
          </table:table-cell>
          <table:table-cell office:value-type="float" office:value="18109" table:style-name="ce33">
            <text:p><text:s/>18,109<text:s/></text:p>
          </table:table-cell>
          <table:table-cell office:value-type="float" office:value="32" table:style-name="ce33">
            <text:p><text:s/>32<text:s/></text:p>
          </table:table-cell>
          <table:table-cell office:value-type="float" office:value="14384" table:style-name="ce33">
            <text:p><text:s/>14,384<text:s/></text:p>
          </table:table-cell>
          <table:table-cell office:value-type="float" office:value="9496" table:style-name="ce33">
            <text:p><text:s/>9,496<text:s/></text:p>
          </table:table-cell>
          <table:table-cell office:value-type="float" office:value="113" table:style-name="ce33">
            <text:p><text:s/>113<text:s/></text:p>
          </table:table-cell>
          <table:table-cell office:value-type="float" office:value="46400" table:style-name="ce33">
            <text:p><text:s/>46,400<text:s/></text:p>
          </table:table-cell>
          <table:table-cell office:value-type="float" office:value="14346" table:style-name="ce33">
            <text:p><text:s/>14,346<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Paddington [note 11]</text:p>
          </table:table-cell>
          <table:table-cell office:value-type="float" office:value="67" table:style-name="ce33">
            <text:p><text:s/>67<text:s/></text:p>
          </table:table-cell>
          <table:table-cell office:value-type="float" office:value="29164" table:style-name="ce33">
            <text:p><text:s/>29,164<text:s/></text:p>
          </table:table-cell>
          <table:table-cell office:value-type="float" office:value="27335.5" table:style-name="ce33">
            <text:p><text:s/>27,336<text:s/></text:p>
          </table:table-cell>
          <table:table-cell office:value-type="float" office:value="300" table:style-name="ce33">
            <text:p><text:s/>300<text:s/></text:p>
          </table:table-cell>
          <table:table-cell office:value-type="float" office:value="118327" table:style-name="ce33">
            <text:p><text:s/>118,327<text:s/></text:p>
          </table:table-cell>
          <table:table-cell office:value-type="float" office:value="61496" table:style-name="ce33">
            <text:p><text:s/>61,496<text:s/></text:p>
          </table:table-cell>
          <table:table-cell office:value-type="float" office:value="61" table:style-name="ce33">
            <text:p><text:s/>61<text:s/></text:p>
          </table:table-cell>
          <table:table-cell office:value-type="float" office:value="27827" table:style-name="ce33">
            <text:p><text:s/>27,827<text:s/></text:p>
          </table:table-cell>
          <table:table-cell office:value-type="float" office:value="23113.5" table:style-name="ce33">
            <text:p><text:s/>23,114<text:s/></text:p>
          </table:table-cell>
          <table:table-cell office:value-type="float" office:value="297" table:style-name="ce33">
            <text:p><text:s/>297<text:s/></text:p>
          </table:table-cell>
          <table:table-cell office:value-type="float" office:value="117613" table:style-name="ce33">
            <text:p><text:s/>117,613<text:s/></text:p>
          </table:table-cell>
          <table:table-cell office:value-type="float" office:value="57489" table:style-name="ce33">
            <text:p><text:s/>57,489<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St Pancras International</text:p>
          </table:table-cell>
          <table:table-cell office:value-type="float" office:value="70" table:style-name="ce33">
            <text:p><text:s/>70<text:s/></text:p>
          </table:table-cell>
          <table:table-cell office:value-type="float" office:value="34095" table:style-name="ce33">
            <text:p><text:s/>34,095<text:s/></text:p>
          </table:table-cell>
          <table:table-cell office:value-type="float" office:value="38284.914825396823" table:style-name="ce33">
            <text:p><text:s/>38,285<text:s/></text:p>
          </table:table-cell>
          <table:table-cell office:value-type="float" office:value="340" table:style-name="ce33">
            <text:p><text:s/>340<text:s/></text:p>
          </table:table-cell>
          <table:table-cell office:value-type="float" office:value="146647" table:style-name="ce33">
            <text:p><text:s/>146,647<text:s/></text:p>
          </table:table-cell>
          <table:table-cell office:value-type="float" office:value="77059.187358583877" table:style-name="ce33">
            <text:p><text:s/>77,059<text:s/></text:p>
          </table:table-cell>
          <table:table-cell office:value-type="float" office:value="71" table:style-name="ce33">
            <text:p><text:s/>71<text:s/></text:p>
          </table:table-cell>
          <table:table-cell office:value-type="float" office:value="32878" table:style-name="ce33">
            <text:p><text:s/>32,878<text:s/></text:p>
          </table:table-cell>
          <table:table-cell office:value-type="float" office:value="34133.389399424108" table:style-name="ce33">
            <text:p><text:s/>34,133<text:s/></text:p>
          </table:table-cell>
          <table:table-cell office:value-type="float" office:value="343" table:style-name="ce33">
            <text:p><text:s/>343<text:s/></text:p>
          </table:table-cell>
          <table:table-cell office:value-type="float" office:value="147961" table:style-name="ce33">
            <text:p><text:s/>147,961<text:s/></text:p>
          </table:table-cell>
          <table:table-cell office:value-type="float" office:value="73037.985905479407" table:style-name="ce33">
            <text:p><text:s/>73,038<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Victoria [note 13]</text:p>
          </table:table-cell>
          <table:table-cell office:value-type="float" office:value="123" table:style-name="ce33">
            <text:p><text:s/>123<text:s/></text:p>
          </table:table-cell>
          <table:table-cell office:value-type="float" office:value="69531" table:style-name="ce33">
            <text:p><text:s/>69,531<text:s/></text:p>
          </table:table-cell>
          <table:table-cell office:value-type="float" office:value="64611" table:style-name="ce33">
            <text:p><text:s/>64,611<text:s/></text:p>
          </table:table-cell>
          <table:table-cell office:value-type="float" office:value="680" table:style-name="ce33">
            <text:p><text:s/>680<text:s/></text:p>
          </table:table-cell>
          <table:table-cell office:value-type="float" office:value="331938" table:style-name="ce33">
            <text:p><text:s/>331,938<text:s/></text:p>
          </table:table-cell>
          <table:table-cell office:value-type="float" office:value="130248" table:style-name="ce33">
            <text:p><text:s/>130,248<text:s/></text:p>
          </table:table-cell>
          <table:table-cell office:value-type="float" office:value="122" table:style-name="ce33">
            <text:p><text:s/>122<text:s/></text:p>
          </table:table-cell>
          <table:table-cell office:value-type="float" office:value="70466" table:style-name="ce33">
            <text:p><text:s/>70,466<text:s/></text:p>
          </table:table-cell>
          <table:table-cell office:value-type="float" office:value="55662" table:style-name="ce33">
            <text:p><text:s/>55,662<text:s/></text:p>
          </table:table-cell>
          <table:table-cell office:value-type="float" office:value="687" table:style-name="ce33">
            <text:p><text:s/>687<text:s/></text:p>
          </table:table-cell>
          <table:table-cell office:value-type="float" office:value="332659" table:style-name="ce33">
            <text:p><text:s/>332,659<text:s/></text:p>
          </table:table-cell>
          <table:table-cell office:value-type="float" office:value="124584" table:style-name="ce33">
            <text:p><text:s/>124,584<text:s/></text:p>
          </table:table-cell>
          <table:table-cell table:number-columns-repeated="16370"/>
        </table:table-row>
        <table:table-row table:style-name="ro6">
          <table:table-cell office:value-type="float" office:value="2015" table:style-name="ce32">
            <text:p>2015</text:p>
          </table:table-cell>
          <table:table-cell office:value-type="string" table:style-name="ce18">
            <text:p><text:s text:c="3"/>Vauxhall (for Waterloo)</text:p>
          </table:table-cell>
          <table:table-cell office:value-type="float" office:value="151" table:style-name="ce33">
            <text:p><text:s/>151<text:s/></text:p>
          </table:table-cell>
          <table:table-cell office:value-type="float" office:value="82507" table:style-name="ce33">
            <text:p><text:s/>82,507<text:s/></text:p>
          </table:table-cell>
          <table:table-cell office:value-type="float" office:value="110275" table:style-name="ce33">
            <text:p><text:s/>110,275<text:s/></text:p>
          </table:table-cell>
          <table:table-cell office:value-type="float" office:value="754" table:style-name="ce33">
            <text:p><text:s/>754<text:s/></text:p>
          </table:table-cell>
          <table:table-cell office:value-type="float" office:value="364638" table:style-name="ce33">
            <text:p><text:s/>364,638<text:s/></text:p>
          </table:table-cell>
          <table:table-cell office:value-type="float" office:value="210513" table:style-name="ce33">
            <text:p><text:s/>210,513<text:s/></text:p>
          </table:table-cell>
          <table:table-cell office:value-type="float" office:value="148" table:style-name="ce33">
            <text:p><text:s/>148<text:s/></text:p>
          </table:table-cell>
          <table:table-cell office:value-type="float" office:value="77990" table:style-name="ce33">
            <text:p><text:s/>77,990<text:s/></text:p>
          </table:table-cell>
          <table:table-cell office:value-type="float" office:value="93048" table:style-name="ce33">
            <text:p><text:s/>93,048<text:s/></text:p>
          </table:table-cell>
          <table:table-cell office:value-type="float" office:value="752" table:style-name="ce33">
            <text:p><text:s/>752<text:s/></text:p>
          </table:table-cell>
          <table:table-cell office:value-type="float" office:value="358769" table:style-name="ce33">
            <text:p><text:s/>358,769<text:s/></text:p>
          </table:table-cell>
          <table:table-cell office:value-type="float" office:value="218494" table:style-name="ce33">
            <text:p><text:s/>218,494<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Birmingham [note 3]</text:p>
          </table:table-cell>
          <table:table-cell office:value-type="float" office:value="179" table:style-name="ce33">
            <text:p><text:s/>179<text:s/></text:p>
          </table:table-cell>
          <table:table-cell office:value-type="float" office:value="52973" table:style-name="ce33">
            <text:p><text:s/>52,973<text:s/></text:p>
          </table:table-cell>
          <table:table-cell office:value-type="float" office:value="42312.348961740659" table:style-name="ce33">
            <text:p><text:s/>42,312<text:s/></text:p>
          </table:table-cell>
          <table:table-cell office:value-type="float" office:value="959" table:style-name="ce33">
            <text:p><text:s/>959<text:s/></text:p>
          </table:table-cell>
          <table:table-cell office:value-type="float" office:value="272816" table:style-name="ce33">
            <text:p><text:s/>272,816<text:s/></text:p>
          </table:table-cell>
          <table:table-cell office:value-type="float" office:value="121476.90879505943" table:style-name="ce33">
            <text:p><text:s/>121,477<text:s/></text:p>
          </table:table-cell>
          <table:table-cell office:value-type="float" office:value="186" table:style-name="ce33">
            <text:p><text:s/>186<text:s/></text:p>
          </table:table-cell>
          <table:table-cell office:value-type="float" office:value="52038" table:style-name="ce33">
            <text:p><text:s/>52,038<text:s/></text:p>
          </table:table-cell>
          <table:table-cell office:value-type="float" office:value="45129.3104430413" table:style-name="ce33">
            <text:p><text:s/>45,129<text:s/></text:p>
          </table:table-cell>
          <table:table-cell office:value-type="float" office:value="954" table:style-name="ce33">
            <text:p><text:s/>954<text:s/></text:p>
          </table:table-cell>
          <table:table-cell office:value-type="float" office:value="270234" table:style-name="ce33">
            <text:p><text:s/>270,234<text:s/></text:p>
          </table:table-cell>
          <table:table-cell office:value-type="float" office:value="123011.93406374106" table:style-name="ce33">
            <text:p><text:s/>123,012<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Bristol [note 4]</text:p>
          </table:table-cell>
          <table:table-cell office:value-type="float" office:value="52" table:style-name="ce33">
            <text:p><text:s/>52<text:s/></text:p>
          </table:table-cell>
          <table:table-cell office:value-type="float" office:value="14112" table:style-name="ce33">
            <text:p><text:s/>14,112<text:s/></text:p>
          </table:table-cell>
          <table:table-cell office:value-type="float" office:value="9253.9336580086565" table:style-name="ce33">
            <text:p><text:s/>9,254<text:s/></text:p>
          </table:table-cell>
          <table:table-cell office:value-type="float" office:value="265" table:style-name="ce33">
            <text:p><text:s/>265<text:s/></text:p>
          </table:table-cell>
          <table:table-cell office:value-type="float" office:value="68886" table:style-name="ce33">
            <text:p><text:s/>68,886<text:s/></text:p>
          </table:table-cell>
          <table:table-cell office:value-type="float" office:value="28059.046812982335" table:style-name="ce33">
            <text:p><text:s/>28,059<text:s/></text:p>
          </table:table-cell>
          <table:table-cell office:value-type="float" office:value="51" table:style-name="ce33">
            <text:p><text:s/>51<text:s/></text:p>
          </table:table-cell>
          <table:table-cell office:value-type="float" office:value="12951" table:style-name="ce33">
            <text:p><text:s/>12,951<text:s/></text:p>
          </table:table-cell>
          <table:table-cell office:value-type="float" office:value="9678.8038961038947" table:style-name="ce33">
            <text:p><text:s/>9,679<text:s/></text:p>
          </table:table-cell>
          <table:table-cell office:value-type="float" office:value="261" table:style-name="ce33">
            <text:p><text:s/>261<text:s/></text:p>
          </table:table-cell>
          <table:table-cell office:value-type="float" office:value="68057" table:style-name="ce33">
            <text:p><text:s/>68,057<text:s/></text:p>
          </table:table-cell>
          <table:table-cell office:value-type="float" office:value="29072.330833609412" table:style-name="ce33">
            <text:p><text:s/>29,072<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Cardiff [note 5]</text:p>
          </table:table-cell>
          <table:table-cell office:value-type="float" office:value="114" table:style-name="ce33">
            <text:p><text:s/>114<text:s/></text:p>
          </table:table-cell>
          <table:table-cell office:value-type="float" office:value="20455" table:style-name="ce33">
            <text:p><text:s/>20,455<text:s/></text:p>
          </table:table-cell>
          <table:table-cell office:value-type="float" office:value="13379.06893447497" table:style-name="ce33">
            <text:p><text:s/>13,379<text:s/></text:p>
          </table:table-cell>
          <table:table-cell office:value-type="float" office:value="619" table:style-name="ce33">
            <text:p><text:s/>619<text:s/></text:p>
          </table:table-cell>
          <table:table-cell office:value-type="float" office:value="110719" table:style-name="ce33">
            <text:p><text:s/>110,719<text:s/></text:p>
          </table:table-cell>
          <table:table-cell office:value-type="float" office:value="36719.01045536196" table:style-name="ce33">
            <text:p><text:s/>36,719<text:s/></text:p>
          </table:table-cell>
          <table:table-cell office:value-type="float" office:value="115" table:style-name="ce33">
            <text:p><text:s/>115<text:s/></text:p>
          </table:table-cell>
          <table:table-cell office:value-type="float" office:value="20621" table:style-name="ce33">
            <text:p><text:s/>20,621<text:s/></text:p>
          </table:table-cell>
          <table:table-cell office:value-type="float" office:value="14243.394869387146" table:style-name="ce33">
            <text:p><text:s/>14,243<text:s/></text:p>
          </table:table-cell>
          <table:table-cell office:value-type="float" office:value="619" table:style-name="ce33">
            <text:p><text:s/>619<text:s/></text:p>
          </table:table-cell>
          <table:table-cell office:value-type="float" office:value="109948" table:style-name="ce33">
            <text:p><text:s/>109,948<text:s/></text:p>
          </table:table-cell>
          <table:table-cell office:value-type="float" office:value="38423.39113325956" table:style-name="ce33">
            <text:p><text:s/>38,423<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Leeds</text:p>
          </table:table-cell>
          <table:table-cell office:value-type="float" office:value="119" table:style-name="ce33">
            <text:p><text:s/>119<text:s/></text:p>
          </table:table-cell>
          <table:table-cell office:value-type="float" office:value="29169" table:style-name="ce33">
            <text:p><text:s/>29,169<text:s/></text:p>
          </table:table-cell>
          <table:table-cell office:value-type="float" office:value="28524.169639773616" table:style-name="ce33">
            <text:p><text:s/>28,524<text:s/></text:p>
          </table:table-cell>
          <table:table-cell office:value-type="float" office:value="615" table:style-name="ce33">
            <text:p><text:s/>615<text:s/></text:p>
          </table:table-cell>
          <table:table-cell office:value-type="float" office:value="146000" table:style-name="ce33">
            <text:p><text:s/>146,000<text:s/></text:p>
          </table:table-cell>
          <table:table-cell office:value-type="float" office:value="74703.20786676585" table:style-name="ce33">
            <text:p><text:s/>74,703<text:s/></text:p>
          </table:table-cell>
          <table:table-cell office:value-type="float" office:value="122" table:style-name="ce33">
            <text:p><text:s/>122<text:s/></text:p>
          </table:table-cell>
          <table:table-cell office:value-type="float" office:value="30485" table:style-name="ce33">
            <text:p><text:s/>30,485<text:s/></text:p>
          </table:table-cell>
          <table:table-cell office:value-type="float" office:value="28313.004219090089" table:style-name="ce33">
            <text:p><text:s/>28,313<text:s/></text:p>
          </table:table-cell>
          <table:table-cell office:value-type="float" office:value="607" table:style-name="ce33">
            <text:p><text:s/>607<text:s/></text:p>
          </table:table-cell>
          <table:table-cell office:value-type="float" office:value="144393" table:style-name="ce33">
            <text:p><text:s/>144,393<text:s/></text:p>
          </table:table-cell>
          <table:table-cell office:value-type="float" office:value="73628.333177631546" table:style-name="ce33">
            <text:p><text:s/>73,628<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Leicester</text:p>
          </table:table-cell>
          <table:table-cell office:value-type="float" office:value="38" table:style-name="ce33">
            <text:p><text:s/>38<text:s/></text:p>
          </table:table-cell>
          <table:table-cell office:value-type="float" office:value="11376" table:style-name="ce33">
            <text:p><text:s/>11,376<text:s/></text:p>
          </table:table-cell>
          <table:table-cell office:value-type="float" office:value="5770.1988095238094" table:style-name="ce33">
            <text:p><text:s/>5,770<text:s/></text:p>
          </table:table-cell>
          <table:table-cell office:value-type="float" office:value="202" table:style-name="ce33">
            <text:p><text:s/>202<text:s/></text:p>
          </table:table-cell>
          <table:table-cell office:value-type="float" office:value="56587" table:style-name="ce33">
            <text:p><text:s/>56,587<text:s/></text:p>
          </table:table-cell>
          <table:table-cell office:value-type="float" office:value="27318.224537390714" table:style-name="ce33">
            <text:p><text:s/>27,318<text:s/></text:p>
          </table:table-cell>
          <table:table-cell office:value-type="float" office:value="37" table:style-name="ce33">
            <text:p><text:s/>37<text:s/></text:p>
          </table:table-cell>
          <table:table-cell office:value-type="float" office:value="10527" table:style-name="ce33">
            <text:p><text:s/>10,527<text:s/></text:p>
          </table:table-cell>
          <table:table-cell office:value-type="float" office:value="6973.3939393939399" table:style-name="ce33">
            <text:p><text:s/>6,973<text:s/></text:p>
          </table:table-cell>
          <table:table-cell office:value-type="float" office:value="200" table:style-name="ce33">
            <text:p><text:s/>200<text:s/></text:p>
          </table:table-cell>
          <table:table-cell office:value-type="float" office:value="56583" table:style-name="ce33">
            <text:p><text:s/>56,583<text:s/></text:p>
          </table:table-cell>
          <table:table-cell office:value-type="float" office:value="28051.658991958331" table:style-name="ce33">
            <text:p><text:s/>28,052<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Liverpool [note 6]</text:p>
          </table:table-cell>
          <table:table-cell office:value-type="float" office:value="128" table:style-name="ce33">
            <text:p><text:s/>128<text:s/></text:p>
          </table:table-cell>
          <table:table-cell office:value-type="float" office:value="32652" table:style-name="ce33">
            <text:p><text:s/>32,652<text:s/></text:p>
          </table:table-cell>
          <table:table-cell office:value-type="float" office:value="21073.140345335083" table:style-name="ce33">
            <text:p><text:s/>21,073<text:s/></text:p>
          </table:table-cell>
          <table:table-cell office:value-type="float" office:value="712" table:style-name="ce33">
            <text:p><text:s/>712<text:s/></text:p>
          </table:table-cell>
          <table:table-cell office:value-type="float" office:value="168067" table:style-name="ce33">
            <text:p><text:s/>168,067<text:s/></text:p>
          </table:table-cell>
          <table:table-cell office:value-type="float" office:value="66278.608596046426" table:style-name="ce33">
            <text:p><text:s/>66,279<text:s/></text:p>
          </table:table-cell>
          <table:table-cell office:value-type="float" office:value="139" table:style-name="ce33">
            <text:p><text:s/>139<text:s/></text:p>
          </table:table-cell>
          <table:table-cell office:value-type="float" office:value="34154" table:style-name="ce33">
            <text:p><text:s/>34,154<text:s/></text:p>
          </table:table-cell>
          <table:table-cell office:value-type="float" office:value="22550.811039126143" table:style-name="ce33">
            <text:p><text:s/>22,551<text:s/></text:p>
          </table:table-cell>
          <table:table-cell office:value-type="float" office:value="712" table:style-name="ce33">
            <text:p><text:s/>712<text:s/></text:p>
          </table:table-cell>
          <table:table-cell office:value-type="float" office:value="166895" table:style-name="ce33">
            <text:p><text:s/>166,895<text:s/></text:p>
          </table:table-cell>
          <table:table-cell office:value-type="float" office:value="63218.723879431418" table:style-name="ce33">
            <text:p><text:s/>63,219<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London [note 7]</text:p>
          </table:table-cell>
          <table:table-cell office:value-type="float" office:value="1046" table:style-name="ce33">
            <text:p><text:s/>1,046<text:s/></text:p>
          </table:table-cell>
          <table:table-cell office:value-type="float" office:value="576755" table:style-name="ce33">
            <text:p><text:s/>576,755<text:s/></text:p>
          </table:table-cell>
          <table:table-cell office:value-type="float" office:value="583431.94488694984" table:style-name="ce33">
            <text:p><text:s/>583,432<text:s/></text:p>
          </table:table-cell>
          <table:table-cell office:value-type="float" office:value="4841" table:style-name="ce33">
            <text:p><text:s/>4,841<text:s/></text:p>
          </table:table-cell>
          <table:table-cell office:value-type="float" office:value="2370280" table:style-name="ce33">
            <text:p><text:s/>2,370,280<text:s/></text:p>
          </table:table-cell>
          <table:table-cell office:value-type="float" office:value="1063222.9163603489" table:style-name="ce33">
            <text:p><text:s/>1,063,223<text:s/></text:p>
          </table:table-cell>
          <table:table-cell office:value-type="float" office:value="1015" table:style-name="ce33">
            <text:p><text:s/>1,015<text:s/></text:p>
          </table:table-cell>
          <table:table-cell office:value-type="float" office:value="553970" table:style-name="ce33">
            <text:p><text:s/>553,970<text:s/></text:p>
          </table:table-cell>
          <table:table-cell office:value-type="float" office:value="501004.39349404658" table:style-name="ce33">
            <text:p><text:s/>501,004<text:s/></text:p>
          </table:table-cell>
          <table:table-cell office:value-type="float" office:value="4854" table:style-name="ce33">
            <text:p><text:s/>4,854<text:s/></text:p>
          </table:table-cell>
          <table:table-cell office:value-type="float" office:value="2353812" table:style-name="ce33">
            <text:p><text:s/>2,353,812<text:s/></text:p>
          </table:table-cell>
          <table:table-cell office:value-type="float" office:value="1054240.8031661867" table:style-name="ce33">
            <text:p><text:s/>1,054,241<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Manchester [note 8]</text:p>
          </table:table-cell>
          <table:table-cell office:value-type="float" office:value="185" table:style-name="ce33">
            <text:p><text:s/>185<text:s/></text:p>
          </table:table-cell>
          <table:table-cell office:value-type="float" office:value="44807" table:style-name="ce33">
            <text:p><text:s/>44,807<text:s/></text:p>
          </table:table-cell>
          <table:table-cell office:value-type="float" office:value="32995.990593243841" table:style-name="ce33">
            <text:p><text:s/>32,996<text:s/></text:p>
          </table:table-cell>
          <table:table-cell office:value-type="float" office:value="969" table:style-name="ce33">
            <text:p><text:s/>969<text:s/></text:p>
          </table:table-cell>
          <table:table-cell office:value-type="float" office:value="226505" table:style-name="ce33">
            <text:p><text:s/>226,505<text:s/></text:p>
          </table:table-cell>
          <table:table-cell office:value-type="float" office:value="101094.20950911305" table:style-name="ce33">
            <text:p><text:s/>101,094<text:s/></text:p>
          </table:table-cell>
          <table:table-cell office:value-type="float" office:value="192" table:style-name="ce33">
            <text:p><text:s/>192<text:s/></text:p>
          </table:table-cell>
          <table:table-cell office:value-type="float" office:value="46256" table:style-name="ce33">
            <text:p><text:s/>46,256<text:s/></text:p>
          </table:table-cell>
          <table:table-cell office:value-type="float" office:value="34925.482635994347" table:style-name="ce33">
            <text:p><text:s/>34,925<text:s/></text:p>
          </table:table-cell>
          <table:table-cell office:value-type="float" office:value="970" table:style-name="ce33">
            <text:p><text:s/>970<text:s/></text:p>
          </table:table-cell>
          <table:table-cell office:value-type="float" office:value="226696" table:style-name="ce33">
            <text:p><text:s/>226,696<text:s/></text:p>
          </table:table-cell>
          <table:table-cell office:value-type="float" office:value="99018.592887956605" table:style-name="ce33">
            <text:p><text:s/>99,019<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Newcastle</text:p>
          </table:table-cell>
          <table:table-cell office:value-type="float" office:value="34" table:style-name="ce33">
            <text:p><text:s/>34<text:s/></text:p>
          </table:table-cell>
          <table:table-cell office:value-type="float" office:value="10103" table:style-name="ce33">
            <text:p><text:s/>10,103<text:s/></text:p>
          </table:table-cell>
          <table:table-cell office:value-type="float" office:value="4495.5701777377053" table:style-name="ce33">
            <text:p><text:s/>4,496<text:s/></text:p>
          </table:table-cell>
          <table:table-cell office:value-type="float" office:value="204" table:style-name="ce33">
            <text:p><text:s/>204<text:s/></text:p>
          </table:table-cell>
          <table:table-cell office:value-type="float" office:value="56984" table:style-name="ce33">
            <text:p><text:s/>56,984<text:s/></text:p>
          </table:table-cell>
          <table:table-cell office:value-type="float" office:value="23654.043457749012" table:style-name="ce33">
            <text:p><text:s/>23,654<text:s/></text:p>
          </table:table-cell>
          <table:table-cell office:value-type="float" office:value="39" table:style-name="ce33">
            <text:p><text:s/>39<text:s/></text:p>
          </table:table-cell>
          <table:table-cell office:value-type="float" office:value="10322" table:style-name="ce33">
            <text:p><text:s/>10,322<text:s/></text:p>
          </table:table-cell>
          <table:table-cell office:value-type="float" office:value="6109" table:style-name="ce33">
            <text:p><text:s/>6,109<text:s/></text:p>
          </table:table-cell>
          <table:table-cell office:value-type="float" office:value="200" table:style-name="ce33">
            <text:p><text:s/>200<text:s/></text:p>
          </table:table-cell>
          <table:table-cell office:value-type="float" office:value="56276" table:style-name="ce33">
            <text:p><text:s/>56,276<text:s/></text:p>
          </table:table-cell>
          <table:table-cell office:value-type="float" office:value="24163.78590961884" table:style-name="ce33">
            <text:p><text:s/>24,164<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Nottingham</text:p>
          </table:table-cell>
          <table:table-cell office:value-type="float" office:value="38" table:style-name="ce33">
            <text:p><text:s/>38<text:s/></text:p>
          </table:table-cell>
          <table:table-cell office:value-type="float" office:value="7642" table:style-name="ce33">
            <text:p><text:s/>7,642<text:s/></text:p>
          </table:table-cell>
          <table:table-cell office:value-type="float" office:value="4590.6950216450223" table:style-name="ce33">
            <text:p><text:s/>4,591<text:s/></text:p>
          </table:table-cell>
          <table:table-cell office:value-type="float" office:value="225" table:style-name="ce33">
            <text:p><text:s/>225<text:s/></text:p>
          </table:table-cell>
          <table:table-cell office:value-type="float" office:value="45777" table:style-name="ce33">
            <text:p><text:s/>45,777<text:s/></text:p>
          </table:table-cell>
          <table:table-cell office:value-type="float" office:value="16447.912976703381" table:style-name="ce33">
            <text:p><text:s/>16,448<text:s/></text:p>
          </table:table-cell>
          <table:table-cell office:value-type="float" office:value="42" table:style-name="ce33">
            <text:p><text:s/>42<text:s/></text:p>
          </table:table-cell>
          <table:table-cell office:value-type="float" office:value="7806" table:style-name="ce33">
            <text:p><text:s/>7,806<text:s/></text:p>
          </table:table-cell>
          <table:table-cell office:value-type="float" office:value="4996.6151653901652" table:style-name="ce33">
            <text:p><text:s/>4,997<text:s/></text:p>
          </table:table-cell>
          <table:table-cell office:value-type="float" office:value="220" table:style-name="ce33">
            <text:p><text:s/>220<text:s/></text:p>
          </table:table-cell>
          <table:table-cell office:value-type="float" office:value="44245" table:style-name="ce33">
            <text:p><text:s/>44,245<text:s/></text:p>
          </table:table-cell>
          <table:table-cell office:value-type="float" office:value="15213.233388180448" table:style-name="ce33">
            <text:p><text:s/>15,213<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Sheffield</text:p>
          </table:table-cell>
          <table:table-cell office:value-type="float" office:value="58" table:style-name="ce33">
            <text:p><text:s/>58<text:s/></text:p>
          </table:table-cell>
          <table:table-cell office:value-type="float" office:value="11851" table:style-name="ce33">
            <text:p><text:s/>11,851<text:s/></text:p>
          </table:table-cell>
          <table:table-cell office:value-type="float" office:value="7492.508428826075" table:style-name="ce33">
            <text:p><text:s/>7,493<text:s/></text:p>
          </table:table-cell>
          <table:table-cell office:value-type="float" office:value="345" table:style-name="ce33">
            <text:p><text:s/>345<text:s/></text:p>
          </table:table-cell>
          <table:table-cell office:value-type="float" office:value="67421" table:style-name="ce33">
            <text:p><text:s/>67,421<text:s/></text:p>
          </table:table-cell>
          <table:table-cell office:value-type="float" office:value="32297.319906435685" table:style-name="ce33">
            <text:p><text:s/>32,297<text:s/></text:p>
          </table:table-cell>
          <table:table-cell office:value-type="float" office:value="63" table:style-name="ce33">
            <text:p><text:s/>63<text:s/></text:p>
          </table:table-cell>
          <table:table-cell office:value-type="float" office:value="12385" table:style-name="ce33">
            <text:p><text:s/>12,385<text:s/></text:p>
          </table:table-cell>
          <table:table-cell office:value-type="float" office:value="9143.4572330447336" table:style-name="ce33">
            <text:p><text:s/>9,143<text:s/></text:p>
          </table:table-cell>
          <table:table-cell office:value-type="float" office:value="345" table:style-name="ce33">
            <text:p><text:s/>345<text:s/></text:p>
          </table:table-cell>
          <table:table-cell office:value-type="float" office:value="68071" table:style-name="ce33">
            <text:p><text:s/>68,071<text:s/></text:p>
          </table:table-cell>
          <table:table-cell office:value-type="float" office:value="32633.212937676486" table:style-name="ce33">
            <text:p><text:s/>32,633<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Elephant and Castle (for Blackfriars)</text:p>
          </table:table-cell>
          <table:table-cell office:value-type="float" office:value="43" table:style-name="ce33">
            <text:p><text:s/>43<text:s/></text:p>
          </table:table-cell>
          <table:table-cell office:value-type="float" office:value="23171" table:style-name="ce33">
            <text:p><text:s/>23,171<text:s/></text:p>
          </table:table-cell>
          <table:table-cell office:value-type="float" office:value="30729" table:style-name="ce33">
            <text:p><text:s/>30,729<text:s/></text:p>
          </table:table-cell>
          <table:table-cell office:value-type="float" office:value="194" table:style-name="ce33">
            <text:p><text:s/>194<text:s/></text:p>
          </table:table-cell>
          <table:table-cell office:value-type="float" office:value="101995" table:style-name="ce33">
            <text:p><text:s/>101,995<text:s/></text:p>
          </table:table-cell>
          <table:table-cell office:value-type="float" office:value="52233" table:style-name="ce33">
            <text:p><text:s/>52,233<text:s/></text:p>
          </table:table-cell>
          <table:table-cell office:value-type="float" office:value="35" table:style-name="ce33">
            <text:p><text:s/>35<text:s/></text:p>
          </table:table-cell>
          <table:table-cell office:value-type="float" office:value="18773" table:style-name="ce33">
            <text:p><text:s/>18,773<text:s/></text:p>
          </table:table-cell>
          <table:table-cell office:value-type="float" office:value="20578" table:style-name="ce33">
            <text:p><text:s/>20,578<text:s/></text:p>
          </table:table-cell>
          <table:table-cell office:value-type="float" office:value="192" table:style-name="ce33">
            <text:p><text:s/>192<text:s/></text:p>
          </table:table-cell>
          <table:table-cell office:value-type="float" office:value="100716" table:style-name="ce33">
            <text:p><text:s/>100,716<text:s/></text:p>
          </table:table-cell>
          <table:table-cell office:value-type="float" office:value="40863" table:style-name="ce33">
            <text:p><text:s/>40,863<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Euston</text:p>
          </table:table-cell>
          <table:table-cell office:value-type="float" office:value="63" table:style-name="ce33">
            <text:p><text:s/>63<text:s/></text:p>
          </table:table-cell>
          <table:table-cell office:value-type="float" office:value="32495" table:style-name="ce33">
            <text:p><text:s/>32,495<text:s/></text:p>
          </table:table-cell>
          <table:table-cell office:value-type="float" office:value="30616.622936475876" table:style-name="ce33">
            <text:p><text:s/>30,617<text:s/></text:p>
          </table:table-cell>
          <table:table-cell office:value-type="float" office:value="319" table:style-name="ce33">
            <text:p><text:s/>319<text:s/></text:p>
          </table:table-cell>
          <table:table-cell office:value-type="float" office:value="133788" table:style-name="ce33">
            <text:p><text:s/>133,788<text:s/></text:p>
          </table:table-cell>
          <table:table-cell office:value-type="float" office:value="80547.793675953362" table:style-name="ce33">
            <text:p><text:s/>80,548<text:s/></text:p>
          </table:table-cell>
          <table:table-cell office:value-type="float" office:value="70" table:style-name="ce33">
            <text:p><text:s/>70<text:s/></text:p>
          </table:table-cell>
          <table:table-cell office:value-type="float" office:value="34197" table:style-name="ce33">
            <text:p><text:s/>34,197<text:s/></text:p>
          </table:table-cell>
          <table:table-cell office:value-type="float" office:value="29892.978370348887" table:style-name="ce33">
            <text:p><text:s/>29,893<text:s/></text:p>
          </table:table-cell>
          <table:table-cell office:value-type="float" office:value="323" table:style-name="ce33">
            <text:p><text:s/>323<text:s/></text:p>
          </table:table-cell>
          <table:table-cell office:value-type="float" office:value="134869" table:style-name="ce33">
            <text:p><text:s/>134,869<text:s/></text:p>
          </table:table-cell>
          <table:table-cell office:value-type="float" office:value="83229.033183243897" table:style-name="ce33">
            <text:p><text:s/>83,229<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Fenchurch Street</text:p>
          </table:table-cell>
          <table:table-cell office:value-type="float" office:value="57" table:style-name="ce33">
            <text:p><text:s/>57<text:s/></text:p>
          </table:table-cell>
          <table:table-cell office:value-type="float" office:value="26136" table:style-name="ce33">
            <text:p><text:s/>26,136<text:s/></text:p>
          </table:table-cell>
          <table:table-cell office:value-type="float" office:value="25375.792799648218" table:style-name="ce33">
            <text:p><text:s/>25,376<text:s/></text:p>
          </table:table-cell>
          <table:table-cell office:value-type="float" office:value="199" table:style-name="ce33">
            <text:p><text:s/>199<text:s/></text:p>
          </table:table-cell>
          <table:table-cell office:value-type="float" office:value="81396" table:style-name="ce33">
            <text:p><text:s/>81,396<text:s/></text:p>
          </table:table-cell>
          <table:table-cell office:value-type="float" office:value="34975.168095399109" table:style-name="ce33">
            <text:p><text:s/>34,975<text:s/></text:p>
          </table:table-cell>
          <table:table-cell office:value-type="float" office:value="52" table:style-name="ce33">
            <text:p><text:s/>52<text:s/></text:p>
          </table:table-cell>
          <table:table-cell office:value-type="float" office:value="23718" table:style-name="ce33">
            <text:p><text:s/>23,718<text:s/></text:p>
          </table:table-cell>
          <table:table-cell office:value-type="float" office:value="22459.094177976734" table:style-name="ce33">
            <text:p><text:s/>22,459<text:s/></text:p>
          </table:table-cell>
          <table:table-cell office:value-type="float" office:value="198" table:style-name="ce33">
            <text:p><text:s/>198<text:s/></text:p>
          </table:table-cell>
          <table:table-cell office:value-type="float" office:value="79302" table:style-name="ce33">
            <text:p><text:s/>79,302<text:s/></text:p>
          </table:table-cell>
          <table:table-cell office:value-type="float" office:value="35157.447092832146" table:style-name="ce33">
            <text:p><text:s/>35,157<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Kings Cross</text:p>
          </table:table-cell>
          <table:table-cell office:value-type="float" office:value="48" table:style-name="ce33">
            <text:p><text:s/>48<text:s/></text:p>
          </table:table-cell>
          <table:table-cell office:value-type="float" office:value="26737" table:style-name="ce33">
            <text:p><text:s/>26,737<text:s/></text:p>
          </table:table-cell>
          <table:table-cell office:value-type="float" office:value="22840.493436539975" table:style-name="ce33">
            <text:p><text:s/>22,840<text:s/></text:p>
          </table:table-cell>
          <table:table-cell office:value-type="float" office:value="214" table:style-name="ce33">
            <text:p><text:s/>214<text:s/></text:p>
          </table:table-cell>
          <table:table-cell office:value-type="float" office:value="101986" table:style-name="ce33">
            <text:p><text:s/>101,986<text:s/></text:p>
          </table:table-cell>
          <table:table-cell office:value-type="float" office:value="50327.827387470054" table:style-name="ce33">
            <text:p><text:s/>50,328<text:s/></text:p>
          </table:table-cell>
          <table:table-cell office:value-type="float" office:value="50" table:style-name="ce33">
            <text:p><text:s/>50<text:s/></text:p>
          </table:table-cell>
          <table:table-cell office:value-type="float" office:value="26887" table:style-name="ce33">
            <text:p><text:s/>26,887<text:s/></text:p>
          </table:table-cell>
          <table:table-cell office:value-type="float" office:value="22216.761904761905" table:style-name="ce33">
            <text:p><text:s/>22,217<text:s/></text:p>
          </table:table-cell>
          <table:table-cell office:value-type="float" office:value="215" table:style-name="ce33">
            <text:p><text:s/>215<text:s/></text:p>
          </table:table-cell>
          <table:table-cell office:value-type="float" office:value="100130" table:style-name="ce33">
            <text:p><text:s/>100,130<text:s/></text:p>
          </table:table-cell>
          <table:table-cell office:value-type="float" office:value="53517.142857142862" table:style-name="ce33">
            <text:p><text:s/>53,517<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Liverpool Street</text:p>
          </table:table-cell>
          <table:table-cell office:value-type="float" office:value="154" table:style-name="ce33">
            <text:p><text:s/>154<text:s/></text:p>
          </table:table-cell>
          <table:table-cell office:value-type="float" office:value="96189" table:style-name="ce33">
            <text:p><text:s/>96,189<text:s/></text:p>
          </table:table-cell>
          <table:table-cell office:value-type="float" office:value="71820" table:style-name="ce33">
            <text:p><text:s/>71,820<text:s/></text:p>
          </table:table-cell>
          <table:table-cell office:value-type="float" office:value="656" table:style-name="ce33">
            <text:p><text:s/>656<text:s/></text:p>
          </table:table-cell>
          <table:table-cell office:value-type="float" office:value="355332" table:style-name="ce33">
            <text:p><text:s/>355,332<text:s/></text:p>
          </table:table-cell>
          <table:table-cell office:value-type="float" office:value="111274" table:style-name="ce33">
            <text:p><text:s/>111,274<text:s/></text:p>
          </table:table-cell>
          <table:table-cell office:value-type="float" office:value="148" table:style-name="ce33">
            <text:p><text:s/>148<text:s/></text:p>
          </table:table-cell>
          <table:table-cell office:value-type="float" office:value="92753" table:style-name="ce33">
            <text:p><text:s/>92,753<text:s/></text:p>
          </table:table-cell>
          <table:table-cell office:value-type="float" office:value="69764" table:style-name="ce33">
            <text:p><text:s/>69,764<text:s/></text:p>
          </table:table-cell>
          <table:table-cell office:value-type="float" office:value="648" table:style-name="ce33">
            <text:p><text:s/>648<text:s/></text:p>
          </table:table-cell>
          <table:table-cell office:value-type="float" office:value="345693" table:style-name="ce33">
            <text:p><text:s/>345,693<text:s/></text:p>
          </table:table-cell>
          <table:table-cell office:value-type="float" office:value="119024" table:style-name="ce33">
            <text:p><text:s/>119,024<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London Bridge [note 10]</text:p>
          </table:table-cell>
          <table:table-cell office:value-type="float" office:value="192" table:style-name="ce33">
            <text:p><text:s/>192<text:s/></text:p>
          </table:table-cell>
          <table:table-cell office:value-type="float" office:value="123893" table:style-name="ce33">
            <text:p><text:s/>123,893<text:s/></text:p>
          </table:table-cell>
          <table:table-cell office:value-type="float" office:value="132997" table:style-name="ce33">
            <text:p><text:s/>132,997<text:s/></text:p>
          </table:table-cell>
          <table:table-cell office:value-type="float" office:value="854" table:style-name="ce33">
            <text:p><text:s/>854<text:s/></text:p>
          </table:table-cell>
          <table:table-cell office:value-type="float" office:value="496923" table:style-name="ce33">
            <text:p><text:s/>496,923<text:s/></text:p>
          </table:table-cell>
          <table:table-cell office:value-type="float" office:value="201110" table:style-name="ce33">
            <text:p><text:s/>201,110<text:s/></text:p>
          </table:table-cell>
          <table:table-cell office:value-type="float" office:value="181" table:style-name="ce33">
            <text:p><text:s/>181<text:s/></text:p>
          </table:table-cell>
          <table:table-cell office:value-type="float" office:value="114121" table:style-name="ce33">
            <text:p><text:s/>114,121<text:s/></text:p>
          </table:table-cell>
          <table:table-cell office:value-type="float" office:value="108794" table:style-name="ce33">
            <text:p><text:s/>108,794<text:s/></text:p>
          </table:table-cell>
          <table:table-cell office:value-type="float" office:value="852" table:style-name="ce33">
            <text:p><text:s/>852<text:s/></text:p>
          </table:table-cell>
          <table:table-cell office:value-type="float" office:value="492462" table:style-name="ce33">
            <text:p><text:s/>492,462<text:s/></text:p>
          </table:table-cell>
          <table:table-cell office:value-type="float" office:value="196626" table:style-name="ce33">
            <text:p><text:s/>196,626<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Marylebone</text:p>
          </table:table-cell>
          <table:table-cell office:value-type="float" office:value="45" table:style-name="ce33">
            <text:p><text:s/>45<text:s/></text:p>
          </table:table-cell>
          <table:table-cell office:value-type="float" office:value="14740" table:style-name="ce33">
            <text:p><text:s/>14,740<text:s/></text:p>
          </table:table-cell>
          <table:table-cell office:value-type="float" office:value="13994" table:style-name="ce33">
            <text:p><text:s/>13,994<text:s/></text:p>
          </table:table-cell>
          <table:table-cell office:value-type="float" office:value="190" table:style-name="ce33">
            <text:p><text:s/>190<text:s/></text:p>
          </table:table-cell>
          <table:table-cell office:value-type="float" office:value="51252" table:style-name="ce33">
            <text:p><text:s/>51,252<text:s/></text:p>
          </table:table-cell>
          <table:table-cell office:value-type="float" office:value="25551" table:style-name="ce33">
            <text:p><text:s/>25,551<text:s/></text:p>
          </table:table-cell>
          <table:table-cell office:value-type="float" office:value="44" table:style-name="ce33">
            <text:p><text:s/>44<text:s/></text:p>
          </table:table-cell>
          <table:table-cell office:value-type="float" office:value="14176" table:style-name="ce33">
            <text:p><text:s/>14,176<text:s/></text:p>
          </table:table-cell>
          <table:table-cell office:value-type="float" office:value="12808" table:style-name="ce33">
            <text:p><text:s/>12,808<text:s/></text:p>
          </table:table-cell>
          <table:table-cell office:value-type="float" office:value="194" table:style-name="ce33">
            <text:p><text:s/>194<text:s/></text:p>
          </table:table-cell>
          <table:table-cell office:value-type="float" office:value="52484" table:style-name="ce33">
            <text:p><text:s/>52,484<text:s/></text:p>
          </table:table-cell>
          <table:table-cell office:value-type="float" office:value="26495" table:style-name="ce33">
            <text:p><text:s/>26,495<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2959" table:style-name="ce33">
            <text:p><text:s/>12,959<text:s/></text:p>
          </table:table-cell>
          <table:table-cell office:value-type="float" office:value="127" table:style-name="ce33">
            <text:p><text:s/>127<text:s/></text:p>
          </table:table-cell>
          <table:table-cell office:value-type="float" office:value="53592" table:style-name="ce33">
            <text:p><text:s/>53,592<text:s/></text:p>
          </table:table-cell>
          <table:table-cell office:value-type="float" office:value="17241" table:style-name="ce33">
            <text:p><text:s/>17,241<text:s/></text:p>
          </table:table-cell>
          <table:table-cell office:value-type="float" office:value="32" table:style-name="ce33">
            <text:p><text:s/>32<text:s/></text:p>
          </table:table-cell>
          <table:table-cell office:value-type="float" office:value="14384" table:style-name="ce33">
            <text:p><text:s/>14,384<text:s/></text:p>
          </table:table-cell>
          <table:table-cell office:value-type="float" office:value="9938" table:style-name="ce33">
            <text:p><text:s/>9,938<text:s/></text:p>
          </table:table-cell>
          <table:table-cell office:value-type="float" office:value="129" table:style-name="ce33">
            <text:p><text:s/>129<text:s/></text:p>
          </table:table-cell>
          <table:table-cell office:value-type="float" office:value="54520" table:style-name="ce33">
            <text:p><text:s/>54,520<text:s/></text:p>
          </table:table-cell>
          <table:table-cell office:value-type="float" office:value="15953" table:style-name="ce33">
            <text:p><text:s/>15,953<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Paddington [note 11]</text:p>
          </table:table-cell>
          <table:table-cell office:value-type="float" office:value="67" table:style-name="ce33">
            <text:p><text:s/>67<text:s/></text:p>
          </table:table-cell>
          <table:table-cell office:value-type="float" office:value="29865" table:style-name="ce33">
            <text:p><text:s/>29,865<text:s/></text:p>
          </table:table-cell>
          <table:table-cell office:value-type="float" office:value="26482" table:style-name="ce33">
            <text:p><text:s/>26,482<text:s/></text:p>
          </table:table-cell>
          <table:table-cell office:value-type="float" office:value="298" table:style-name="ce33">
            <text:p><text:s/>298<text:s/></text:p>
          </table:table-cell>
          <table:table-cell office:value-type="float" office:value="121142" table:style-name="ce33">
            <text:p><text:s/>121,142<text:s/></text:p>
          </table:table-cell>
          <table:table-cell office:value-type="float" office:value="62142" table:style-name="ce33">
            <text:p><text:s/>62,142<text:s/></text:p>
          </table:table-cell>
          <table:table-cell office:value-type="float" office:value="61" table:style-name="ce33">
            <text:p><text:s/>61<text:s/></text:p>
          </table:table-cell>
          <table:table-cell office:value-type="float" office:value="28240" table:style-name="ce33">
            <text:p><text:s/>28,240<text:s/></text:p>
          </table:table-cell>
          <table:table-cell office:value-type="float" office:value="23374" table:style-name="ce33">
            <text:p><text:s/>23,374<text:s/></text:p>
          </table:table-cell>
          <table:table-cell office:value-type="float" office:value="296" table:style-name="ce33">
            <text:p><text:s/>296<text:s/></text:p>
          </table:table-cell>
          <table:table-cell office:value-type="float" office:value="119789" table:style-name="ce33">
            <text:p><text:s/>119,789<text:s/></text:p>
          </table:table-cell>
          <table:table-cell office:value-type="float" office:value="58928" table:style-name="ce33">
            <text:p><text:s/>58,928<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St Pancras International</text:p>
          </table:table-cell>
          <table:table-cell office:value-type="float" office:value="70" table:style-name="ce33">
            <text:p><text:s/>70<text:s/></text:p>
          </table:table-cell>
          <table:table-cell office:value-type="float" office:value="34427" table:style-name="ce33">
            <text:p><text:s/>34,427<text:s/></text:p>
          </table:table-cell>
          <table:table-cell office:value-type="float" office:value="36223.035714285717" table:style-name="ce33">
            <text:p><text:s/>36,223<text:s/></text:p>
          </table:table-cell>
          <table:table-cell office:value-type="float" office:value="344" table:style-name="ce33">
            <text:p><text:s/>344<text:s/></text:p>
          </table:table-cell>
          <table:table-cell office:value-type="float" office:value="154703" table:style-name="ce33">
            <text:p><text:s/>154,703<text:s/></text:p>
          </table:table-cell>
          <table:table-cell office:value-type="float" office:value="74215.127201526542" table:style-name="ce33">
            <text:p><text:s/>74,215<text:s/></text:p>
          </table:table-cell>
          <table:table-cell office:value-type="float" office:value="71" table:style-name="ce33">
            <text:p><text:s/>71<text:s/></text:p>
          </table:table-cell>
          <table:table-cell office:value-type="float" office:value="34255" table:style-name="ce33">
            <text:p><text:s/>34,255<text:s/></text:p>
          </table:table-cell>
          <table:table-cell office:value-type="float" office:value="33694.559040959044" table:style-name="ce33">
            <text:p><text:s/>33,695<text:s/></text:p>
          </table:table-cell>
          <table:table-cell office:value-type="float" office:value="347" table:style-name="ce33">
            <text:p><text:s/>347<text:s/></text:p>
          </table:table-cell>
          <table:table-cell office:value-type="float" office:value="156559" table:style-name="ce33">
            <text:p><text:s/>156,559<text:s/></text:p>
          </table:table-cell>
          <table:table-cell office:value-type="float" office:value="75180.180032967881" table:style-name="ce33">
            <text:p><text:s/>75,180<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Victoria [note 13]</text:p>
          </table:table-cell>
          <table:table-cell office:value-type="float" office:value="123" table:style-name="ce33">
            <text:p><text:s/>123<text:s/></text:p>
          </table:table-cell>
          <table:table-cell office:value-type="float" office:value="69963" table:style-name="ce33">
            <text:p><text:s/>69,963<text:s/></text:p>
          </table:table-cell>
          <table:table-cell office:value-type="float" office:value="65826" table:style-name="ce33">
            <text:p><text:s/>65,826<text:s/></text:p>
          </table:table-cell>
          <table:table-cell office:value-type="float" office:value="688" table:style-name="ce33">
            <text:p><text:s/>688<text:s/></text:p>
          </table:table-cell>
          <table:table-cell office:value-type="float" office:value="348635" table:style-name="ce33">
            <text:p><text:s/>348,635<text:s/></text:p>
          </table:table-cell>
          <table:table-cell office:value-type="float" office:value="133937" table:style-name="ce33">
            <text:p><text:s/>133,937<text:s/></text:p>
          </table:table-cell>
          <table:table-cell office:value-type="float" office:value="122" table:style-name="ce33">
            <text:p><text:s/>122<text:s/></text:p>
          </table:table-cell>
          <table:table-cell office:value-type="float" office:value="70824" table:style-name="ce33">
            <text:p><text:s/>70,824<text:s/></text:p>
          </table:table-cell>
          <table:table-cell office:value-type="float" office:value="57296" table:style-name="ce33">
            <text:p><text:s/>57,296<text:s/></text:p>
          </table:table-cell>
          <table:table-cell office:value-type="float" office:value="702" table:style-name="ce33">
            <text:p><text:s/>702<text:s/></text:p>
          </table:table-cell>
          <table:table-cell office:value-type="float" office:value="350454" table:style-name="ce33">
            <text:p><text:s/>350,454<text:s/></text:p>
          </table:table-cell>
          <table:table-cell office:value-type="float" office:value="131358" table:style-name="ce33">
            <text:p><text:s/>131,358<text:s/></text:p>
          </table:table-cell>
          <table:table-cell table:number-columns-repeated="16370"/>
        </table:table-row>
        <table:table-row table:style-name="ro6">
          <table:table-cell office:value-type="float" office:value="2016" table:style-name="ce32">
            <text:p>2016</text:p>
          </table:table-cell>
          <table:table-cell office:value-type="string" table:style-name="ce18">
            <text:p><text:s text:c="3"/>Vauxhall (for Waterloo)</text:p>
          </table:table-cell>
          <table:table-cell office:value-type="float" office:value="153" table:style-name="ce33">
            <text:p><text:s/>153<text:s/></text:p>
          </table:table-cell>
          <table:table-cell office:value-type="float" office:value="85219" table:style-name="ce33">
            <text:p><text:s/>85,219<text:s/></text:p>
          </table:table-cell>
          <table:table-cell office:value-type="float" office:value="113569" table:style-name="ce33">
            <text:p><text:s/>113,569<text:s/></text:p>
          </table:table-cell>
          <table:table-cell office:value-type="float" office:value="758" table:style-name="ce33">
            <text:p><text:s/>758<text:s/></text:p>
          </table:table-cell>
          <table:table-cell office:value-type="float" office:value="369536" table:style-name="ce33">
            <text:p><text:s/>369,536<text:s/></text:p>
          </table:table-cell>
          <table:table-cell office:value-type="float" office:value="219669" table:style-name="ce33">
            <text:p><text:s/>219,669<text:s/></text:p>
          </table:table-cell>
          <table:table-cell office:value-type="float" office:value="149" table:style-name="ce33">
            <text:p><text:s/>149<text:s/></text:p>
          </table:table-cell>
          <table:table-cell office:value-type="float" office:value="81642" table:style-name="ce33">
            <text:p><text:s/>81,642<text:s/></text:p>
          </table:table-cell>
          <table:table-cell office:value-type="float" office:value="90189" table:style-name="ce33">
            <text:p><text:s/>90,189<text:s/></text:p>
          </table:table-cell>
          <table:table-cell office:value-type="float" office:value="758" table:style-name="ce33">
            <text:p><text:s/>758<text:s/></text:p>
          </table:table-cell>
          <table:table-cell office:value-type="float" office:value="366834" table:style-name="ce33">
            <text:p><text:s/>366,834<text:s/></text:p>
          </table:table-cell>
          <table:table-cell office:value-type="float" office:value="217910" table:style-name="ce33">
            <text:p><text:s/>217,910<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Birmingham [note 3]</text:p>
          </table:table-cell>
          <table:table-cell office:value-type="float" office:value="179" table:style-name="ce33">
            <text:p><text:s/>179<text:s/></text:p>
          </table:table-cell>
          <table:table-cell office:value-type="float" office:value="53667" table:style-name="ce33">
            <text:p><text:s/>53,667<text:s/></text:p>
          </table:table-cell>
          <table:table-cell office:value-type="float" office:value="45142.196476679361" table:style-name="ce33">
            <text:p><text:s/>45,142<text:s/></text:p>
          </table:table-cell>
          <table:table-cell office:value-type="float" office:value="959" table:style-name="ce33">
            <text:p><text:s/>959<text:s/></text:p>
          </table:table-cell>
          <table:table-cell office:value-type="float" office:value="275630" table:style-name="ce33">
            <text:p><text:s/>275,630<text:s/></text:p>
          </table:table-cell>
          <table:table-cell office:value-type="float" office:value="128088.52078278732" table:style-name="ce33">
            <text:p><text:s/>128,089<text:s/></text:p>
          </table:table-cell>
          <table:table-cell office:value-type="float" office:value="186" table:style-name="ce33">
            <text:p><text:s/>186<text:s/></text:p>
          </table:table-cell>
          <table:table-cell office:value-type="float" office:value="51698" table:style-name="ce33">
            <text:p><text:s/>51,698<text:s/></text:p>
          </table:table-cell>
          <table:table-cell office:value-type="float" office:value="46571.777723197156" table:style-name="ce33">
            <text:p><text:s/>46,572<text:s/></text:p>
          </table:table-cell>
          <table:table-cell office:value-type="float" office:value="955" table:style-name="ce33">
            <text:p><text:s/>955<text:s/></text:p>
          </table:table-cell>
          <table:table-cell office:value-type="float" office:value="273104" table:style-name="ce33">
            <text:p><text:s/>273,104<text:s/></text:p>
          </table:table-cell>
          <table:table-cell office:value-type="float" office:value="124429.97003986768" table:style-name="ce33">
            <text:p><text:s/>124,430<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Brighton</text:p>
          </table:table-cell>
          <table:table-cell office:value-type="float" office:value="56" table:style-name="ce33">
            <text:p><text:s/>56<text:s/></text:p>
          </table:table-cell>
          <table:table-cell office:value-type="float" office:value="18677" table:style-name="ce33">
            <text:p><text:s/>18,677<text:s/></text:p>
          </table:table-cell>
          <table:table-cell office:value-type="float" office:value="7988" table:style-name="ce33">
            <text:p><text:s/>7,988<text:s/></text:p>
          </table:table-cell>
          <table:table-cell office:value-type="float" office:value="330" table:style-name="ce33">
            <text:p><text:s/>330<text:s/></text:p>
          </table:table-cell>
          <table:table-cell office:value-type="float" office:value="111209" table:style-name="ce33">
            <text:p><text:s/>111,209<text:s/></text:p>
          </table:table-cell>
          <table:table-cell office:value-type="float" office:value="36870" table:style-name="ce33">
            <text:p><text:s/>36,870<text:s/></text:p>
          </table:table-cell>
          <table:table-cell office:value-type="float" office:value="55" table:style-name="ce33">
            <text:p><text:s/>55<text:s/></text:p>
          </table:table-cell>
          <table:table-cell office:value-type="float" office:value="18364" table:style-name="ce33">
            <text:p><text:s/>18,364<text:s/></text:p>
          </table:table-cell>
          <table:table-cell office:value-type="float" office:value="9305" table:style-name="ce33">
            <text:p><text:s/>9,305<text:s/></text:p>
          </table:table-cell>
          <table:table-cell office:value-type="float" office:value="325" table:style-name="ce33">
            <text:p><text:s/>325<text:s/></text:p>
          </table:table-cell>
          <table:table-cell office:value-type="float" office:value="111610" table:style-name="ce33">
            <text:p><text:s/>111,610<text:s/></text:p>
          </table:table-cell>
          <table:table-cell office:value-type="float" office:value="33177" table:style-name="ce33">
            <text:p><text:s/>33,177<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Bristol [note 4]</text:p>
          </table:table-cell>
          <table:table-cell office:value-type="float" office:value="51" table:style-name="ce33">
            <text:p><text:s/>51<text:s/></text:p>
          </table:table-cell>
          <table:table-cell office:value-type="float" office:value="14449" table:style-name="ce33">
            <text:p><text:s/>14,449<text:s/></text:p>
          </table:table-cell>
          <table:table-cell office:value-type="float" office:value="9206.9833333333336" table:style-name="ce33">
            <text:p><text:s/>9,207<text:s/></text:p>
          </table:table-cell>
          <table:table-cell office:value-type="float" office:value="264" table:style-name="ce33">
            <text:p><text:s/>264<text:s/></text:p>
          </table:table-cell>
          <table:table-cell office:value-type="float" office:value="73184" table:style-name="ce33">
            <text:p><text:s/>73,184<text:s/></text:p>
          </table:table-cell>
          <table:table-cell office:value-type="float" office:value="28217.641774891781" table:style-name="ce33">
            <text:p><text:s/>28,218<text:s/></text:p>
          </table:table-cell>
          <table:table-cell office:value-type="float" office:value="51" table:style-name="ce33">
            <text:p><text:s/>51<text:s/></text:p>
          </table:table-cell>
          <table:table-cell office:value-type="float" office:value="14220" table:style-name="ce33">
            <text:p><text:s/>14,220<text:s/></text:p>
          </table:table-cell>
          <table:table-cell office:value-type="float" office:value="10267.866666666665" table:style-name="ce33">
            <text:p><text:s/>10,268<text:s/></text:p>
          </table:table-cell>
          <table:table-cell office:value-type="float" office:value="261" table:style-name="ce33">
            <text:p><text:s/>261<text:s/></text:p>
          </table:table-cell>
          <table:table-cell office:value-type="float" office:value="72301" table:style-name="ce33">
            <text:p><text:s/>72,301<text:s/></text:p>
          </table:table-cell>
          <table:table-cell office:value-type="float" office:value="31012.000793650794" table:style-name="ce33">
            <text:p><text:s/>31,012<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Cambridge</text:p>
          </table:table-cell>
          <table:table-cell office:value-type="float" office:value="47" table:style-name="ce33">
            <text:p><text:s/>47<text:s/></text:p>
          </table:table-cell>
          <table:table-cell office:value-type="float" office:value="15097" table:style-name="ce33">
            <text:p><text:s/>15,097<text:s/></text:p>
          </table:table-cell>
          <table:table-cell office:value-type="float" office:value="7728" table:style-name="ce33">
            <text:p><text:s/>7,728<text:s/></text:p>
          </table:table-cell>
          <table:table-cell office:value-type="float" office:value="271" table:style-name="ce33">
            <text:p><text:s/>271<text:s/></text:p>
          </table:table-cell>
          <table:table-cell office:value-type="float" office:value="88763" table:style-name="ce33">
            <text:p><text:s/>88,763<text:s/></text:p>
          </table:table-cell>
          <table:table-cell office:value-type="float" office:value="26111" table:style-name="ce33">
            <text:p><text:s/>26,111<text:s/></text:p>
          </table:table-cell>
          <table:table-cell office:value-type="float" office:value="47" table:style-name="ce33">
            <text:p><text:s/>47<text:s/></text:p>
          </table:table-cell>
          <table:table-cell office:value-type="float" office:value="15065" table:style-name="ce33">
            <text:p><text:s/>15,065<text:s/></text:p>
          </table:table-cell>
          <table:table-cell office:value-type="float" office:value="8811" table:style-name="ce33">
            <text:p><text:s/>8,811<text:s/></text:p>
          </table:table-cell>
          <table:table-cell office:value-type="float" office:value="271" table:style-name="ce33">
            <text:p><text:s/>271<text:s/></text:p>
          </table:table-cell>
          <table:table-cell office:value-type="float" office:value="89880" table:style-name="ce33">
            <text:p><text:s/>89,880<text:s/></text:p>
          </table:table-cell>
          <table:table-cell office:value-type="float" office:value="25789" table:style-name="ce33">
            <text:p><text:s/>25,789<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Cardiff [note 5]</text:p>
          </table:table-cell>
          <table:table-cell office:value-type="float" office:value="116" table:style-name="ce33">
            <text:p><text:s/>116<text:s/></text:p>
          </table:table-cell>
          <table:table-cell office:value-type="float" office:value="20759" table:style-name="ce33">
            <text:p><text:s/>20,759<text:s/></text:p>
          </table:table-cell>
          <table:table-cell office:value-type="float" office:value="13592.080620556999" table:style-name="ce33">
            <text:p><text:s/>13,592<text:s/></text:p>
          </table:table-cell>
          <table:table-cell office:value-type="float" office:value="628" table:style-name="ce33">
            <text:p><text:s/>628<text:s/></text:p>
          </table:table-cell>
          <table:table-cell office:value-type="float" office:value="112954" table:style-name="ce33">
            <text:p><text:s/>112,954<text:s/></text:p>
          </table:table-cell>
          <table:table-cell office:value-type="float" office:value="36998.318652006179" table:style-name="ce33">
            <text:p><text:s/>36,998<text:s/></text:p>
          </table:table-cell>
          <table:table-cell office:value-type="float" office:value="117" table:style-name="ce33">
            <text:p><text:s/>117<text:s/></text:p>
          </table:table-cell>
          <table:table-cell office:value-type="float" office:value="20963" table:style-name="ce33">
            <text:p><text:s/>20,963<text:s/></text:p>
          </table:table-cell>
          <table:table-cell office:value-type="float" office:value="14055.560931707902" table:style-name="ce33">
            <text:p><text:s/>14,056<text:s/></text:p>
          </table:table-cell>
          <table:table-cell office:value-type="float" office:value="638" table:style-name="ce33">
            <text:p><text:s/>638<text:s/></text:p>
          </table:table-cell>
          <table:table-cell office:value-type="float" office:value="114099" table:style-name="ce33">
            <text:p><text:s/>114,099<text:s/></text:p>
          </table:table-cell>
          <table:table-cell office:value-type="float" office:value="38240.84373617245" table:style-name="ce33">
            <text:p><text:s/>38,241<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Leeds</text:p>
          </table:table-cell>
          <table:table-cell office:value-type="float" office:value="120" table:style-name="ce33">
            <text:p><text:s/>120<text:s/></text:p>
          </table:table-cell>
          <table:table-cell office:value-type="float" office:value="29190" table:style-name="ce33">
            <text:p><text:s/>29,190<text:s/></text:p>
          </table:table-cell>
          <table:table-cell office:value-type="float" office:value="25717.40768744213" table:style-name="ce33">
            <text:p><text:s/>25,717<text:s/></text:p>
          </table:table-cell>
          <table:table-cell office:value-type="float" office:value="614" table:style-name="ce33">
            <text:p><text:s/>614<text:s/></text:p>
          </table:table-cell>
          <table:table-cell office:value-type="float" office:value="145307" table:style-name="ce33">
            <text:p><text:s/>145,307<text:s/></text:p>
          </table:table-cell>
          <table:table-cell office:value-type="float" office:value="72552.575303519377" table:style-name="ce33">
            <text:p><text:s/>72,553<text:s/></text:p>
          </table:table-cell>
          <table:table-cell office:value-type="float" office:value="123" table:style-name="ce33">
            <text:p><text:s/>123<text:s/></text:p>
          </table:table-cell>
          <table:table-cell office:value-type="float" office:value="30763" table:style-name="ce33">
            <text:p><text:s/>30,763<text:s/></text:p>
          </table:table-cell>
          <table:table-cell office:value-type="float" office:value="26340.012759462756" table:style-name="ce33">
            <text:p><text:s/>26,340<text:s/></text:p>
          </table:table-cell>
          <table:table-cell office:value-type="float" office:value="607" table:style-name="ce33">
            <text:p><text:s/>607<text:s/></text:p>
          </table:table-cell>
          <table:table-cell office:value-type="float" office:value="143968" table:style-name="ce33">
            <text:p><text:s/>143,968<text:s/></text:p>
          </table:table-cell>
          <table:table-cell office:value-type="float" office:value="70667.492522764645" table:style-name="ce33">
            <text:p><text:s/>70,667<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Leicester</text:p>
          </table:table-cell>
          <table:table-cell office:value-type="float" office:value="39" table:style-name="ce33">
            <text:p><text:s/>39<text:s/></text:p>
          </table:table-cell>
          <table:table-cell office:value-type="float" office:value="11960" table:style-name="ce33">
            <text:p><text:s/>11,960<text:s/></text:p>
          </table:table-cell>
          <table:table-cell office:value-type="float" office:value="6249.2908468479973" table:style-name="ce33">
            <text:p><text:s/>6,249<text:s/></text:p>
          </table:table-cell>
          <table:table-cell office:value-type="float" office:value="202" table:style-name="ce33">
            <text:p><text:s/>202<text:s/></text:p>
          </table:table-cell>
          <table:table-cell office:value-type="float" office:value="57083" table:style-name="ce33">
            <text:p><text:s/>57,083<text:s/></text:p>
          </table:table-cell>
          <table:table-cell office:value-type="float" office:value="27934.009764947856" table:style-name="ce33">
            <text:p><text:s/>27,934<text:s/></text:p>
          </table:table-cell>
          <table:table-cell office:value-type="float" office:value="37" table:style-name="ce33">
            <text:p><text:s/>37<text:s/></text:p>
          </table:table-cell>
          <table:table-cell office:value-type="float" office:value="10607" table:style-name="ce33">
            <text:p><text:s/>10,607<text:s/></text:p>
          </table:table-cell>
          <table:table-cell office:value-type="float" office:value="6946.759629682042" table:style-name="ce33">
            <text:p><text:s/>6,947<text:s/></text:p>
          </table:table-cell>
          <table:table-cell office:value-type="float" office:value="200" table:style-name="ce33">
            <text:p><text:s/>200<text:s/></text:p>
          </table:table-cell>
          <table:table-cell office:value-type="float" office:value="57079" table:style-name="ce33">
            <text:p><text:s/>57,079<text:s/></text:p>
          </table:table-cell>
          <table:table-cell office:value-type="float" office:value="28527.649354751597" table:style-name="ce33">
            <text:p><text:s/>28,528<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Liverpool [note 6,15]</text:p>
          </table:table-cell>
          <table:table-cell office:value-type="float" office:value="128" table:style-name="ce33">
            <text:p><text:s/>128<text:s/></text:p>
          </table:table-cell>
          <table:table-cell office:value-type="float" office:value="32592" table:style-name="ce33">
            <text:p><text:s/>32,592<text:s/></text:p>
          </table:table-cell>
          <table:table-cell office:value-type="float" office:value="20031.864555555559" table:style-name="ce33">
            <text:p><text:s/>20,032<text:s/></text:p>
          </table:table-cell>
          <table:table-cell office:value-type="float" office:value="712" table:style-name="ce33">
            <text:p><text:s/>712<text:s/></text:p>
          </table:table-cell>
          <table:table-cell office:value-type="float" office:value="168249" table:style-name="ce33">
            <text:p><text:s/>168,249<text:s/></text:p>
          </table:table-cell>
          <table:table-cell office:value-type="float" office:value="63206.917413793104" table:style-name="ce33">
            <text:p><text:s/>63,207<text:s/></text:p>
          </table:table-cell>
          <table:table-cell office:value-type="float" office:value="139" table:style-name="ce33">
            <text:p><text:s/>139<text:s/></text:p>
          </table:table-cell>
          <table:table-cell office:value-type="float" office:value="34275" table:style-name="ce33">
            <text:p><text:s/>34,275<text:s/></text:p>
          </table:table-cell>
          <table:table-cell office:value-type="float" office:value="21680.746896551729" table:style-name="ce33">
            <text:p><text:s/>21,681<text:s/></text:p>
          </table:table-cell>
          <table:table-cell office:value-type="float" office:value="712" table:style-name="ce33">
            <text:p><text:s/>712<text:s/></text:p>
          </table:table-cell>
          <table:table-cell office:value-type="float" office:value="167258" table:style-name="ce33">
            <text:p><text:s/>167,258<text:s/></text:p>
          </table:table-cell>
          <table:table-cell office:value-type="float" office:value="60712.169996826982" table:style-name="ce33">
            <text:p><text:s/>60,712<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London [note 7]</text:p>
          </table:table-cell>
          <table:table-cell office:value-type="float" office:value="1048" table:style-name="ce33">
            <text:p><text:s/>1,048<text:s/></text:p>
          </table:table-cell>
          <table:table-cell office:value-type="float" office:value="579298" table:style-name="ce33">
            <text:p><text:s/>579,298<text:s/></text:p>
          </table:table-cell>
          <table:table-cell office:value-type="float" office:value="576973.08164688828" table:style-name="ce33">
            <text:p><text:s/>576,973<text:s/></text:p>
          </table:table-cell>
          <table:table-cell office:value-type="float" office:value="4834" table:style-name="ce33">
            <text:p><text:s/>4,834<text:s/></text:p>
          </table:table-cell>
          <table:table-cell office:value-type="float" office:value="2377337" table:style-name="ce33">
            <text:p><text:s/>2,377,337<text:s/></text:p>
          </table:table-cell>
          <table:table-cell office:value-type="float" office:value="1054511.2325236723" table:style-name="ce33">
            <text:p><text:s/>1,054,511<text:s/></text:p>
          </table:table-cell>
          <table:table-cell office:value-type="float" office:value="1017" table:style-name="ce33">
            <text:p><text:s/>1,017<text:s/></text:p>
          </table:table-cell>
          <table:table-cell office:value-type="float" office:value="558138" table:style-name="ce33">
            <text:p><text:s/>558,138<text:s/></text:p>
          </table:table-cell>
          <table:table-cell office:value-type="float" office:value="486488.20160427771" table:style-name="ce33">
            <text:p><text:s/>486,488<text:s/></text:p>
          </table:table-cell>
          <table:table-cell office:value-type="float" office:value="4851" table:style-name="ce33">
            <text:p><text:s/>4,851<text:s/></text:p>
          </table:table-cell>
          <table:table-cell office:value-type="float" office:value="2364274" table:style-name="ce33">
            <text:p><text:s/>2,364,274<text:s/></text:p>
          </table:table-cell>
          <table:table-cell office:value-type="float" office:value="1029625.1700303332" table:style-name="ce33">
            <text:p><text:s/>1,029,625<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Manchester [note 8]</text:p>
          </table:table-cell>
          <table:table-cell office:value-type="float" office:value="179" table:style-name="ce33">
            <text:p><text:s/>179<text:s/></text:p>
          </table:table-cell>
          <table:table-cell office:value-type="float" office:value="42396" table:style-name="ce33">
            <text:p><text:s/>42,396<text:s/></text:p>
          </table:table-cell>
          <table:table-cell office:value-type="float" office:value="33555.18668403232" table:style-name="ce33">
            <text:p><text:s/>33,555<text:s/></text:p>
          </table:table-cell>
          <table:table-cell office:value-type="float" office:value="950" table:style-name="ce33">
            <text:p><text:s/>950<text:s/></text:p>
          </table:table-cell>
          <table:table-cell office:value-type="float" office:value="218251" table:style-name="ce33">
            <text:p><text:s/>218,251<text:s/></text:p>
          </table:table-cell>
          <table:table-cell office:value-type="float" office:value="97396.725178499692" table:style-name="ce33">
            <text:p><text:s/>97,397<text:s/></text:p>
          </table:table-cell>
          <table:table-cell office:value-type="float" office:value="183" table:style-name="ce33">
            <text:p><text:s/>183<text:s/></text:p>
          </table:table-cell>
          <table:table-cell office:value-type="float" office:value="44241" table:style-name="ce33">
            <text:p><text:s/>44,241<text:s/></text:p>
          </table:table-cell>
          <table:table-cell office:value-type="float" office:value="33682.343933814169" table:style-name="ce33">
            <text:p><text:s/>33,682<text:s/></text:p>
          </table:table-cell>
          <table:table-cell office:value-type="float" office:value="954" table:style-name="ce33">
            <text:p><text:s/>954<text:s/></text:p>
          </table:table-cell>
          <table:table-cell office:value-type="float" office:value="221657" table:style-name="ce33">
            <text:p><text:s/>221,657<text:s/></text:p>
          </table:table-cell>
          <table:table-cell office:value-type="float" office:value="95099.517826412877" table:style-name="ce33">
            <text:p><text:s/>95,100<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Newcastle</text:p>
          </table:table-cell>
          <table:table-cell office:value-type="float" office:value="34" table:style-name="ce33">
            <text:p><text:s/>34<text:s/></text:p>
          </table:table-cell>
          <table:table-cell office:value-type="float" office:value="10103" table:style-name="ce33">
            <text:p><text:s/>10,103<text:s/></text:p>
          </table:table-cell>
          <table:table-cell office:value-type="float" office:value="4436.6775897722455" table:style-name="ce33">
            <text:p><text:s/>4,437<text:s/></text:p>
          </table:table-cell>
          <table:table-cell office:value-type="float" office:value="208" table:style-name="ce33">
            <text:p><text:s/>208<text:s/></text:p>
          </table:table-cell>
          <table:table-cell office:value-type="float" office:value="57440" table:style-name="ce33">
            <text:p><text:s/>57,440<text:s/></text:p>
          </table:table-cell>
          <table:table-cell office:value-type="float" office:value="24108.222432850653" table:style-name="ce33">
            <text:p><text:s/>24,108<text:s/></text:p>
          </table:table-cell>
          <table:table-cell office:value-type="float" office:value="39" table:style-name="ce33">
            <text:p><text:s/>39<text:s/></text:p>
          </table:table-cell>
          <table:table-cell office:value-type="float" office:value="10198" table:style-name="ce33">
            <text:p><text:s/>10,198<text:s/></text:p>
          </table:table-cell>
          <table:table-cell office:value-type="float" office:value="6081.1171476067811" table:style-name="ce33">
            <text:p><text:s/>6,081<text:s/></text:p>
          </table:table-cell>
          <table:table-cell office:value-type="float" office:value="204" table:style-name="ce33">
            <text:p><text:s/>204<text:s/></text:p>
          </table:table-cell>
          <table:table-cell office:value-type="float" office:value="57068" table:style-name="ce33">
            <text:p><text:s/>57,068<text:s/></text:p>
          </table:table-cell>
          <table:table-cell office:value-type="float" office:value="24115.00018386008" table:style-name="ce33">
            <text:p><text:s/>24,115<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Nottingham</text:p>
          </table:table-cell>
          <table:table-cell office:value-type="float" office:value="38" table:style-name="ce33">
            <text:p><text:s/>38<text:s/></text:p>
          </table:table-cell>
          <table:table-cell office:value-type="float" office:value="8048" table:style-name="ce33">
            <text:p><text:s/>8,048<text:s/></text:p>
          </table:table-cell>
          <table:table-cell office:value-type="float" office:value="4825.5114490613405" table:style-name="ce33">
            <text:p><text:s/>4,826<text:s/></text:p>
          </table:table-cell>
          <table:table-cell office:value-type="float" office:value="225" table:style-name="ce33">
            <text:p><text:s/>225<text:s/></text:p>
          </table:table-cell>
          <table:table-cell office:value-type="float" office:value="45627" table:style-name="ce33">
            <text:p><text:s/>45,627<text:s/></text:p>
          </table:table-cell>
          <table:table-cell office:value-type="float" office:value="16839.810010548536" table:style-name="ce33">
            <text:p><text:s/>16,840<text:s/></text:p>
          </table:table-cell>
          <table:table-cell office:value-type="float" office:value="42" table:style-name="ce33">
            <text:p><text:s/>42<text:s/></text:p>
          </table:table-cell>
          <table:table-cell office:value-type="float" office:value="7726" table:style-name="ce33">
            <text:p><text:s/>7,726<text:s/></text:p>
          </table:table-cell>
          <table:table-cell office:value-type="float" office:value="5445.353162112785" table:style-name="ce33">
            <text:p><text:s/>5,445<text:s/></text:p>
          </table:table-cell>
          <table:table-cell office:value-type="float" office:value="220" table:style-name="ce33">
            <text:p><text:s/>220<text:s/></text:p>
          </table:table-cell>
          <table:table-cell office:value-type="float" office:value="44639" table:style-name="ce33">
            <text:p><text:s/>44,639<text:s/></text:p>
          </table:table-cell>
          <table:table-cell office:value-type="float" office:value="16231.486834726904" table:style-name="ce33">
            <text:p><text:s/>16,231<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Reading</text:p>
          </table:table-cell>
          <table:table-cell office:value-type="float" office:value="109" table:style-name="ce33">
            <text:p><text:s/>109<text:s/></text:p>
          </table:table-cell>
          <table:table-cell office:value-type="float" office:value="45740" table:style-name="ce33">
            <text:p><text:s/>45,740<text:s/></text:p>
          </table:table-cell>
          <table:table-cell office:value-type="float" office:value="24018.523639999999" table:style-name="ce33">
            <text:p><text:s/>24,019<text:s/></text:p>
          </table:table-cell>
          <table:table-cell office:value-type="float" office:value="590" table:style-name="ce33">
            <text:p><text:s/>590<text:s/></text:p>
          </table:table-cell>
          <table:table-cell office:value-type="float" office:value="231954" table:style-name="ce33">
            <text:p><text:s/>231,954<text:s/></text:p>
          </table:table-cell>
          <table:table-cell office:value-type="float" office:value="89091.519020000007" table:style-name="ce33">
            <text:p><text:s/>89,092<text:s/></text:p>
          </table:table-cell>
          <table:table-cell office:value-type="float" office:value="109" table:style-name="ce33">
            <text:p><text:s/>109<text:s/></text:p>
          </table:table-cell>
          <table:table-cell office:value-type="float" office:value="46473" table:style-name="ce33">
            <text:p><text:s/>46,473<text:s/></text:p>
          </table:table-cell>
          <table:table-cell office:value-type="float" office:value="25416" table:style-name="ce33">
            <text:p><text:s/>25,416<text:s/></text:p>
          </table:table-cell>
          <table:table-cell office:value-type="float" office:value="589" table:style-name="ce33">
            <text:p><text:s/>589<text:s/></text:p>
          </table:table-cell>
          <table:table-cell office:value-type="float" office:value="230502" table:style-name="ce33">
            <text:p><text:s/>230,502<text:s/></text:p>
          </table:table-cell>
          <table:table-cell office:value-type="float" office:value="88208.001099999994" table:style-name="ce33">
            <text:p><text:s/>88,208<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Sheffield</text:p>
          </table:table-cell>
          <table:table-cell office:value-type="float" office:value="59" table:style-name="ce33">
            <text:p><text:s/>59<text:s/></text:p>
          </table:table-cell>
          <table:table-cell office:value-type="float" office:value="11977" table:style-name="ce33">
            <text:p><text:s/>11,977<text:s/></text:p>
          </table:table-cell>
          <table:table-cell office:value-type="float" office:value="7792.8492912574229" table:style-name="ce33">
            <text:p><text:s/>7,793<text:s/></text:p>
          </table:table-cell>
          <table:table-cell office:value-type="float" office:value="345" table:style-name="ce33">
            <text:p><text:s/>345<text:s/></text:p>
          </table:table-cell>
          <table:table-cell office:value-type="float" office:value="67208" table:style-name="ce33">
            <text:p><text:s/>67,208<text:s/></text:p>
          </table:table-cell>
          <table:table-cell office:value-type="float" office:value="32942.514427146991" table:style-name="ce33">
            <text:p><text:s/>32,943<text:s/></text:p>
          </table:table-cell>
          <table:table-cell office:value-type="float" office:value="63" table:style-name="ce33">
            <text:p><text:s/>63<text:s/></text:p>
          </table:table-cell>
          <table:table-cell office:value-type="float" office:value="12511" table:style-name="ce33">
            <text:p><text:s/>12,511<text:s/></text:p>
          </table:table-cell>
          <table:table-cell office:value-type="float" office:value="9392.6015151515148" table:style-name="ce33">
            <text:p><text:s/>9,393<text:s/></text:p>
          </table:table-cell>
          <table:table-cell office:value-type="float" office:value="344" table:style-name="ce33">
            <text:p><text:s/>344<text:s/></text:p>
          </table:table-cell>
          <table:table-cell office:value-type="float" office:value="68220" table:style-name="ce33">
            <text:p><text:s/>68,220<text:s/></text:p>
          </table:table-cell>
          <table:table-cell office:value-type="float" office:value="33072.337992400484" table:style-name="ce33">
            <text:p><text:s/>33,072<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Elephant and Castle (for Blackfriars)</text:p>
          </table:table-cell>
          <table:table-cell office:value-type="float" office:value="43" table:style-name="ce33">
            <text:p><text:s/>43<text:s/></text:p>
          </table:table-cell>
          <table:table-cell office:value-type="float" office:value="19852" table:style-name="ce33">
            <text:p><text:s/>19,852<text:s/></text:p>
          </table:table-cell>
          <table:table-cell office:value-type="float" office:value="25226" table:style-name="ce33">
            <text:p><text:s/>25,226<text:s/></text:p>
          </table:table-cell>
          <table:table-cell office:value-type="float" office:value="194" table:style-name="ce33">
            <text:p><text:s/>194<text:s/></text:p>
          </table:table-cell>
          <table:table-cell office:value-type="float" office:value="91676" table:style-name="ce33">
            <text:p><text:s/>91,676<text:s/></text:p>
          </table:table-cell>
          <table:table-cell office:value-type="float" office:value="41913" table:style-name="ce33">
            <text:p><text:s/>41,913<text:s/></text:p>
          </table:table-cell>
          <table:table-cell office:value-type="float" office:value="35" table:style-name="ce33">
            <text:p><text:s/>35<text:s/></text:p>
          </table:table-cell>
          <table:table-cell office:value-type="float" office:value="16656" table:style-name="ce33">
            <text:p><text:s/>16,656<text:s/></text:p>
          </table:table-cell>
          <table:table-cell office:value-type="float" office:value="18038" table:style-name="ce33">
            <text:p><text:s/>18,038<text:s/></text:p>
          </table:table-cell>
          <table:table-cell office:value-type="float" office:value="192" table:style-name="ce33">
            <text:p><text:s/>192<text:s/></text:p>
          </table:table-cell>
          <table:table-cell office:value-type="float" office:value="92484" table:style-name="ce33">
            <text:p><text:s/>92,484<text:s/></text:p>
          </table:table-cell>
          <table:table-cell office:value-type="float" office:value="36220" table:style-name="ce33">
            <text:p><text:s/>36,220<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Euston</text:p>
          </table:table-cell>
          <table:table-cell office:value-type="float" office:value="63" table:style-name="ce33">
            <text:p><text:s/>63<text:s/></text:p>
          </table:table-cell>
          <table:table-cell office:value-type="float" office:value="32305" table:style-name="ce33">
            <text:p><text:s/>32,305<text:s/></text:p>
          </table:table-cell>
          <table:table-cell office:value-type="float" office:value="30876.895752568307" table:style-name="ce33">
            <text:p><text:s/>30,877<text:s/></text:p>
          </table:table-cell>
          <table:table-cell office:value-type="float" office:value="319" table:style-name="ce33">
            <text:p><text:s/>319<text:s/></text:p>
          </table:table-cell>
          <table:table-cell office:value-type="float" office:value="134871" table:style-name="ce33">
            <text:p><text:s/>134,871<text:s/></text:p>
          </table:table-cell>
          <table:table-cell office:value-type="float" office:value="81556.996594317912" table:style-name="ce33">
            <text:p><text:s/>81,557<text:s/></text:p>
          </table:table-cell>
          <table:table-cell office:value-type="float" office:value="70" table:style-name="ce33">
            <text:p><text:s/>70<text:s/></text:p>
          </table:table-cell>
          <table:table-cell office:value-type="float" office:value="34249" table:style-name="ce33">
            <text:p><text:s/>34,249<text:s/></text:p>
          </table:table-cell>
          <table:table-cell office:value-type="float" office:value="29993.88797764566" table:style-name="ce33">
            <text:p><text:s/>29,994<text:s/></text:p>
          </table:table-cell>
          <table:table-cell office:value-type="float" office:value="325" table:style-name="ce33">
            <text:p><text:s/>325<text:s/></text:p>
          </table:table-cell>
          <table:table-cell office:value-type="float" office:value="135781" table:style-name="ce33">
            <text:p><text:s/>135,781<text:s/></text:p>
          </table:table-cell>
          <table:table-cell office:value-type="float" office:value="82548.219991068865" table:style-name="ce33">
            <text:p><text:s/>82,548<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Fenchurch Street</text:p>
          </table:table-cell>
          <table:table-cell office:value-type="float" office:value="56" table:style-name="ce33">
            <text:p><text:s/>56<text:s/></text:p>
          </table:table-cell>
          <table:table-cell office:value-type="float" office:value="28050" table:style-name="ce33">
            <text:p><text:s/>28,050<text:s/></text:p>
          </table:table-cell>
          <table:table-cell office:value-type="float" office:value="26151" table:style-name="ce33">
            <text:p><text:s/>26,151<text:s/></text:p>
          </table:table-cell>
          <table:table-cell office:value-type="float" office:value="197" table:style-name="ce33">
            <text:p><text:s/>197<text:s/></text:p>
          </table:table-cell>
          <table:table-cell office:value-type="float" office:value="84525" table:style-name="ce33">
            <text:p><text:s/>84,525<text:s/></text:p>
          </table:table-cell>
          <table:table-cell office:value-type="float" office:value="35932" table:style-name="ce33">
            <text:p><text:s/>35,932<text:s/></text:p>
          </table:table-cell>
          <table:table-cell office:value-type="float" office:value="53" table:style-name="ce33">
            <text:p><text:s/>53<text:s/></text:p>
          </table:table-cell>
          <table:table-cell office:value-type="float" office:value="25974" table:style-name="ce33">
            <text:p><text:s/>25,974<text:s/></text:p>
          </table:table-cell>
          <table:table-cell office:value-type="float" office:value="23049" table:style-name="ce33">
            <text:p><text:s/>23,049<text:s/></text:p>
          </table:table-cell>
          <table:table-cell office:value-type="float" office:value="197" table:style-name="ce33">
            <text:p><text:s/>197<text:s/></text:p>
          </table:table-cell>
          <table:table-cell office:value-type="float" office:value="82500" table:style-name="ce33">
            <text:p><text:s/>82,500<text:s/></text:p>
          </table:table-cell>
          <table:table-cell office:value-type="float" office:value="35851" table:style-name="ce33">
            <text:p><text:s/>35,851<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Kings Cross</text:p>
          </table:table-cell>
          <table:table-cell office:value-type="float" office:value="48" table:style-name="ce33">
            <text:p><text:s/>48<text:s/></text:p>
          </table:table-cell>
          <table:table-cell office:value-type="float" office:value="27108" table:style-name="ce33">
            <text:p><text:s/>27,108<text:s/></text:p>
          </table:table-cell>
          <table:table-cell office:value-type="float" office:value="22117.81658449653" table:style-name="ce33">
            <text:p><text:s/>22,118<text:s/></text:p>
          </table:table-cell>
          <table:table-cell office:value-type="float" office:value="215" table:style-name="ce33">
            <text:p><text:s/>215<text:s/></text:p>
          </table:table-cell>
          <table:table-cell office:value-type="float" office:value="105070" table:style-name="ce33">
            <text:p><text:s/>105,070<text:s/></text:p>
          </table:table-cell>
          <table:table-cell office:value-type="float" office:value="53598.271154704336" table:style-name="ce33">
            <text:p><text:s/>53,598<text:s/></text:p>
          </table:table-cell>
          <table:table-cell office:value-type="float" office:value="50" table:style-name="ce33">
            <text:p><text:s/>50<text:s/></text:p>
          </table:table-cell>
          <table:table-cell office:value-type="float" office:value="26835" table:style-name="ce33">
            <text:p><text:s/>26,835<text:s/></text:p>
          </table:table-cell>
          <table:table-cell office:value-type="float" office:value="24203.471925136422" table:style-name="ce33">
            <text:p><text:s/>24,203<text:s/></text:p>
          </table:table-cell>
          <table:table-cell office:value-type="float" office:value="217" table:style-name="ce33">
            <text:p><text:s/>217<text:s/></text:p>
          </table:table-cell>
          <table:table-cell office:value-type="float" office:value="104156" table:style-name="ce33">
            <text:p><text:s/>104,156<text:s/></text:p>
          </table:table-cell>
          <table:table-cell office:value-type="float" office:value="57892.776635676521" table:style-name="ce33">
            <text:p><text:s/>57,893<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Liverpool Street</text:p>
          </table:table-cell>
          <table:table-cell office:value-type="float" office:value="153" table:style-name="ce33">
            <text:p><text:s/>153<text:s/></text:p>
          </table:table-cell>
          <table:table-cell office:value-type="float" office:value="96563" table:style-name="ce33">
            <text:p><text:s/>96,563<text:s/></text:p>
          </table:table-cell>
          <table:table-cell office:value-type="float" office:value="71484.672500000001" table:style-name="ce33">
            <text:p><text:s/>71,485<text:s/></text:p>
          </table:table-cell>
          <table:table-cell office:value-type="float" office:value="660" table:style-name="ce33">
            <text:p><text:s/>660<text:s/></text:p>
          </table:table-cell>
          <table:table-cell office:value-type="float" office:value="359297" table:style-name="ce33">
            <text:p><text:s/>359,297<text:s/></text:p>
          </table:table-cell>
          <table:table-cell office:value-type="float" office:value="117488.6725" table:style-name="ce33">
            <text:p><text:s/>117,489<text:s/></text:p>
          </table:table-cell>
          <table:table-cell office:value-type="float" office:value="149" table:style-name="ce33">
            <text:p><text:s/>149<text:s/></text:p>
          </table:table-cell>
          <table:table-cell office:value-type="float" office:value="94157" table:style-name="ce33">
            <text:p><text:s/>94,157<text:s/></text:p>
          </table:table-cell>
          <table:table-cell office:value-type="float" office:value="65054.851600000002" table:style-name="ce33">
            <text:p><text:s/>65,055<text:s/></text:p>
          </table:table-cell>
          <table:table-cell office:value-type="float" office:value="652" table:style-name="ce33">
            <text:p><text:s/>652<text:s/></text:p>
          </table:table-cell>
          <table:table-cell office:value-type="float" office:value="353260" table:style-name="ce33">
            <text:p><text:s/>353,260<text:s/></text:p>
          </table:table-cell>
          <table:table-cell office:value-type="float" office:value="117881.85159999999" table:style-name="ce33">
            <text:p><text:s/>117,882<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London Bridge [note 10]</text:p>
          </table:table-cell>
          <table:table-cell office:value-type="float" office:value="192" table:style-name="ce33">
            <text:p><text:s/>192<text:s/></text:p>
          </table:table-cell>
          <table:table-cell office:value-type="float" office:value="126230" table:style-name="ce33">
            <text:p><text:s/>126,230<text:s/></text:p>
          </table:table-cell>
          <table:table-cell office:value-type="float" office:value="136072" table:style-name="ce33">
            <text:p><text:s/>136,072<text:s/></text:p>
          </table:table-cell>
          <table:table-cell office:value-type="float" office:value="856" table:style-name="ce33">
            <text:p><text:s/>856<text:s/></text:p>
          </table:table-cell>
          <table:table-cell office:value-type="float" office:value="516957" table:style-name="ce33">
            <text:p><text:s/>516,957<text:s/></text:p>
          </table:table-cell>
          <table:table-cell office:value-type="float" office:value="207835" table:style-name="ce33">
            <text:p><text:s/>207,835<text:s/></text:p>
          </table:table-cell>
          <table:table-cell office:value-type="float" office:value="179" table:style-name="ce33">
            <text:p><text:s/>179<text:s/></text:p>
          </table:table-cell>
          <table:table-cell office:value-type="float" office:value="116688" table:style-name="ce33">
            <text:p><text:s/>116,688<text:s/></text:p>
          </table:table-cell>
          <table:table-cell office:value-type="float" office:value="107754" table:style-name="ce33">
            <text:p><text:s/>107,754<text:s/></text:p>
          </table:table-cell>
          <table:table-cell office:value-type="float" office:value="853" table:style-name="ce33">
            <text:p><text:s/>853<text:s/></text:p>
          </table:table-cell>
          <table:table-cell office:value-type="float" office:value="512180" table:style-name="ce33">
            <text:p><text:s/>512,180<text:s/></text:p>
          </table:table-cell>
          <table:table-cell office:value-type="float" office:value="195176" table:style-name="ce33">
            <text:p><text:s/>195,176<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Marylebone</text:p>
          </table:table-cell>
          <table:table-cell office:value-type="float" office:value="45" table:style-name="ce33">
            <text:p><text:s/>45<text:s/></text:p>
          </table:table-cell>
          <table:table-cell office:value-type="float" office:value="15448" table:style-name="ce33">
            <text:p><text:s/>15,448<text:s/></text:p>
          </table:table-cell>
          <table:table-cell office:value-type="float" office:value="15137" table:style-name="ce33">
            <text:p><text:s/>15,137<text:s/></text:p>
          </table:table-cell>
          <table:table-cell office:value-type="float" office:value="187" table:style-name="ce33">
            <text:p><text:s/>187<text:s/></text:p>
          </table:table-cell>
          <table:table-cell office:value-type="float" office:value="52180" table:style-name="ce33">
            <text:p><text:s/>52,180<text:s/></text:p>
          </table:table-cell>
          <table:table-cell office:value-type="float" office:value="27371" table:style-name="ce33">
            <text:p><text:s/>27,371<text:s/></text:p>
          </table:table-cell>
          <table:table-cell office:value-type="float" office:value="44" table:style-name="ce33">
            <text:p><text:s/>44<text:s/></text:p>
          </table:table-cell>
          <table:table-cell office:value-type="float" office:value="14636" table:style-name="ce33">
            <text:p><text:s/>14,636<text:s/></text:p>
          </table:table-cell>
          <table:table-cell office:value-type="float" office:value="13043" table:style-name="ce33">
            <text:p><text:s/>13,043<text:s/></text:p>
          </table:table-cell>
          <table:table-cell office:value-type="float" office:value="194" table:style-name="ce33">
            <text:p><text:s/>194<text:s/></text:p>
          </table:table-cell>
          <table:table-cell office:value-type="float" office:value="53228" table:style-name="ce33">
            <text:p><text:s/>53,228<text:s/></text:p>
          </table:table-cell>
          <table:table-cell office:value-type="float" office:value="27954" table:style-name="ce33">
            <text:p><text:s/>27,954<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Old Street (for Moorgate)</text:p>
          </table:table-cell>
          <table:table-cell office:value-type="float" office:value="31" table:style-name="ce33">
            <text:p><text:s/>31<text:s/></text:p>
          </table:table-cell>
          <table:table-cell office:value-type="float" office:value="13920" table:style-name="ce33">
            <text:p><text:s/>13,920<text:s/></text:p>
          </table:table-cell>
          <table:table-cell office:value-type="float" office:value="12823" table:style-name="ce33">
            <text:p><text:s/>12,823<text:s/></text:p>
          </table:table-cell>
          <table:table-cell office:value-type="float" office:value="127" table:style-name="ce33">
            <text:p><text:s/>127<text:s/></text:p>
          </table:table-cell>
          <table:table-cell office:value-type="float" office:value="53592" table:style-name="ce33">
            <text:p><text:s/>53,592<text:s/></text:p>
          </table:table-cell>
          <table:table-cell office:value-type="float" office:value="16231" table:style-name="ce33">
            <text:p><text:s/>16,231<text:s/></text:p>
          </table:table-cell>
          <table:table-cell office:value-type="float" office:value="32" table:style-name="ce33">
            <text:p><text:s/>32<text:s/></text:p>
          </table:table-cell>
          <table:table-cell office:value-type="float" office:value="14384" table:style-name="ce33">
            <text:p><text:s/>14,384<text:s/></text:p>
          </table:table-cell>
          <table:table-cell office:value-type="float" office:value="9076" table:style-name="ce33">
            <text:p><text:s/>9,076<text:s/></text:p>
          </table:table-cell>
          <table:table-cell office:value-type="float" office:value="129" table:style-name="ce33">
            <text:p><text:s/>129<text:s/></text:p>
          </table:table-cell>
          <table:table-cell office:value-type="float" office:value="54520" table:style-name="ce33">
            <text:p><text:s/>54,520<text:s/></text:p>
          </table:table-cell>
          <table:table-cell office:value-type="float" office:value="15246" table:style-name="ce33">
            <text:p><text:s/>15,246<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Paddington [note 11]</text:p>
          </table:table-cell>
          <table:table-cell office:value-type="float" office:value="68" table:style-name="ce33">
            <text:p><text:s/>68<text:s/></text:p>
          </table:table-cell>
          <table:table-cell office:value-type="float" office:value="31566" table:style-name="ce33">
            <text:p><text:s/>31,566<text:s/></text:p>
          </table:table-cell>
          <table:table-cell office:value-type="float" office:value="27975.823946903736" table:style-name="ce33">
            <text:p><text:s/>27,976<text:s/></text:p>
          </table:table-cell>
          <table:table-cell office:value-type="float" office:value="305" table:style-name="ce33">
            <text:p><text:s/>305<text:s/></text:p>
          </table:table-cell>
          <table:table-cell office:value-type="float" office:value="128694" table:style-name="ce33">
            <text:p><text:s/>128,694<text:s/></text:p>
          </table:table-cell>
          <table:table-cell office:value-type="float" office:value="61026.649623609868" table:style-name="ce33">
            <text:p><text:s/>61,027<text:s/></text:p>
          </table:table-cell>
          <table:table-cell office:value-type="float" office:value="62" table:style-name="ce33">
            <text:p><text:s/>62<text:s/></text:p>
          </table:table-cell>
          <table:table-cell office:value-type="float" office:value="29614" table:style-name="ce33">
            <text:p><text:s/>29,614<text:s/></text:p>
          </table:table-cell>
          <table:table-cell office:value-type="float" office:value="23720.379573140555" table:style-name="ce33">
            <text:p><text:s/>23,720<text:s/></text:p>
          </table:table-cell>
          <table:table-cell office:value-type="float" office:value="302" table:style-name="ce33">
            <text:p><text:s/>302<text:s/></text:p>
          </table:table-cell>
          <table:table-cell office:value-type="float" office:value="128524" table:style-name="ce33">
            <text:p><text:s/>128,524<text:s/></text:p>
          </table:table-cell>
          <table:table-cell office:value-type="float" office:value="59415.302658985922" table:style-name="ce33">
            <text:p><text:s/>59,415<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St Pancras International</text:p>
          </table:table-cell>
          <table:table-cell office:value-type="float" office:value="70" table:style-name="ce33">
            <text:p><text:s/>70<text:s/></text:p>
          </table:table-cell>
          <table:table-cell office:value-type="float" office:value="32237" table:style-name="ce33">
            <text:p><text:s/>32,237<text:s/></text:p>
          </table:table-cell>
          <table:table-cell office:value-type="float" office:value="35665.872862919641" table:style-name="ce33">
            <text:p><text:s/>35,666<text:s/></text:p>
          </table:table-cell>
          <table:table-cell office:value-type="float" office:value="344" table:style-name="ce33">
            <text:p><text:s/>344<text:s/></text:p>
          </table:table-cell>
          <table:table-cell office:value-type="float" office:value="144606" table:style-name="ce33">
            <text:p><text:s/>144,606<text:s/></text:p>
          </table:table-cell>
          <table:table-cell office:value-type="float" office:value="70272.642651040122" table:style-name="ce33">
            <text:p><text:s/>70,273<text:s/></text:p>
          </table:table-cell>
          <table:table-cell office:value-type="float" office:value="71" table:style-name="ce33">
            <text:p><text:s/>71<text:s/></text:p>
          </table:table-cell>
          <table:table-cell office:value-type="float" office:value="32345" table:style-name="ce33">
            <text:p><text:s/>32,345<text:s/></text:p>
          </table:table-cell>
          <table:table-cell office:value-type="float" office:value="30837.610528355086" table:style-name="ce33">
            <text:p><text:s/>30,838<text:s/></text:p>
          </table:table-cell>
          <table:table-cell office:value-type="float" office:value="347" table:style-name="ce33">
            <text:p><text:s/>347<text:s/></text:p>
          </table:table-cell>
          <table:table-cell office:value-type="float" office:value="145853" table:style-name="ce33">
            <text:p><text:s/>145,853<text:s/></text:p>
          </table:table-cell>
          <table:table-cell office:value-type="float" office:value="72806.019144601931" table:style-name="ce33">
            <text:p><text:s/>72,806<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Victoria [note 13]</text:p>
          </table:table-cell>
          <table:table-cell office:value-type="float" office:value="125" table:style-name="ce33">
            <text:p><text:s/>125<text:s/></text:p>
          </table:table-cell>
          <table:table-cell office:value-type="float" office:value="70564" table:style-name="ce33">
            <text:p><text:s/>70,564<text:s/></text:p>
          </table:table-cell>
          <table:table-cell office:value-type="float" office:value="62790" table:style-name="ce33">
            <text:p><text:s/>62,790<text:s/></text:p>
          </table:table-cell>
          <table:table-cell office:value-type="float" office:value="669" table:style-name="ce33">
            <text:p><text:s/>669<text:s/></text:p>
          </table:table-cell>
          <table:table-cell office:value-type="float" office:value="334766" table:style-name="ce33">
            <text:p><text:s/>334,766<text:s/></text:p>
          </table:table-cell>
          <table:table-cell office:value-type="float" office:value="129248" table:style-name="ce33">
            <text:p><text:s/>129,248<text:s/></text:p>
          </table:table-cell>
          <table:table-cell office:value-type="float" office:value="122" table:style-name="ce33">
            <text:p><text:s/>122<text:s/></text:p>
          </table:table-cell>
          <table:table-cell office:value-type="float" office:value="70853" table:style-name="ce33">
            <text:p><text:s/>70,853<text:s/></text:p>
          </table:table-cell>
          <table:table-cell office:value-type="float" office:value="54278" table:style-name="ce33">
            <text:p><text:s/>54,278<text:s/></text:p>
          </table:table-cell>
          <table:table-cell office:value-type="float" office:value="683" table:style-name="ce33">
            <text:p><text:s/>683<text:s/></text:p>
          </table:table-cell>
          <table:table-cell office:value-type="float" office:value="335100" table:style-name="ce33">
            <text:p><text:s/>335,100<text:s/></text:p>
          </table:table-cell>
          <table:table-cell office:value-type="float" office:value="121081" table:style-name="ce33">
            <text:p><text:s/>121,081<text:s/></text:p>
          </table:table-cell>
          <table:table-cell table:number-columns-repeated="16370"/>
        </table:table-row>
        <table:table-row table:style-name="ro6">
          <table:table-cell office:value-type="float" office:value="2017" table:style-name="ce32">
            <text:p>2017</text:p>
          </table:table-cell>
          <table:table-cell office:value-type="string" table:style-name="ce18">
            <text:p><text:s text:c="3"/>Vauxhall (for Waterloo)</text:p>
          </table:table-cell>
          <table:table-cell office:value-type="float" office:value="154" table:style-name="ce33">
            <text:p><text:s/>154<text:s/></text:p>
          </table:table-cell>
          <table:table-cell office:value-type="float" office:value="85455" table:style-name="ce33">
            <text:p><text:s/>85,455<text:s/></text:p>
          </table:table-cell>
          <table:table-cell office:value-type="float" office:value="110653" table:style-name="ce33">
            <text:p><text:s/>110,653<text:s/></text:p>
          </table:table-cell>
          <table:table-cell office:value-type="float" office:value="761" table:style-name="ce33">
            <text:p><text:s/>761<text:s/></text:p>
          </table:table-cell>
          <table:table-cell office:value-type="float" office:value="371103" table:style-name="ce33">
            <text:p><text:s/>371,103<text:s/></text:p>
          </table:table-cell>
          <table:table-cell office:value-type="float" office:value="212038" table:style-name="ce33">
            <text:p><text:s/>212,038<text:s/></text:p>
          </table:table-cell>
          <table:table-cell office:value-type="float" office:value="150" table:style-name="ce33">
            <text:p><text:s/>150<text:s/></text:p>
          </table:table-cell>
          <table:table-cell office:value-type="float" office:value="81747" table:style-name="ce33">
            <text:p><text:s/>81,747<text:s/></text:p>
          </table:table-cell>
          <table:table-cell office:value-type="float" office:value="87440" table:style-name="ce33">
            <text:p><text:s/>87,440<text:s/></text:p>
          </table:table-cell>
          <table:table-cell office:value-type="float" office:value="760" table:style-name="ce33">
            <text:p><text:s/>760<text:s/></text:p>
          </table:table-cell>
          <table:table-cell office:value-type="float" office:value="366688" table:style-name="ce33">
            <text:p><text:s/>366,688<text:s/></text:p>
          </table:table-cell>
          <table:table-cell office:value-type="float" office:value="207553" table:style-name="ce33">
            <text:p><text:s/>207,553<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Birmingham [note 3]</text:p>
          </table:table-cell>
          <table:table-cell office:value-type="float" office:value="180" table:style-name="ce33">
            <text:p><text:s/>180<text:s/></text:p>
          </table:table-cell>
          <table:table-cell office:value-type="float" office:value="54761" table:style-name="ce33">
            <text:p><text:s/>54,761<text:s/></text:p>
          </table:table-cell>
          <table:table-cell office:value-type="float" office:value="47943.785749904237" table:style-name="ce33">
            <text:p><text:s/>47,944<text:s/></text:p>
          </table:table-cell>
          <table:table-cell office:value-type="float" office:value="959" table:style-name="ce33">
            <text:p><text:s/>959<text:s/></text:p>
          </table:table-cell>
          <table:table-cell office:value-type="float" office:value="275935" table:style-name="ce33">
            <text:p><text:s/>275,935<text:s/></text:p>
          </table:table-cell>
          <table:table-cell office:value-type="float" office:value="133852" table:style-name="ce33">
            <text:p><text:s/>133,852<text:s/></text:p>
          </table:table-cell>
          <table:table-cell office:value-type="float" office:value="186" table:style-name="ce33">
            <text:p><text:s/>186<text:s/></text:p>
          </table:table-cell>
          <table:table-cell office:value-type="float" office:value="52361" table:style-name="ce33">
            <text:p><text:s/>52,361<text:s/></text:p>
          </table:table-cell>
          <table:table-cell office:value-type="float" office:value="48930.615377087292" table:style-name="ce33">
            <text:p><text:s/>48,931<text:s/></text:p>
          </table:table-cell>
          <table:table-cell office:value-type="float" office:value="955" table:style-name="ce33">
            <text:p><text:s/>955<text:s/></text:p>
          </table:table-cell>
          <table:table-cell office:value-type="float" office:value="274807" table:style-name="ce33">
            <text:p><text:s/>274,807<text:s/></text:p>
          </table:table-cell>
          <table:table-cell office:value-type="float" office:value="132807.91065538945" table:style-name="ce33">
            <text:p><text:s/>132,808<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Brighton</text:p>
          </table:table-cell>
          <table:table-cell office:value-type="float" office:value="54" table:style-name="ce33">
            <text:p><text:s/>54<text:s/></text:p>
          </table:table-cell>
          <table:table-cell office:value-type="float" office:value="18214" table:style-name="ce33">
            <text:p><text:s/>18,214<text:s/></text:p>
          </table:table-cell>
          <table:table-cell office:value-type="float" office:value="7777" table:style-name="ce33">
            <text:p><text:s/>7,777<text:s/></text:p>
          </table:table-cell>
          <table:table-cell office:value-type="float" office:value="341" table:style-name="ce33">
            <text:p><text:s/>341<text:s/></text:p>
          </table:table-cell>
          <table:table-cell office:value-type="float" office:value="114377" table:style-name="ce33">
            <text:p><text:s/>114,377<text:s/></text:p>
          </table:table-cell>
          <table:table-cell office:value-type="float" office:value="32949" table:style-name="ce33">
            <text:p><text:s/>32,949<text:s/></text:p>
          </table:table-cell>
          <table:table-cell office:value-type="float" office:value="57" table:style-name="ce33">
            <text:p><text:s/>57<text:s/></text:p>
          </table:table-cell>
          <table:table-cell office:value-type="float" office:value="19869" table:style-name="ce33">
            <text:p><text:s/>19,869<text:s/></text:p>
          </table:table-cell>
          <table:table-cell office:value-type="float" office:value="8726" table:style-name="ce33">
            <text:p><text:s/>8,726<text:s/></text:p>
          </table:table-cell>
          <table:table-cell office:value-type="float" office:value="343" table:style-name="ce33">
            <text:p><text:s/>343<text:s/></text:p>
          </table:table-cell>
          <table:table-cell office:value-type="float" office:value="114852" table:style-name="ce33">
            <text:p><text:s/>114,852<text:s/></text:p>
          </table:table-cell>
          <table:table-cell office:value-type="float" office:value="30710" table:style-name="ce33">
            <text:p><text:s/>30,710<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Bristol [note 4]</text:p>
          </table:table-cell>
          <table:table-cell office:value-type="float" office:value="50" table:style-name="ce33">
            <text:p><text:s/>50<text:s/></text:p>
          </table:table-cell>
          <table:table-cell office:value-type="float" office:value="15563" table:style-name="ce33">
            <text:p><text:s/>15,563<text:s/></text:p>
          </table:table-cell>
          <table:table-cell office:value-type="float" office:value="9475.7333333333336" table:style-name="ce33">
            <text:p><text:s/>9,476<text:s/></text:p>
          </table:table-cell>
          <table:table-cell office:value-type="float" office:value="267" table:style-name="ce33">
            <text:p><text:s/>267<text:s/></text:p>
          </table:table-cell>
          <table:table-cell office:value-type="float" office:value="79955" table:style-name="ce33">
            <text:p><text:s/>79,955<text:s/></text:p>
          </table:table-cell>
          <table:table-cell office:value-type="float" office:value="30306.433333333331" table:style-name="ce33">
            <text:p><text:s/>30,306<text:s/></text:p>
          </table:table-cell>
          <table:table-cell office:value-type="float" office:value="51" table:style-name="ce33">
            <text:p><text:s/>51<text:s/></text:p>
          </table:table-cell>
          <table:table-cell office:value-type="float" office:value="15917" table:style-name="ce33">
            <text:p><text:s/>15,917<text:s/></text:p>
          </table:table-cell>
          <table:table-cell office:value-type="float" office:value="10398.183333333334" table:style-name="ce33">
            <text:p><text:s/>10,398<text:s/></text:p>
          </table:table-cell>
          <table:table-cell office:value-type="float" office:value="261" table:style-name="ce33">
            <text:p><text:s/>261<text:s/></text:p>
          </table:table-cell>
          <table:table-cell office:value-type="float" office:value="78250" table:style-name="ce33">
            <text:p><text:s/>78,250<text:s/></text:p>
          </table:table-cell>
          <table:table-cell office:value-type="float" office:value="30461" table:style-name="ce33">
            <text:p><text:s/>30,461<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Cambridge</text:p>
          </table:table-cell>
          <table:table-cell office:value-type="float" office:value="46" table:style-name="ce33">
            <text:p><text:s/>46<text:s/></text:p>
          </table:table-cell>
          <table:table-cell office:value-type="float" office:value="17647" table:style-name="ce33">
            <text:p><text:s/>17,647<text:s/></text:p>
          </table:table-cell>
          <table:table-cell office:value-type="float" office:value="8633" table:style-name="ce33">
            <text:p><text:s/>8,633<text:s/></text:p>
          </table:table-cell>
          <table:table-cell office:value-type="float" office:value="277" table:style-name="ce33">
            <text:p><text:s/>277<text:s/></text:p>
          </table:table-cell>
          <table:table-cell office:value-type="float" office:value="103273" table:style-name="ce33">
            <text:p><text:s/>103,273<text:s/></text:p>
          </table:table-cell>
          <table:table-cell office:value-type="float" office:value="26952" table:style-name="ce33">
            <text:p><text:s/>26,952<text:s/></text:p>
          </table:table-cell>
          <table:table-cell office:value-type="float" office:value="48" table:style-name="ce33">
            <text:p><text:s/>48<text:s/></text:p>
          </table:table-cell>
          <table:table-cell office:value-type="float" office:value="17805" table:style-name="ce33">
            <text:p><text:s/>17,805<text:s/></text:p>
          </table:table-cell>
          <table:table-cell office:value-type="float" office:value="8991" table:style-name="ce33">
            <text:p><text:s/>8,991<text:s/></text:p>
          </table:table-cell>
          <table:table-cell office:value-type="float" office:value="281" table:style-name="ce33">
            <text:p><text:s/>281<text:s/></text:p>
          </table:table-cell>
          <table:table-cell office:value-type="float" office:value="104310" table:style-name="ce33">
            <text:p><text:s/>104,310<text:s/></text:p>
          </table:table-cell>
          <table:table-cell office:value-type="float" office:value="25794" table:style-name="ce33">
            <text:p><text:s/>25,794<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Cardiff [note 5]</text:p>
          </table:table-cell>
          <table:table-cell office:value-type="float" office:value="116" table:style-name="ce33">
            <text:p><text:s/>116<text:s/></text:p>
          </table:table-cell>
          <table:table-cell office:value-type="float" office:value="23254" table:style-name="ce33">
            <text:p><text:s/>23,254<text:s/></text:p>
          </table:table-cell>
          <table:table-cell office:value-type="float" office:value="14124.285071973194" table:style-name="ce33">
            <text:p><text:s/>14,124<text:s/></text:p>
          </table:table-cell>
          <table:table-cell office:value-type="float" office:value="620" table:style-name="ce33">
            <text:p><text:s/>620<text:s/></text:p>
          </table:table-cell>
          <table:table-cell office:value-type="float" office:value="121535" table:style-name="ce33">
            <text:p><text:s/>121,535<text:s/></text:p>
          </table:table-cell>
          <table:table-cell office:value-type="float" office:value="36714.840416147694" table:style-name="ce33">
            <text:p><text:s/>36,715<text:s/></text:p>
          </table:table-cell>
          <table:table-cell office:value-type="float" office:value="116" table:style-name="ce33">
            <text:p><text:s/>116<text:s/></text:p>
          </table:table-cell>
          <table:table-cell office:value-type="float" office:value="23207" table:style-name="ce33">
            <text:p><text:s/>23,207<text:s/></text:p>
          </table:table-cell>
          <table:table-cell office:value-type="float" office:value="14962.756028614507" table:style-name="ce33">
            <text:p><text:s/>14,963<text:s/></text:p>
          </table:table-cell>
          <table:table-cell office:value-type="float" office:value="618" table:style-name="ce33">
            <text:p><text:s/>618<text:s/></text:p>
          </table:table-cell>
          <table:table-cell office:value-type="float" office:value="119815" table:style-name="ce33">
            <text:p><text:s/>119,815<text:s/></text:p>
          </table:table-cell>
          <table:table-cell office:value-type="float" office:value="36994.728855243462" table:style-name="ce33">
            <text:p><text:s/>36,995<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Leeds</text:p>
          </table:table-cell>
          <table:table-cell office:value-type="float" office:value="127" table:style-name="ce33">
            <text:p><text:s/>127<text:s/></text:p>
          </table:table-cell>
          <table:table-cell office:value-type="float" office:value="30913" table:style-name="ce33">
            <text:p><text:s/>30,913<text:s/></text:p>
          </table:table-cell>
          <table:table-cell office:value-type="float" office:value="27322.66700742178" table:style-name="ce33">
            <text:p><text:s/>27,323<text:s/></text:p>
          </table:table-cell>
          <table:table-cell office:value-type="float" office:value="667" table:style-name="ce33">
            <text:p><text:s/>667<text:s/></text:p>
          </table:table-cell>
          <table:table-cell office:value-type="float" office:value="158707" table:style-name="ce33">
            <text:p><text:s/>158,707<text:s/></text:p>
          </table:table-cell>
          <table:table-cell office:value-type="float" office:value="72244.8088353895" table:style-name="ce33">
            <text:p><text:s/>72,245<text:s/></text:p>
          </table:table-cell>
          <table:table-cell office:value-type="float" office:value="127" table:style-name="ce33">
            <text:p><text:s/>127<text:s/></text:p>
          </table:table-cell>
          <table:table-cell office:value-type="float" office:value="30957" table:style-name="ce33">
            <text:p><text:s/>30,957<text:s/></text:p>
          </table:table-cell>
          <table:table-cell office:value-type="float" office:value="27101.353571428572" table:style-name="ce33">
            <text:p><text:s/>27,101<text:s/></text:p>
          </table:table-cell>
          <table:table-cell office:value-type="float" office:value="659" table:style-name="ce33">
            <text:p><text:s/>659<text:s/></text:p>
          </table:table-cell>
          <table:table-cell office:value-type="float" office:value="156896" table:style-name="ce33">
            <text:p><text:s/>156,896<text:s/></text:p>
          </table:table-cell>
          <table:table-cell office:value-type="float" office:value="72046.647277284123" table:style-name="ce33">
            <text:p><text:s/>72,047<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Leicester</text:p>
          </table:table-cell>
          <table:table-cell office:value-type="float" office:value="36" table:style-name="ce33">
            <text:p><text:s/>36<text:s/></text:p>
          </table:table-cell>
          <table:table-cell office:value-type="float" office:value="10726" table:style-name="ce33">
            <text:p><text:s/>10,726<text:s/></text:p>
          </table:table-cell>
          <table:table-cell office:value-type="float" office:value="5987.7602548036757" table:style-name="ce33">
            <text:p><text:s/>5,988<text:s/></text:p>
          </table:table-cell>
          <table:table-cell office:value-type="float" office:value="202" table:style-name="ce33">
            <text:p><text:s/>202<text:s/></text:p>
          </table:table-cell>
          <table:table-cell office:value-type="float" office:value="58137" table:style-name="ce33">
            <text:p><text:s/>58,137<text:s/></text:p>
          </table:table-cell>
          <table:table-cell office:value-type="float" office:value="28613.48908035308" table:style-name="ce33">
            <text:p><text:s/>28,613<text:s/></text:p>
          </table:table-cell>
          <table:table-cell office:value-type="float" office:value="38" table:style-name="ce33">
            <text:p><text:s/>38<text:s/></text:p>
          </table:table-cell>
          <table:table-cell office:value-type="float" office:value="11324" table:style-name="ce33">
            <text:p><text:s/>11,324<text:s/></text:p>
          </table:table-cell>
          <table:table-cell office:value-type="float" office:value="7625.0414628277049" table:style-name="ce33">
            <text:p><text:s/>7,625<text:s/></text:p>
          </table:table-cell>
          <table:table-cell office:value-type="float" office:value="199" table:style-name="ce33">
            <text:p><text:s/>199<text:s/></text:p>
          </table:table-cell>
          <table:table-cell office:value-type="float" office:value="57832" table:style-name="ce33">
            <text:p><text:s/>57,832<text:s/></text:p>
          </table:table-cell>
          <table:table-cell office:value-type="float" office:value="28522.524219311024" table:style-name="ce33">
            <text:p><text:s/>28,523<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Liverpool [note 6]</text:p>
          </table:table-cell>
          <table:table-cell office:value-type="float" office:value="126" table:style-name="ce33">
            <text:p><text:s/>126<text:s/></text:p>
          </table:table-cell>
          <table:table-cell office:value-type="float" office:value="31893" table:style-name="ce33">
            <text:p><text:s/>31,893<text:s/></text:p>
          </table:table-cell>
          <table:table-cell office:value-type="float" office:value="21243.681320450887" table:style-name="ce33">
            <text:p><text:s/>21,244<text:s/></text:p>
          </table:table-cell>
          <table:table-cell office:value-type="float" office:value="715" table:style-name="ce33">
            <text:p><text:s/>715<text:s/></text:p>
          </table:table-cell>
          <table:table-cell office:value-type="float" office:value="167273" table:style-name="ce33">
            <text:p><text:s/>167,273<text:s/></text:p>
          </table:table-cell>
          <table:table-cell office:value-type="float" office:value="63320.277909016986" table:style-name="ce33">
            <text:p><text:s/>63,320<text:s/></text:p>
          </table:table-cell>
          <table:table-cell office:value-type="float" office:value="137" table:style-name="ce33">
            <text:p><text:s/>137<text:s/></text:p>
          </table:table-cell>
          <table:table-cell office:value-type="float" office:value="34127" table:style-name="ce33">
            <text:p><text:s/>34,127<text:s/></text:p>
          </table:table-cell>
          <table:table-cell office:value-type="float" office:value="23913.756382335148" table:style-name="ce33">
            <text:p><text:s/>23,914<text:s/></text:p>
          </table:table-cell>
          <table:table-cell office:value-type="float" office:value="715" table:style-name="ce33">
            <text:p><text:s/>715<text:s/></text:p>
          </table:table-cell>
          <table:table-cell office:value-type="float" office:value="169606" table:style-name="ce33">
            <text:p><text:s/>169,606<text:s/></text:p>
          </table:table-cell>
          <table:table-cell office:value-type="float" office:value="63569.580754681811" table:style-name="ce33">
            <text:p><text:s/>63,570<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London [note 7]</text:p>
          </table:table-cell>
          <table:table-cell office:value-type="float" office:value="1054" table:style-name="ce33">
            <text:p><text:s/>1,054<text:s/></text:p>
          </table:table-cell>
          <table:table-cell office:value-type="float" office:value="593437" table:style-name="ce33">
            <text:p><text:s/>593,437<text:s/></text:p>
          </table:table-cell>
          <table:table-cell office:value-type="float" office:value="596349.34468727431" table:style-name="ce33">
            <text:p><text:s/>596,349<text:s/></text:p>
          </table:table-cell>
          <table:table-cell office:value-type="float" office:value="4985" table:style-name="ce33">
            <text:p><text:s/>4,985<text:s/></text:p>
          </table:table-cell>
          <table:table-cell office:value-type="float" office:value="2565401" table:style-name="ce33">
            <text:p><text:s/>2,565,401<text:s/></text:p>
          </table:table-cell>
          <table:table-cell office:value-type="float" office:value="1100860.4979734602" table:style-name="ce33">
            <text:p><text:s/>1,100,860<text:s/></text:p>
          </table:table-cell>
          <table:table-cell office:value-type="float" office:value="1048" table:style-name="ce33">
            <text:p><text:s/>1,048<text:s/></text:p>
          </table:table-cell>
          <table:table-cell office:value-type="float" office:value="583812" table:style-name="ce33">
            <text:p><text:s/>583,812<text:s/></text:p>
          </table:table-cell>
          <table:table-cell office:value-type="float" office:value="508559.33928026923" table:style-name="ce33">
            <text:p><text:s/>508,559<text:s/></text:p>
          </table:table-cell>
          <table:table-cell office:value-type="float" office:value="5013" table:style-name="ce33">
            <text:p><text:s/>5,013<text:s/></text:p>
          </table:table-cell>
          <table:table-cell office:value-type="float" office:value="2549217" table:style-name="ce33">
            <text:p><text:s/>2,549,217<text:s/></text:p>
          </table:table-cell>
          <table:table-cell office:value-type="float" office:value="1079778.2635066705" table:style-name="ce33">
            <text:p><text:s/>1,079,778<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Manchester [note 8]</text:p>
          </table:table-cell>
          <table:table-cell office:value-type="float" office:value="198" table:style-name="ce33">
            <text:p><text:s/>198<text:s/></text:p>
          </table:table-cell>
          <table:table-cell office:value-type="float" office:value="47995" table:style-name="ce33">
            <text:p><text:s/>47,995<text:s/></text:p>
          </table:table-cell>
          <table:table-cell office:value-type="float" office:value="35108.820164118049" table:style-name="ce33">
            <text:p><text:s/>35,109<text:s/></text:p>
          </table:table-cell>
          <table:table-cell office:value-type="float" office:value="1104" table:style-name="ce33">
            <text:p><text:s/>1,104<text:s/></text:p>
          </table:table-cell>
          <table:table-cell office:value-type="float" office:value="263098" table:style-name="ce33">
            <text:p><text:s/>263,098<text:s/></text:p>
          </table:table-cell>
          <table:table-cell office:value-type="float" office:value="102856.26587472101" table:style-name="ce33">
            <text:p><text:s/>102,856<text:s/></text:p>
          </table:table-cell>
          <table:table-cell office:value-type="float" office:value="198" table:style-name="ce33">
            <text:p><text:s/>198<text:s/></text:p>
          </table:table-cell>
          <table:table-cell office:value-type="float" office:value="49602" table:style-name="ce33">
            <text:p><text:s/>49,602<text:s/></text:p>
          </table:table-cell>
          <table:table-cell office:value-type="float" office:value="36287.810084744" table:style-name="ce33">
            <text:p><text:s/>36,288<text:s/></text:p>
          </table:table-cell>
          <table:table-cell office:value-type="float" office:value="1096" table:style-name="ce33">
            <text:p><text:s/>1,096<text:s/></text:p>
          </table:table-cell>
          <table:table-cell office:value-type="float" office:value="261952" table:style-name="ce33">
            <text:p><text:s/>261,952<text:s/></text:p>
          </table:table-cell>
          <table:table-cell office:value-type="float" office:value="102170.58164994195" table:style-name="ce33">
            <text:p><text:s/>102,171<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Newcastle</text:p>
          </table:table-cell>
          <table:table-cell office:value-type="float" office:value="39" table:style-name="ce33">
            <text:p><text:s/>39<text:s/></text:p>
          </table:table-cell>
          <table:table-cell office:value-type="float" office:value="10863" table:style-name="ce33">
            <text:p><text:s/>10,863<text:s/></text:p>
          </table:table-cell>
          <table:table-cell office:value-type="float" office:value="4746.272073694352" table:style-name="ce33">
            <text:p><text:s/>4,746<text:s/></text:p>
          </table:table-cell>
          <table:table-cell office:value-type="float" office:value="217" table:style-name="ce33">
            <text:p><text:s/>217<text:s/></text:p>
          </table:table-cell>
          <table:table-cell office:value-type="float" office:value="60555" table:style-name="ce33">
            <text:p><text:s/>60,555<text:s/></text:p>
          </table:table-cell>
          <table:table-cell office:value-type="float" office:value="25426.496920839796" table:style-name="ce33">
            <text:p><text:s/>25,426<text:s/></text:p>
          </table:table-cell>
          <table:table-cell office:value-type="float" office:value="44" table:style-name="ce33">
            <text:p><text:s/>44<text:s/></text:p>
          </table:table-cell>
          <table:table-cell office:value-type="float" office:value="11366" table:style-name="ce33">
            <text:p><text:s/>11,366<text:s/></text:p>
          </table:table-cell>
          <table:table-cell office:value-type="float" office:value="6631.2471583971583" table:style-name="ce33">
            <text:p><text:s/>6,631<text:s/></text:p>
          </table:table-cell>
          <table:table-cell office:value-type="float" office:value="217" table:style-name="ce33">
            <text:p><text:s/>217<text:s/></text:p>
          </table:table-cell>
          <table:table-cell office:value-type="float" office:value="60412" table:style-name="ce33">
            <text:p><text:s/>60,412<text:s/></text:p>
          </table:table-cell>
          <table:table-cell office:value-type="float" office:value="25046.36124112815" table:style-name="ce33">
            <text:p><text:s/>25,046<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Nottingham</text:p>
          </table:table-cell>
          <table:table-cell office:value-type="float" office:value="39" table:style-name="ce33">
            <text:p><text:s/>39<text:s/></text:p>
          </table:table-cell>
          <table:table-cell office:value-type="float" office:value="7668" table:style-name="ce33">
            <text:p><text:s/>7,668<text:s/></text:p>
          </table:table-cell>
          <table:table-cell office:value-type="float" office:value="4954.1759920634922" table:style-name="ce33">
            <text:p><text:s/>4,954<text:s/></text:p>
          </table:table-cell>
          <table:table-cell office:value-type="float" office:value="227" table:style-name="ce33">
            <text:p><text:s/>227<text:s/></text:p>
          </table:table-cell>
          <table:table-cell office:value-type="float" office:value="46805" table:style-name="ce33">
            <text:p><text:s/>46,805<text:s/></text:p>
          </table:table-cell>
          <table:table-cell office:value-type="float" office:value="17550.792800534371" table:style-name="ce33">
            <text:p><text:s/>17,551<text:s/></text:p>
          </table:table-cell>
          <table:table-cell office:value-type="float" office:value="42" table:style-name="ce33">
            <text:p><text:s/>42<text:s/></text:p>
          </table:table-cell>
          <table:table-cell office:value-type="float" office:value="8007" table:style-name="ce33">
            <text:p><text:s/>8,007<text:s/></text:p>
          </table:table-cell>
          <table:table-cell office:value-type="float" office:value="5410.6885926671584" table:style-name="ce33">
            <text:p><text:s/>5,411<text:s/></text:p>
          </table:table-cell>
          <table:table-cell office:value-type="float" office:value="222" table:style-name="ce33">
            <text:p><text:s/>222<text:s/></text:p>
          </table:table-cell>
          <table:table-cell office:value-type="float" office:value="44810" table:style-name="ce33">
            <text:p><text:s/>44,810<text:s/></text:p>
          </table:table-cell>
          <table:table-cell office:value-type="float" office:value="16114.965332432135" table:style-name="ce33">
            <text:p><text:s/>16,115<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Reading</text:p>
          </table:table-cell>
          <table:table-cell office:value-type="float" office:value="117" table:style-name="ce33">
            <text:p><text:s/>117<text:s/></text:p>
          </table:table-cell>
          <table:table-cell office:value-type="float" office:value="51509" table:style-name="ce33">
            <text:p><text:s/>51,509<text:s/></text:p>
          </table:table-cell>
          <table:table-cell office:value-type="float" office:value="25985.732026143793" table:style-name="ce33">
            <text:p><text:s/>25,986<text:s/></text:p>
          </table:table-cell>
          <table:table-cell office:value-type="float" office:value="623" table:style-name="ce33">
            <text:p><text:s/>623<text:s/></text:p>
          </table:table-cell>
          <table:table-cell office:value-type="float" office:value="265138" table:style-name="ce33">
            <text:p><text:s/>265,138<text:s/></text:p>
          </table:table-cell>
          <table:table-cell office:value-type="float" office:value="98637.997140522872" table:style-name="ce33">
            <text:p><text:s/>98,638<text:s/></text:p>
          </table:table-cell>
          <table:table-cell office:value-type="float" office:value="115" table:style-name="ce33">
            <text:p><text:s/>115<text:s/></text:p>
          </table:table-cell>
          <table:table-cell office:value-type="float" office:value="52034" table:style-name="ce33">
            <text:p><text:s/>52,034<text:s/></text:p>
          </table:table-cell>
          <table:table-cell office:value-type="float" office:value="27386.535947712411" table:style-name="ce33">
            <text:p><text:s/>27,387<text:s/></text:p>
          </table:table-cell>
          <table:table-cell office:value-type="float" office:value="619" table:style-name="ce33">
            <text:p><text:s/>619<text:s/></text:p>
          </table:table-cell>
          <table:table-cell office:value-type="float" office:value="263636" table:style-name="ce33">
            <text:p><text:s/>263,636<text:s/></text:p>
          </table:table-cell>
          <table:table-cell office:value-type="float" office:value="98278.470016339881" table:style-name="ce33">
            <text:p><text:s/>98,278<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Sheffield</text:p>
          </table:table-cell>
          <table:table-cell office:value-type="float" office:value="62" table:style-name="ce33">
            <text:p><text:s/>62<text:s/></text:p>
          </table:table-cell>
          <table:table-cell office:value-type="float" office:value="12633" table:style-name="ce33">
            <text:p><text:s/>12,633<text:s/></text:p>
          </table:table-cell>
          <table:table-cell office:value-type="float" office:value="7761.7634920634919" table:style-name="ce33">
            <text:p><text:s/>7,762<text:s/></text:p>
          </table:table-cell>
          <table:table-cell office:value-type="float" office:value="361" table:style-name="ce33">
            <text:p><text:s/>361<text:s/></text:p>
          </table:table-cell>
          <table:table-cell office:value-type="float" office:value="71891" table:style-name="ce33">
            <text:p><text:s/>71,891<text:s/></text:p>
          </table:table-cell>
          <table:table-cell office:value-type="float" office:value="33954.885206810606" table:style-name="ce33">
            <text:p><text:s/>33,955<text:s/></text:p>
          </table:table-cell>
          <table:table-cell office:value-type="float" office:value="64" table:style-name="ce33">
            <text:p><text:s/>64<text:s/></text:p>
          </table:table-cell>
          <table:table-cell office:value-type="float" office:value="13104" table:style-name="ce33">
            <text:p><text:s/>13,104<text:s/></text:p>
          </table:table-cell>
          <table:table-cell office:value-type="float" office:value="9621.3191622103386" table:style-name="ce33">
            <text:p><text:s/>9,621<text:s/></text:p>
          </table:table-cell>
          <table:table-cell office:value-type="float" office:value="366" table:style-name="ce33">
            <text:p><text:s/>366<text:s/></text:p>
          </table:table-cell>
          <table:table-cell office:value-type="float" office:value="73909" table:style-name="ce33">
            <text:p><text:s/>73,909<text:s/></text:p>
          </table:table-cell>
          <table:table-cell office:value-type="float" office:value="34617.153442866344" table:style-name="ce33">
            <text:p><text:s/>34,617<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Elephant and Castle (for Blackfriars)</text:p>
          </table:table-cell>
          <table:table-cell office:value-type="float" office:value="30" table:style-name="ce33">
            <text:p><text:s/>30<text:s/></text:p>
          </table:table-cell>
          <table:table-cell office:value-type="float" office:value="14259" table:style-name="ce33">
            <text:p><text:s/>14,259<text:s/></text:p>
          </table:table-cell>
          <table:table-cell office:value-type="float" office:value="18764" table:style-name="ce33">
            <text:p><text:s/>18,764<text:s/></text:p>
          </table:table-cell>
          <table:table-cell office:value-type="float" office:value="134" table:style-name="ce33">
            <text:p><text:s/>134<text:s/></text:p>
          </table:table-cell>
          <table:table-cell office:value-type="float" office:value="60354" table:style-name="ce33">
            <text:p><text:s/>60,354<text:s/></text:p>
          </table:table-cell>
          <table:table-cell office:value-type="float" office:value="29091" table:style-name="ce33">
            <text:p><text:s/>29,091<text:s/></text:p>
          </table:table-cell>
          <table:table-cell office:value-type="float" office:value="31" table:style-name="ce33">
            <text:p><text:s/>31<text:s/></text:p>
          </table:table-cell>
          <table:table-cell office:value-type="float" office:value="14411" table:style-name="ce33">
            <text:p><text:s/>14,411<text:s/></text:p>
          </table:table-cell>
          <table:table-cell office:value-type="float" office:value="14331" table:style-name="ce33">
            <text:p><text:s/>14,331<text:s/></text:p>
          </table:table-cell>
          <table:table-cell office:value-type="float" office:value="145" table:style-name="ce33">
            <text:p><text:s/>145<text:s/></text:p>
          </table:table-cell>
          <table:table-cell office:value-type="float" office:value="64618" table:style-name="ce33">
            <text:p><text:s/>64,618<text:s/></text:p>
          </table:table-cell>
          <table:table-cell office:value-type="float" office:value="26006" table:style-name="ce33">
            <text:p><text:s/>26,006<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Euston</text:p>
          </table:table-cell>
          <table:table-cell office:value-type="float" office:value="64" table:style-name="ce33">
            <text:p><text:s/>64<text:s/></text:p>
          </table:table-cell>
          <table:table-cell office:value-type="float" office:value="32967" table:style-name="ce33">
            <text:p><text:s/>32,967<text:s/></text:p>
          </table:table-cell>
          <table:table-cell office:value-type="float" office:value="30694.273635545615" table:style-name="ce33">
            <text:p><text:s/>30,694<text:s/></text:p>
          </table:table-cell>
          <table:table-cell office:value-type="float" office:value="323" table:style-name="ce33">
            <text:p><text:s/>323<text:s/></text:p>
          </table:table-cell>
          <table:table-cell office:value-type="float" office:value="136850" table:style-name="ce33">
            <text:p><text:s/>136,850<text:s/></text:p>
          </table:table-cell>
          <table:table-cell office:value-type="float" office:value="80884.47402826717" table:style-name="ce33">
            <text:p><text:s/>80,884<text:s/></text:p>
          </table:table-cell>
          <table:table-cell office:value-type="float" office:value="70" table:style-name="ce33">
            <text:p><text:s/>70<text:s/></text:p>
          </table:table-cell>
          <table:table-cell office:value-type="float" office:value="33985" table:style-name="ce33">
            <text:p><text:s/>33,985<text:s/></text:p>
          </table:table-cell>
          <table:table-cell office:value-type="float" office:value="29126.5935487436" table:style-name="ce33">
            <text:p><text:s/>29,127<text:s/></text:p>
          </table:table-cell>
          <table:table-cell office:value-type="float" office:value="330" table:style-name="ce33">
            <text:p><text:s/>330<text:s/></text:p>
          </table:table-cell>
          <table:table-cell office:value-type="float" office:value="137206" table:style-name="ce33">
            <text:p><text:s/>137,206<text:s/></text:p>
          </table:table-cell>
          <table:table-cell office:value-type="float" office:value="83124.823510918301" table:style-name="ce33">
            <text:p><text:s/>83,125<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Fenchurch Street</text:p>
          </table:table-cell>
          <table:table-cell office:value-type="float" office:value="55" table:style-name="ce33">
            <text:p><text:s/>55<text:s/></text:p>
          </table:table-cell>
          <table:table-cell office:value-type="float" office:value="28050" table:style-name="ce33">
            <text:p><text:s/>28,050<text:s/></text:p>
          </table:table-cell>
          <table:table-cell office:value-type="float" office:value="26627" table:style-name="ce33">
            <text:p><text:s/>26,627<text:s/></text:p>
          </table:table-cell>
          <table:table-cell office:value-type="float" office:value="198" table:style-name="ce33">
            <text:p><text:s/>198<text:s/></text:p>
          </table:table-cell>
          <table:table-cell office:value-type="float" office:value="86883" table:style-name="ce33">
            <text:p><text:s/>86,883<text:s/></text:p>
          </table:table-cell>
          <table:table-cell office:value-type="float" office:value="36935" table:style-name="ce33">
            <text:p><text:s/>36,935<text:s/></text:p>
          </table:table-cell>
          <table:table-cell office:value-type="float" office:value="53" table:style-name="ce33">
            <text:p><text:s/>53<text:s/></text:p>
          </table:table-cell>
          <table:table-cell office:value-type="float" office:value="25974" table:style-name="ce33">
            <text:p><text:s/>25,974<text:s/></text:p>
          </table:table-cell>
          <table:table-cell office:value-type="float" office:value="23602" table:style-name="ce33">
            <text:p><text:s/>23,602<text:s/></text:p>
          </table:table-cell>
          <table:table-cell office:value-type="float" office:value="199" table:style-name="ce33">
            <text:p><text:s/>199<text:s/></text:p>
          </table:table-cell>
          <table:table-cell office:value-type="float" office:value="85080" table:style-name="ce33">
            <text:p><text:s/>85,080<text:s/></text:p>
          </table:table-cell>
          <table:table-cell office:value-type="float" office:value="36337" table:style-name="ce33">
            <text:p><text:s/>36,337<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Kings Cross</text:p>
          </table:table-cell>
          <table:table-cell office:value-type="float" office:value="43" table:style-name="ce33">
            <text:p><text:s/>43<text:s/></text:p>
          </table:table-cell>
          <table:table-cell office:value-type="float" office:value="22824" table:style-name="ce33">
            <text:p><text:s/>22,824<text:s/></text:p>
          </table:table-cell>
          <table:table-cell office:value-type="float" office:value="18386.208842915185" table:style-name="ce33">
            <text:p><text:s/>18,386<text:s/></text:p>
          </table:table-cell>
          <table:table-cell office:value-type="float" office:value="183" table:style-name="ce33">
            <text:p><text:s/>183<text:s/></text:p>
          </table:table-cell>
          <table:table-cell office:value-type="float" office:value="93331" table:style-name="ce33">
            <text:p><text:s/>93,331<text:s/></text:p>
          </table:table-cell>
          <table:table-cell office:value-type="float" office:value="43397.727127821148" table:style-name="ce33">
            <text:p><text:s/>43,398<text:s/></text:p>
          </table:table-cell>
          <table:table-cell office:value-type="float" office:value="43" table:style-name="ce33">
            <text:p><text:s/>43<text:s/></text:p>
          </table:table-cell>
          <table:table-cell office:value-type="float" office:value="22701" table:style-name="ce33">
            <text:p><text:s/>22,701<text:s/></text:p>
          </table:table-cell>
          <table:table-cell office:value-type="float" office:value="18393.437662337663" table:style-name="ce33">
            <text:p><text:s/>18,393<text:s/></text:p>
          </table:table-cell>
          <table:table-cell office:value-type="float" office:value="187" table:style-name="ce33">
            <text:p><text:s/>187<text:s/></text:p>
          </table:table-cell>
          <table:table-cell office:value-type="float" office:value="94938" table:style-name="ce33">
            <text:p><text:s/>94,938<text:s/></text:p>
          </table:table-cell>
          <table:table-cell office:value-type="float" office:value="45402.941985547135" table:style-name="ce33">
            <text:p><text:s/>45,403<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Liverpool Street</text:p>
          </table:table-cell>
          <table:table-cell office:value-type="float" office:value="155" table:style-name="ce33">
            <text:p><text:s/>155<text:s/></text:p>
          </table:table-cell>
          <table:table-cell office:value-type="float" office:value="95587" table:style-name="ce33">
            <text:p><text:s/>95,587<text:s/></text:p>
          </table:table-cell>
          <table:table-cell office:value-type="float" office:value="74695.156000000003" table:style-name="ce33">
            <text:p><text:s/>74,695<text:s/></text:p>
          </table:table-cell>
          <table:table-cell office:value-type="float" office:value="665" table:style-name="ce33">
            <text:p><text:s/>665<text:s/></text:p>
          </table:table-cell>
          <table:table-cell office:value-type="float" office:value="355449" table:style-name="ce33">
            <text:p><text:s/>355,449<text:s/></text:p>
          </table:table-cell>
          <table:table-cell office:value-type="float" office:value="124394.156" table:style-name="ce33">
            <text:p><text:s/>124,394<text:s/></text:p>
          </table:table-cell>
          <table:table-cell office:value-type="float" office:value="150" table:style-name="ce33">
            <text:p><text:s/>150<text:s/></text:p>
          </table:table-cell>
          <table:table-cell office:value-type="float" office:value="92783" table:style-name="ce33">
            <text:p><text:s/>92,783<text:s/></text:p>
          </table:table-cell>
          <table:table-cell office:value-type="float" office:value="69729" table:style-name="ce33">
            <text:p><text:s/>69,729<text:s/></text:p>
          </table:table-cell>
          <table:table-cell office:value-type="float" office:value="663" table:style-name="ce33">
            <text:p><text:s/>663<text:s/></text:p>
          </table:table-cell>
          <table:table-cell office:value-type="float" office:value="339327" table:style-name="ce33">
            <text:p><text:s/>339,327<text:s/></text:p>
          </table:table-cell>
          <table:table-cell office:value-type="float" office:value="123148" table:style-name="ce33">
            <text:p><text:s/>123,148<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London Bridge [note 10]</text:p>
          </table:table-cell>
          <table:table-cell office:value-type="float" office:value="206" table:style-name="ce33">
            <text:p><text:s/>206<text:s/></text:p>
          </table:table-cell>
          <table:table-cell office:value-type="float" office:value="135345" table:style-name="ce33">
            <text:p><text:s/>135,345<text:s/></text:p>
          </table:table-cell>
          <table:table-cell office:value-type="float" office:value="155833" table:style-name="ce33">
            <text:p><text:s/>155,833<text:s/></text:p>
          </table:table-cell>
          <table:table-cell office:value-type="float" office:value="986" table:style-name="ce33">
            <text:p><text:s/>986<text:s/></text:p>
          </table:table-cell>
          <table:table-cell office:value-type="float" office:value="610162" table:style-name="ce33">
            <text:p><text:s/>610,162<text:s/></text:p>
          </table:table-cell>
          <table:table-cell office:value-type="float" office:value="253102" table:style-name="ce33">
            <text:p><text:s/>253,102<text:s/></text:p>
          </table:table-cell>
          <table:table-cell office:value-type="float" office:value="204" table:style-name="ce33">
            <text:p><text:s/>204<text:s/></text:p>
          </table:table-cell>
          <table:table-cell office:value-type="float" office:value="131439" table:style-name="ce33">
            <text:p><text:s/>131,439<text:s/></text:p>
          </table:table-cell>
          <table:table-cell office:value-type="float" office:value="124464" table:style-name="ce33">
            <text:p><text:s/>124,464<text:s/></text:p>
          </table:table-cell>
          <table:table-cell office:value-type="float" office:value="992" table:style-name="ce33">
            <text:p><text:s/>992<text:s/></text:p>
          </table:table-cell>
          <table:table-cell office:value-type="float" office:value="613553" table:style-name="ce33">
            <text:p><text:s/>613,553<text:s/></text:p>
          </table:table-cell>
          <table:table-cell office:value-type="float" office:value="238305" table:style-name="ce33">
            <text:p><text:s/>238,305<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Marylebone</text:p>
          </table:table-cell>
          <table:table-cell office:value-type="float" office:value="45" table:style-name="ce33">
            <text:p><text:s/>45<text:s/></text:p>
          </table:table-cell>
          <table:table-cell office:value-type="float" office:value="15056" table:style-name="ce33">
            <text:p><text:s/>15,056<text:s/></text:p>
          </table:table-cell>
          <table:table-cell office:value-type="float" office:value="15818" table:style-name="ce33">
            <text:p><text:s/>15,818<text:s/></text:p>
          </table:table-cell>
          <table:table-cell office:value-type="float" office:value="187" table:style-name="ce33">
            <text:p><text:s/>187<text:s/></text:p>
          </table:table-cell>
          <table:table-cell office:value-type="float" office:value="52280" table:style-name="ce33">
            <text:p><text:s/>52,280<text:s/></text:p>
          </table:table-cell>
          <table:table-cell office:value-type="float" office:value="28917" table:style-name="ce33">
            <text:p><text:s/>28,917<text:s/></text:p>
          </table:table-cell>
          <table:table-cell office:value-type="float" office:value="44" table:style-name="ce33">
            <text:p><text:s/>44<text:s/></text:p>
          </table:table-cell>
          <table:table-cell office:value-type="float" office:value="14520" table:style-name="ce33">
            <text:p><text:s/>14,520<text:s/></text:p>
          </table:table-cell>
          <table:table-cell office:value-type="float" office:value="13820" table:style-name="ce33">
            <text:p><text:s/>13,820<text:s/></text:p>
          </table:table-cell>
          <table:table-cell office:value-type="float" office:value="195" table:style-name="ce33">
            <text:p><text:s/>195<text:s/></text:p>
          </table:table-cell>
          <table:table-cell office:value-type="float" office:value="52884" table:style-name="ce33">
            <text:p><text:s/>52,884<text:s/></text:p>
          </table:table-cell>
          <table:table-cell office:value-type="float" office:value="29545" table:style-name="ce33">
            <text:p><text:s/>29,545<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Old Street (for Moorgate)</text:p>
          </table:table-cell>
          <table:table-cell office:value-type="float" office:value="34" table:style-name="ce33">
            <text:p><text:s/>34<text:s/></text:p>
          </table:table-cell>
          <table:table-cell office:value-type="float" office:value="15312" table:style-name="ce33">
            <text:p><text:s/>15,312<text:s/></text:p>
          </table:table-cell>
          <table:table-cell office:value-type="float" office:value="12648" table:style-name="ce33">
            <text:p><text:s/>12,648<text:s/></text:p>
          </table:table-cell>
          <table:table-cell office:value-type="float" office:value="145" table:style-name="ce33">
            <text:p><text:s/>145<text:s/></text:p>
          </table:table-cell>
          <table:table-cell office:value-type="float" office:value="66352" table:style-name="ce33">
            <text:p><text:s/>66,352<text:s/></text:p>
          </table:table-cell>
          <table:table-cell office:value-type="float" office:value="16736" table:style-name="ce33">
            <text:p><text:s/>16,736<text:s/></text:p>
          </table:table-cell>
          <table:table-cell office:value-type="float" office:value="33" table:style-name="ce33">
            <text:p><text:s/>33<text:s/></text:p>
          </table:table-cell>
          <table:table-cell office:value-type="float" office:value="14848" table:style-name="ce33">
            <text:p><text:s/>14,848<text:s/></text:p>
          </table:table-cell>
          <table:table-cell office:value-type="float" office:value="9983" table:style-name="ce33">
            <text:p><text:s/>9,983<text:s/></text:p>
          </table:table-cell>
          <table:table-cell office:value-type="float" office:value="141" table:style-name="ce33">
            <text:p><text:s/>141<text:s/></text:p>
          </table:table-cell>
          <table:table-cell office:value-type="float" office:value="64264" table:style-name="ce33">
            <text:p><text:s/>64,264<text:s/></text:p>
          </table:table-cell>
          <table:table-cell office:value-type="float" office:value="15282" table:style-name="ce33">
            <text:p><text:s/>15,282<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Paddington</text:p>
          </table:table-cell>
          <table:table-cell office:value-type="float" office:value="66" table:style-name="ce33">
            <text:p><text:s/>66<text:s/></text:p>
          </table:table-cell>
          <table:table-cell office:value-type="float" office:value="31419" table:style-name="ce33">
            <text:p><text:s/>31,419<text:s/></text:p>
          </table:table-cell>
          <table:table-cell office:value-type="float" office:value="31478.797534999205" table:style-name="ce33">
            <text:p><text:s/>31,479<text:s/></text:p>
          </table:table-cell>
          <table:table-cell office:value-type="float" office:value="318" table:style-name="ce33">
            <text:p><text:s/>318<text:s/></text:p>
          </table:table-cell>
          <table:table-cell office:value-type="float" office:value="141235" table:style-name="ce33">
            <text:p><text:s/>141,235<text:s/></text:p>
          </table:table-cell>
          <table:table-cell office:value-type="float" office:value="70043.202216449979" table:style-name="ce33">
            <text:p><text:s/>70,043<text:s/></text:p>
          </table:table-cell>
          <table:table-cell office:value-type="float" office:value="65" table:style-name="ce33">
            <text:p><text:s/>65<text:s/></text:p>
          </table:table-cell>
          <table:table-cell office:value-type="float" office:value="32264" table:style-name="ce33">
            <text:p><text:s/>32,264<text:s/></text:p>
          </table:table-cell>
          <table:table-cell office:value-type="float" office:value="26444.042983396579" table:style-name="ce33">
            <text:p><text:s/>26,444<text:s/></text:p>
          </table:table-cell>
          <table:table-cell office:value-type="float" office:value="313" table:style-name="ce33">
            <text:p><text:s/>313<text:s/></text:p>
          </table:table-cell>
          <table:table-cell office:value-type="float" office:value="140323" table:style-name="ce33">
            <text:p><text:s/>140,323<text:s/></text:p>
          </table:table-cell>
          <table:table-cell office:value-type="float" office:value="67550.011683288889" table:style-name="ce33">
            <text:p><text:s/>67,550<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St Pancras International</text:p>
          </table:table-cell>
          <table:table-cell office:value-type="float" office:value="78" table:style-name="ce33">
            <text:p><text:s/>78<text:s/></text:p>
          </table:table-cell>
          <table:table-cell office:value-type="float" office:value="40149" table:style-name="ce33">
            <text:p><text:s/>40,149<text:s/></text:p>
          </table:table-cell>
          <table:table-cell office:value-type="float" office:value="38405.908673814352" table:style-name="ce33">
            <text:p><text:s/>38,406<text:s/></text:p>
          </table:table-cell>
          <table:table-cell office:value-type="float" office:value="404" table:style-name="ce33">
            <text:p><text:s/>404<text:s/></text:p>
          </table:table-cell>
          <table:table-cell office:value-type="float" office:value="193054" table:style-name="ce33">
            <text:p><text:s/>193,054<text:s/></text:p>
          </table:table-cell>
          <table:table-cell office:value-type="float" office:value="80306.938600921989" table:style-name="ce33">
            <text:p><text:s/>80,307<text:s/></text:p>
          </table:table-cell>
          <table:table-cell office:value-type="float" office:value="82" table:style-name="ce33">
            <text:p><text:s/>82<text:s/></text:p>
          </table:table-cell>
          <table:table-cell office:value-type="float" office:value="41057" table:style-name="ce33">
            <text:p><text:s/>41,057<text:s/></text:p>
          </table:table-cell>
          <table:table-cell office:value-type="float" office:value="35753.265085791398" table:style-name="ce33">
            <text:p><text:s/>35,753<text:s/></text:p>
          </table:table-cell>
          <table:table-cell office:value-type="float" office:value="396" table:style-name="ce33">
            <text:p><text:s/>396<text:s/></text:p>
          </table:table-cell>
          <table:table-cell office:value-type="float" office:value="188242" table:style-name="ce33">
            <text:p><text:s/>188,242<text:s/></text:p>
          </table:table-cell>
          <table:table-cell office:value-type="float" office:value="82144.486326916362" table:style-name="ce33">
            <text:p><text:s/>82,144<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Victoria [note 13]</text:p>
          </table:table-cell>
          <table:table-cell office:value-type="float" office:value="124" table:style-name="ce33">
            <text:p><text:s/>124<text:s/></text:p>
          </table:table-cell>
          <table:table-cell office:value-type="float" office:value="72513" table:style-name="ce33">
            <text:p><text:s/>72,513<text:s/></text:p>
          </table:table-cell>
          <table:table-cell office:value-type="float" office:value="58584" table:style-name="ce33">
            <text:p><text:s/>58,584<text:s/></text:p>
          </table:table-cell>
          <table:table-cell office:value-type="float" office:value="681" table:style-name="ce33">
            <text:p><text:s/>681<text:s/></text:p>
          </table:table-cell>
          <table:table-cell office:value-type="float" office:value="363736" table:style-name="ce33">
            <text:p><text:s/>363,736<text:s/></text:p>
          </table:table-cell>
          <table:table-cell office:value-type="float" office:value="117114" table:style-name="ce33">
            <text:p><text:s/>117,114<text:s/></text:p>
          </table:table-cell>
          <table:table-cell office:value-type="float" office:value="123" table:style-name="ce33">
            <text:p><text:s/>123<text:s/></text:p>
          </table:table-cell>
          <table:table-cell office:value-type="float" office:value="72345" table:style-name="ce33">
            <text:p><text:s/>72,345<text:s/></text:p>
          </table:table-cell>
          <table:table-cell office:value-type="float" office:value="51474" table:style-name="ce33">
            <text:p><text:s/>51,474<text:s/></text:p>
          </table:table-cell>
          <table:table-cell office:value-type="float" office:value="691" table:style-name="ce33">
            <text:p><text:s/>691<text:s/></text:p>
          </table:table-cell>
          <table:table-cell office:value-type="float" office:value="365331" table:style-name="ce33">
            <text:p><text:s/>365,331<text:s/></text:p>
          </table:table-cell>
          <table:table-cell office:value-type="float" office:value="113366" table:style-name="ce33">
            <text:p><text:s/>113,366<text:s/></text:p>
          </table:table-cell>
          <table:table-cell table:number-columns-repeated="16370"/>
        </table:table-row>
        <table:table-row table:style-name="ro6">
          <table:table-cell office:value-type="float" office:value="2018" table:style-name="ce32">
            <text:p>2018</text:p>
          </table:table-cell>
          <table:table-cell office:value-type="string" table:style-name="ce18">
            <text:p><text:s text:c="3"/>Vauxhall (for Waterloo)</text:p>
          </table:table-cell>
          <table:table-cell office:value-type="float" office:value="154" table:style-name="ce33">
            <text:p><text:s/>154<text:s/></text:p>
          </table:table-cell>
          <table:table-cell office:value-type="float" office:value="89956" table:style-name="ce33">
            <text:p><text:s/>89,956<text:s/></text:p>
          </table:table-cell>
          <table:table-cell office:value-type="float" office:value="114415" table:style-name="ce33">
            <text:p><text:s/>114,415<text:s/></text:p>
          </table:table-cell>
          <table:table-cell office:value-type="float" office:value="761" table:style-name="ce33">
            <text:p><text:s/>761<text:s/></text:p>
          </table:table-cell>
          <table:table-cell office:value-type="float" office:value="405715" table:style-name="ce33">
            <text:p><text:s/>405,715<text:s/></text:p>
          </table:table-cell>
          <table:table-cell office:value-type="float" office:value="219939" table:style-name="ce33">
            <text:p><text:s/>219,939<text:s/></text:p>
          </table:table-cell>
          <table:table-cell office:value-type="float" office:value="150" table:style-name="ce33">
            <text:p><text:s/>150<text:s/></text:p>
          </table:table-cell>
          <table:table-cell office:value-type="float" office:value="87485" table:style-name="ce33">
            <text:p><text:s/>87,485<text:s/></text:p>
          </table:table-cell>
          <table:table-cell office:value-type="float" office:value="91439" table:style-name="ce33">
            <text:p><text:s/>91,439<text:s/></text:p>
          </table:table-cell>
          <table:table-cell office:value-type="float" office:value="761" table:style-name="ce33">
            <text:p><text:s/>761<text:s/></text:p>
          </table:table-cell>
          <table:table-cell office:value-type="float" office:value="403451" table:style-name="ce33">
            <text:p><text:s/>403,451<text:s/></text:p>
          </table:table-cell>
          <table:table-cell office:value-type="float" office:value="219567" table:style-name="ce33">
            <text:p><text:s/>219,567<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Birmingham [note 3]</text:p>
          </table:table-cell>
          <table:table-cell office:value-type="float" office:value="190" table:style-name="ce33">
            <text:p><text:s/>190<text:s/></text:p>
          </table:table-cell>
          <table:table-cell office:value-type="float" office:value="57228" table:style-name="ce33">
            <text:p><text:s/>57,228<text:s/></text:p>
          </table:table-cell>
          <table:table-cell office:value-type="float" office:value="50440.626856903902" table:style-name="ce33">
            <text:p><text:s/>50,441<text:s/></text:p>
          </table:table-cell>
          <table:table-cell office:value-type="float" office:value="1030" table:style-name="ce33">
            <text:p><text:s/>1,030<text:s/></text:p>
          </table:table-cell>
          <table:table-cell office:value-type="float" office:value="299165" table:style-name="ce33">
            <text:p><text:s/>299,165<text:s/></text:p>
          </table:table-cell>
          <table:table-cell office:value-type="float" office:value="135833.66214748292" table:style-name="ce33">
            <text:p><text:s/>135,834<text:s/></text:p>
          </table:table-cell>
          <table:table-cell office:value-type="float" office:value="196" table:style-name="ce33">
            <text:p><text:s/>196<text:s/></text:p>
          </table:table-cell>
          <table:table-cell office:value-type="float" office:value="56179" table:style-name="ce33">
            <text:p><text:s/>56,179<text:s/></text:p>
          </table:table-cell>
          <table:table-cell office:value-type="float" office:value="50951.939315740274" table:style-name="ce33">
            <text:p><text:s/>50,952<text:s/></text:p>
          </table:table-cell>
          <table:table-cell office:value-type="float" office:value="1029" table:style-name="ce33">
            <text:p><text:s/>1,029<text:s/></text:p>
          </table:table-cell>
          <table:table-cell office:value-type="float" office:value="299138" table:style-name="ce33">
            <text:p><text:s/>299,138<text:s/></text:p>
          </table:table-cell>
          <table:table-cell office:value-type="float" office:value="136883.61485527206" table:style-name="ce33">
            <text:p><text:s/>136,884<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Brighton</text:p>
          </table:table-cell>
          <table:table-cell office:value-type="float" office:value="58" table:style-name="ce33">
            <text:p><text:s/>58<text:s/></text:p>
          </table:table-cell>
          <table:table-cell office:value-type="float" office:value="20159" table:style-name="ce33">
            <text:p><text:s/>20,159<text:s/></text:p>
          </table:table-cell>
          <table:table-cell office:value-type="float" office:value="8138.2469202991879" table:style-name="ce33">
            <text:p><text:s/>8,138<text:s/></text:p>
          </table:table-cell>
          <table:table-cell office:value-type="float" office:value="364" table:style-name="ce33">
            <text:p><text:s/>364<text:s/></text:p>
          </table:table-cell>
          <table:table-cell office:value-type="float" office:value="127984" table:style-name="ce33">
            <text:p><text:s/>127,984<text:s/></text:p>
          </table:table-cell>
          <table:table-cell office:value-type="float" office:value="33220.505002798127" table:style-name="ce33">
            <text:p><text:s/>33,221<text:s/></text:p>
          </table:table-cell>
          <table:table-cell office:value-type="float" office:value="61" table:style-name="ce33">
            <text:p><text:s/>61<text:s/></text:p>
          </table:table-cell>
          <table:table-cell office:value-type="float" office:value="22051" table:style-name="ce33">
            <text:p><text:s/>22,051<text:s/></text:p>
          </table:table-cell>
          <table:table-cell office:value-type="float" office:value="8604.0833333333321" table:style-name="ce33">
            <text:p><text:s/>8,604<text:s/></text:p>
          </table:table-cell>
          <table:table-cell office:value-type="float" office:value="366" table:style-name="ce33">
            <text:p><text:s/>366<text:s/></text:p>
          </table:table-cell>
          <table:table-cell office:value-type="float" office:value="127274" table:style-name="ce33">
            <text:p><text:s/>127,274<text:s/></text:p>
          </table:table-cell>
          <table:table-cell office:value-type="float" office:value="29994.749999999996" table:style-name="ce33">
            <text:p><text:s/>29,995<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Bristol [note 4]</text:p>
          </table:table-cell>
          <table:table-cell office:value-type="float" office:value="49" table:style-name="ce33">
            <text:p><text:s/>49<text:s/></text:p>
          </table:table-cell>
          <table:table-cell office:value-type="float" office:value="16512" table:style-name="ce33">
            <text:p><text:s/>16,512<text:s/></text:p>
          </table:table-cell>
          <table:table-cell office:value-type="float" office:value="10358.557814407815" table:style-name="ce33">
            <text:p><text:s/>10,359<text:s/></text:p>
          </table:table-cell>
          <table:table-cell office:value-type="float" office:value="271" table:style-name="ce33">
            <text:p><text:s/>271<text:s/></text:p>
          </table:table-cell>
          <table:table-cell office:value-type="float" office:value="91498" table:style-name="ce33">
            <text:p><text:s/>91,498<text:s/></text:p>
          </table:table-cell>
          <table:table-cell office:value-type="float" office:value="33193.820217445973" table:style-name="ce33">
            <text:p><text:s/>33,194<text:s/></text:p>
          </table:table-cell>
          <table:table-cell office:value-type="float" office:value="53" table:style-name="ce33">
            <text:p><text:s/>53<text:s/></text:p>
          </table:table-cell>
          <table:table-cell office:value-type="float" office:value="18171" table:style-name="ce33">
            <text:p><text:s/>18,171<text:s/></text:p>
          </table:table-cell>
          <table:table-cell office:value-type="float" office:value="12650.046412278403" table:style-name="ce33">
            <text:p><text:s/>12,650<text:s/></text:p>
          </table:table-cell>
          <table:table-cell office:value-type="float" office:value="268" table:style-name="ce33">
            <text:p><text:s/>268<text:s/></text:p>
          </table:table-cell>
          <table:table-cell office:value-type="float" office:value="90050" table:style-name="ce33">
            <text:p><text:s/>90,050<text:s/></text:p>
          </table:table-cell>
          <table:table-cell office:value-type="float" office:value="34641.679209544352" table:style-name="ce33">
            <text:p><text:s/>34,642<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Cambridge</text:p>
          </table:table-cell>
          <table:table-cell office:value-type="float" office:value="51" table:style-name="ce33">
            <text:p><text:s/>51<text:s/></text:p>
          </table:table-cell>
          <table:table-cell office:value-type="float" office:value="20064" table:style-name="ce33">
            <text:p><text:s/>20,064<text:s/></text:p>
          </table:table-cell>
          <table:table-cell office:value-type="float" office:value="9320" table:style-name="ce33">
            <text:p><text:s/>9,320<text:s/></text:p>
          </table:table-cell>
          <table:table-cell office:value-type="float" office:value="305" table:style-name="ce33">
            <text:p><text:s/>305<text:s/></text:p>
          </table:table-cell>
          <table:table-cell office:value-type="float" office:value="118433" table:style-name="ce33">
            <text:p><text:s/>118,433<text:s/></text:p>
          </table:table-cell>
          <table:table-cell office:value-type="float" office:value="28449" table:style-name="ce33">
            <text:p><text:s/>28,449<text:s/></text:p>
          </table:table-cell>
          <table:table-cell office:value-type="float" office:value="54" table:style-name="ce33">
            <text:p><text:s/>54<text:s/></text:p>
          </table:table-cell>
          <table:table-cell office:value-type="float" office:value="20988" table:style-name="ce33">
            <text:p><text:s/>20,988<text:s/></text:p>
          </table:table-cell>
          <table:table-cell office:value-type="float" office:value="9186" table:style-name="ce33">
            <text:p><text:s/>9,186<text:s/></text:p>
          </table:table-cell>
          <table:table-cell office:value-type="float" office:value="307" table:style-name="ce33">
            <text:p><text:s/>307<text:s/></text:p>
          </table:table-cell>
          <table:table-cell office:value-type="float" office:value="118012" table:style-name="ce33">
            <text:p><text:s/>118,012<text:s/></text:p>
          </table:table-cell>
          <table:table-cell office:value-type="float" office:value="27830" table:style-name="ce33">
            <text:p><text:s/>27,830<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Cardiff [note 5]</text:p>
          </table:table-cell>
          <table:table-cell office:value-type="float" office:value="117" table:style-name="ce33">
            <text:p><text:s/>117<text:s/></text:p>
          </table:table-cell>
          <table:table-cell office:value-type="float" office:value="24098" table:style-name="ce33">
            <text:p><text:s/>24,098<text:s/></text:p>
          </table:table-cell>
          <table:table-cell office:value-type="float" office:value="15961.408081969628" table:style-name="ce33">
            <text:p><text:s/>15,961<text:s/></text:p>
          </table:table-cell>
          <table:table-cell office:value-type="float" office:value="623" table:style-name="ce33">
            <text:p><text:s/>623<text:s/></text:p>
          </table:table-cell>
          <table:table-cell office:value-type="float" office:value="124604" table:style-name="ce33">
            <text:p><text:s/>124,604<text:s/></text:p>
          </table:table-cell>
          <table:table-cell office:value-type="float" office:value="43542.384156866552" table:style-name="ce33">
            <text:p><text:s/>43,542<text:s/></text:p>
          </table:table-cell>
          <table:table-cell office:value-type="float" office:value="115" table:style-name="ce33">
            <text:p><text:s/>115<text:s/></text:p>
          </table:table-cell>
          <table:table-cell office:value-type="float" office:value="24837" table:style-name="ce33">
            <text:p><text:s/>24,837<text:s/></text:p>
          </table:table-cell>
          <table:table-cell office:value-type="float" office:value="16901.955427172456" table:style-name="ce33">
            <text:p><text:s/>16,902<text:s/></text:p>
          </table:table-cell>
          <table:table-cell office:value-type="float" office:value="619" table:style-name="ce33">
            <text:p><text:s/>619<text:s/></text:p>
          </table:table-cell>
          <table:table-cell office:value-type="float" office:value="123473" table:style-name="ce33">
            <text:p><text:s/>123,473<text:s/></text:p>
          </table:table-cell>
          <table:table-cell office:value-type="float" office:value="42695.917508179802" table:style-name="ce33">
            <text:p><text:s/>42,696<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Leeds</text:p>
          </table:table-cell>
          <table:table-cell office:value-type="float" office:value="131" table:style-name="ce33">
            <text:p><text:s/>131<text:s/></text:p>
          </table:table-cell>
          <table:table-cell office:value-type="float" office:value="31267" table:style-name="ce33">
            <text:p><text:s/>31,267<text:s/></text:p>
          </table:table-cell>
          <table:table-cell office:value-type="float" office:value="27796.122068140987" table:style-name="ce33">
            <text:p><text:s/>27,796<text:s/></text:p>
          </table:table-cell>
          <table:table-cell office:value-type="float" office:value="698" table:style-name="ce33">
            <text:p><text:s/>698<text:s/></text:p>
          </table:table-cell>
          <table:table-cell office:value-type="float" office:value="162397" table:style-name="ce33">
            <text:p><text:s/>162,397<text:s/></text:p>
          </table:table-cell>
          <table:table-cell office:value-type="float" office:value="75855.141924549229" table:style-name="ce33">
            <text:p><text:s/>75,855<text:s/></text:p>
          </table:table-cell>
          <table:table-cell office:value-type="float" office:value="129" table:style-name="ce33">
            <text:p><text:s/>129<text:s/></text:p>
          </table:table-cell>
          <table:table-cell office:value-type="float" office:value="30662" table:style-name="ce33">
            <text:p><text:s/>30,662<text:s/></text:p>
          </table:table-cell>
          <table:table-cell office:value-type="float" office:value="27633.990792686633" table:style-name="ce33">
            <text:p><text:s/>27,634<text:s/></text:p>
          </table:table-cell>
          <table:table-cell office:value-type="float" office:value="693" table:style-name="ce33">
            <text:p><text:s/>693<text:s/></text:p>
          </table:table-cell>
          <table:table-cell office:value-type="float" office:value="161175" table:style-name="ce33">
            <text:p><text:s/>161,175<text:s/></text:p>
          </table:table-cell>
          <table:table-cell office:value-type="float" office:value="72217.027313698301" table:style-name="ce33">
            <text:p><text:s/>72,217<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Leicester</text:p>
          </table:table-cell>
          <table:table-cell office:value-type="float" office:value="36" table:style-name="ce33">
            <text:p><text:s/>36<text:s/></text:p>
          </table:table-cell>
          <table:table-cell office:value-type="float" office:value="10802" table:style-name="ce33">
            <text:p><text:s/>10,802<text:s/></text:p>
          </table:table-cell>
          <table:table-cell office:value-type="float" office:value="5800.8191862658496" table:style-name="ce33">
            <text:p><text:s/>5,801<text:s/></text:p>
          </table:table-cell>
          <table:table-cell office:value-type="float" office:value="202" table:style-name="ce33">
            <text:p><text:s/>202<text:s/></text:p>
          </table:table-cell>
          <table:table-cell office:value-type="float" office:value="57921" table:style-name="ce33">
            <text:p><text:s/>57,921<text:s/></text:p>
          </table:table-cell>
          <table:table-cell office:value-type="float" office:value="28971.602385929767" table:style-name="ce33">
            <text:p><text:s/>28,972<text:s/></text:p>
          </table:table-cell>
          <table:table-cell office:value-type="float" office:value="38" table:style-name="ce33">
            <text:p><text:s/>38<text:s/></text:p>
          </table:table-cell>
          <table:table-cell office:value-type="float" office:value="11225" table:style-name="ce33">
            <text:p><text:s/>11,225<text:s/></text:p>
          </table:table-cell>
          <table:table-cell office:value-type="float" office:value="7472.8485976441852" table:style-name="ce33">
            <text:p><text:s/>7,473<text:s/></text:p>
          </table:table-cell>
          <table:table-cell office:value-type="float" office:value="200" table:style-name="ce33">
            <text:p><text:s/>200<text:s/></text:p>
          </table:table-cell>
          <table:table-cell office:value-type="float" office:value="57831" table:style-name="ce33">
            <text:p><text:s/>57,831<text:s/></text:p>
          </table:table-cell>
          <table:table-cell office:value-type="float" office:value="28700.109914291839" table:style-name="ce33">
            <text:p><text:s/>28,700<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Liverpool [note 6]</text:p>
          </table:table-cell>
          <table:table-cell office:value-type="float" office:value="129" table:style-name="ce33">
            <text:p><text:s/>129<text:s/></text:p>
          </table:table-cell>
          <table:table-cell office:value-type="float" office:value="32836" table:style-name="ce33">
            <text:p><text:s/>32,836<text:s/></text:p>
          </table:table-cell>
          <table:table-cell office:value-type="float" office:value="22288.91883552997" table:style-name="ce33">
            <text:p><text:s/>22,289<text:s/></text:p>
          </table:table-cell>
          <table:table-cell office:value-type="float" office:value="717" table:style-name="ce33">
            <text:p><text:s/>717<text:s/></text:p>
          </table:table-cell>
          <table:table-cell office:value-type="float" office:value="169610" table:style-name="ce33">
            <text:p><text:s/>169,610<text:s/></text:p>
          </table:table-cell>
          <table:table-cell office:value-type="float" office:value="65210.508560269271" table:style-name="ce33">
            <text:p><text:s/>65,211<text:s/></text:p>
          </table:table-cell>
          <table:table-cell office:value-type="float" office:value="138" table:style-name="ce33">
            <text:p><text:s/>138<text:s/></text:p>
          </table:table-cell>
          <table:table-cell office:value-type="float" office:value="34774" table:style-name="ce33">
            <text:p><text:s/>34,774<text:s/></text:p>
          </table:table-cell>
          <table:table-cell office:value-type="float" office:value="22685.101342777663" table:style-name="ce33">
            <text:p><text:s/>22,685<text:s/></text:p>
          </table:table-cell>
          <table:table-cell office:value-type="float" office:value="723" table:style-name="ce33">
            <text:p><text:s/>723<text:s/></text:p>
          </table:table-cell>
          <table:table-cell office:value-type="float" office:value="169415" table:style-name="ce33">
            <text:p><text:s/>169,415<text:s/></text:p>
          </table:table-cell>
          <table:table-cell office:value-type="float" office:value="62698.015429037048" table:style-name="ce33">
            <text:p><text:s/>62,698<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London7</text:p>
          </table:table-cell>
          <table:table-cell office:value-type="float" office:value="1094" table:style-name="ce33">
            <text:p><text:s/>1,094<text:s/></text:p>
          </table:table-cell>
          <table:table-cell office:value-type="float" office:value="608563" table:style-name="ce33">
            <text:p><text:s/>608,563<text:s/></text:p>
          </table:table-cell>
          <table:table-cell office:value-type="float" office:value="607406.70320091024" table:style-name="ce33">
            <text:p><text:s/>607,407<text:s/></text:p>
          </table:table-cell>
          <table:table-cell office:value-type="float" office:value="5213" table:style-name="ce33">
            <text:p><text:s/>5,213<text:s/></text:p>
          </table:table-cell>
          <table:table-cell office:value-type="float" office:value="2677463" table:style-name="ce33">
            <text:p><text:s/>2,677,463<text:s/></text:p>
          </table:table-cell>
          <table:table-cell office:value-type="float" office:value="1112241.031268599" table:style-name="ce33">
            <text:p><text:s/>1,112,241<text:s/></text:p>
          </table:table-cell>
          <table:table-cell office:value-type="float" office:value="1075" table:style-name="ce33">
            <text:p><text:s/>1,075<text:s/></text:p>
          </table:table-cell>
          <table:table-cell office:value-type="float" office:value="592510" table:style-name="ce33">
            <text:p><text:s/>592,510<text:s/></text:p>
          </table:table-cell>
          <table:table-cell office:value-type="float" office:value="511968.74255937559" table:style-name="ce33">
            <text:p><text:s/>511,969<text:s/></text:p>
          </table:table-cell>
          <table:table-cell office:value-type="float" office:value="5238" table:style-name="ce33">
            <text:p><text:s/>5,238<text:s/></text:p>
          </table:table-cell>
          <table:table-cell office:value-type="float" office:value="2669878" table:style-name="ce33">
            <text:p><text:s/>2,669,878<text:s/></text:p>
          </table:table-cell>
          <table:table-cell office:value-type="float" office:value="1091388.1975987218" table:style-name="ce33">
            <text:p><text:s/>1,091,388<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Manchester [note 8]</text:p>
          </table:table-cell>
          <table:table-cell office:value-type="float" office:value="201" table:style-name="ce33">
            <text:p><text:s/>201<text:s/></text:p>
          </table:table-cell>
          <table:table-cell office:value-type="float" office:value="48382" table:style-name="ce33">
            <text:p><text:s/>48,382<text:s/></text:p>
          </table:table-cell>
          <table:table-cell office:value-type="float" office:value="35102.399358712406" table:style-name="ce33">
            <text:p><text:s/>35,102<text:s/></text:p>
          </table:table-cell>
          <table:table-cell office:value-type="float" office:value="1115" table:style-name="ce33">
            <text:p><text:s/>1,115<text:s/></text:p>
          </table:table-cell>
          <table:table-cell office:value-type="float" office:value="265201" table:style-name="ce33">
            <text:p><text:s/>265,201<text:s/></text:p>
          </table:table-cell>
          <table:table-cell office:value-type="float" office:value="107071.30985681679" table:style-name="ce33">
            <text:p><text:s/>107,071<text:s/></text:p>
          </table:table-cell>
          <table:table-cell office:value-type="float" office:value="202" table:style-name="ce33">
            <text:p><text:s/>202<text:s/></text:p>
          </table:table-cell>
          <table:table-cell office:value-type="float" office:value="49620" table:style-name="ce33">
            <text:p><text:s/>49,620<text:s/></text:p>
          </table:table-cell>
          <table:table-cell office:value-type="float" office:value="36788.899262858511" table:style-name="ce33">
            <text:p><text:s/>36,789<text:s/></text:p>
          </table:table-cell>
          <table:table-cell office:value-type="float" office:value="1117" table:style-name="ce33">
            <text:p><text:s/>1,117<text:s/></text:p>
          </table:table-cell>
          <table:table-cell office:value-type="float" office:value="265719" table:style-name="ce33">
            <text:p><text:s/>265,719<text:s/></text:p>
          </table:table-cell>
          <table:table-cell office:value-type="float" office:value="105118.08344359997" table:style-name="ce33">
            <text:p><text:s/>105,118<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Newcastle</text:p>
          </table:table-cell>
          <table:table-cell office:value-type="float" office:value="40" table:style-name="ce33">
            <text:p><text:s/>40<text:s/></text:p>
          </table:table-cell>
          <table:table-cell office:value-type="float" office:value="11482" table:style-name="ce33">
            <text:p><text:s/>11,482<text:s/></text:p>
          </table:table-cell>
          <table:table-cell office:value-type="float" office:value="4856.0970579795676" table:style-name="ce33">
            <text:p><text:s/>4,856<text:s/></text:p>
          </table:table-cell>
          <table:table-cell office:value-type="float" office:value="221" table:style-name="ce33">
            <text:p><text:s/>221<text:s/></text:p>
          </table:table-cell>
          <table:table-cell office:value-type="float" office:value="63256" table:style-name="ce33">
            <text:p><text:s/>63,256<text:s/></text:p>
          </table:table-cell>
          <table:table-cell office:value-type="float" office:value="25974.007776372215" table:style-name="ce33">
            <text:p><text:s/>25,974<text:s/></text:p>
          </table:table-cell>
          <table:table-cell office:value-type="float" office:value="43" table:style-name="ce33">
            <text:p><text:s/>43<text:s/></text:p>
          </table:table-cell>
          <table:table-cell office:value-type="float" office:value="11466" table:style-name="ce33">
            <text:p><text:s/>11,466<text:s/></text:p>
          </table:table-cell>
          <table:table-cell office:value-type="float" office:value="6477.9441892843897" table:style-name="ce33">
            <text:p><text:s/>6,478<text:s/></text:p>
          </table:table-cell>
          <table:table-cell office:value-type="float" office:value="217" table:style-name="ce33">
            <text:p><text:s/>217<text:s/></text:p>
          </table:table-cell>
          <table:table-cell office:value-type="float" office:value="62875" table:style-name="ce33">
            <text:p><text:s/>62,875<text:s/></text:p>
          </table:table-cell>
          <table:table-cell office:value-type="float" office:value="25668.101070443798" table:style-name="ce33">
            <text:p><text:s/>25,668<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Nottingham</text:p>
          </table:table-cell>
          <table:table-cell office:value-type="float" office:value="39" table:style-name="ce33">
            <text:p><text:s/>39<text:s/></text:p>
          </table:table-cell>
          <table:table-cell office:value-type="float" office:value="7698" table:style-name="ce33">
            <text:p><text:s/>7,698<text:s/></text:p>
          </table:table-cell>
          <table:table-cell office:value-type="float" office:value="5041.9050881716321" table:style-name="ce33">
            <text:p><text:s/>5,042<text:s/></text:p>
          </table:table-cell>
          <table:table-cell office:value-type="float" office:value="227" table:style-name="ce33">
            <text:p><text:s/>227<text:s/></text:p>
          </table:table-cell>
          <table:table-cell office:value-type="float" office:value="44425" table:style-name="ce33">
            <text:p><text:s/>44,425<text:s/></text:p>
          </table:table-cell>
          <table:table-cell office:value-type="float" office:value="17259.540808932354" table:style-name="ce33">
            <text:p><text:s/>17,260<text:s/></text:p>
          </table:table-cell>
          <table:table-cell office:value-type="float" office:value="42" table:style-name="ce33">
            <text:p><text:s/>42<text:s/></text:p>
          </table:table-cell>
          <table:table-cell office:value-type="float" office:value="7708" table:style-name="ce33">
            <text:p><text:s/>7,708<text:s/></text:p>
          </table:table-cell>
          <table:table-cell office:value-type="float" office:value="5420.2694641959351" table:style-name="ce33">
            <text:p><text:s/>5,420<text:s/></text:p>
          </table:table-cell>
          <table:table-cell office:value-type="float" office:value="222" table:style-name="ce33">
            <text:p><text:s/>222<text:s/></text:p>
          </table:table-cell>
          <table:table-cell office:value-type="float" office:value="43469" table:style-name="ce33">
            <text:p><text:s/>43,469<text:s/></text:p>
          </table:table-cell>
          <table:table-cell office:value-type="float" office:value="15972.216894312114" table:style-name="ce33">
            <text:p><text:s/>15,972<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Reading</text:p>
          </table:table-cell>
          <table:table-cell office:value-type="float" office:value="119" table:style-name="ce33">
            <text:p><text:s/>119<text:s/></text:p>
          </table:table-cell>
          <table:table-cell office:value-type="float" office:value="54992" table:style-name="ce33">
            <text:p><text:s/>54,992<text:s/></text:p>
          </table:table-cell>
          <table:table-cell office:value-type="float" office:value="27075.172574583041" table:style-name="ce33">
            <text:p><text:s/>27,075<text:s/></text:p>
          </table:table-cell>
          <table:table-cell office:value-type="float" office:value="628" table:style-name="ce33">
            <text:p><text:s/>628<text:s/></text:p>
          </table:table-cell>
          <table:table-cell office:value-type="float" office:value="281918" table:style-name="ce33">
            <text:p><text:s/>281,918<text:s/></text:p>
          </table:table-cell>
          <table:table-cell office:value-type="float" office:value="103900.62639430657" table:style-name="ce33">
            <text:p><text:s/>103,901<text:s/></text:p>
          </table:table-cell>
          <table:table-cell office:value-type="float" office:value="115" table:style-name="ce33">
            <text:p><text:s/>115<text:s/></text:p>
          </table:table-cell>
          <table:table-cell office:value-type="float" office:value="54827" table:style-name="ce33">
            <text:p><text:s/>54,827<text:s/></text:p>
          </table:table-cell>
          <table:table-cell office:value-type="float" office:value="26648.946060647941" table:style-name="ce33">
            <text:p><text:s/>26,649<text:s/></text:p>
          </table:table-cell>
          <table:table-cell office:value-type="float" office:value="626" table:style-name="ce33">
            <text:p><text:s/>626<text:s/></text:p>
          </table:table-cell>
          <table:table-cell office:value-type="float" office:value="280975" table:style-name="ce33">
            <text:p><text:s/>280,975<text:s/></text:p>
          </table:table-cell>
          <table:table-cell office:value-type="float" office:value="99385.712329874106" table:style-name="ce33">
            <text:p><text:s/>99,386<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Sheffield</text:p>
          </table:table-cell>
          <table:table-cell office:value-type="float" office:value="62" table:style-name="ce33">
            <text:p><text:s/>62<text:s/></text:p>
          </table:table-cell>
          <table:table-cell office:value-type="float" office:value="12636" table:style-name="ce33">
            <text:p><text:s/>12,636<text:s/></text:p>
          </table:table-cell>
          <table:table-cell office:value-type="float" office:value="7590.5806774684506" table:style-name="ce33">
            <text:p><text:s/>7,591<text:s/></text:p>
          </table:table-cell>
          <table:table-cell office:value-type="float" office:value="375" table:style-name="ce33">
            <text:p><text:s/>375<text:s/></text:p>
          </table:table-cell>
          <table:table-cell office:value-type="float" office:value="72904" table:style-name="ce33">
            <text:p><text:s/>72,904<text:s/></text:p>
          </table:table-cell>
          <table:table-cell office:value-type="float" office:value="34000.060080418662" table:style-name="ce33">
            <text:p><text:s/>34,000<text:s/></text:p>
          </table:table-cell>
          <table:table-cell office:value-type="float" office:value="65" table:style-name="ce33">
            <text:p><text:s/>65<text:s/></text:p>
          </table:table-cell>
          <table:table-cell office:value-type="float" office:value="12998" table:style-name="ce33">
            <text:p><text:s/>12,998<text:s/></text:p>
          </table:table-cell>
          <table:table-cell office:value-type="float" office:value="9722.8983678932163" table:style-name="ce33">
            <text:p><text:s/>9,723<text:s/></text:p>
          </table:table-cell>
          <table:table-cell office:value-type="float" office:value="378" table:style-name="ce33">
            <text:p><text:s/>378<text:s/></text:p>
          </table:table-cell>
          <table:table-cell office:value-type="float" office:value="73709" table:style-name="ce33">
            <text:p><text:s/>73,709<text:s/></text:p>
          </table:table-cell>
          <table:table-cell office:value-type="float" office:value="34997.725310678194" table:style-name="ce33">
            <text:p><text:s/>34,998<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Elephant and Castle (for Blackfriars)</text:p>
          </table:table-cell>
          <table:table-cell office:value-type="float" office:value="33" table:style-name="ce33">
            <text:p><text:s/>33<text:s/></text:p>
          </table:table-cell>
          <table:table-cell office:value-type="float" office:value="15540" table:style-name="ce33">
            <text:p><text:s/>15,540<text:s/></text:p>
          </table:table-cell>
          <table:table-cell office:value-type="float" office:value="20543" table:style-name="ce33">
            <text:p><text:s/>20,543<text:s/></text:p>
          </table:table-cell>
          <table:table-cell office:value-type="float" office:value="171" table:style-name="ce33">
            <text:p><text:s/>171<text:s/></text:p>
          </table:table-cell>
          <table:table-cell office:value-type="float" office:value="76627" table:style-name="ce33">
            <text:p><text:s/>76,627<text:s/></text:p>
          </table:table-cell>
          <table:table-cell office:value-type="float" office:value="32167" table:style-name="ce33">
            <text:p><text:s/>32,167<text:s/></text:p>
          </table:table-cell>
          <table:table-cell office:value-type="float" office:value="32" table:style-name="ce33">
            <text:p><text:s/>32<text:s/></text:p>
          </table:table-cell>
          <table:table-cell office:value-type="float" office:value="14838" table:style-name="ce33">
            <text:p><text:s/>14,838<text:s/></text:p>
          </table:table-cell>
          <table:table-cell office:value-type="float" office:value="14835" table:style-name="ce33">
            <text:p><text:s/>14,835<text:s/></text:p>
          </table:table-cell>
          <table:table-cell office:value-type="float" office:value="172" table:style-name="ce33">
            <text:p><text:s/>172<text:s/></text:p>
          </table:table-cell>
          <table:table-cell office:value-type="float" office:value="76858" table:style-name="ce33">
            <text:p><text:s/>76,858<text:s/></text:p>
          </table:table-cell>
          <table:table-cell office:value-type="float" office:value="28066" table:style-name="ce33">
            <text:p><text:s/>28,066<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Euston</text:p>
          </table:table-cell>
          <table:table-cell office:value-type="float" office:value="74" table:style-name="ce33">
            <text:p><text:s/>74<text:s/></text:p>
          </table:table-cell>
          <table:table-cell office:value-type="float" office:value="35895" table:style-name="ce33">
            <text:p><text:s/>35,895<text:s/></text:p>
          </table:table-cell>
          <table:table-cell office:value-type="float" office:value="33565.506603939277" table:style-name="ce33">
            <text:p><text:s/>33,566<text:s/></text:p>
          </table:table-cell>
          <table:table-cell office:value-type="float" office:value="353" table:style-name="ce33">
            <text:p><text:s/>353<text:s/></text:p>
          </table:table-cell>
          <table:table-cell office:value-type="float" office:value="149441" table:style-name="ce33">
            <text:p><text:s/>149,441<text:s/></text:p>
          </table:table-cell>
          <table:table-cell office:value-type="float" office:value="86883.98431605997" table:style-name="ce33">
            <text:p><text:s/>86,884<text:s/></text:p>
          </table:table-cell>
          <table:table-cell office:value-type="float" office:value="77" table:style-name="ce33">
            <text:p><text:s/>77<text:s/></text:p>
          </table:table-cell>
          <table:table-cell office:value-type="float" office:value="36599" table:style-name="ce33">
            <text:p><text:s/>36,599<text:s/></text:p>
          </table:table-cell>
          <table:table-cell office:value-type="float" office:value="30542.671033280381" table:style-name="ce33">
            <text:p><text:s/>30,543<text:s/></text:p>
          </table:table-cell>
          <table:table-cell office:value-type="float" office:value="352" table:style-name="ce33">
            <text:p><text:s/>352<text:s/></text:p>
          </table:table-cell>
          <table:table-cell office:value-type="float" office:value="148243" table:style-name="ce33">
            <text:p><text:s/>148,243<text:s/></text:p>
          </table:table-cell>
          <table:table-cell office:value-type="float" office:value="86984.301079547658" table:style-name="ce33">
            <text:p><text:s/>86,984<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Fenchurch Street</text:p>
          </table:table-cell>
          <table:table-cell office:value-type="float" office:value="54" table:style-name="ce33">
            <text:p><text:s/>54<text:s/></text:p>
          </table:table-cell>
          <table:table-cell office:value-type="float" office:value="28050" table:style-name="ce33">
            <text:p><text:s/>28,050<text:s/></text:p>
          </table:table-cell>
          <table:table-cell office:value-type="float" office:value="26610" table:style-name="ce33">
            <text:p><text:s/>26,610<text:s/></text:p>
          </table:table-cell>
          <table:table-cell office:value-type="float" office:value="196" table:style-name="ce33">
            <text:p><text:s/>196<text:s/></text:p>
          </table:table-cell>
          <table:table-cell office:value-type="float" office:value="85515" table:style-name="ce33">
            <text:p><text:s/>85,515<text:s/></text:p>
          </table:table-cell>
          <table:table-cell office:value-type="float" office:value="37472" table:style-name="ce33">
            <text:p><text:s/>37,472<text:s/></text:p>
          </table:table-cell>
          <table:table-cell office:value-type="float" office:value="53" table:style-name="ce33">
            <text:p><text:s/>53<text:s/></text:p>
          </table:table-cell>
          <table:table-cell office:value-type="float" office:value="25632" table:style-name="ce33">
            <text:p><text:s/>25,632<text:s/></text:p>
          </table:table-cell>
          <table:table-cell office:value-type="float" office:value="23741" table:style-name="ce33">
            <text:p><text:s/>23,741<text:s/></text:p>
          </table:table-cell>
          <table:table-cell office:value-type="float" office:value="199" table:style-name="ce33">
            <text:p><text:s/>199<text:s/></text:p>
          </table:table-cell>
          <table:table-cell office:value-type="float" office:value="83601" table:style-name="ce33">
            <text:p><text:s/>83,601<text:s/></text:p>
          </table:table-cell>
          <table:table-cell office:value-type="float" office:value="37082" table:style-name="ce33">
            <text:p><text:s/>37,082<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Kings Cross</text:p>
          </table:table-cell>
          <table:table-cell office:value-type="float" office:value="43" table:style-name="ce33">
            <text:p><text:s/>43<text:s/></text:p>
          </table:table-cell>
          <table:table-cell office:value-type="float" office:value="23500" table:style-name="ce33">
            <text:p><text:s/>23,500<text:s/></text:p>
          </table:table-cell>
          <table:table-cell office:value-type="float" office:value="15452.618138079806" table:style-name="ce33">
            <text:p><text:s/>15,453<text:s/></text:p>
          </table:table-cell>
          <table:table-cell office:value-type="float" office:value="189" table:style-name="ce33">
            <text:p><text:s/>189<text:s/></text:p>
          </table:table-cell>
          <table:table-cell office:value-type="float" office:value="97912" table:style-name="ce33">
            <text:p><text:s/>97,912<text:s/></text:p>
          </table:table-cell>
          <table:table-cell office:value-type="float" office:value="39076.084543616591" table:style-name="ce33">
            <text:p><text:s/>39,076<text:s/></text:p>
          </table:table-cell>
          <table:table-cell office:value-type="float" office:value="43" table:style-name="ce33">
            <text:p><text:s/>43<text:s/></text:p>
          </table:table-cell>
          <table:table-cell office:value-type="float" office:value="23137" table:style-name="ce33">
            <text:p><text:s/>23,137<text:s/></text:p>
          </table:table-cell>
          <table:table-cell office:value-type="float" office:value="16346.85592185592" table:style-name="ce33">
            <text:p><text:s/>16,347<text:s/></text:p>
          </table:table-cell>
          <table:table-cell office:value-type="float" office:value="194" table:style-name="ce33">
            <text:p><text:s/>194<text:s/></text:p>
          </table:table-cell>
          <table:table-cell office:value-type="float" office:value="100260" table:style-name="ce33">
            <text:p><text:s/>100,260<text:s/></text:p>
          </table:table-cell>
          <table:table-cell office:value-type="float" office:value="41156.067193017188" table:style-name="ce33">
            <text:p><text:s/>41,156<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Liverpool Street</text:p>
          </table:table-cell>
          <table:table-cell office:value-type="float" office:value="156" table:style-name="ce33">
            <text:p><text:s/>156<text:s/></text:p>
          </table:table-cell>
          <table:table-cell office:value-type="float" office:value="94031" table:style-name="ce33">
            <text:p><text:s/>94,031<text:s/></text:p>
          </table:table-cell>
          <table:table-cell office:value-type="float" office:value="75056" table:style-name="ce33">
            <text:p><text:s/>75,056<text:s/></text:p>
          </table:table-cell>
          <table:table-cell office:value-type="float" office:value="667" table:style-name="ce33">
            <text:p><text:s/>667<text:s/></text:p>
          </table:table-cell>
          <table:table-cell office:value-type="float" office:value="359459" table:style-name="ce33">
            <text:p><text:s/>359,459<text:s/></text:p>
          </table:table-cell>
          <table:table-cell office:value-type="float" office:value="123868" table:style-name="ce33">
            <text:p><text:s/>123,868<text:s/></text:p>
          </table:table-cell>
          <table:table-cell office:value-type="float" office:value="150" table:style-name="ce33">
            <text:p><text:s/>150<text:s/></text:p>
          </table:table-cell>
          <table:table-cell office:value-type="float" office:value="91013" table:style-name="ce33">
            <text:p><text:s/>91,013<text:s/></text:p>
          </table:table-cell>
          <table:table-cell office:value-type="float" office:value="67203" table:style-name="ce33">
            <text:p><text:s/>67,203<text:s/></text:p>
          </table:table-cell>
          <table:table-cell office:value-type="float" office:value="667" table:style-name="ce33">
            <text:p><text:s/>667<text:s/></text:p>
          </table:table-cell>
          <table:table-cell office:value-type="float" office:value="353206" table:style-name="ce33">
            <text:p><text:s/>353,206<text:s/></text:p>
          </table:table-cell>
          <table:table-cell office:value-type="float" office:value="125127" table:style-name="ce33">
            <text:p><text:s/>125,127<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London Bridge [note 10]</text:p>
          </table:table-cell>
          <table:table-cell office:value-type="float" office:value="214" table:style-name="ce33">
            <text:p><text:s/>214<text:s/></text:p>
          </table:table-cell>
          <table:table-cell office:value-type="float" office:value="139472" table:style-name="ce33">
            <text:p><text:s/>139,472<text:s/></text:p>
          </table:table-cell>
          <table:table-cell office:value-type="float" office:value="159375" table:style-name="ce33">
            <text:p><text:s/>159,375<text:s/></text:p>
          </table:table-cell>
          <table:table-cell office:value-type="float" office:value="1033" table:style-name="ce33">
            <text:p><text:s/>1,033<text:s/></text:p>
          </table:table-cell>
          <table:table-cell office:value-type="float" office:value="635102" table:style-name="ce33">
            <text:p><text:s/>635,102<text:s/></text:p>
          </table:table-cell>
          <table:table-cell office:value-type="float" office:value="258224" table:style-name="ce33">
            <text:p><text:s/>258,224<text:s/></text:p>
          </table:table-cell>
          <table:table-cell office:value-type="float" office:value="208" table:style-name="ce33">
            <text:p><text:s/>208<text:s/></text:p>
          </table:table-cell>
          <table:table-cell office:value-type="float" office:value="132692" table:style-name="ce33">
            <text:p><text:s/>132,692<text:s/></text:p>
          </table:table-cell>
          <table:table-cell office:value-type="float" office:value="126161" table:style-name="ce33">
            <text:p><text:s/>126,161<text:s/></text:p>
          </table:table-cell>
          <table:table-cell office:value-type="float" office:value="1042" table:style-name="ce33">
            <text:p><text:s/>1,042<text:s/></text:p>
          </table:table-cell>
          <table:table-cell office:value-type="float" office:value="640726" table:style-name="ce33">
            <text:p><text:s/>640,726<text:s/></text:p>
          </table:table-cell>
          <table:table-cell office:value-type="float" office:value="245193" table:style-name="ce33">
            <text:p><text:s/>245,193<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Marylebone</text:p>
          </table:table-cell>
          <table:table-cell office:value-type="float" office:value="45" table:style-name="ce33">
            <text:p><text:s/>45<text:s/></text:p>
          </table:table-cell>
          <table:table-cell office:value-type="float" office:value="14968" table:style-name="ce33">
            <text:p><text:s/>14,968<text:s/></text:p>
          </table:table-cell>
          <table:table-cell office:value-type="float" office:value="16565" table:style-name="ce33">
            <text:p><text:s/>16,565<text:s/></text:p>
          </table:table-cell>
          <table:table-cell office:value-type="float" office:value="187" table:style-name="ce33">
            <text:p><text:s/>187<text:s/></text:p>
          </table:table-cell>
          <table:table-cell office:value-type="float" office:value="52200" table:style-name="ce33">
            <text:p><text:s/>52,200<text:s/></text:p>
          </table:table-cell>
          <table:table-cell office:value-type="float" office:value="29764" table:style-name="ce33">
            <text:p><text:s/>29,764<text:s/></text:p>
          </table:table-cell>
          <table:table-cell office:value-type="float" office:value="45" table:style-name="ce33">
            <text:p><text:s/>45<text:s/></text:p>
          </table:table-cell>
          <table:table-cell office:value-type="float" office:value="14816" table:style-name="ce33">
            <text:p><text:s/>14,816<text:s/></text:p>
          </table:table-cell>
          <table:table-cell office:value-type="float" office:value="13203" table:style-name="ce33">
            <text:p><text:s/>13,203<text:s/></text:p>
          </table:table-cell>
          <table:table-cell office:value-type="float" office:value="196" table:style-name="ce33">
            <text:p><text:s/>196<text:s/></text:p>
          </table:table-cell>
          <table:table-cell office:value-type="float" office:value="53012" table:style-name="ce33">
            <text:p><text:s/>53,012<text:s/></text:p>
          </table:table-cell>
          <table:table-cell office:value-type="float" office:value="27857" table:style-name="ce33">
            <text:p><text:s/>27,857<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Old Street (for Moorgate)</text:p>
          </table:table-cell>
          <table:table-cell office:value-type="float" office:value="34" table:style-name="ce33">
            <text:p><text:s/>34<text:s/></text:p>
          </table:table-cell>
          <table:table-cell office:value-type="float" office:value="12308" table:style-name="ce33">
            <text:p><text:s/>12,308<text:s/></text:p>
          </table:table-cell>
          <table:table-cell office:value-type="float" office:value="11788" table:style-name="ce33">
            <text:p><text:s/>11,788<text:s/></text:p>
          </table:table-cell>
          <table:table-cell office:value-type="float" office:value="165" table:style-name="ce33">
            <text:p><text:s/>165<text:s/></text:p>
          </table:table-cell>
          <table:table-cell office:value-type="float" office:value="59730" table:style-name="ce33">
            <text:p><text:s/>59,730<text:s/></text:p>
          </table:table-cell>
          <table:table-cell office:value-type="float" office:value="16792" table:style-name="ce33">
            <text:p><text:s/>16,792<text:s/></text:p>
          </table:table-cell>
          <table:table-cell office:value-type="float" office:value="33" table:style-name="ce33">
            <text:p><text:s/>33<text:s/></text:p>
          </table:table-cell>
          <table:table-cell office:value-type="float" office:value="11946" table:style-name="ce33">
            <text:p><text:s/>11,946<text:s/></text:p>
          </table:table-cell>
          <table:table-cell office:value-type="float" office:value="9644" table:style-name="ce33">
            <text:p><text:s/>9,644<text:s/></text:p>
          </table:table-cell>
          <table:table-cell office:value-type="float" office:value="161" table:style-name="ce33">
            <text:p><text:s/>161<text:s/></text:p>
          </table:table-cell>
          <table:table-cell office:value-type="float" office:value="58282" table:style-name="ce33">
            <text:p><text:s/>58,282<text:s/></text:p>
          </table:table-cell>
          <table:table-cell office:value-type="float" office:value="16404" table:style-name="ce33">
            <text:p><text:s/>16,404<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Paddington</text:p>
          </table:table-cell>
          <table:table-cell office:value-type="float" office:value="66" table:style-name="ce33">
            <text:p><text:s/>66<text:s/></text:p>
          </table:table-cell>
          <table:table-cell office:value-type="float" office:value="32463" table:style-name="ce33">
            <text:p><text:s/>32,463<text:s/></text:p>
          </table:table-cell>
          <table:table-cell office:value-type="float" office:value="30960.95023510461" table:style-name="ce33">
            <text:p><text:s/>30,961<text:s/></text:p>
          </table:table-cell>
          <table:table-cell office:value-type="float" office:value="320" table:style-name="ce33">
            <text:p><text:s/>320<text:s/></text:p>
          </table:table-cell>
          <table:table-cell office:value-type="float" office:value="149068" table:style-name="ce33">
            <text:p><text:s/>149,068<text:s/></text:p>
          </table:table-cell>
          <table:table-cell office:value-type="float" office:value="71082.314194015504" table:style-name="ce33">
            <text:p><text:s/>71,082<text:s/></text:p>
          </table:table-cell>
          <table:table-cell office:value-type="float" office:value="65" table:style-name="ce33">
            <text:p><text:s/>65<text:s/></text:p>
          </table:table-cell>
          <table:table-cell office:value-type="float" office:value="33878" table:style-name="ce33">
            <text:p><text:s/>33,878<text:s/></text:p>
          </table:table-cell>
          <table:table-cell office:value-type="float" office:value="27264.311725710453" table:style-name="ce33">
            <text:p><text:s/>27,264<text:s/></text:p>
          </table:table-cell>
          <table:table-cell office:value-type="float" office:value="313" table:style-name="ce33">
            <text:p><text:s/>313<text:s/></text:p>
          </table:table-cell>
          <table:table-cell office:value-type="float" office:value="147084" table:style-name="ce33">
            <text:p><text:s/>147,084<text:s/></text:p>
          </table:table-cell>
          <table:table-cell office:value-type="float" office:value="70247.776272262417" table:style-name="ce33">
            <text:p><text:s/>70,248<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St Pancras International</text:p>
          </table:table-cell>
          <table:table-cell office:value-type="float" office:value="90" table:style-name="ce33">
            <text:p><text:s/>90<text:s/></text:p>
          </table:table-cell>
          <table:table-cell office:value-type="float" office:value="46480" table:style-name="ce33">
            <text:p><text:s/>46,480<text:s/></text:p>
          </table:table-cell>
          <table:table-cell office:value-type="float" office:value="44350.628223786443" table:style-name="ce33">
            <text:p><text:s/>44,351<text:s/></text:p>
          </table:table-cell>
          <table:table-cell office:value-type="float" office:value="474" table:style-name="ce33">
            <text:p><text:s/>474<text:s/></text:p>
          </table:table-cell>
          <table:table-cell office:value-type="float" office:value="227875" table:style-name="ce33">
            <text:p><text:s/>227,875<text:s/></text:p>
          </table:table-cell>
          <table:table-cell office:value-type="float" office:value="87763.648214907807" table:style-name="ce33">
            <text:p><text:s/>87,764<text:s/></text:p>
          </table:table-cell>
          <table:table-cell office:value-type="float" office:value="92" table:style-name="ce33">
            <text:p><text:s/>92<text:s/></text:p>
          </table:table-cell>
          <table:table-cell office:value-type="float" office:value="46472" table:style-name="ce33">
            <text:p><text:s/>46,472<text:s/></text:p>
          </table:table-cell>
          <table:table-cell office:value-type="float" office:value="38824.903878528879" table:style-name="ce33">
            <text:p><text:s/>38,825<text:s/></text:p>
          </table:table-cell>
          <table:table-cell office:value-type="float" office:value="473" table:style-name="ce33">
            <text:p><text:s/>473<text:s/></text:p>
          </table:table-cell>
          <table:table-cell office:value-type="float" office:value="226576" table:style-name="ce33">
            <text:p><text:s/>226,576<text:s/></text:p>
          </table:table-cell>
          <table:table-cell office:value-type="float" office:value="87900.053053894662" table:style-name="ce33">
            <text:p><text:s/>87,900<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Vauxhall (for Waterloo)</text:p>
          </table:table-cell>
          <table:table-cell office:value-type="float" office:value="161" table:style-name="ce33">
            <text:p><text:s/>161<text:s/></text:p>
          </table:table-cell>
          <table:table-cell office:value-type="float" office:value="93343" table:style-name="ce33">
            <text:p><text:s/>93,343<text:s/></text:p>
          </table:table-cell>
          <table:table-cell office:value-type="float" office:value="113747" table:style-name="ce33">
            <text:p><text:s/>113,747<text:s/></text:p>
          </table:table-cell>
          <table:table-cell office:value-type="float" office:value="776" table:style-name="ce33">
            <text:p><text:s/>776<text:s/></text:p>
          </table:table-cell>
          <table:table-cell office:value-type="float" office:value="421035" table:style-name="ce33">
            <text:p><text:s/>421,035<text:s/></text:p>
          </table:table-cell>
          <table:table-cell office:value-type="float" office:value="213776" table:style-name="ce33">
            <text:p><text:s/>213,776<text:s/></text:p>
          </table:table-cell>
          <table:table-cell office:value-type="float" office:value="154" table:style-name="ce33">
            <text:p><text:s/>154<text:s/></text:p>
          </table:table-cell>
          <table:table-cell office:value-type="float" office:value="89142" table:style-name="ce33">
            <text:p><text:s/>89,142<text:s/></text:p>
          </table:table-cell>
          <table:table-cell office:value-type="float" office:value="91849" table:style-name="ce33">
            <text:p><text:s/>91,849<text:s/></text:p>
          </table:table-cell>
          <table:table-cell office:value-type="float" office:value="777" table:style-name="ce33">
            <text:p><text:s/>777<text:s/></text:p>
          </table:table-cell>
          <table:table-cell office:value-type="float" office:value="416476" table:style-name="ce33">
            <text:p><text:s/>416,476<text:s/></text:p>
          </table:table-cell>
          <table:table-cell office:value-type="float" office:value="209821" table:style-name="ce33">
            <text:p><text:s/>209,821<text:s/></text:p>
          </table:table-cell>
          <table:table-cell table:number-columns-repeated="16370"/>
        </table:table-row>
        <table:table-row table:style-name="ro6">
          <table:table-cell office:value-type="float" office:value="2019" table:style-name="ce32">
            <text:p>2019</text:p>
          </table:table-cell>
          <table:table-cell office:value-type="string" table:style-name="ce18">
            <text:p><text:s text:c="3"/>Victoria [note 13]</text:p>
          </table:table-cell>
          <table:table-cell office:value-type="float" office:value="124" table:style-name="ce33">
            <text:p><text:s/>124<text:s/></text:p>
          </table:table-cell>
          <table:table-cell office:value-type="float" office:value="72513" table:style-name="ce33">
            <text:p><text:s/>72,513<text:s/></text:p>
          </table:table-cell>
          <table:table-cell office:value-type="float" office:value="59393" table:style-name="ce33">
            <text:p><text:s/>59,393<text:s/></text:p>
          </table:table-cell>
          <table:table-cell office:value-type="float" office:value="682" table:style-name="ce33">
            <text:p><text:s/>682<text:s/></text:p>
          </table:table-cell>
          <table:table-cell office:value-type="float" office:value="363499" table:style-name="ce33">
            <text:p><text:s/>363,499<text:s/></text:p>
          </table:table-cell>
          <table:table-cell office:value-type="float" office:value="115372" table:style-name="ce33">
            <text:p><text:s/>115,372<text:s/></text:p>
          </table:table-cell>
          <table:table-cell office:value-type="float" office:value="123" table:style-name="ce33">
            <text:p><text:s/>123<text:s/></text:p>
          </table:table-cell>
          <table:table-cell office:value-type="float" office:value="72345" table:style-name="ce33">
            <text:p><text:s/>72,345<text:s/></text:p>
          </table:table-cell>
          <table:table-cell office:value-type="float" office:value="52354" table:style-name="ce33">
            <text:p><text:s/>52,354<text:s/></text:p>
          </table:table-cell>
          <table:table-cell office:value-type="float" office:value="692" table:style-name="ce33">
            <text:p><text:s/>692<text:s/></text:p>
          </table:table-cell>
          <table:table-cell office:value-type="float" office:value="365554" table:style-name="ce33">
            <text:p><text:s/>365,554<text:s/></text:p>
          </table:table-cell>
          <table:table-cell office:value-type="float" office:value="115550" table:style-name="ce33">
            <text:p><text:s/>115,550<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Birmingham [note 3]</text:p>
          </table:table-cell>
          <table:table-cell office:value-type="float" office:value="145" table:style-name="ce33">
            <text:p><text:s/>145<text:s/></text:p>
          </table:table-cell>
          <table:table-cell office:value-type="float" office:value="50358" table:style-name="ce33">
            <text:p><text:s/>50,358<text:s/></text:p>
          </table:table-cell>
          <table:table-cell office:value-type="float" office:value="8058.7154467049968" table:style-name="ce33">
            <text:p><text:s/>8,059<text:s/></text:p>
          </table:table-cell>
          <table:table-cell office:value-type="float" office:value="786" table:style-name="ce33">
            <text:p><text:s/>786<text:s/></text:p>
          </table:table-cell>
          <table:table-cell office:value-type="float" office:value="279306" table:style-name="ce33">
            <text:p><text:s/>279,306<text:s/></text:p>
          </table:table-cell>
          <table:table-cell office:value-type="float" office:value="29539.229310344621" table:style-name="ce33">
            <text:p><text:s/>29,539<text:s/></text:p>
          </table:table-cell>
          <table:table-cell office:value-type="float" office:value="143" table:style-name="ce33">
            <text:p><text:s/>143<text:s/></text:p>
          </table:table-cell>
          <table:table-cell office:value-type="float" office:value="51127" table:style-name="ce33">
            <text:p><text:s/>51,127<text:s/></text:p>
          </table:table-cell>
          <table:table-cell office:value-type="float" office:value="8272.4564575014138" table:style-name="ce33">
            <text:p><text:s/>8,272<text:s/></text:p>
          </table:table-cell>
          <table:table-cell office:value-type="float" office:value="783" table:style-name="ce33">
            <text:p><text:s/>783<text:s/></text:p>
          </table:table-cell>
          <table:table-cell office:value-type="float" office:value="279987" table:style-name="ce33">
            <text:p><text:s/>279,987<text:s/></text:p>
          </table:table-cell>
          <table:table-cell office:value-type="float" office:value="28241.11411073721" table:style-name="ce33">
            <text:p><text:s/>28,24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Brighton</text:p>
          </table:table-cell>
          <table:table-cell office:value-type="float" office:value="46" table:style-name="ce33">
            <text:p><text:s/>46<text:s/></text:p>
          </table:table-cell>
          <table:table-cell office:value-type="float" office:value="18324" table:style-name="ce33">
            <text:p><text:s/>18,324<text:s/></text:p>
          </table:table-cell>
          <table:table-cell office:value-type="float" office:value="2325" table:style-name="ce33">
            <text:p><text:s/>2,325<text:s/></text:p>
          </table:table-cell>
          <table:table-cell office:value-type="float" office:value="266" table:style-name="ce33">
            <text:p><text:s/>266<text:s/></text:p>
          </table:table-cell>
          <table:table-cell office:value-type="float" office:value="108428" table:style-name="ce33">
            <text:p><text:s/>108,428<text:s/></text:p>
          </table:table-cell>
          <table:table-cell office:value-type="float" office:value="10957" table:style-name="ce33">
            <text:p><text:s/>10,957<text:s/></text:p>
          </table:table-cell>
          <table:table-cell office:value-type="float" office:value="42" table:style-name="ce33">
            <text:p><text:s/>42<text:s/></text:p>
          </table:table-cell>
          <table:table-cell office:value-type="float" office:value="16995" table:style-name="ce33">
            <text:p><text:s/>16,995<text:s/></text:p>
          </table:table-cell>
          <table:table-cell office:value-type="float" office:value="2998.0000000000005" table:style-name="ce33">
            <text:p><text:s/>2,998<text:s/></text:p>
          </table:table-cell>
          <table:table-cell office:value-type="float" office:value="260" table:style-name="ce33">
            <text:p><text:s/>260<text:s/></text:p>
          </table:table-cell>
          <table:table-cell office:value-type="float" office:value="104238" table:style-name="ce33">
            <text:p><text:s/>104,238<text:s/></text:p>
          </table:table-cell>
          <table:table-cell office:value-type="float" office:value="10633" table:style-name="ce33">
            <text:p><text:s/>10,633<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Bristol [note 4]</text:p>
          </table:table-cell>
          <table:table-cell office:value-type="float" office:value="44" table:style-name="ce33">
            <text:p><text:s/>44<text:s/></text:p>
          </table:table-cell>
          <table:table-cell office:value-type="float" office:value="16215" table:style-name="ce33">
            <text:p><text:s/>16,215<text:s/></text:p>
          </table:table-cell>
          <table:table-cell office:value-type="float" office:value="1417.8884756169969" table:style-name="ce33">
            <text:p><text:s/>1,418<text:s/></text:p>
          </table:table-cell>
          <table:table-cell office:value-type="float" office:value="238" table:style-name="ce33">
            <text:p><text:s/>238<text:s/></text:p>
          </table:table-cell>
          <table:table-cell office:value-type="float" office:value="87107" table:style-name="ce33">
            <text:p><text:s/>87,107<text:s/></text:p>
          </table:table-cell>
          <table:table-cell office:value-type="float" office:value="6708.6360628842122" table:style-name="ce33">
            <text:p><text:s/>6,709<text:s/></text:p>
          </table:table-cell>
          <table:table-cell office:value-type="float" office:value="48" table:style-name="ce33">
            <text:p><text:s/>48<text:s/></text:p>
          </table:table-cell>
          <table:table-cell office:value-type="float" office:value="17073" table:style-name="ce33">
            <text:p><text:s/>17,073<text:s/></text:p>
          </table:table-cell>
          <table:table-cell office:value-type="float" office:value="2185.8825357587507" table:style-name="ce33">
            <text:p><text:s/>2,186<text:s/></text:p>
          </table:table-cell>
          <table:table-cell office:value-type="float" office:value="233" table:style-name="ce33">
            <text:p><text:s/>233<text:s/></text:p>
          </table:table-cell>
          <table:table-cell office:value-type="float" office:value="85017" table:style-name="ce33">
            <text:p><text:s/>85,017<text:s/></text:p>
          </table:table-cell>
          <table:table-cell office:value-type="float" office:value="7102.342079698441" table:style-name="ce33">
            <text:p><text:s/>7,102<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Cambridge</text:p>
          </table:table-cell>
          <table:table-cell office:value-type="float" office:value="45" table:style-name="ce33">
            <text:p><text:s/>45<text:s/></text:p>
          </table:table-cell>
          <table:table-cell office:value-type="float" office:value="18867" table:style-name="ce33">
            <text:p><text:s/>18,867<text:s/></text:p>
          </table:table-cell>
          <table:table-cell office:value-type="float" office:value="2543.9999999999991" table:style-name="ce33">
            <text:p><text:s/>2,544<text:s/></text:p>
          </table:table-cell>
          <table:table-cell office:value-type="float" office:value="270" table:style-name="ce33">
            <text:p><text:s/>270<text:s/></text:p>
          </table:table-cell>
          <table:table-cell office:value-type="float" office:value="112136" table:style-name="ce33">
            <text:p><text:s/>112,136<text:s/></text:p>
          </table:table-cell>
          <table:table-cell office:value-type="float" office:value="8295" table:style-name="ce33">
            <text:p><text:s/>8,295<text:s/></text:p>
          </table:table-cell>
          <table:table-cell office:value-type="float" office:value="46" table:style-name="ce33">
            <text:p><text:s/>46<text:s/></text:p>
          </table:table-cell>
          <table:table-cell office:value-type="float" office:value="19232.400000000001" table:style-name="ce33">
            <text:p><text:s/>19,232<text:s/></text:p>
          </table:table-cell>
          <table:table-cell office:value-type="float" office:value="2494" table:style-name="ce33">
            <text:p><text:s/>2,494<text:s/></text:p>
          </table:table-cell>
          <table:table-cell office:value-type="float" office:value="271" table:style-name="ce33">
            <text:p><text:s/>271<text:s/></text:p>
          </table:table-cell>
          <table:table-cell office:value-type="float" office:value="111970.4" table:style-name="ce33">
            <text:p><text:s/>111,970<text:s/></text:p>
          </table:table-cell>
          <table:table-cell office:value-type="float" office:value="8086" table:style-name="ce33">
            <text:p><text:s/>8,086<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Cardiff [note 5]</text:p>
          </table:table-cell>
          <table:table-cell office:value-type="float" office:value="57" table:style-name="ce33">
            <text:p><text:s/>57<text:s/></text:p>
          </table:table-cell>
          <table:table-cell office:value-type="float" office:value="13207" table:style-name="ce33">
            <text:p><text:s/>13,207<text:s/></text:p>
          </table:table-cell>
          <table:table-cell office:value-type="float" office:value="1303.862043049543" table:style-name="ce33">
            <text:p><text:s/>1,304<text:s/></text:p>
          </table:table-cell>
          <table:table-cell office:value-type="float" office:value="301" table:style-name="ce33">
            <text:p><text:s/>301<text:s/></text:p>
          </table:table-cell>
          <table:table-cell office:value-type="float" office:value="73021" table:style-name="ce33">
            <text:p><text:s/>73,021<text:s/></text:p>
          </table:table-cell>
          <table:table-cell office:value-type="float" office:value="5476.6720123836312" table:style-name="ce33">
            <text:p><text:s/>5,477<text:s/></text:p>
          </table:table-cell>
          <table:table-cell office:value-type="float" office:value="59" table:style-name="ce33">
            <text:p><text:s/>59<text:s/></text:p>
          </table:table-cell>
          <table:table-cell office:value-type="float" office:value="13824" table:style-name="ce33">
            <text:p><text:s/>13,824<text:s/></text:p>
          </table:table-cell>
          <table:table-cell office:value-type="float" office:value="1714.8809776111402" table:style-name="ce33">
            <text:p><text:s/>1,715<text:s/></text:p>
          </table:table-cell>
          <table:table-cell office:value-type="float" office:value="279" table:style-name="ce33">
            <text:p><text:s/>279<text:s/></text:p>
          </table:table-cell>
          <table:table-cell office:value-type="float" office:value="68838" table:style-name="ce33">
            <text:p><text:s/>68,838<text:s/></text:p>
          </table:table-cell>
          <table:table-cell office:value-type="float" office:value="5993.0170300216623" table:style-name="ce33">
            <text:p><text:s/>5,993<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Leeds</text:p>
          </table:table-cell>
          <table:table-cell office:value-type="float" office:value="120" table:style-name="ce33">
            <text:p><text:s/>120<text:s/></text:p>
          </table:table-cell>
          <table:table-cell office:value-type="float" office:value="32195.30963203463" table:style-name="ce33">
            <text:p><text:s/>32,195<text:s/></text:p>
          </table:table-cell>
          <table:table-cell office:value-type="float" office:value="4673.8428590445646" table:style-name="ce33">
            <text:p><text:s/>4,674<text:s/></text:p>
          </table:table-cell>
          <table:table-cell office:value-type="float" office:value="601" table:style-name="ce33">
            <text:p><text:s/>601<text:s/></text:p>
          </table:table-cell>
          <table:table-cell office:value-type="float" office:value="163704.09086683224" table:style-name="ce33">
            <text:p><text:s/>163,704<text:s/></text:p>
          </table:table-cell>
          <table:table-cell office:value-type="float" office:value="13976.946779025628" table:style-name="ce33">
            <text:p><text:s/>13,977<text:s/></text:p>
          </table:table-cell>
          <table:table-cell office:value-type="float" office:value="115" table:style-name="ce33">
            <text:p><text:s/>115<text:s/></text:p>
          </table:table-cell>
          <table:table-cell office:value-type="float" office:value="33097.850714427186" table:style-name="ce33">
            <text:p><text:s/>33,098<text:s/></text:p>
          </table:table-cell>
          <table:table-cell office:value-type="float" office:value="3527.3662668640104" table:style-name="ce33">
            <text:p><text:s/>3,527<text:s/></text:p>
          </table:table-cell>
          <table:table-cell office:value-type="float" office:value="591" table:style-name="ce33">
            <text:p><text:s/>591<text:s/></text:p>
          </table:table-cell>
          <table:table-cell office:value-type="float" office:value="164163.72007166012" table:style-name="ce33">
            <text:p><text:s/>164,164<text:s/></text:p>
          </table:table-cell>
          <table:table-cell office:value-type="float" office:value="11604.340222149114" table:style-name="ce33">
            <text:p><text:s/>11,604<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Leicester</text:p>
          </table:table-cell>
          <table:table-cell office:value-type="float" office:value="30" table:style-name="ce33">
            <text:p><text:s/>30<text:s/></text:p>
          </table:table-cell>
          <table:table-cell office:value-type="float" office:value="10177" table:style-name="ce33">
            <text:p><text:s/>10,177<text:s/></text:p>
          </table:table-cell>
          <table:table-cell office:value-type="float" office:value="921.93510101010122" table:style-name="ce33">
            <text:p><text:s/>922<text:s/></text:p>
          </table:table-cell>
          <table:table-cell office:value-type="float" office:value="162" table:style-name="ce33">
            <text:p><text:s/>162<text:s/></text:p>
          </table:table-cell>
          <table:table-cell office:value-type="float" office:value="53489" table:style-name="ce33">
            <text:p><text:s/>53,489<text:s/></text:p>
          </table:table-cell>
          <table:table-cell office:value-type="float" office:value="6031.8627261627262" table:style-name="ce33">
            <text:p><text:s/>6,032<text:s/></text:p>
          </table:table-cell>
          <table:table-cell office:value-type="float" office:value="35" table:style-name="ce33">
            <text:p><text:s/>35<text:s/></text:p>
          </table:table-cell>
          <table:table-cell office:value-type="float" office:value="10817" table:style-name="ce33">
            <text:p><text:s/>10,817<text:s/></text:p>
          </table:table-cell>
          <table:table-cell office:value-type="float" office:value="1588.8110356963298" table:style-name="ce33">
            <text:p><text:s/>1,589<text:s/></text:p>
          </table:table-cell>
          <table:table-cell office:value-type="float" office:value="178" table:style-name="ce33">
            <text:p><text:s/>178<text:s/></text:p>
          </table:table-cell>
          <table:table-cell office:value-type="float" office:value="56003" table:style-name="ce33">
            <text:p><text:s/>56,003<text:s/></text:p>
          </table:table-cell>
          <table:table-cell office:value-type="float" office:value="6482.3186211664151" table:style-name="ce33">
            <text:p><text:s/>6,482<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Liverpool [note 6]</text:p>
          </table:table-cell>
          <table:table-cell office:value-type="float" office:value="91" table:style-name="ce33">
            <text:p><text:s/>91<text:s/></text:p>
          </table:table-cell>
          <table:table-cell office:value-type="float" office:value="24900" table:style-name="ce33">
            <text:p><text:s/>24,900<text:s/></text:p>
          </table:table-cell>
          <table:table-cell office:value-type="float" office:value="5550.6629471215529" table:style-name="ce33">
            <text:p><text:s/>5,551<text:s/></text:p>
          </table:table-cell>
          <table:table-cell office:value-type="float" office:value="540" table:style-name="ce33">
            <text:p><text:s/>540<text:s/></text:p>
          </table:table-cell>
          <table:table-cell office:value-type="float" office:value="136099" table:style-name="ce33">
            <text:p><text:s/>136,099<text:s/></text:p>
          </table:table-cell>
          <table:table-cell office:value-type="float" office:value="17761.146746169186" table:style-name="ce33">
            <text:p><text:s/>17,761<text:s/></text:p>
          </table:table-cell>
          <table:table-cell office:value-type="float" office:value="94" table:style-name="ce33">
            <text:p><text:s/>94<text:s/></text:p>
          </table:table-cell>
          <table:table-cell office:value-type="float" office:value="24647" table:style-name="ce33">
            <text:p><text:s/>24,647<text:s/></text:p>
          </table:table-cell>
          <table:table-cell office:value-type="float" office:value="4425" table:style-name="ce33">
            <text:p><text:s/>4,425<text:s/></text:p>
          </table:table-cell>
          <table:table-cell office:value-type="float" office:value="536" table:style-name="ce33">
            <text:p><text:s/>536<text:s/></text:p>
          </table:table-cell>
          <table:table-cell office:value-type="float" office:value="135086" table:style-name="ce33">
            <text:p><text:s/>135,086<text:s/></text:p>
          </table:table-cell>
          <table:table-cell office:value-type="float" office:value="15031.49001274801" table:style-name="ce33">
            <text:p><text:s/>15,03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London7</text:p>
          </table:table-cell>
          <table:table-cell office:value-type="float" office:value="964" table:style-name="ce33">
            <text:p><text:s/>964<text:s/></text:p>
          </table:table-cell>
          <table:table-cell office:value-type="float" office:value="542267.00906544435" table:style-name="ce33">
            <text:p><text:s/>542,267<text:s/></text:p>
          </table:table-cell>
          <table:table-cell office:value-type="float" office:value="117281.88452687542" table:style-name="ce33">
            <text:p><text:s/>117,282<text:s/></text:p>
          </table:table-cell>
          <table:table-cell office:value-type="float" office:value="4778" table:style-name="ce33">
            <text:p><text:s/>4,778<text:s/></text:p>
          </table:table-cell>
          <table:table-cell office:value-type="float" office:value="2570861.6478951019" table:style-name="ce33">
            <text:p><text:s/>2,570,862<text:s/></text:p>
          </table:table-cell>
          <table:table-cell office:value-type="float" office:value="297785.46538665588" table:style-name="ce33">
            <text:p><text:s/>297,785<text:s/></text:p>
          </table:table-cell>
          <table:table-cell office:value-type="float" office:value="959" table:style-name="ce33">
            <text:p><text:s/>959<text:s/></text:p>
          </table:table-cell>
          <table:table-cell office:value-type="float" office:value="529745.35314135754" table:style-name="ce33">
            <text:p><text:s/>529,745<text:s/></text:p>
          </table:table-cell>
          <table:table-cell office:value-type="float" office:value="113113.60077383094" table:style-name="ce33">
            <text:p><text:s/>113,114<text:s/></text:p>
          </table:table-cell>
          <table:table-cell office:value-type="float" office:value="4742" table:style-name="ce33">
            <text:p><text:s/>4,742<text:s/></text:p>
          </table:table-cell>
          <table:table-cell office:value-type="float" office:value="2519769.8128601839" table:style-name="ce33">
            <text:p><text:s/>2,519,770<text:s/></text:p>
          </table:table-cell>
          <table:table-cell office:value-type="float" office:value="283230.67494626041" table:style-name="ce33">
            <text:p><text:s/>283,23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Manchester [note 8]</text:p>
          </table:table-cell>
          <table:table-cell office:value-type="float" office:value="149" table:style-name="ce33">
            <text:p><text:s/>149<text:s/></text:p>
          </table:table-cell>
          <table:table-cell office:value-type="float" office:value="43152" table:style-name="ce33">
            <text:p><text:s/>43,152<text:s/></text:p>
          </table:table-cell>
          <table:table-cell office:value-type="float" office:value="4299.8253033136489" table:style-name="ce33">
            <text:p><text:s/>4,300<text:s/></text:p>
          </table:table-cell>
          <table:table-cell office:value-type="float" office:value="786" table:style-name="ce33">
            <text:p><text:s/>786<text:s/></text:p>
          </table:table-cell>
          <table:table-cell office:value-type="float" office:value="234231" table:style-name="ce33">
            <text:p><text:s/>234,231<text:s/></text:p>
          </table:table-cell>
          <table:table-cell office:value-type="float" office:value="17135.525240227991" table:style-name="ce33">
            <text:p><text:s/>17,136<text:s/></text:p>
          </table:table-cell>
          <table:table-cell office:value-type="float" office:value="153" table:style-name="ce33">
            <text:p><text:s/>153<text:s/></text:p>
          </table:table-cell>
          <table:table-cell office:value-type="float" office:value="45280" table:style-name="ce33">
            <text:p><text:s/>45,280<text:s/></text:p>
          </table:table-cell>
          <table:table-cell office:value-type="float" office:value="5090.5796700759574" table:style-name="ce33">
            <text:p><text:s/>5,091<text:s/></text:p>
          </table:table-cell>
          <table:table-cell office:value-type="float" office:value="798" table:style-name="ce33">
            <text:p><text:s/>798<text:s/></text:p>
          </table:table-cell>
          <table:table-cell office:value-type="float" office:value="235408" table:style-name="ce33">
            <text:p><text:s/>235,408<text:s/></text:p>
          </table:table-cell>
          <table:table-cell office:value-type="float" office:value="17618.080383065844" table:style-name="ce33">
            <text:p><text:s/>17,618<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Newcastle</text:p>
          </table:table-cell>
          <table:table-cell office:value-type="float" office:value="33" table:style-name="ce33">
            <text:p><text:s/>33<text:s/></text:p>
          </table:table-cell>
          <table:table-cell office:value-type="float" office:value="9181" table:style-name="ce33">
            <text:p><text:s/>9,181<text:s/></text:p>
          </table:table-cell>
          <table:table-cell office:value-type="float" office:value="916.43276807214124" table:style-name="ce33">
            <text:p><text:s/>916<text:s/></text:p>
          </table:table-cell>
          <table:table-cell office:value-type="float" office:value="189" table:style-name="ce33">
            <text:p><text:s/>189<text:s/></text:p>
          </table:table-cell>
          <table:table-cell office:value-type="float" office:value="57296.882678607959" table:style-name="ce33">
            <text:p><text:s/>57,297<text:s/></text:p>
          </table:table-cell>
          <table:table-cell office:value-type="float" office:value="6152.7683640994928" table:style-name="ce33">
            <text:p><text:s/>6,153<text:s/></text:p>
          </table:table-cell>
          <table:table-cell office:value-type="float" office:value="39" table:style-name="ce33">
            <text:p><text:s/>39<text:s/></text:p>
          </table:table-cell>
          <table:table-cell office:value-type="float" office:value="13030.771428571428" table:style-name="ce33">
            <text:p><text:s/>13,031<text:s/></text:p>
          </table:table-cell>
          <table:table-cell office:value-type="float" office:value="1531.7268638768642" table:style-name="ce33">
            <text:p><text:s/>1,532<text:s/></text:p>
          </table:table-cell>
          <table:table-cell office:value-type="float" office:value="187" table:style-name="ce33">
            <text:p><text:s/>187<text:s/></text:p>
          </table:table-cell>
          <table:table-cell office:value-type="float" office:value="65487.488777806313" table:style-name="ce33">
            <text:p><text:s/>65,487<text:s/></text:p>
          </table:table-cell>
          <table:table-cell office:value-type="float" office:value="6060.5928142251068" table:style-name="ce33">
            <text:p><text:s/>6,06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Nottingham</text:p>
          </table:table-cell>
          <table:table-cell office:value-type="float" office:value="21" table:style-name="ce33">
            <text:p><text:s/>21<text:s/></text:p>
          </table:table-cell>
          <table:table-cell office:value-type="float" office:value="4458" table:style-name="ce33">
            <text:p><text:s/>4,458<text:s/></text:p>
          </table:table-cell>
          <table:table-cell office:value-type="float" office:value="634.95577200577191" table:style-name="ce33">
            <text:p><text:s/>635<text:s/></text:p>
          </table:table-cell>
          <table:table-cell office:value-type="float" office:value="115" table:style-name="ce33">
            <text:p><text:s/>115<text:s/></text:p>
          </table:table-cell>
          <table:table-cell office:value-type="float" office:value="22938" table:style-name="ce33">
            <text:p><text:s/>22,938<text:s/></text:p>
          </table:table-cell>
          <table:table-cell office:value-type="float" office:value="2976.9197136197131" table:style-name="ce33">
            <text:p><text:s/>2,977<text:s/></text:p>
          </table:table-cell>
          <table:table-cell office:value-type="float" office:value="39" table:style-name="ce33">
            <text:p><text:s/>39<text:s/></text:p>
          </table:table-cell>
          <table:table-cell office:value-type="float" office:value="7925" table:style-name="ce33">
            <text:p><text:s/>7,925<text:s/></text:p>
          </table:table-cell>
          <table:table-cell office:value-type="float" office:value="1350.7328754578755" table:style-name="ce33">
            <text:p><text:s/>1,351<text:s/></text:p>
          </table:table-cell>
          <table:table-cell office:value-type="float" office:value="202" table:style-name="ce33">
            <text:p><text:s/>202<text:s/></text:p>
          </table:table-cell>
          <table:table-cell office:value-type="float" office:value="43707" table:style-name="ce33">
            <text:p><text:s/>43,707<text:s/></text:p>
          </table:table-cell>
          <table:table-cell office:value-type="float" office:value="5116.2375856470671" table:style-name="ce33">
            <text:p><text:s/>5,116<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Reading</text:p>
          </table:table-cell>
          <table:table-cell office:value-type="float" office:value="98" table:style-name="ce33">
            <text:p><text:s/>98<text:s/></text:p>
          </table:table-cell>
          <table:table-cell office:value-type="float" office:value="46560" table:style-name="ce33">
            <text:p><text:s/>46,560<text:s/></text:p>
          </table:table-cell>
          <table:table-cell office:value-type="float" office:value="4506.4556672643112" table:style-name="ce33">
            <text:p><text:s/>4,506<text:s/></text:p>
          </table:table-cell>
          <table:table-cell office:value-type="float" office:value="514" table:style-name="ce33">
            <text:p><text:s/>514<text:s/></text:p>
          </table:table-cell>
          <table:table-cell office:value-type="float" office:value="238889" table:style-name="ce33">
            <text:p><text:s/>238,889<text:s/></text:p>
          </table:table-cell>
          <table:table-cell office:value-type="float" office:value="24185.473299208759" table:style-name="ce33">
            <text:p><text:s/>24,185<text:s/></text:p>
          </table:table-cell>
          <table:table-cell office:value-type="float" office:value="98" table:style-name="ce33">
            <text:p><text:s/>98<text:s/></text:p>
          </table:table-cell>
          <table:table-cell office:value-type="float" office:value="46988" table:style-name="ce33">
            <text:p><text:s/>46,988<text:s/></text:p>
          </table:table-cell>
          <table:table-cell office:value-type="float" office:value="5666.4695238744316" table:style-name="ce33">
            <text:p><text:s/>5,666<text:s/></text:p>
          </table:table-cell>
          <table:table-cell office:value-type="float" office:value="519" table:style-name="ce33">
            <text:p><text:s/>519<text:s/></text:p>
          </table:table-cell>
          <table:table-cell office:value-type="float" office:value="241266" table:style-name="ce33">
            <text:p><text:s/>241,266<text:s/></text:p>
          </table:table-cell>
          <table:table-cell office:value-type="float" office:value="24192.103932309739" table:style-name="ce33">
            <text:p><text:s/>24,192<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Sheffield</text:p>
          </table:table-cell>
          <table:table-cell office:value-type="float" office:value="46" table:style-name="ce33">
            <text:p><text:s/>46<text:s/></text:p>
          </table:table-cell>
          <table:table-cell office:value-type="float" office:value="10485" table:style-name="ce33">
            <text:p><text:s/>10,485<text:s/></text:p>
          </table:table-cell>
          <table:table-cell office:value-type="float" office:value="1456.1697849087043" table:style-name="ce33">
            <text:p><text:s/>1,456<text:s/></text:p>
          </table:table-cell>
          <table:table-cell office:value-type="float" office:value="273" table:style-name="ce33">
            <text:p><text:s/>273<text:s/></text:p>
          </table:table-cell>
          <table:table-cell office:value-type="float" office:value="60080" table:style-name="ce33">
            <text:p><text:s/>60,080<text:s/></text:p>
          </table:table-cell>
          <table:table-cell office:value-type="float" office:value="6619.8785299220262" table:style-name="ce33">
            <text:p><text:s/>6,620<text:s/></text:p>
          </table:table-cell>
          <table:table-cell office:value-type="float" office:value="52" table:style-name="ce33">
            <text:p><text:s/>52<text:s/></text:p>
          </table:table-cell>
          <table:table-cell office:value-type="float" office:value="12601" table:style-name="ce33">
            <text:p><text:s/>12,601<text:s/></text:p>
          </table:table-cell>
          <table:table-cell office:value-type="float" office:value="1704.7120544738759" table:style-name="ce33">
            <text:p><text:s/>1,705<text:s/></text:p>
          </table:table-cell>
          <table:table-cell office:value-type="float" office:value="296" table:style-name="ce33">
            <text:p><text:s/>296<text:s/></text:p>
          </table:table-cell>
          <table:table-cell office:value-type="float" office:value="69179" table:style-name="ce33">
            <text:p><text:s/>69,179<text:s/></text:p>
          </table:table-cell>
          <table:table-cell office:value-type="float" office:value="6940.7757013083537" table:style-name="ce33">
            <text:p><text:s/>6,94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Elephant and Castle (for Blackfriars)</text:p>
          </table:table-cell>
          <table:table-cell office:value-type="float" office:value="30" table:style-name="ce33">
            <text:p><text:s/>30<text:s/></text:p>
          </table:table-cell>
          <table:table-cell office:value-type="float" office:value="14004" table:style-name="ce33">
            <text:p><text:s/>14,004<text:s/></text:p>
          </table:table-cell>
          <table:table-cell office:value-type="float" office:value="4574" table:style-name="ce33">
            <text:p><text:s/>4,574<text:s/></text:p>
          </table:table-cell>
          <table:table-cell office:value-type="float" office:value="140" table:style-name="ce33">
            <text:p><text:s/>140<text:s/></text:p>
          </table:table-cell>
          <table:table-cell office:value-type="float" office:value="62016" table:style-name="ce33">
            <text:p><text:s/>62,016<text:s/></text:p>
          </table:table-cell>
          <table:table-cell office:value-type="float" office:value="9368" table:style-name="ce33">
            <text:p><text:s/>9,368<text:s/></text:p>
          </table:table-cell>
          <table:table-cell office:value-type="float" office:value="24" table:style-name="ce33">
            <text:p><text:s/>24<text:s/></text:p>
          </table:table-cell>
          <table:table-cell office:value-type="float" office:value="9847" table:style-name="ce33">
            <text:p><text:s/>9,847<text:s/></text:p>
          </table:table-cell>
          <table:table-cell office:value-type="float" office:value="3180" table:style-name="ce33">
            <text:p><text:s/>3,180<text:s/></text:p>
          </table:table-cell>
          <table:table-cell office:value-type="float" office:value="136" table:style-name="ce33">
            <text:p><text:s/>136<text:s/></text:p>
          </table:table-cell>
          <table:table-cell office:value-type="float" office:value="60057" table:style-name="ce33">
            <text:p><text:s/>60,057<text:s/></text:p>
          </table:table-cell>
          <table:table-cell office:value-type="float" office:value="7961" table:style-name="ce33">
            <text:p><text:s/>7,96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Euston</text:p>
          </table:table-cell>
          <table:table-cell office:value-type="float" office:value="68" table:style-name="ce33">
            <text:p><text:s/>68<text:s/></text:p>
          </table:table-cell>
          <table:table-cell office:value-type="float" office:value="33463" table:style-name="ce33">
            <text:p><text:s/>33,463<text:s/></text:p>
          </table:table-cell>
          <table:table-cell office:value-type="float" office:value="5822.2044393607739" table:style-name="ce33">
            <text:p><text:s/>5,822<text:s/></text:p>
          </table:table-cell>
          <table:table-cell office:value-type="float" office:value="319" table:style-name="ce33">
            <text:p><text:s/>319<text:s/></text:p>
          </table:table-cell>
          <table:table-cell office:value-type="float" office:value="148507" table:style-name="ce33">
            <text:p><text:s/>148,507<text:s/></text:p>
          </table:table-cell>
          <table:table-cell office:value-type="float" office:value="18694.081916752017" table:style-name="ce33">
            <text:p><text:s/>18,694<text:s/></text:p>
          </table:table-cell>
          <table:table-cell office:value-type="float" office:value="63" table:style-name="ce33">
            <text:p><text:s/>63<text:s/></text:p>
          </table:table-cell>
          <table:table-cell office:value-type="float" office:value="31177" table:style-name="ce33">
            <text:p><text:s/>31,177<text:s/></text:p>
          </table:table-cell>
          <table:table-cell office:value-type="float" office:value="5425.2307425948147" table:style-name="ce33">
            <text:p><text:s/>5,425<text:s/></text:p>
          </table:table-cell>
          <table:table-cell office:value-type="float" office:value="317" table:style-name="ce33">
            <text:p><text:s/>317<text:s/></text:p>
          </table:table-cell>
          <table:table-cell office:value-type="float" office:value="146306" table:style-name="ce33">
            <text:p><text:s/>146,306<text:s/></text:p>
          </table:table-cell>
          <table:table-cell office:value-type="float" office:value="18376.736603342601" table:style-name="ce33">
            <text:p><text:s/>18,377<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Fenchurch Street</text:p>
          </table:table-cell>
          <table:table-cell office:value-type="float" office:value="50" table:style-name="ce33">
            <text:p><text:s/>50<text:s/></text:p>
          </table:table-cell>
          <table:table-cell office:value-type="float" office:value="29832" table:style-name="ce33">
            <text:p><text:s/>29,832<text:s/></text:p>
          </table:table-cell>
          <table:table-cell office:value-type="float" office:value="5537" table:style-name="ce33">
            <text:p><text:s/>5,537<text:s/></text:p>
          </table:table-cell>
          <table:table-cell office:value-type="float" office:value="190" table:style-name="ce33">
            <text:p><text:s/>190<text:s/></text:p>
          </table:table-cell>
          <table:table-cell office:value-type="float" office:value="109467" table:style-name="ce33">
            <text:p><text:s/>109,467<text:s/></text:p>
          </table:table-cell>
          <table:table-cell office:value-type="float" office:value="11945" table:style-name="ce33">
            <text:p><text:s/>11,945<text:s/></text:p>
          </table:table-cell>
          <table:table-cell office:value-type="float" office:value="48" table:style-name="ce33">
            <text:p><text:s/>48<text:s/></text:p>
          </table:table-cell>
          <table:table-cell office:value-type="float" office:value="27858" table:style-name="ce33">
            <text:p><text:s/>27,858<text:s/></text:p>
          </table:table-cell>
          <table:table-cell office:value-type="float" office:value="5525" table:style-name="ce33">
            <text:p><text:s/>5,525<text:s/></text:p>
          </table:table-cell>
          <table:table-cell office:value-type="float" office:value="191" table:style-name="ce33">
            <text:p><text:s/>191<text:s/></text:p>
          </table:table-cell>
          <table:table-cell office:value-type="float" office:value="109467" table:style-name="ce33">
            <text:p><text:s/>109,467<text:s/></text:p>
          </table:table-cell>
          <table:table-cell office:value-type="float" office:value="11292" table:style-name="ce33">
            <text:p><text:s/>11,292<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Kings Cross</text:p>
          </table:table-cell>
          <table:table-cell office:value-type="float" office:value="32" table:style-name="ce33">
            <text:p><text:s/>32<text:s/></text:p>
          </table:table-cell>
          <table:table-cell office:value-type="float" office:value="17585.009065444359" table:style-name="ce33">
            <text:p><text:s/>17,585<text:s/></text:p>
          </table:table-cell>
          <table:table-cell office:value-type="float" office:value="2260.2149068322974" table:style-name="ce33">
            <text:p><text:s/>2,260<text:s/></text:p>
          </table:table-cell>
          <table:table-cell office:value-type="float" office:value="159" table:style-name="ce33">
            <text:p><text:s/>159<text:s/></text:p>
          </table:table-cell>
          <table:table-cell office:value-type="float" office:value="81988.647895101967" table:style-name="ce33">
            <text:p><text:s/>81,989<text:s/></text:p>
          </table:table-cell>
          <table:table-cell office:value-type="float" office:value="8810.6713903129112" table:style-name="ce33">
            <text:p><text:s/>8,811<text:s/></text:p>
          </table:table-cell>
          <table:table-cell office:value-type="float" office:value="38" table:style-name="ce33">
            <text:p><text:s/>38<text:s/></text:p>
          </table:table-cell>
          <table:table-cell office:value-type="float" office:value="20600.353141357555" table:style-name="ce33">
            <text:p><text:s/>20,600<text:s/></text:p>
          </table:table-cell>
          <table:table-cell office:value-type="float" office:value="3253.2613275613248" table:style-name="ce33">
            <text:p><text:s/>3,253<text:s/></text:p>
          </table:table-cell>
          <table:table-cell office:value-type="float" office:value="164" table:style-name="ce33">
            <text:p><text:s/>164<text:s/></text:p>
          </table:table-cell>
          <table:table-cell office:value-type="float" office:value="83151.812860183971" table:style-name="ce33">
            <text:p><text:s/>83,152<text:s/></text:p>
          </table:table-cell>
          <table:table-cell office:value-type="float" office:value="9665.6231601731506" table:style-name="ce33">
            <text:p><text:s/>9,666<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Liverpool Street</text:p>
          </table:table-cell>
          <table:table-cell office:value-type="float" office:value="150" table:style-name="ce33">
            <text:p><text:s/>150<text:s/></text:p>
          </table:table-cell>
          <table:table-cell office:value-type="float" office:value="85239" table:style-name="ce33">
            <text:p><text:s/>85,239<text:s/></text:p>
          </table:table-cell>
          <table:table-cell office:value-type="float" office:value="12458.5" table:style-name="ce33">
            <text:p><text:s/>12,459<text:s/></text:p>
          </table:table-cell>
          <table:table-cell office:value-type="float" office:value="718" table:style-name="ce33">
            <text:p><text:s/>718<text:s/></text:p>
          </table:table-cell>
          <table:table-cell office:value-type="float" office:value="384995" table:style-name="ce33">
            <text:p><text:s/>384,995<text:s/></text:p>
          </table:table-cell>
          <table:table-cell office:value-type="float" office:value="33023.502500000002" table:style-name="ce33">
            <text:p><text:s/>33,024<text:s/></text:p>
          </table:table-cell>
          <table:table-cell office:value-type="float" office:value="147" table:style-name="ce33">
            <text:p><text:s/>147<text:s/></text:p>
          </table:table-cell>
          <table:table-cell office:value-type="float" office:value="84125" table:style-name="ce33">
            <text:p><text:s/>84,125<text:s/></text:p>
          </table:table-cell>
          <table:table-cell office:value-type="float" office:value="11772.3" table:style-name="ce33">
            <text:p><text:s/>11,772<text:s/></text:p>
          </table:table-cell>
          <table:table-cell office:value-type="float" office:value="645" table:style-name="ce33">
            <text:p><text:s/>645<text:s/></text:p>
          </table:table-cell>
          <table:table-cell office:value-type="float" office:value="331952" table:style-name="ce33">
            <text:p><text:s/>331,952<text:s/></text:p>
          </table:table-cell>
          <table:table-cell office:value-type="float" office:value="24807.399999999998" table:style-name="ce33">
            <text:p><text:s/>24,807<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London Bridge [note 10]</text:p>
          </table:table-cell>
          <table:table-cell office:value-type="float" office:value="203" table:style-name="ce33">
            <text:p><text:s/>203<text:s/></text:p>
          </table:table-cell>
          <table:table-cell office:value-type="float" office:value="128978" table:style-name="ce33">
            <text:p><text:s/>128,978<text:s/></text:p>
          </table:table-cell>
          <table:table-cell office:value-type="float" office:value="32152" table:style-name="ce33">
            <text:p><text:s/>32,152<text:s/></text:p>
          </table:table-cell>
          <table:table-cell office:value-type="float" office:value="978" table:style-name="ce33">
            <text:p><text:s/>978<text:s/></text:p>
          </table:table-cell>
          <table:table-cell office:value-type="float" office:value="611228" table:style-name="ce33">
            <text:p><text:s/>611,228<text:s/></text:p>
          </table:table-cell>
          <table:table-cell office:value-type="float" office:value="73323" table:style-name="ce33">
            <text:p><text:s/>73,323<text:s/></text:p>
          </table:table-cell>
          <table:table-cell office:value-type="float" office:value="193" table:style-name="ce33">
            <text:p><text:s/>193<text:s/></text:p>
          </table:table-cell>
          <table:table-cell office:value-type="float" office:value="121041" table:style-name="ce33">
            <text:p><text:s/>121,041<text:s/></text:p>
          </table:table-cell>
          <table:table-cell office:value-type="float" office:value="29756" table:style-name="ce33">
            <text:p><text:s/>29,756<text:s/></text:p>
          </table:table-cell>
          <table:table-cell office:value-type="float" office:value="985" table:style-name="ce33">
            <text:p><text:s/>985<text:s/></text:p>
          </table:table-cell>
          <table:table-cell office:value-type="float" office:value="614509" table:style-name="ce33">
            <text:p><text:s/>614,509<text:s/></text:p>
          </table:table-cell>
          <table:table-cell office:value-type="float" office:value="71114" table:style-name="ce33">
            <text:p><text:s/>71,114<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Marylebone</text:p>
          </table:table-cell>
          <table:table-cell office:value-type="float" office:value="25" table:style-name="ce33">
            <text:p><text:s/>25<text:s/></text:p>
          </table:table-cell>
          <table:table-cell office:value-type="float" office:value="7944" table:style-name="ce33">
            <text:p><text:s/>7,944<text:s/></text:p>
          </table:table-cell>
          <table:table-cell office:value-type="float" office:value="1031" table:style-name="ce33">
            <text:p><text:s/>1,031<text:s/></text:p>
          </table:table-cell>
          <table:table-cell office:value-type="float" office:value="155" table:style-name="ce33">
            <text:p><text:s/>155<text:s/></text:p>
          </table:table-cell>
          <table:table-cell office:value-type="float" office:value="43840" table:style-name="ce33">
            <text:p><text:s/>43,840<text:s/></text:p>
          </table:table-cell>
          <table:table-cell office:value-type="float" office:value="2469" table:style-name="ce33">
            <text:p><text:s/>2,469<text:s/></text:p>
          </table:table-cell>
          <table:table-cell office:value-type="float" office:value="40" table:style-name="ce33">
            <text:p><text:s/>40<text:s/></text:p>
          </table:table-cell>
          <table:table-cell office:value-type="float" office:value="12056" table:style-name="ce33">
            <text:p><text:s/>12,056<text:s/></text:p>
          </table:table-cell>
          <table:table-cell office:value-type="float" office:value="1353" table:style-name="ce33">
            <text:p><text:s/>1,353<text:s/></text:p>
          </table:table-cell>
          <table:table-cell office:value-type="float" office:value="179" table:style-name="ce33">
            <text:p><text:s/>179<text:s/></text:p>
          </table:table-cell>
          <table:table-cell office:value-type="float" office:value="49600" table:style-name="ce33">
            <text:p><text:s/>49,600<text:s/></text:p>
          </table:table-cell>
          <table:table-cell office:value-type="float" office:value="3073" table:style-name="ce33">
            <text:p><text:s/>3,073<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Old Street (for Moorgate)</text:p>
          </table:table-cell>
          <table:table-cell office:value-type="float" office:value="24" table:style-name="ce33">
            <text:p><text:s/>24<text:s/></text:p>
          </table:table-cell>
          <table:table-cell office:value-type="float" office:value="8688" table:style-name="ce33">
            <text:p><text:s/>8,688<text:s/></text:p>
          </table:table-cell>
          <table:table-cell office:value-type="float" office:value="3545" table:style-name="ce33">
            <text:p><text:s/>3,545<text:s/></text:p>
          </table:table-cell>
          <table:table-cell office:value-type="float" office:value="130" table:style-name="ce33">
            <text:p><text:s/>130<text:s/></text:p>
          </table:table-cell>
          <table:table-cell office:value-type="float" office:value="47060" table:style-name="ce33">
            <text:p><text:s/>47,060<text:s/></text:p>
          </table:table-cell>
          <table:table-cell office:value-type="float" office:value="8463" table:style-name="ce33">
            <text:p><text:s/>8,463<text:s/></text:p>
          </table:table-cell>
          <table:table-cell office:value-type="float" office:value="24" table:style-name="ce33">
            <text:p><text:s/>24<text:s/></text:p>
          </table:table-cell>
          <table:table-cell office:value-type="float" office:value="8688" table:style-name="ce33">
            <text:p><text:s/>8,688<text:s/></text:p>
          </table:table-cell>
          <table:table-cell office:value-type="float" office:value="3440" table:style-name="ce33">
            <text:p><text:s/>3,440<text:s/></text:p>
          </table:table-cell>
          <table:table-cell office:value-type="float" office:value="130" table:style-name="ce33">
            <text:p><text:s/>130<text:s/></text:p>
          </table:table-cell>
          <table:table-cell office:value-type="float" office:value="47060" table:style-name="ce33">
            <text:p><text:s/>47,060<text:s/></text:p>
          </table:table-cell>
          <table:table-cell office:value-type="float" office:value="8127" table:style-name="ce33">
            <text:p><text:s/>8,127<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Paddington</text:p>
          </table:table-cell>
          <table:table-cell office:value-type="float" office:value="64" table:style-name="ce33">
            <text:p><text:s/>64<text:s/></text:p>
          </table:table-cell>
          <table:table-cell office:value-type="float" office:value="32305" table:style-name="ce33">
            <text:p><text:s/>32,305<text:s/></text:p>
          </table:table-cell>
          <table:table-cell office:value-type="float" office:value="5451.2730754192089" table:style-name="ce33">
            <text:p><text:s/>5,451<text:s/></text:p>
          </table:table-cell>
          <table:table-cell office:value-type="float" office:value="313" table:style-name="ce33">
            <text:p><text:s/>313<text:s/></text:p>
          </table:table-cell>
          <table:table-cell office:value-type="float" office:value="141683" table:style-name="ce33">
            <text:p><text:s/>141,683<text:s/></text:p>
          </table:table-cell>
          <table:table-cell office:value-type="float" office:value="18574.24777735809" table:style-name="ce33">
            <text:p><text:s/>18,574<text:s/></text:p>
          </table:table-cell>
          <table:table-cell office:value-type="float" office:value="67" table:style-name="ce33">
            <text:p><text:s/>67<text:s/></text:p>
          </table:table-cell>
          <table:table-cell office:value-type="float" office:value="33251" table:style-name="ce33">
            <text:p><text:s/>33,251<text:s/></text:p>
          </table:table-cell>
          <table:table-cell office:value-type="float" office:value="6423.29400214825" table:style-name="ce33">
            <text:p><text:s/>6,423<text:s/></text:p>
          </table:table-cell>
          <table:table-cell office:value-type="float" office:value="314" table:style-name="ce33">
            <text:p><text:s/>314<text:s/></text:p>
          </table:table-cell>
          <table:table-cell office:value-type="float" office:value="141329" table:style-name="ce33">
            <text:p><text:s/>141,329<text:s/></text:p>
          </table:table-cell>
          <table:table-cell office:value-type="float" office:value="18740.35837134999" table:style-name="ce33">
            <text:p><text:s/>18,740<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St Pancras International</text:p>
          </table:table-cell>
          <table:table-cell office:value-type="float" office:value="82" table:style-name="ce33">
            <text:p><text:s/>82<text:s/></text:p>
          </table:table-cell>
          <table:table-cell office:value-type="float" office:value="42043" table:style-name="ce33">
            <text:p><text:s/>42,043<text:s/></text:p>
          </table:table-cell>
          <table:table-cell office:value-type="float" office:value="8058.6921052631578" table:style-name="ce33">
            <text:p><text:s/>8,059<text:s/></text:p>
          </table:table-cell>
          <table:table-cell office:value-type="float" office:value="437" table:style-name="ce33">
            <text:p><text:s/>437<text:s/></text:p>
          </table:table-cell>
          <table:table-cell office:value-type="float" office:value="212732" table:style-name="ce33">
            <text:p><text:s/>212,732<text:s/></text:p>
          </table:table-cell>
          <table:table-cell office:value-type="float" office:value="23095.961802232854" table:style-name="ce33">
            <text:p><text:s/>23,096<text:s/></text:p>
          </table:table-cell>
          <table:table-cell office:value-type="float" office:value="83" table:style-name="ce33">
            <text:p><text:s/>83<text:s/></text:p>
          </table:table-cell>
          <table:table-cell office:value-type="float" office:value="41496" table:style-name="ce33">
            <text:p><text:s/>41,496<text:s/></text:p>
          </table:table-cell>
          <table:table-cell office:value-type="float" office:value="8523.5147015265429" table:style-name="ce33">
            <text:p><text:s/>8,524<text:s/></text:p>
          </table:table-cell>
          <table:table-cell office:value-type="float" office:value="434" table:style-name="ce33">
            <text:p><text:s/>434<text:s/></text:p>
          </table:table-cell>
          <table:table-cell office:value-type="float" office:value="209930" table:style-name="ce33">
            <text:p><text:s/>209,930<text:s/></text:p>
          </table:table-cell>
          <table:table-cell office:value-type="float" office:value="23064.556811394657" table:style-name="ce33">
            <text:p><text:s/>23,065<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Vauxhall (for Waterloo)</text:p>
          </table:table-cell>
          <table:table-cell office:value-type="float" office:value="131" table:style-name="ce33">
            <text:p><text:s/>131<text:s/></text:p>
          </table:table-cell>
          <table:table-cell office:value-type="float" office:value="82009" table:style-name="ce33">
            <text:p><text:s/>82,009<text:s/></text:p>
          </table:table-cell>
          <table:table-cell office:value-type="float" office:value="13162" table:style-name="ce33">
            <text:p><text:s/>13,162<text:s/></text:p>
          </table:table-cell>
          <table:table-cell office:value-type="float" office:value="656" table:style-name="ce33">
            <text:p><text:s/>656<text:s/></text:p>
          </table:table-cell>
          <table:table-cell office:value-type="float" office:value="403109" table:style-name="ce33">
            <text:p><text:s/>403,109<text:s/></text:p>
          </table:table-cell>
          <table:table-cell office:value-type="float" office:value="35476" table:style-name="ce33">
            <text:p><text:s/>35,476<text:s/></text:p>
          </table:table-cell>
          <table:table-cell office:value-type="float" office:value="125" table:style-name="ce33">
            <text:p><text:s/>125<text:s/></text:p>
          </table:table-cell>
          <table:table-cell office:value-type="float" office:value="78095" table:style-name="ce33">
            <text:p><text:s/>78,095<text:s/></text:p>
          </table:table-cell>
          <table:table-cell office:value-type="float" office:value="12266" table:style-name="ce33">
            <text:p><text:s/>12,266<text:s/></text:p>
          </table:table-cell>
          <table:table-cell office:value-type="float" office:value="654" table:style-name="ce33">
            <text:p><text:s/>654<text:s/></text:p>
          </table:table-cell>
          <table:table-cell office:value-type="float" office:value="400968" table:style-name="ce33">
            <text:p><text:s/>400,968<text:s/></text:p>
          </table:table-cell>
          <table:table-cell office:value-type="float" office:value="35871" table:style-name="ce33">
            <text:p><text:s/>35,871<text:s/></text:p>
          </table:table-cell>
          <table:table-cell table:number-columns-repeated="16370"/>
        </table:table-row>
        <table:table-row table:style-name="ro6">
          <table:table-cell office:value-type="float" office:value="2020" table:style-name="ce32">
            <text:p>2020</text:p>
          </table:table-cell>
          <table:table-cell office:value-type="string" table:style-name="ce18">
            <text:p><text:s text:c="3"/>Victoria [note 13]</text:p>
          </table:table-cell>
          <table:table-cell office:value-type="float" office:value="105" table:style-name="ce33">
            <text:p><text:s/>105<text:s/></text:p>
          </table:table-cell>
          <table:table-cell office:value-type="float" office:value="60177" table:style-name="ce33">
            <text:p><text:s/>60,177<text:s/></text:p>
          </table:table-cell>
          <table:table-cell office:value-type="float" office:value="23230" table:style-name="ce33">
            <text:p><text:s/>23,230<text:s/></text:p>
          </table:table-cell>
          <table:table-cell office:value-type="float" office:value="583" table:style-name="ce33">
            <text:p><text:s/>583<text:s/></text:p>
          </table:table-cell>
          <table:table-cell office:value-type="float" office:value="324236" table:style-name="ce33">
            <text:p><text:s/>324,236<text:s/></text:p>
          </table:table-cell>
          <table:table-cell office:value-type="float" office:value="54543" table:style-name="ce33">
            <text:p><text:s/>54,543<text:s/></text:p>
          </table:table-cell>
          <table:table-cell office:value-type="float" office:value="107" table:style-name="ce33">
            <text:p><text:s/>107<text:s/></text:p>
          </table:table-cell>
          <table:table-cell office:value-type="float" office:value="61511" table:style-name="ce33">
            <text:p><text:s/>61,511<text:s/></text:p>
          </table:table-cell>
          <table:table-cell office:value-type="float" office:value="22196" table:style-name="ce33">
            <text:p><text:s/>22,196<text:s/></text:p>
          </table:table-cell>
          <table:table-cell office:value-type="float" office:value="593" table:style-name="ce33">
            <text:p><text:s/>593<text:s/></text:p>
          </table:table-cell>
          <table:table-cell office:value-type="float" office:value="325440" table:style-name="ce33">
            <text:p><text:s/>325,440<text:s/></text:p>
          </table:table-cell>
          <table:table-cell office:value-type="float" office:value="51138" table:style-name="ce33">
            <text:p><text:s/>51,138<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Birmingham [note 3]</text:p>
          </table:table-cell>
          <table:table-cell office:value-type="float" office:value="145" table:style-name="ce33">
            <text:p><text:s/>145<text:s/></text:p>
          </table:table-cell>
          <table:table-cell office:value-type="float" office:value="49101" table:style-name="ce33">
            <text:p><text:s/>49,101<text:s/></text:p>
          </table:table-cell>
          <table:table-cell office:value-type="float" office:value="21585.87454304954" table:style-name="ce33">
            <text:p><text:s/>21,586<text:s/></text:p>
          </table:table-cell>
          <table:table-cell office:value-type="float" office:value="793" table:style-name="ce33">
            <text:p><text:s/>793<text:s/></text:p>
          </table:table-cell>
          <table:table-cell office:value-type="float" office:value="269538" table:style-name="ce33">
            <text:p><text:s/>269,538<text:s/></text:p>
          </table:table-cell>
          <table:table-cell office:value-type="float" office:value="73874.244041827769" table:style-name="ce33">
            <text:p><text:s/>73,874<text:s/></text:p>
          </table:table-cell>
          <table:table-cell office:value-type="float" office:value="141" table:style-name="ce33">
            <text:p><text:s/>141<text:s/></text:p>
          </table:table-cell>
          <table:table-cell office:value-type="float" office:value="48237" table:style-name="ce33">
            <text:p><text:s/>48,237<text:s/></text:p>
          </table:table-cell>
          <table:table-cell office:value-type="float" office:value="24206.149450549448" table:style-name="ce33">
            <text:p><text:s/>24,206<text:s/></text:p>
          </table:table-cell>
          <table:table-cell office:value-type="float" office:value="789" table:style-name="ce33">
            <text:p><text:s/>789<text:s/></text:p>
          </table:table-cell>
          <table:table-cell office:value-type="float" office:value="267462" table:style-name="ce33">
            <text:p><text:s/>267,462<text:s/></text:p>
          </table:table-cell>
          <table:table-cell office:value-type="float" office:value="72956.760982481603" table:style-name="ce33">
            <text:p><text:s/>72,957<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Brighton</text:p>
          </table:table-cell>
          <table:table-cell office:value-type="float" office:value="40" table:style-name="ce33">
            <text:p><text:s/>40<text:s/></text:p>
          </table:table-cell>
          <table:table-cell office:value-type="float" office:value="17245" table:style-name="ce33">
            <text:p><text:s/>17,245<text:s/></text:p>
          </table:table-cell>
          <table:table-cell office:value-type="float" office:value="4315" table:style-name="ce33">
            <text:p><text:s/>4,315<text:s/></text:p>
          </table:table-cell>
          <table:table-cell office:value-type="float" office:value="222" table:style-name="ce33">
            <text:p><text:s/>222<text:s/></text:p>
          </table:table-cell>
          <table:table-cell office:value-type="float" office:value="97039" table:style-name="ce33">
            <text:p><text:s/>97,039<text:s/></text:p>
          </table:table-cell>
          <table:table-cell office:value-type="float" office:value="20854" table:style-name="ce33">
            <text:p><text:s/>20,854<text:s/></text:p>
          </table:table-cell>
          <table:table-cell office:value-type="float" office:value="34" table:style-name="ce33">
            <text:p><text:s/>34<text:s/></text:p>
          </table:table-cell>
          <table:table-cell office:value-type="float" office:value="14963" table:style-name="ce33">
            <text:p><text:s/>14,963<text:s/></text:p>
          </table:table-cell>
          <table:table-cell office:value-type="float" office:value="5572" table:style-name="ce33">
            <text:p><text:s/>5,572<text:s/></text:p>
          </table:table-cell>
          <table:table-cell office:value-type="float" office:value="218" table:style-name="ce33">
            <text:p><text:s/>218<text:s/></text:p>
          </table:table-cell>
          <table:table-cell office:value-type="float" office:value="95188" table:style-name="ce33">
            <text:p><text:s/>95,188<text:s/></text:p>
          </table:table-cell>
          <table:table-cell office:value-type="float" office:value="20690" table:style-name="ce33">
            <text:p><text:s/>20,690<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Bristol [note 4]</text:p>
          </table:table-cell>
          <table:table-cell office:value-type="float" office:value="43" table:style-name="ce33">
            <text:p><text:s/>43<text:s/></text:p>
          </table:table-cell>
          <table:table-cell office:value-type="float" office:value="14940" table:style-name="ce33">
            <text:p><text:s/>14,940<text:s/></text:p>
          </table:table-cell>
          <table:table-cell office:value-type="float" office:value="4746.2432433579497" table:style-name="ce33">
            <text:p><text:s/>4,746<text:s/></text:p>
          </table:table-cell>
          <table:table-cell office:value-type="float" office:value="251" table:style-name="ce33">
            <text:p><text:s/>251<text:s/></text:p>
          </table:table-cell>
          <table:table-cell office:value-type="float" office:value="88221" table:style-name="ce33">
            <text:p><text:s/>88,221<text:s/></text:p>
          </table:table-cell>
          <table:table-cell office:value-type="float" office:value="19946.594985118212" table:style-name="ce33">
            <text:p><text:s/>19,947<text:s/></text:p>
          </table:table-cell>
          <table:table-cell office:value-type="float" office:value="51" table:style-name="ce33">
            <text:p><text:s/>51<text:s/></text:p>
          </table:table-cell>
          <table:table-cell office:value-type="float" office:value="17984" table:style-name="ce33">
            <text:p><text:s/>17,984<text:s/></text:p>
          </table:table-cell>
          <table:table-cell office:value-type="float" office:value="6098.744567898324" table:style-name="ce33">
            <text:p><text:s/>6,099<text:s/></text:p>
          </table:table-cell>
          <table:table-cell office:value-type="float" office:value="251" table:style-name="ce33">
            <text:p><text:s/>251<text:s/></text:p>
          </table:table-cell>
          <table:table-cell office:value-type="float" office:value="88350" table:style-name="ce33">
            <text:p><text:s/>88,350<text:s/></text:p>
          </table:table-cell>
          <table:table-cell office:value-type="float" office:value="21104.43748993925" table:style-name="ce33">
            <text:p><text:s/>21,104<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Cambridge</text:p>
          </table:table-cell>
          <table:table-cell office:value-type="float" office:value="46" table:style-name="ce33">
            <text:p><text:s/>46<text:s/></text:p>
          </table:table-cell>
          <table:table-cell office:value-type="float" office:value="19330" table:style-name="ce33">
            <text:p><text:s/>19,330<text:s/></text:p>
          </table:table-cell>
          <table:table-cell office:value-type="float" office:value="5849" table:style-name="ce33">
            <text:p><text:s/>5,849<text:s/></text:p>
          </table:table-cell>
          <table:table-cell office:value-type="float" office:value="282" table:style-name="ce33">
            <text:p><text:s/>282<text:s/></text:p>
          </table:table-cell>
          <table:table-cell office:value-type="float" office:value="117069" table:style-name="ce33">
            <text:p><text:s/>117,069<text:s/></text:p>
          </table:table-cell>
          <table:table-cell office:value-type="float" office:value="19302" table:style-name="ce33">
            <text:p><text:s/>19,302<text:s/></text:p>
          </table:table-cell>
          <table:table-cell office:value-type="float" office:value="45" table:style-name="ce33">
            <text:p><text:s/>45<text:s/></text:p>
          </table:table-cell>
          <table:table-cell office:value-type="float" office:value="18630" table:style-name="ce33">
            <text:p><text:s/>18,630<text:s/></text:p>
          </table:table-cell>
          <table:table-cell office:value-type="float" office:value="5884" table:style-name="ce33">
            <text:p><text:s/>5,884<text:s/></text:p>
          </table:table-cell>
          <table:table-cell office:value-type="float" office:value="280" table:style-name="ce33">
            <text:p><text:s/>280<text:s/></text:p>
          </table:table-cell>
          <table:table-cell office:value-type="float" office:value="116178" table:style-name="ce33">
            <text:p><text:s/>116,178<text:s/></text:p>
          </table:table-cell>
          <table:table-cell office:value-type="float" office:value="19636" table:style-name="ce33">
            <text:p><text:s/>19,636<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Cardiff [note 5]</text:p>
          </table:table-cell>
          <table:table-cell office:value-type="float" office:value="93" table:style-name="ce33">
            <text:p><text:s/>93<text:s/></text:p>
          </table:table-cell>
          <table:table-cell office:value-type="float" office:value="19112" table:style-name="ce33">
            <text:p><text:s/>19,112<text:s/></text:p>
          </table:table-cell>
          <table:table-cell office:value-type="float" office:value="5346.9137251637258" table:style-name="ce33">
            <text:p><text:s/>5,347<text:s/></text:p>
          </table:table-cell>
          <table:table-cell office:value-type="float" office:value="532" table:style-name="ce33">
            <text:p><text:s/>532<text:s/></text:p>
          </table:table-cell>
          <table:table-cell office:value-type="float" office:value="105941" table:style-name="ce33">
            <text:p><text:s/>105,941<text:s/></text:p>
          </table:table-cell>
          <table:table-cell office:value-type="float" office:value="30505.338926433062" table:style-name="ce33">
            <text:p><text:s/>30,505<text:s/></text:p>
          </table:table-cell>
          <table:table-cell office:value-type="float" office:value="97" table:style-name="ce33">
            <text:p><text:s/>97<text:s/></text:p>
          </table:table-cell>
          <table:table-cell office:value-type="float" office:value="19921" table:style-name="ce33">
            <text:p><text:s/>19,921<text:s/></text:p>
          </table:table-cell>
          <table:table-cell office:value-type="float" office:value="8215.2655483405488" table:style-name="ce33">
            <text:p><text:s/>8,215<text:s/></text:p>
          </table:table-cell>
          <table:table-cell office:value-type="float" office:value="547" table:style-name="ce33">
            <text:p><text:s/>547<text:s/></text:p>
          </table:table-cell>
          <table:table-cell office:value-type="float" office:value="107067" table:style-name="ce33">
            <text:p><text:s/>107,067<text:s/></text:p>
          </table:table-cell>
          <table:table-cell office:value-type="float" office:value="27019.386266098045" table:style-name="ce33">
            <text:p><text:s/>27,019<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Leeds</text:p>
          </table:table-cell>
          <table:table-cell office:value-type="float" office:value="113" table:style-name="ce33">
            <text:p><text:s/>113<text:s/></text:p>
          </table:table-cell>
          <table:table-cell office:value-type="float" office:value="32499.111111111109" table:style-name="ce33">
            <text:p><text:s/>32,499<text:s/></text:p>
          </table:table-cell>
          <table:table-cell office:value-type="float" office:value="12553.637430239607" table:style-name="ce33">
            <text:p><text:s/>12,554<text:s/></text:p>
          </table:table-cell>
          <table:table-cell office:value-type="float" office:value="586" table:style-name="ce33">
            <text:p><text:s/>586<text:s/></text:p>
          </table:table-cell>
          <table:table-cell office:value-type="float" office:value="166191.62794939429" table:style-name="ce33">
            <text:p><text:s/>166,192<text:s/></text:p>
          </table:table-cell>
          <table:table-cell office:value-type="float" office:value="42042.637330149606" table:style-name="ce33">
            <text:p><text:s/>42,043<text:s/></text:p>
          </table:table-cell>
          <table:table-cell office:value-type="float" office:value="109" table:style-name="ce33">
            <text:p><text:s/>109<text:s/></text:p>
          </table:table-cell>
          <table:table-cell office:value-type="float" office:value="32022.714285714286" table:style-name="ce33">
            <text:p><text:s/>32,023<text:s/></text:p>
          </table:table-cell>
          <table:table-cell office:value-type="float" office:value="12306.478824709184" table:style-name="ce33">
            <text:p><text:s/>12,306<text:s/></text:p>
          </table:table-cell>
          <table:table-cell office:value-type="float" office:value="573" table:style-name="ce33">
            <text:p><text:s/>573<text:s/></text:p>
          </table:table-cell>
          <table:table-cell office:value-type="float" office:value="162190.08156727604" table:style-name="ce33">
            <text:p><text:s/>162,190<text:s/></text:p>
          </table:table-cell>
          <table:table-cell office:value-type="float" office:value="38715.796949785807" table:style-name="ce33">
            <text:p><text:s/>38,716<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Leicester</text:p>
          </table:table-cell>
          <table:table-cell office:value-type="float" office:value="34" table:style-name="ce33">
            <text:p><text:s/>34<text:s/></text:p>
          </table:table-cell>
          <table:table-cell office:value-type="float" office:value="8541" table:style-name="ce33">
            <text:p><text:s/>8,541<text:s/></text:p>
          </table:table-cell>
          <table:table-cell office:value-type="float" office:value="3322.5749403977657" table:style-name="ce33">
            <text:p><text:s/>3,323<text:s/></text:p>
          </table:table-cell>
          <table:table-cell office:value-type="float" office:value="204" table:style-name="ce33">
            <text:p><text:s/>204<text:s/></text:p>
          </table:table-cell>
          <table:table-cell office:value-type="float" office:value="49692" table:style-name="ce33">
            <text:p><text:s/>49,692<text:s/></text:p>
          </table:table-cell>
          <table:table-cell office:value-type="float" office:value="18321.395407720222" table:style-name="ce33">
            <text:p><text:s/>18,321<text:s/></text:p>
          </table:table-cell>
          <table:table-cell office:value-type="float" office:value="36" table:style-name="ce33">
            <text:p><text:s/>36<text:s/></text:p>
          </table:table-cell>
          <table:table-cell office:value-type="float" office:value="8606" table:style-name="ce33">
            <text:p><text:s/>8,606<text:s/></text:p>
          </table:table-cell>
          <table:table-cell office:value-type="float" office:value="4144.9645117953951" table:style-name="ce33">
            <text:p><text:s/>4,145<text:s/></text:p>
          </table:table-cell>
          <table:table-cell office:value-type="float" office:value="205" table:style-name="ce33">
            <text:p><text:s/>205<text:s/></text:p>
          </table:table-cell>
          <table:table-cell office:value-type="float" office:value="50021" table:style-name="ce33">
            <text:p><text:s/>50,021<text:s/></text:p>
          </table:table-cell>
          <table:table-cell office:value-type="float" office:value="17859.736062180626" table:style-name="ce33">
            <text:p><text:s/>17,860<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Liverpool [note 6]</text:p>
          </table:table-cell>
          <table:table-cell office:value-type="float" office:value="103" table:style-name="ce33">
            <text:p><text:s/>103<text:s/></text:p>
          </table:table-cell>
          <table:table-cell office:value-type="float" office:value="35848" table:style-name="ce33">
            <text:p><text:s/>35,848<text:s/></text:p>
          </table:table-cell>
          <table:table-cell office:value-type="float" office:value="15290.863374651175" table:style-name="ce33">
            <text:p><text:s/>15,291<text:s/></text:p>
          </table:table-cell>
          <table:table-cell office:value-type="float" office:value="577" table:style-name="ce33">
            <text:p><text:s/>577<text:s/></text:p>
          </table:table-cell>
          <table:table-cell office:value-type="float" office:value="201123" table:style-name="ce33">
            <text:p><text:s/>201,123<text:s/></text:p>
          </table:table-cell>
          <table:table-cell office:value-type="float" office:value="44287.082162163766" table:style-name="ce33">
            <text:p><text:s/>44,287<text:s/></text:p>
          </table:table-cell>
          <table:table-cell office:value-type="float" office:value="103" table:style-name="ce33">
            <text:p><text:s/>103<text:s/></text:p>
          </table:table-cell>
          <table:table-cell office:value-type="float" office:value="35685" table:style-name="ce33">
            <text:p><text:s/>35,685<text:s/></text:p>
          </table:table-cell>
          <table:table-cell office:value-type="float" office:value="15180.278677393842" table:style-name="ce33">
            <text:p><text:s/>15,180<text:s/></text:p>
          </table:table-cell>
          <table:table-cell office:value-type="float" office:value="574" table:style-name="ce33">
            <text:p><text:s/>574<text:s/></text:p>
          </table:table-cell>
          <table:table-cell office:value-type="float" office:value="199228" table:style-name="ce33">
            <text:p><text:s/>199,228<text:s/></text:p>
          </table:table-cell>
          <table:table-cell office:value-type="float" office:value="42380.359314376881" table:style-name="ce33">
            <text:p><text:s/>42,380<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London [note 7]</text:p>
          </table:table-cell>
          <table:table-cell office:value-type="float" office:value="887" table:style-name="ce33">
            <text:p><text:s/>887<text:s/></text:p>
          </table:table-cell>
          <table:table-cell office:value-type="float" office:value="500631.88888888888" table:style-name="ce33">
            <text:p><text:s/>500,632<text:s/></text:p>
          </table:table-cell>
          <table:table-cell office:value-type="float" office:value="291496" table:style-name="ce33">
            <text:p><text:s/>291,496<text:s/></text:p>
          </table:table-cell>
          <table:table-cell office:value-type="float" office:value="4372" table:style-name="ce33">
            <text:p><text:s/>4,372<text:s/></text:p>
          </table:table-cell>
          <table:table-cell office:value-type="float" office:value="2363282.6824228913" table:style-name="ce33">
            <text:p><text:s/>2,363,283<text:s/></text:p>
          </table:table-cell>
          <table:table-cell office:value-type="float" office:value="658143" table:style-name="ce33">
            <text:p><text:s/>658,143<text:s/></text:p>
          </table:table-cell>
          <table:table-cell office:value-type="float" office:value="870" table:style-name="ce33">
            <text:p><text:s/>870<text:s/></text:p>
          </table:table-cell>
          <table:table-cell office:value-type="float" office:value="489245.22222222225" table:style-name="ce33">
            <text:p><text:s/>489,245<text:s/></text:p>
          </table:table-cell>
          <table:table-cell office:value-type="float" office:value="261509" table:style-name="ce33">
            <text:p><text:s/>261,509<text:s/></text:p>
          </table:table-cell>
          <table:table-cell office:value-type="float" office:value="4375" table:style-name="ce33">
            <text:p><text:s/>4,375<text:s/></text:p>
          </table:table-cell>
          <table:table-cell office:value-type="float" office:value="2350314.1591206179" table:style-name="ce33">
            <text:p><text:s/>2,350,314<text:s/></text:p>
          </table:table-cell>
          <table:table-cell office:value-type="float" office:value="658754" table:style-name="ce33">
            <text:p><text:s/>658,754<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Manchester [note 8]</text:p>
          </table:table-cell>
          <table:table-cell office:value-type="float" office:value="163" table:style-name="ce33">
            <text:p><text:s/>163<text:s/></text:p>
          </table:table-cell>
          <table:table-cell office:value-type="float" office:value="53396" table:style-name="ce33">
            <text:p><text:s/>53,396<text:s/></text:p>
          </table:table-cell>
          <table:table-cell office:value-type="float" office:value="15771.216758450842" table:style-name="ce33">
            <text:p><text:s/>15,771<text:s/></text:p>
          </table:table-cell>
          <table:table-cell office:value-type="float" office:value="868" table:style-name="ce33">
            <text:p><text:s/>868<text:s/></text:p>
          </table:table-cell>
          <table:table-cell office:value-type="float" office:value="281529" table:style-name="ce33">
            <text:p><text:s/>281,529<text:s/></text:p>
          </table:table-cell>
          <table:table-cell office:value-type="float" office:value="59645.042405490996" table:style-name="ce33">
            <text:p><text:s/>59,645<text:s/></text:p>
          </table:table-cell>
          <table:table-cell office:value-type="float" office:value="159" table:style-name="ce33">
            <text:p><text:s/>159<text:s/></text:p>
          </table:table-cell>
          <table:table-cell office:value-type="float" office:value="52322" table:style-name="ce33">
            <text:p><text:s/>52,322<text:s/></text:p>
          </table:table-cell>
          <table:table-cell office:value-type="float" office:value="17376.312377913982" table:style-name="ce33">
            <text:p><text:s/>17,376<text:s/></text:p>
          </table:table-cell>
          <table:table-cell office:value-type="float" office:value="869" table:style-name="ce33">
            <text:p><text:s/>869<text:s/></text:p>
          </table:table-cell>
          <table:table-cell office:value-type="float" office:value="281402" table:style-name="ce33">
            <text:p><text:s/>281,402<text:s/></text:p>
          </table:table-cell>
          <table:table-cell office:value-type="float" office:value="59616.580387956448" table:style-name="ce33">
            <text:p><text:s/>59,617<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Newcastle</text:p>
          </table:table-cell>
          <table:table-cell office:value-type="float" office:value="35" table:style-name="ce33">
            <text:p><text:s/>35<text:s/></text:p>
          </table:table-cell>
          <table:table-cell office:value-type="float" office:value="11841.176470588234" table:style-name="ce33">
            <text:p><text:s/>11,841<text:s/></text:p>
          </table:table-cell>
          <table:table-cell office:value-type="float" office:value="2480.3562288956678" table:style-name="ce33">
            <text:p><text:s/>2,480<text:s/></text:p>
          </table:table-cell>
          <table:table-cell office:value-type="float" office:value="213" table:style-name="ce33">
            <text:p><text:s/>213<text:s/></text:p>
          </table:table-cell>
          <table:table-cell office:value-type="float" office:value="78823.585654594193" table:style-name="ce33">
            <text:p><text:s/>78,824<text:s/></text:p>
          </table:table-cell>
          <table:table-cell office:value-type="float" office:value="20129.307539549602" table:style-name="ce33">
            <text:p><text:s/>20,129<text:s/></text:p>
          </table:table-cell>
          <table:table-cell office:value-type="float" office:value="37" table:style-name="ce33">
            <text:p><text:s/>37<text:s/></text:p>
          </table:table-cell>
          <table:table-cell office:value-type="float" office:value="12128.611111111111" table:style-name="ce33">
            <text:p><text:s/>12,129<text:s/></text:p>
          </table:table-cell>
          <table:table-cell office:value-type="float" office:value="3545.4800228649337" table:style-name="ce33">
            <text:p><text:s/>3,545<text:s/></text:p>
          </table:table-cell>
          <table:table-cell office:value-type="float" office:value="204" table:style-name="ce33">
            <text:p><text:s/>204<text:s/></text:p>
          </table:table-cell>
          <table:table-cell office:value-type="float" office:value="74415.997782446313" table:style-name="ce33">
            <text:p><text:s/>74,416<text:s/></text:p>
          </table:table-cell>
          <table:table-cell office:value-type="float" office:value="17484.307064106451" table:style-name="ce33">
            <text:p><text:s/>17,484<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Nottingham</text:p>
          </table:table-cell>
          <table:table-cell office:value-type="float" office:value="35" table:style-name="ce33">
            <text:p><text:s/>35<text:s/></text:p>
          </table:table-cell>
          <table:table-cell office:value-type="float" office:value="6591" table:style-name="ce33">
            <text:p><text:s/>6,591<text:s/></text:p>
          </table:table-cell>
          <table:table-cell office:value-type="float" office:value="2343.5727618024575" table:style-name="ce33">
            <text:p><text:s/>2,344<text:s/></text:p>
          </table:table-cell>
          <table:table-cell office:value-type="float" office:value="196" table:style-name="ce33">
            <text:p><text:s/>196<text:s/></text:p>
          </table:table-cell>
          <table:table-cell office:value-type="float" office:value="40344" table:style-name="ce33">
            <text:p><text:s/>40,344<text:s/></text:p>
          </table:table-cell>
          <table:table-cell office:value-type="float" office:value="11849.693480598298" table:style-name="ce33">
            <text:p><text:s/>11,850<text:s/></text:p>
          </table:table-cell>
          <table:table-cell office:value-type="float" office:value="38" table:style-name="ce33">
            <text:p><text:s/>38<text:s/></text:p>
          </table:table-cell>
          <table:table-cell office:value-type="float" office:value="7958" table:style-name="ce33">
            <text:p><text:s/>7,958<text:s/></text:p>
          </table:table-cell>
          <table:table-cell office:value-type="float" office:value="3733.607218394277" table:style-name="ce33">
            <text:p><text:s/>3,734<text:s/></text:p>
          </table:table-cell>
          <table:table-cell office:value-type="float" office:value="199" table:style-name="ce33">
            <text:p><text:s/>199<text:s/></text:p>
          </table:table-cell>
          <table:table-cell office:value-type="float" office:value="41005" table:style-name="ce33">
            <text:p><text:s/>41,005<text:s/></text:p>
          </table:table-cell>
          <table:table-cell office:value-type="float" office:value="12132.058378140639" table:style-name="ce33">
            <text:p><text:s/>12,132<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Reading</text:p>
          </table:table-cell>
          <table:table-cell office:value-type="float" office:value="101" table:style-name="ce33">
            <text:p><text:s/>101<text:s/></text:p>
          </table:table-cell>
          <table:table-cell office:value-type="float" office:value="47940" table:style-name="ce33">
            <text:p><text:s/>47,940<text:s/></text:p>
          </table:table-cell>
          <table:table-cell office:value-type="float" office:value="12739.054553085802" table:style-name="ce33">
            <text:p><text:s/>12,739<text:s/></text:p>
          </table:table-cell>
          <table:table-cell office:value-type="float" office:value="526" table:style-name="ce33">
            <text:p><text:s/>526<text:s/></text:p>
          </table:table-cell>
          <table:table-cell office:value-type="float" office:value="242716" table:style-name="ce33">
            <text:p><text:s/>242,716<text:s/></text:p>
          </table:table-cell>
          <table:table-cell office:value-type="float" office:value="66273.110430062879" table:style-name="ce33">
            <text:p><text:s/>66,273<text:s/></text:p>
          </table:table-cell>
          <table:table-cell office:value-type="float" office:value="89" table:style-name="ce33">
            <text:p><text:s/>89<text:s/></text:p>
          </table:table-cell>
          <table:table-cell office:value-type="float" office:value="43345" table:style-name="ce33">
            <text:p><text:s/>43,345<text:s/></text:p>
          </table:table-cell>
          <table:table-cell office:value-type="float" office:value="14717.347476994732" table:style-name="ce33">
            <text:p><text:s/>14,717<text:s/></text:p>
          </table:table-cell>
          <table:table-cell office:value-type="float" office:value="523" table:style-name="ce33">
            <text:p><text:s/>523<text:s/></text:p>
          </table:table-cell>
          <table:table-cell office:value-type="float" office:value="241306" table:style-name="ce33">
            <text:p><text:s/>241,306<text:s/></text:p>
          </table:table-cell>
          <table:table-cell office:value-type="float" office:value="66302.329575276657" table:style-name="ce33">
            <text:p><text:s/>66,302<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Sheffield</text:p>
          </table:table-cell>
          <table:table-cell office:value-type="float" office:value="52" table:style-name="ce33">
            <text:p><text:s/>52<text:s/></text:p>
          </table:table-cell>
          <table:table-cell office:value-type="float" office:value="12051" table:style-name="ce33">
            <text:p><text:s/>12,051<text:s/></text:p>
          </table:table-cell>
          <table:table-cell office:value-type="float" office:value="4285.5374244127561" table:style-name="ce33">
            <text:p><text:s/>4,286<text:s/></text:p>
          </table:table-cell>
          <table:table-cell office:value-type="float" office:value="300" table:style-name="ce33">
            <text:p><text:s/>300<text:s/></text:p>
          </table:table-cell>
          <table:table-cell office:value-type="float" office:value="64931" table:style-name="ce33">
            <text:p><text:s/>64,931<text:s/></text:p>
          </table:table-cell>
          <table:table-cell office:value-type="float" office:value="20205.881241209841" table:style-name="ce33">
            <text:p><text:s/>20,206<text:s/></text:p>
          </table:table-cell>
          <table:table-cell office:value-type="float" office:value="50" table:style-name="ce33">
            <text:p><text:s/>50<text:s/></text:p>
          </table:table-cell>
          <table:table-cell office:value-type="float" office:value="11497" table:style-name="ce33">
            <text:p><text:s/>11,497<text:s/></text:p>
          </table:table-cell>
          <table:table-cell office:value-type="float" office:value="4843.1738246112172" table:style-name="ce33">
            <text:p><text:s/>4,843<text:s/></text:p>
          </table:table-cell>
          <table:table-cell office:value-type="float" office:value="300" table:style-name="ce33">
            <text:p><text:s/>300<text:s/></text:p>
          </table:table-cell>
          <table:table-cell office:value-type="float" office:value="65864" table:style-name="ce33">
            <text:p><text:s/>65,864<text:s/></text:p>
          </table:table-cell>
          <table:table-cell office:value-type="float" office:value="20195.976117480124" table:style-name="ce33">
            <text:p><text:s/>20,196<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Elephant and Castle (for Blackfriars)</text:p>
          </table:table-cell>
          <table:table-cell office:value-type="float" office:value="19" table:style-name="ce33">
            <text:p><text:s/>19<text:s/></text:p>
          </table:table-cell>
          <table:table-cell office:value-type="float" office:value="8113" table:style-name="ce33">
            <text:p><text:s/>8,113<text:s/></text:p>
          </table:table-cell>
          <table:table-cell office:value-type="float" office:value="9543" table:style-name="ce33">
            <text:p><text:s/>9,543<text:s/></text:p>
          </table:table-cell>
          <table:table-cell office:value-type="float" office:value="119" table:style-name="ce33">
            <text:p><text:s/>119<text:s/></text:p>
          </table:table-cell>
          <table:table-cell office:value-type="float" office:value="52235" table:style-name="ce33">
            <text:p><text:s/>52,235<text:s/></text:p>
          </table:table-cell>
          <table:table-cell office:value-type="float" office:value="18073" table:style-name="ce33">
            <text:p><text:s/>18,073<text:s/></text:p>
          </table:table-cell>
          <table:table-cell office:value-type="float" office:value="22" table:style-name="ce33">
            <text:p><text:s/>22<text:s/></text:p>
          </table:table-cell>
          <table:table-cell office:value-type="float" office:value="9394" table:style-name="ce33">
            <text:p><text:s/>9,394<text:s/></text:p>
          </table:table-cell>
          <table:table-cell office:value-type="float" office:value="7598" table:style-name="ce33">
            <text:p><text:s/>7,598<text:s/></text:p>
          </table:table-cell>
          <table:table-cell office:value-type="float" office:value="130" table:style-name="ce33">
            <text:p><text:s/>130<text:s/></text:p>
          </table:table-cell>
          <table:table-cell office:value-type="float" office:value="57643" table:style-name="ce33">
            <text:p><text:s/>57,643<text:s/></text:p>
          </table:table-cell>
          <table:table-cell office:value-type="float" office:value="16608" table:style-name="ce33">
            <text:p><text:s/>16,608<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Euston</text:p>
          </table:table-cell>
          <table:table-cell office:value-type="float" office:value="50" table:style-name="ce33">
            <text:p><text:s/>50<text:s/></text:p>
          </table:table-cell>
          <table:table-cell office:value-type="float" office:value="27387" table:style-name="ce33">
            <text:p><text:s/>27,387<text:s/></text:p>
          </table:table-cell>
          <table:table-cell office:value-type="float" office:value="13140.109523809524" table:style-name="ce33">
            <text:p><text:s/>13,140<text:s/></text:p>
          </table:table-cell>
          <table:table-cell office:value-type="float" office:value="252" table:style-name="ce33">
            <text:p><text:s/>252<text:s/></text:p>
          </table:table-cell>
          <table:table-cell office:value-type="float" office:value="137310" table:style-name="ce33">
            <text:p><text:s/>137,310<text:s/></text:p>
          </table:table-cell>
          <table:table-cell office:value-type="float" office:value="41039.372459665945" table:style-name="ce33">
            <text:p><text:s/>41,039<text:s/></text:p>
          </table:table-cell>
          <table:table-cell office:value-type="float" office:value="51" table:style-name="ce33">
            <text:p><text:s/>51<text:s/></text:p>
          </table:table-cell>
          <table:table-cell office:value-type="float" office:value="28601" table:style-name="ce33">
            <text:p><text:s/>28,601<text:s/></text:p>
          </table:table-cell>
          <table:table-cell office:value-type="float" office:value="13166.670038784745" table:style-name="ce33">
            <text:p><text:s/>13,167<text:s/></text:p>
          </table:table-cell>
          <table:table-cell office:value-type="float" office:value="256" table:style-name="ce33">
            <text:p><text:s/>256<text:s/></text:p>
          </table:table-cell>
          <table:table-cell office:value-type="float" office:value="137824" table:style-name="ce33">
            <text:p><text:s/>137,824<text:s/></text:p>
          </table:table-cell>
          <table:table-cell office:value-type="float" office:value="40509.70661884125" table:style-name="ce33">
            <text:p><text:s/>40,510<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Fenchurch Street</text:p>
          </table:table-cell>
          <table:table-cell office:value-type="float" office:value="41" table:style-name="ce33">
            <text:p><text:s/>41<text:s/></text:p>
          </table:table-cell>
          <table:table-cell office:value-type="float" office:value="24645" table:style-name="ce33">
            <text:p><text:s/>24,645<text:s/></text:p>
          </table:table-cell>
          <table:table-cell office:value-type="float" office:value="12186" table:style-name="ce33">
            <text:p><text:s/>12,186<text:s/></text:p>
          </table:table-cell>
          <table:table-cell office:value-type="float" office:value="160" table:style-name="ce33">
            <text:p><text:s/>160<text:s/></text:p>
          </table:table-cell>
          <table:table-cell office:value-type="float" office:value="92325" table:style-name="ce33">
            <text:p><text:s/>92,325<text:s/></text:p>
          </table:table-cell>
          <table:table-cell office:value-type="float" office:value="20285" table:style-name="ce33">
            <text:p><text:s/>20,285<text:s/></text:p>
          </table:table-cell>
          <table:table-cell office:value-type="float" office:value="40" table:style-name="ce33">
            <text:p><text:s/>40<text:s/></text:p>
          </table:table-cell>
          <table:table-cell office:value-type="float" office:value="24081" table:style-name="ce33">
            <text:p><text:s/>24,081<text:s/></text:p>
          </table:table-cell>
          <table:table-cell office:value-type="float" office:value="10398" table:style-name="ce33">
            <text:p><text:s/>10,398<text:s/></text:p>
          </table:table-cell>
          <table:table-cell office:value-type="float" office:value="160" table:style-name="ce33">
            <text:p><text:s/>160<text:s/></text:p>
          </table:table-cell>
          <table:table-cell office:value-type="float" office:value="91761" table:style-name="ce33">
            <text:p><text:s/>91,761<text:s/></text:p>
          </table:table-cell>
          <table:table-cell office:value-type="float" office:value="19233" table:style-name="ce33">
            <text:p><text:s/>19,233<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Kings Cross</text:p>
          </table:table-cell>
          <table:table-cell office:value-type="float" office:value="31" table:style-name="ce33">
            <text:p><text:s/>31<text:s/></text:p>
          </table:table-cell>
          <table:table-cell office:value-type="float" office:value="15267.888888888889" table:style-name="ce33">
            <text:p><text:s/>15,268<text:s/></text:p>
          </table:table-cell>
          <table:table-cell office:value-type="float" office:value="6100.5051948051951" table:style-name="ce33">
            <text:p><text:s/>6,101<text:s/></text:p>
          </table:table-cell>
          <table:table-cell office:value-type="float" office:value="185" table:style-name="ce33">
            <text:p><text:s/>185<text:s/></text:p>
          </table:table-cell>
          <table:table-cell office:value-type="float" office:value="92732.682422891143" table:style-name="ce33">
            <text:p><text:s/>92,733<text:s/></text:p>
          </table:table-cell>
          <table:table-cell office:value-type="float" office:value="22247.978840764717" table:style-name="ce33">
            <text:p><text:s/>22,248<text:s/></text:p>
          </table:table-cell>
          <table:table-cell office:value-type="float" office:value="32" table:style-name="ce33">
            <text:p><text:s/>32<text:s/></text:p>
          </table:table-cell>
          <table:table-cell office:value-type="float" office:value="16055.222222222223" table:style-name="ce33">
            <text:p><text:s/>16,055<text:s/></text:p>
          </table:table-cell>
          <table:table-cell office:value-type="float" office:value="7406.3030303030309" table:style-name="ce33">
            <text:p><text:s/>7,406<text:s/></text:p>
          </table:table-cell>
          <table:table-cell office:value-type="float" office:value="189" table:style-name="ce33">
            <text:p><text:s/>189<text:s/></text:p>
          </table:table-cell>
          <table:table-cell office:value-type="float" office:value="94167.159120617958" table:style-name="ce33">
            <text:p><text:s/>94,167<text:s/></text:p>
          </table:table-cell>
          <table:table-cell office:value-type="float" office:value="26279.790096219614" table:style-name="ce33">
            <text:p><text:s/>26,280<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Liverpool Street</text:p>
          </table:table-cell>
          <table:table-cell office:value-type="float" office:value="139" table:style-name="ce33">
            <text:p><text:s/>139<text:s/></text:p>
          </table:table-cell>
          <table:table-cell office:value-type="float" office:value="84553" table:style-name="ce33">
            <text:p><text:s/>84,553<text:s/></text:p>
          </table:table-cell>
          <table:table-cell office:value-type="float" office:value="37395.5" table:style-name="ce33">
            <text:p><text:s/>37,396<text:s/></text:p>
          </table:table-cell>
          <table:table-cell office:value-type="float" office:value="640" table:style-name="ce33">
            <text:p><text:s/>640<text:s/></text:p>
          </table:table-cell>
          <table:table-cell office:value-type="float" office:value="344875" table:style-name="ce33">
            <text:p><text:s/>344,875<text:s/></text:p>
          </table:table-cell>
          <table:table-cell office:value-type="float" office:value="77906.5" table:style-name="ce33">
            <text:p><text:s/>77,907<text:s/></text:p>
          </table:table-cell>
          <table:table-cell office:value-type="float" office:value="136" table:style-name="ce33">
            <text:p><text:s/>136<text:s/></text:p>
          </table:table-cell>
          <table:table-cell office:value-type="float" office:value="81391" table:style-name="ce33">
            <text:p><text:s/>81,391<text:s/></text:p>
          </table:table-cell>
          <table:table-cell office:value-type="float" office:value="36430.5" table:style-name="ce33">
            <text:p><text:s/>36,431<text:s/></text:p>
          </table:table-cell>
          <table:table-cell office:value-type="float" office:value="640" table:style-name="ce33">
            <text:p><text:s/>640<text:s/></text:p>
          </table:table-cell>
          <table:table-cell office:value-type="float" office:value="337555" table:style-name="ce33">
            <text:p><text:s/>337,555<text:s/></text:p>
          </table:table-cell>
          <table:table-cell office:value-type="float" office:value="76653" table:style-name="ce33">
            <text:p><text:s/>76,653<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London Bridge [note 10]</text:p>
          </table:table-cell>
          <table:table-cell office:value-type="float" office:value="179" table:style-name="ce33">
            <text:p><text:s/>179<text:s/></text:p>
          </table:table-cell>
          <table:table-cell office:value-type="float" office:value="114532" table:style-name="ce33">
            <text:p><text:s/>114,532<text:s/></text:p>
          </table:table-cell>
          <table:table-cell office:value-type="float" office:value="77296" table:style-name="ce33">
            <text:p><text:s/>77,296<text:s/></text:p>
          </table:table-cell>
          <table:table-cell office:value-type="float" office:value="857" table:style-name="ce33">
            <text:p><text:s/>857<text:s/></text:p>
          </table:table-cell>
          <table:table-cell office:value-type="float" office:value="539986" table:style-name="ce33">
            <text:p><text:s/>539,986<text:s/></text:p>
          </table:table-cell>
          <table:table-cell office:value-type="float" office:value="156568" table:style-name="ce33">
            <text:p><text:s/>156,568<text:s/></text:p>
          </table:table-cell>
          <table:table-cell office:value-type="float" office:value="173" table:style-name="ce33">
            <text:p><text:s/>173<text:s/></text:p>
          </table:table-cell>
          <table:table-cell office:value-type="float" office:value="109245" table:style-name="ce33">
            <text:p><text:s/>109,245<text:s/></text:p>
          </table:table-cell>
          <table:table-cell office:value-type="float" office:value="66140" table:style-name="ce33">
            <text:p><text:s/>66,140<text:s/></text:p>
          </table:table-cell>
          <table:table-cell office:value-type="float" office:value="844" table:style-name="ce33">
            <text:p><text:s/>844<text:s/></text:p>
          </table:table-cell>
          <table:table-cell office:value-type="float" office:value="527687" table:style-name="ce33">
            <text:p><text:s/>527,687<text:s/></text:p>
          </table:table-cell>
          <table:table-cell office:value-type="float" office:value="149686" table:style-name="ce33">
            <text:p><text:s/>149,686<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Marylebone</text:p>
          </table:table-cell>
          <table:table-cell office:value-type="float" office:value="33" table:style-name="ce33">
            <text:p><text:s/>33<text:s/></text:p>
          </table:table-cell>
          <table:table-cell office:value-type="float" office:value="10528" table:style-name="ce33">
            <text:p><text:s/>10,528<text:s/></text:p>
          </table:table-cell>
          <table:table-cell office:value-type="float" office:value="6867" table:style-name="ce33">
            <text:p><text:s/>6,867<text:s/></text:p>
          </table:table-cell>
          <table:table-cell office:value-type="float" office:value="147" table:style-name="ce33">
            <text:p><text:s/>147<text:s/></text:p>
          </table:table-cell>
          <table:table-cell office:value-type="float" office:value="41056" table:style-name="ce33">
            <text:p><text:s/>41,056<text:s/></text:p>
          </table:table-cell>
          <table:table-cell office:value-type="float" office:value="15293" table:style-name="ce33">
            <text:p><text:s/>15,293<text:s/></text:p>
          </table:table-cell>
          <table:table-cell office:value-type="float" office:value="33" table:style-name="ce33">
            <text:p><text:s/>33<text:s/></text:p>
          </table:table-cell>
          <table:table-cell office:value-type="float" office:value="9708" table:style-name="ce33">
            <text:p><text:s/>9,708<text:s/></text:p>
          </table:table-cell>
          <table:table-cell office:value-type="float" office:value="6413" table:style-name="ce33">
            <text:p><text:s/>6,413<text:s/></text:p>
          </table:table-cell>
          <table:table-cell office:value-type="float" office:value="149" table:style-name="ce33">
            <text:p><text:s/>149<text:s/></text:p>
          </table:table-cell>
          <table:table-cell office:value-type="float" office:value="40760" table:style-name="ce33">
            <text:p><text:s/>40,760<text:s/></text:p>
          </table:table-cell>
          <table:table-cell office:value-type="float" office:value="14165" table:style-name="ce33">
            <text:p><text:s/>14,165<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Old Street (for Moorgate)</text:p>
          </table:table-cell>
          <table:table-cell office:value-type="float" office:value="24" table:style-name="ce33">
            <text:p><text:s/>24<text:s/></text:p>
          </table:table-cell>
          <table:table-cell office:value-type="float" office:value="8688" table:style-name="ce33">
            <text:p><text:s/>8,688<text:s/></text:p>
          </table:table-cell>
          <table:table-cell office:value-type="float" office:value="5314" table:style-name="ce33">
            <text:p><text:s/>5,314<text:s/></text:p>
          </table:table-cell>
          <table:table-cell office:value-type="float" office:value="99" table:style-name="ce33">
            <text:p><text:s/>99<text:s/></text:p>
          </table:table-cell>
          <table:table-cell office:value-type="float" office:value="35838" table:style-name="ce33">
            <text:p><text:s/>35,838<text:s/></text:p>
          </table:table-cell>
          <table:table-cell office:value-type="float" office:value="8678" table:style-name="ce33">
            <text:p><text:s/>8,678<text:s/></text:p>
          </table:table-cell>
          <table:table-cell office:value-type="float" office:value="24" table:style-name="ce33">
            <text:p><text:s/>24<text:s/></text:p>
          </table:table-cell>
          <table:table-cell office:value-type="float" office:value="8688" table:style-name="ce33">
            <text:p><text:s/>8,688<text:s/></text:p>
          </table:table-cell>
          <table:table-cell office:value-type="float" office:value="4300" table:style-name="ce33">
            <text:p><text:s/>4,300<text:s/></text:p>
          </table:table-cell>
          <table:table-cell office:value-type="float" office:value="97" table:style-name="ce33">
            <text:p><text:s/>97<text:s/></text:p>
          </table:table-cell>
          <table:table-cell office:value-type="float" office:value="35114" table:style-name="ce33">
            <text:p><text:s/>35,114<text:s/></text:p>
          </table:table-cell>
          <table:table-cell office:value-type="float" office:value="7804" table:style-name="ce33">
            <text:p><text:s/>7,804<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Paddington</text:p>
          </table:table-cell>
          <table:table-cell office:value-type="float" office:value="64" table:style-name="ce33">
            <text:p><text:s/>64<text:s/></text:p>
          </table:table-cell>
          <table:table-cell office:value-type="float" office:value="31431" table:style-name="ce33">
            <text:p><text:s/>31,431<text:s/></text:p>
          </table:table-cell>
          <table:table-cell office:value-type="float" office:value="14422.805593589419" table:style-name="ce33">
            <text:p><text:s/>14,423<text:s/></text:p>
          </table:table-cell>
          <table:table-cell office:value-type="float" office:value="310" table:style-name="ce33">
            <text:p><text:s/>310<text:s/></text:p>
          </table:table-cell>
          <table:table-cell office:value-type="float" office:value="147110" table:style-name="ce33">
            <text:p><text:s/>147,110<text:s/></text:p>
          </table:table-cell>
          <table:table-cell office:value-type="float" office:value="43374.382292802256" table:style-name="ce33">
            <text:p><text:s/>43,374<text:s/></text:p>
          </table:table-cell>
          <table:table-cell office:value-type="float" office:value="60" table:style-name="ce33">
            <text:p><text:s/>60<text:s/></text:p>
          </table:table-cell>
          <table:table-cell office:value-type="float" office:value="28606" table:style-name="ce33">
            <text:p><text:s/>28,606<text:s/></text:p>
          </table:table-cell>
          <table:table-cell office:value-type="float" office:value="14093.801695526694" table:style-name="ce33">
            <text:p><text:s/>14,094<text:s/></text:p>
          </table:table-cell>
          <table:table-cell office:value-type="float" office:value="305" table:style-name="ce33">
            <text:p><text:s/>305<text:s/></text:p>
          </table:table-cell>
          <table:table-cell office:value-type="float" office:value="150150" table:style-name="ce33">
            <text:p><text:s/>150,150<text:s/></text:p>
          </table:table-cell>
          <table:table-cell office:value-type="float" office:value="56235.399006548971" table:style-name="ce33">
            <text:p><text:s/>56,235<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St Pancras International</text:p>
          </table:table-cell>
          <table:table-cell office:value-type="float" office:value="77" table:style-name="ce33">
            <text:p><text:s/>77<text:s/></text:p>
          </table:table-cell>
          <table:table-cell office:value-type="float" office:value="37075" table:style-name="ce33">
            <text:p><text:s/>37,075<text:s/></text:p>
          </table:table-cell>
          <table:table-cell office:value-type="float" office:value="23911.654523795769" table:style-name="ce33">
            <text:p><text:s/>23,912<text:s/></text:p>
          </table:table-cell>
          <table:table-cell office:value-type="float" office:value="430" table:style-name="ce33">
            <text:p><text:s/>430<text:s/></text:p>
          </table:table-cell>
          <table:table-cell office:value-type="float" office:value="205261" table:style-name="ce33">
            <text:p><text:s/>205,261<text:s/></text:p>
          </table:table-cell>
          <table:table-cell office:value-type="float" office:value="58339.412471948155" table:style-name="ce33">
            <text:p><text:s/>58,339<text:s/></text:p>
          </table:table-cell>
          <table:table-cell office:value-type="float" office:value="78" table:style-name="ce33">
            <text:p><text:s/>78<text:s/></text:p>
          </table:table-cell>
          <table:table-cell office:value-type="float" office:value="39722" table:style-name="ce33">
            <text:p><text:s/>39,722<text:s/></text:p>
          </table:table-cell>
          <table:table-cell office:value-type="float" office:value="22028.171845950299" table:style-name="ce33">
            <text:p><text:s/>22,028<text:s/></text:p>
          </table:table-cell>
          <table:table-cell office:value-type="float" office:value="432" table:style-name="ce33">
            <text:p><text:s/>432<text:s/></text:p>
          </table:table-cell>
          <table:table-cell office:value-type="float" office:value="206286" table:style-name="ce33">
            <text:p><text:s/>206,286<text:s/></text:p>
          </table:table-cell>
          <table:table-cell office:value-type="float" office:value="57866.630978026718" table:style-name="ce33">
            <text:p><text:s/>57,867<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Vauxhall (for Waterloo) [r]</text:p>
          </table:table-cell>
          <table:table-cell office:value-type="float" office:value="130" table:style-name="ce33">
            <text:p><text:s/>130<text:s/></text:p>
          </table:table-cell>
          <table:table-cell office:value-type="float" office:value="79891" table:style-name="ce33">
            <text:p><text:s/>79,891<text:s/></text:p>
          </table:table-cell>
          <table:table-cell office:value-type="float" office:value="52471" table:style-name="ce33">
            <text:p><text:s/>52,471<text:s/></text:p>
          </table:table-cell>
          <table:table-cell office:value-type="float" office:value="635" table:style-name="ce33">
            <text:p><text:s/>635<text:s/></text:p>
          </table:table-cell>
          <table:table-cell office:value-type="float" office:value="377381" table:style-name="ce33">
            <text:p><text:s/>377,381<text:s/></text:p>
          </table:table-cell>
          <table:table-cell office:value-type="float" office:value="120575" table:style-name="ce33">
            <text:p><text:s/>120,575<text:s/></text:p>
          </table:table-cell>
          <table:table-cell office:value-type="float" office:value="122" table:style-name="ce33">
            <text:p><text:s/>122<text:s/></text:p>
          </table:table-cell>
          <table:table-cell office:value-type="float" office:value="74901" table:style-name="ce33">
            <text:p><text:s/>74,901<text:s/></text:p>
          </table:table-cell>
          <table:table-cell office:value-type="float" office:value="44283" table:style-name="ce33">
            <text:p><text:s/>44,283<text:s/></text:p>
          </table:table-cell>
          <table:table-cell office:value-type="float" office:value="628" table:style-name="ce33">
            <text:p><text:s/>628<text:s/></text:p>
          </table:table-cell>
          <table:table-cell office:value-type="float" office:value="372974" table:style-name="ce33">
            <text:p><text:s/>372,974<text:s/></text:p>
          </table:table-cell>
          <table:table-cell office:value-type="float" office:value="120089" table:style-name="ce33">
            <text:p><text:s/>120,089<text:s/></text:p>
          </table:table-cell>
          <table:table-cell table:number-columns-repeated="16370"/>
        </table:table-row>
        <table:table-row table:style-name="ro6">
          <table:table-cell office:value-type="float" office:value="2021" table:style-name="ce32">
            <text:p>2021</text:p>
          </table:table-cell>
          <table:table-cell office:value-type="string" table:style-name="ce18">
            <text:p><text:s text:c="3"/>Victoria <text:s/>[note 13]</text:p>
          </table:table-cell>
          <table:table-cell office:value-type="float" office:value="100" table:style-name="ce33">
            <text:p><text:s/>100<text:s/></text:p>
          </table:table-cell>
          <table:table-cell office:value-type="float" office:value="58521" table:style-name="ce33">
            <text:p><text:s/>58,521<text:s/></text:p>
          </table:table-cell>
          <table:table-cell office:value-type="float" office:value="32768" table:style-name="ce33">
            <text:p><text:s/>32,768<text:s/></text:p>
          </table:table-cell>
          <table:table-cell office:value-type="float" office:value="538" table:style-name="ce33">
            <text:p><text:s/>538<text:s/></text:p>
          </table:table-cell>
          <table:table-cell office:value-type="float" office:value="297173" table:style-name="ce33">
            <text:p><text:s/>297,173<text:s/></text:p>
          </table:table-cell>
          <table:table-cell office:value-type="float" office:value="75763" table:style-name="ce33">
            <text:p><text:s/>75,763<text:s/></text:p>
          </table:table-cell>
          <table:table-cell office:value-type="float" office:value="99" table:style-name="ce33">
            <text:p><text:s/>99<text:s/></text:p>
          </table:table-cell>
          <table:table-cell office:value-type="float" office:value="58853" table:style-name="ce33">
            <text:p><text:s/>58,853<text:s/></text:p>
          </table:table-cell>
          <table:table-cell office:value-type="float" office:value="29252" table:style-name="ce33">
            <text:p><text:s/>29,252<text:s/></text:p>
          </table:table-cell>
          <table:table-cell office:value-type="float" office:value="545" table:style-name="ce33">
            <text:p><text:s/>545<text:s/></text:p>
          </table:table-cell>
          <table:table-cell office:value-type="float" office:value="298393" table:style-name="ce33">
            <text:p><text:s/>298,393<text:s/></text:p>
          </table:table-cell>
          <table:table-cell office:value-type="float" office:value="73624" table:style-name="ce33">
            <text:p><text:s/>73,624<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Birmingham [note 3] [r]</text:p>
          </table:table-cell>
          <table:table-cell office:value-type="float" office:value="151" table:style-name="ce34">
            <text:p><text:s/>151<text:s/></text:p>
          </table:table-cell>
          <table:table-cell office:value-type="float" office:value="54677" table:style-name="ce34">
            <text:p><text:s/>54,677<text:s/></text:p>
          </table:table-cell>
          <table:table-cell office:value-type="float" office:value="32557.226766615699" table:style-name="ce34">
            <text:p><text:s/>32,557<text:s/></text:p>
          </table:table-cell>
          <table:table-cell office:value-type="float" office:value="834" table:style-name="ce34">
            <text:p><text:s/>834<text:s/></text:p>
          </table:table-cell>
          <table:table-cell office:value-type="float" office:value="297665" table:style-name="ce34">
            <text:p><text:s/>297,665<text:s/></text:p>
          </table:table-cell>
          <table:table-cell office:value-type="float" office:value="108165.119457997" table:style-name="ce34">
            <text:p><text:s/>108,165<text:s/></text:p>
          </table:table-cell>
          <table:table-cell office:value-type="float" office:value="154" table:style-name="ce34">
            <text:p><text:s/>154<text:s/></text:p>
          </table:table-cell>
          <table:table-cell office:value-type="float" office:value="55767" table:style-name="ce34">
            <text:p><text:s/>55,767<text:s/></text:p>
          </table:table-cell>
          <table:table-cell office:value-type="float" office:value="34789.962271062301" table:style-name="ce34">
            <text:p><text:s/>34,790<text:s/></text:p>
          </table:table-cell>
          <table:table-cell office:value-type="float" office:value="831" table:style-name="ce34">
            <text:p><text:s/>831<text:s/></text:p>
          </table:table-cell>
          <table:table-cell office:value-type="float" office:value="296185" table:style-name="ce34">
            <text:p><text:s/>296,185<text:s/></text:p>
          </table:table-cell>
          <table:table-cell office:value-type="float" office:value="104992.20642269299" table:style-name="ce34">
            <text:p><text:s/>104,992<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Brighton</text:p>
          </table:table-cell>
          <table:table-cell office:value-type="float" office:value="46" table:style-name="ce34">
            <text:p><text:s/>46<text:s/></text:p>
          </table:table-cell>
          <table:table-cell office:value-type="float" office:value="18210" table:style-name="ce34">
            <text:p><text:s/>18,210<text:s/></text:p>
          </table:table-cell>
          <table:table-cell office:value-type="float" office:value="6144" table:style-name="ce34">
            <text:p><text:s/>6,144<text:s/></text:p>
          </table:table-cell>
          <table:table-cell office:value-type="float" office:value="263" table:style-name="ce34">
            <text:p><text:s/>263<text:s/></text:p>
          </table:table-cell>
          <table:table-cell office:value-type="float" office:value="102942" table:style-name="ce34">
            <text:p><text:s/>102,942<text:s/></text:p>
          </table:table-cell>
          <table:table-cell office:value-type="float" office:value="27585" table:style-name="ce34">
            <text:p><text:s/>27,585<text:s/></text:p>
          </table:table-cell>
          <table:table-cell office:value-type="float" office:value="45" table:style-name="ce34">
            <text:p><text:s/>45<text:s/></text:p>
          </table:table-cell>
          <table:table-cell office:value-type="float" office:value="16902" table:style-name="ce34">
            <text:p><text:s/>16,902<text:s/></text:p>
          </table:table-cell>
          <table:table-cell office:value-type="float" office:value="6956" table:style-name="ce34">
            <text:p><text:s/>6,956<text:s/></text:p>
          </table:table-cell>
          <table:table-cell office:value-type="float" office:value="258" table:style-name="ce34">
            <text:p><text:s/>258<text:s/></text:p>
          </table:table-cell>
          <table:table-cell office:value-type="float" office:value="101251" table:style-name="ce34">
            <text:p><text:s/>101,251<text:s/></text:p>
          </table:table-cell>
          <table:table-cell office:value-type="float" office:value="25724" table:style-name="ce34">
            <text:p><text:s/>25,724<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Bristol [note 4] [r]</text:p>
          </table:table-cell>
          <table:table-cell office:value-type="float" office:value="47" table:style-name="ce34">
            <text:p><text:s/>47<text:s/></text:p>
          </table:table-cell>
          <table:table-cell office:value-type="float" office:value="16526" table:style-name="ce34">
            <text:p><text:s/>16,526<text:s/></text:p>
          </table:table-cell>
          <table:table-cell office:value-type="float" office:value="7435.9815154663802" table:style-name="ce34">
            <text:p><text:s/>7,436<text:s/></text:p>
          </table:table-cell>
          <table:table-cell office:value-type="float" office:value="264" table:style-name="ce34">
            <text:p><text:s/>264<text:s/></text:p>
          </table:table-cell>
          <table:table-cell office:value-type="float" office:value="88675" table:style-name="ce34">
            <text:p><text:s/>88,675<text:s/></text:p>
          </table:table-cell>
          <table:table-cell office:value-type="float" office:value="29884.552510852602" table:style-name="ce34">
            <text:p><text:s/>29,885<text:s/></text:p>
          </table:table-cell>
          <table:table-cell office:value-type="float" office:value="51" table:style-name="ce34">
            <text:p><text:s/>51<text:s/></text:p>
          </table:table-cell>
          <table:table-cell office:value-type="float" office:value="17638" table:style-name="ce34">
            <text:p><text:s/>17,638<text:s/></text:p>
          </table:table-cell>
          <table:table-cell office:value-type="float" office:value="9489.06953199284" table:style-name="ce34">
            <text:p><text:s/>9,489<text:s/></text:p>
          </table:table-cell>
          <table:table-cell office:value-type="float" office:value="263" table:style-name="ce34">
            <text:p><text:s/>263<text:s/></text:p>
          </table:table-cell>
          <table:table-cell office:value-type="float" office:value="88518" table:style-name="ce34">
            <text:p><text:s/>88,518<text:s/></text:p>
          </table:table-cell>
          <table:table-cell office:value-type="float" office:value="29891.565134672699" table:style-name="ce34">
            <text:p><text:s/>29,892<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Cambridge [r]</text:p>
          </table:table-cell>
          <table:table-cell office:value-type="float" office:value="47" table:style-name="ce34">
            <text:p><text:s/>47<text:s/></text:p>
          </table:table-cell>
          <table:table-cell office:value-type="float" office:value="20700" table:style-name="ce34">
            <text:p><text:s/>20,700<text:s/></text:p>
          </table:table-cell>
          <table:table-cell office:value-type="float" office:value="7429" table:style-name="ce34">
            <text:p><text:s/>7,429<text:s/></text:p>
          </table:table-cell>
          <table:table-cell office:value-type="float" office:value="281" table:style-name="ce34">
            <text:p><text:s/>281<text:s/></text:p>
          </table:table-cell>
          <table:table-cell office:value-type="float" office:value="119218" table:style-name="ce34">
            <text:p><text:s/>119,218<text:s/></text:p>
          </table:table-cell>
          <table:table-cell office:value-type="float" office:value="25575" table:style-name="ce34">
            <text:p><text:s/>25,575<text:s/></text:p>
          </table:table-cell>
          <table:table-cell office:value-type="float" office:value="47" table:style-name="ce34">
            <text:p><text:s/>47<text:s/></text:p>
          </table:table-cell>
          <table:table-cell office:value-type="float" office:value="20154" table:style-name="ce34">
            <text:p><text:s/>20,154<text:s/></text:p>
          </table:table-cell>
          <table:table-cell office:value-type="float" office:value="7783" table:style-name="ce34">
            <text:p><text:s/>7,783<text:s/></text:p>
          </table:table-cell>
          <table:table-cell office:value-type="float" office:value="281" table:style-name="ce34">
            <text:p><text:s/>281<text:s/></text:p>
          </table:table-cell>
          <table:table-cell office:value-type="float" office:value="119004" table:style-name="ce34">
            <text:p><text:s/>119,004<text:s/></text:p>
          </table:table-cell>
          <table:table-cell office:value-type="float" office:value="26174" table:style-name="ce34">
            <text:p><text:s/>26,174<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Cardiff [note 5]</text:p>
          </table:table-cell>
          <table:table-cell office:value-type="float" office:value="112" table:style-name="ce34">
            <text:p><text:s/>112<text:s/></text:p>
          </table:table-cell>
          <table:table-cell office:value-type="float" office:value="24312" table:style-name="ce34">
            <text:p><text:s/>24,312<text:s/></text:p>
          </table:table-cell>
          <table:table-cell office:value-type="float" office:value="8578.5146356552905" table:style-name="ce34">
            <text:p><text:s/>8,579<text:s/></text:p>
          </table:table-cell>
          <table:table-cell office:value-type="float" office:value="611" table:style-name="ce34">
            <text:p><text:s/>611<text:s/></text:p>
          </table:table-cell>
          <table:table-cell office:value-type="float" office:value="136698" table:style-name="ce34">
            <text:p><text:s/>136,698<text:s/></text:p>
          </table:table-cell>
          <table:table-cell office:value-type="float" office:value="33470.956783250702" table:style-name="ce34">
            <text:p><text:s/>33,471<text:s/></text:p>
          </table:table-cell>
          <table:table-cell office:value-type="float" office:value="116" table:style-name="ce34">
            <text:p><text:s/>116<text:s/></text:p>
          </table:table-cell>
          <table:table-cell office:value-type="float" office:value="26980" table:style-name="ce34">
            <text:p><text:s/>26,980<text:s/></text:p>
          </table:table-cell>
          <table:table-cell office:value-type="float" office:value="11581.747831994" table:style-name="ce34">
            <text:p><text:s/>11,582<text:s/></text:p>
          </table:table-cell>
          <table:table-cell office:value-type="float" office:value="614" table:style-name="ce34">
            <text:p><text:s/>614<text:s/></text:p>
          </table:table-cell>
          <table:table-cell office:value-type="float" office:value="144262" table:style-name="ce34">
            <text:p><text:s/>144,262<text:s/></text:p>
          </table:table-cell>
          <table:table-cell office:value-type="float" office:value="35256.9839327929" table:style-name="ce34">
            <text:p><text:s/>35,257<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Leeds [r]</text:p>
          </table:table-cell>
          <table:table-cell office:value-type="float" office:value="107" table:style-name="ce34">
            <text:p><text:s/>107<text:s/></text:p>
          </table:table-cell>
          <table:table-cell office:value-type="float" office:value="31378.125" table:style-name="ce34">
            <text:p><text:s/>31,378<text:s/></text:p>
          </table:table-cell>
          <table:table-cell office:value-type="float" office:value="16287.8442981935" table:style-name="ce34">
            <text:p><text:s/>16,288<text:s/></text:p>
          </table:table-cell>
          <table:table-cell office:value-type="float" office:value="581" table:style-name="ce34">
            <text:p><text:s/>581<text:s/></text:p>
          </table:table-cell>
          <table:table-cell office:value-type="float" office:value="163718" table:style-name="ce34">
            <text:p><text:s/>163,718<text:s/></text:p>
          </table:table-cell>
          <table:table-cell office:value-type="float" office:value="56817.161853985701" table:style-name="ce34">
            <text:p><text:s/>56,817<text:s/></text:p>
          </table:table-cell>
          <table:table-cell office:value-type="float" office:value="112" table:style-name="ce34">
            <text:p><text:s/>112<text:s/></text:p>
          </table:table-cell>
          <table:table-cell office:value-type="float" office:value="32298.875" table:style-name="ce34">
            <text:p><text:s/>32,299<text:s/></text:p>
          </table:table-cell>
          <table:table-cell office:value-type="float" office:value="18422.722705537701" table:style-name="ce34">
            <text:p><text:s/>18,423<text:s/></text:p>
          </table:table-cell>
          <table:table-cell office:value-type="float" office:value="579" table:style-name="ce34">
            <text:p><text:s/>579<text:s/></text:p>
          </table:table-cell>
          <table:table-cell office:value-type="float" office:value="163210.125" table:style-name="ce34">
            <text:p><text:s/>163,210<text:s/></text:p>
          </table:table-cell>
          <table:table-cell office:value-type="float" office:value="56959.8568123765" table:style-name="ce34">
            <text:p><text:s/>56,960<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Leicester [r]</text:p>
          </table:table-cell>
          <table:table-cell office:value-type="float" office:value="34" table:style-name="ce34">
            <text:p><text:s/>34<text:s/></text:p>
          </table:table-cell>
          <table:table-cell office:value-type="float" office:value="7923" table:style-name="ce34">
            <text:p><text:s/>7,923<text:s/></text:p>
          </table:table-cell>
          <table:table-cell office:value-type="float" office:value="3532.2693278213001" table:style-name="ce34">
            <text:p><text:s/>3,532<text:s/></text:p>
          </table:table-cell>
          <table:table-cell office:value-type="float" office:value="204" table:style-name="ce34">
            <text:p><text:s/>204<text:s/></text:p>
          </table:table-cell>
          <table:table-cell office:value-type="float" office:value="49165" table:style-name="ce34">
            <text:p><text:s/>49,165<text:s/></text:p>
          </table:table-cell>
          <table:table-cell office:value-type="float" office:value="23840.4372065194" table:style-name="ce34">
            <text:p><text:s/>23,840<text:s/></text:p>
          </table:table-cell>
          <table:table-cell office:value-type="float" office:value="36" table:style-name="ce34">
            <text:p><text:s/>36<text:s/></text:p>
          </table:table-cell>
          <table:table-cell office:value-type="float" office:value="8837" table:style-name="ce34">
            <text:p><text:s/>8,837<text:s/></text:p>
          </table:table-cell>
          <table:table-cell office:value-type="float" office:value="6322.5436580086598" table:style-name="ce34">
            <text:p><text:s/>6,323<text:s/></text:p>
          </table:table-cell>
          <table:table-cell office:value-type="float" office:value="203" table:style-name="ce34">
            <text:p><text:s/>203<text:s/></text:p>
          </table:table-cell>
          <table:table-cell office:value-type="float" office:value="49231" table:style-name="ce34">
            <text:p><text:s/>49,231<text:s/></text:p>
          </table:table-cell>
          <table:table-cell office:value-type="float" office:value="26168.8048145209" table:style-name="ce34">
            <text:p><text:s/>26,169<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Liverpool [note 6] [r]</text:p>
          </table:table-cell>
          <table:table-cell office:value-type="float" office:value="115" table:style-name="ce34">
            <text:p><text:s/>115<text:s/></text:p>
          </table:table-cell>
          <table:table-cell office:value-type="float" office:value="31499" table:style-name="ce34">
            <text:p><text:s/>31,499<text:s/></text:p>
          </table:table-cell>
          <table:table-cell office:value-type="float" office:value="16534.992166745102" table:style-name="ce34">
            <text:p><text:s/>16,535<text:s/></text:p>
          </table:table-cell>
          <table:table-cell office:value-type="float" office:value="638" table:style-name="ce34">
            <text:p><text:s/>638<text:s/></text:p>
          </table:table-cell>
          <table:table-cell office:value-type="float" office:value="160694" table:style-name="ce34">
            <text:p><text:s/>160,694<text:s/></text:p>
          </table:table-cell>
          <table:table-cell office:value-type="float" office:value="48872.880081115298" table:style-name="ce34">
            <text:p><text:s/>48,873<text:s/></text:p>
          </table:table-cell>
          <table:table-cell office:value-type="float" office:value="121" table:style-name="ce34">
            <text:p><text:s/>121<text:s/></text:p>
          </table:table-cell>
          <table:table-cell office:value-type="float" office:value="32152" table:style-name="ce34">
            <text:p><text:s/>32,152<text:s/></text:p>
          </table:table-cell>
          <table:table-cell office:value-type="float" office:value="16972.053945965501" table:style-name="ce34">
            <text:p><text:s/>16,972<text:s/></text:p>
          </table:table-cell>
          <table:table-cell office:value-type="float" office:value="636" table:style-name="ce34">
            <text:p><text:s/>636<text:s/></text:p>
          </table:table-cell>
          <table:table-cell office:value-type="float" office:value="159145" table:style-name="ce34">
            <text:p><text:s/>159,145<text:s/></text:p>
          </table:table-cell>
          <table:table-cell office:value-type="float" office:value="48521.680483077602" table:style-name="ce34">
            <text:p><text:s/>48,522<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London [note 7] [r]</text:p>
          </table:table-cell>
          <table:table-cell office:value-type="float" office:value="926" table:style-name="ce34">
            <text:p><text:s/>926<text:s/></text:p>
          </table:table-cell>
          <table:table-cell office:value-type="float" office:value="496995" table:style-name="ce34">
            <text:p><text:s/>496,995<text:s/></text:p>
          </table:table-cell>
          <table:table-cell office:value-type="float" office:value="453169.5052753684" table:style-name="ce34">
            <text:p><text:s/>453,170<text:s/></text:p>
          </table:table-cell>
          <table:table-cell office:value-type="float" office:value="4668" table:style-name="ce34">
            <text:p><text:s/>4,668<text:s/></text:p>
          </table:table-cell>
          <table:table-cell office:value-type="float" office:value="2394313" table:style-name="ce34">
            <text:p><text:s/>2,394,313<text:s/></text:p>
          </table:table-cell>
          <table:table-cell office:value-type="float" office:value="997345.54011179064" table:style-name="ce34">
            <text:p><text:s/>997,346<text:s/></text:p>
          </table:table-cell>
          <table:table-cell office:value-type="float" office:value="910" table:style-name="ce34">
            <text:p><text:s/>910<text:s/></text:p>
          </table:table-cell>
          <table:table-cell office:value-type="float" office:value="488942" table:style-name="ce34">
            <text:p><text:s/>488,942<text:s/></text:p>
          </table:table-cell>
          <table:table-cell office:value-type="float" office:value="395068.41606852179" table:style-name="ce34">
            <text:p><text:s/>395,068<text:s/></text:p>
          </table:table-cell>
          <table:table-cell office:value-type="float" office:value="4649" table:style-name="ce34">
            <text:p><text:s/>4,649<text:s/></text:p>
          </table:table-cell>
          <table:table-cell office:value-type="float" office:value="2372766" table:style-name="ce34">
            <text:p><text:s/>2,372,766<text:s/></text:p>
          </table:table-cell>
          <table:table-cell office:value-type="float" office:value="985341.70448556764" table:style-name="ce34">
            <text:p><text:s/>985,342<text:s/></text:p>
          </table:table-cell>
          <table:table-cell table:style-name="ce1"/>
          <table:table-cell table:number-columns-repeated="12" table:style-name="ce34"/>
          <table:table-cell table:number-columns-repeated="16357"/>
        </table:table-row>
        <table:table-row table:style-name="ro6">
          <table:table-cell office:value-type="float" office:value="2022" table:style-name="ce7">
            <text:p>2022</text:p>
          </table:table-cell>
          <table:table-cell office:value-type="string" table:style-name="ce18">
            <text:p>Manchester [note 8] [r]</text:p>
          </table:table-cell>
          <table:table-cell office:value-type="float" office:value="149" table:style-name="ce34">
            <text:p><text:s/>149<text:s/></text:p>
          </table:table-cell>
          <table:table-cell office:value-type="float" office:value="47489" table:style-name="ce34">
            <text:p><text:s/>47,489<text:s/></text:p>
          </table:table-cell>
          <table:table-cell office:value-type="float" office:value="19782.3821147735" table:style-name="ce34">
            <text:p><text:s/>19,782<text:s/></text:p>
          </table:table-cell>
          <table:table-cell office:value-type="float" office:value="820" table:style-name="ce34">
            <text:p><text:s/>820<text:s/></text:p>
          </table:table-cell>
          <table:table-cell office:value-type="float" office:value="263113" table:style-name="ce34">
            <text:p><text:s/>263,113<text:s/></text:p>
          </table:table-cell>
          <table:table-cell office:value-type="float" office:value="76792.659529440294" table:style-name="ce34">
            <text:p><text:s/>76,793<text:s/></text:p>
          </table:table-cell>
          <table:table-cell office:value-type="float" office:value="152" table:style-name="ce34">
            <text:p><text:s/>152<text:s/></text:p>
          </table:table-cell>
          <table:table-cell office:value-type="float" office:value="48464" table:style-name="ce34">
            <text:p><text:s/>48,464<text:s/></text:p>
          </table:table-cell>
          <table:table-cell office:value-type="float" office:value="22880.334940584999" table:style-name="ce34">
            <text:p><text:s/>22,880<text:s/></text:p>
          </table:table-cell>
          <table:table-cell office:value-type="float" office:value="831" table:style-name="ce34">
            <text:p><text:s/>831<text:s/></text:p>
          </table:table-cell>
          <table:table-cell office:value-type="float" office:value="265632" table:style-name="ce34">
            <text:p><text:s/>265,632<text:s/></text:p>
          </table:table-cell>
          <table:table-cell office:value-type="float" office:value="79805.043867655404" table:style-name="ce34">
            <text:p><text:s/>79,805<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Newcastle</text:p>
          </table:table-cell>
          <table:table-cell office:value-type="float" office:value="37" table:style-name="ce34">
            <text:p><text:s/>37<text:s/></text:p>
          </table:table-cell>
          <table:table-cell office:value-type="float" office:value="12077" table:style-name="ce34">
            <text:p><text:s/>12,077<text:s/></text:p>
          </table:table-cell>
          <table:table-cell office:value-type="float" office:value="3262.29620051233" table:style-name="ce34">
            <text:p><text:s/>3,262<text:s/></text:p>
          </table:table-cell>
          <table:table-cell office:value-type="float" office:value="189" table:style-name="ce34">
            <text:p><text:s/>189<text:s/></text:p>
          </table:table-cell>
          <table:table-cell office:value-type="float" office:value="64972" table:style-name="ce34">
            <text:p><text:s/>64,972<text:s/></text:p>
          </table:table-cell>
          <table:table-cell office:value-type="float" office:value="24717.793052339399" table:style-name="ce34">
            <text:p><text:s/>24,718<text:s/></text:p>
          </table:table-cell>
          <table:table-cell office:value-type="float" office:value="37" table:style-name="ce34">
            <text:p><text:s/>37<text:s/></text:p>
          </table:table-cell>
          <table:table-cell office:value-type="float" office:value="12073" table:style-name="ce34">
            <text:p><text:s/>12,073<text:s/></text:p>
          </table:table-cell>
          <table:table-cell office:value-type="float" office:value="5566.2245185116499" table:style-name="ce34">
            <text:p><text:s/>5,566<text:s/></text:p>
          </table:table-cell>
          <table:table-cell office:value-type="float" office:value="190" table:style-name="ce34">
            <text:p><text:s/>190<text:s/></text:p>
          </table:table-cell>
          <table:table-cell office:value-type="float" office:value="66090" table:style-name="ce34">
            <text:p><text:s/>66,090<text:s/></text:p>
          </table:table-cell>
          <table:table-cell office:value-type="float" office:value="24426.166959129299" table:style-name="ce34">
            <text:p><text:s/>24,426<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Nottingham [r]</text:p>
          </table:table-cell>
          <table:table-cell office:value-type="float" office:value="35" table:style-name="ce34">
            <text:p><text:s/>35<text:s/></text:p>
          </table:table-cell>
          <table:table-cell office:value-type="float" office:value="6072" table:style-name="ce34">
            <text:p><text:s/>6,072<text:s/></text:p>
          </table:table-cell>
          <table:table-cell office:value-type="float" office:value="2621.2087442367902" table:style-name="ce34">
            <text:p><text:s/>2,621<text:s/></text:p>
          </table:table-cell>
          <table:table-cell office:value-type="float" office:value="196" table:style-name="ce34">
            <text:p><text:s/>196<text:s/></text:p>
          </table:table-cell>
          <table:table-cell office:value-type="float" office:value="34842" table:style-name="ce34">
            <text:p><text:s/>34,842<text:s/></text:p>
          </table:table-cell>
          <table:table-cell office:value-type="float" office:value="12509.6256132586" table:style-name="ce34">
            <text:p><text:s/>12,510<text:s/></text:p>
          </table:table-cell>
          <table:table-cell office:value-type="float" office:value="35" table:style-name="ce34">
            <text:p><text:s/>35<text:s/></text:p>
          </table:table-cell>
          <table:table-cell office:value-type="float" office:value="6024" table:style-name="ce34">
            <text:p><text:s/>6,024<text:s/></text:p>
          </table:table-cell>
          <table:table-cell office:value-type="float" office:value="4229.5821428571398" table:style-name="ce34">
            <text:p><text:s/>4,230<text:s/></text:p>
          </table:table-cell>
          <table:table-cell office:value-type="float" office:value="192" table:style-name="ce34">
            <text:p><text:s/>192<text:s/></text:p>
          </table:table-cell>
          <table:table-cell office:value-type="float" office:value="33843" table:style-name="ce34">
            <text:p><text:s/>33,843<text:s/></text:p>
          </table:table-cell>
          <table:table-cell office:value-type="float" office:value="12951.307305657299" table:style-name="ce34">
            <text:p><text:s/>12,951<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Reading</text:p>
          </table:table-cell>
          <table:table-cell office:value-type="float" office:value="108" table:style-name="ce34">
            <text:p><text:s/>108<text:s/></text:p>
          </table:table-cell>
          <table:table-cell office:value-type="float" office:value="50572" table:style-name="ce34">
            <text:p><text:s/>50,572<text:s/></text:p>
          </table:table-cell>
          <table:table-cell office:value-type="float" office:value="18865.930817980599" table:style-name="ce34">
            <text:p><text:s/>18,866<text:s/></text:p>
          </table:table-cell>
          <table:table-cell office:value-type="float" office:value="602" table:style-name="ce34">
            <text:p><text:s/>602<text:s/></text:p>
          </table:table-cell>
          <table:table-cell office:value-type="float" office:value="272229" table:style-name="ce34">
            <text:p><text:s/>272,229<text:s/></text:p>
          </table:table-cell>
          <table:table-cell office:value-type="float" office:value="87161.835867763701" table:style-name="ce34">
            <text:p><text:s/>87,162<text:s/></text:p>
          </table:table-cell>
          <table:table-cell office:value-type="float" office:value="102" table:style-name="ce34">
            <text:p><text:s/>102<text:s/></text:p>
          </table:table-cell>
          <table:table-cell office:value-type="float" office:value="48390" table:style-name="ce34">
            <text:p><text:s/>48,390<text:s/></text:p>
          </table:table-cell>
          <table:table-cell office:value-type="float" office:value="20236.942905636199" table:style-name="ce34">
            <text:p><text:s/>20,237<text:s/></text:p>
          </table:table-cell>
          <table:table-cell office:value-type="float" office:value="600" table:style-name="ce34">
            <text:p><text:s/>600<text:s/></text:p>
          </table:table-cell>
          <table:table-cell office:value-type="float" office:value="271429" table:style-name="ce34">
            <text:p><text:s/>271,429<text:s/></text:p>
          </table:table-cell>
          <table:table-cell office:value-type="float" office:value="87290.266491884395" table:style-name="ce34">
            <text:p><text:s/>87,290<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Sheffield [r]</text:p>
          </table:table-cell>
          <table:table-cell office:value-type="float" office:value="52" table:style-name="ce34">
            <text:p><text:s/>52<text:s/></text:p>
          </table:table-cell>
          <table:table-cell office:value-type="float" office:value="11202" table:style-name="ce34">
            <text:p><text:s/>11,202<text:s/></text:p>
          </table:table-cell>
          <table:table-cell office:value-type="float" office:value="4784.5201522861098" table:style-name="ce34">
            <text:p><text:s/>4,785<text:s/></text:p>
          </table:table-cell>
          <table:table-cell office:value-type="float" office:value="302" table:style-name="ce34">
            <text:p><text:s/>302<text:s/></text:p>
          </table:table-cell>
          <table:table-cell office:value-type="float" office:value="61910" table:style-name="ce34">
            <text:p><text:s/>61,910<text:s/></text:p>
          </table:table-cell>
          <table:table-cell office:value-type="float" office:value="24025.5925624669" table:style-name="ce34">
            <text:p><text:s/>24,026<text:s/></text:p>
          </table:table-cell>
          <table:table-cell office:value-type="float" office:value="52" table:style-name="ce34">
            <text:p><text:s/>52<text:s/></text:p>
          </table:table-cell>
          <table:table-cell office:value-type="float" office:value="10996" table:style-name="ce34">
            <text:p><text:s/>10,996<text:s/></text:p>
          </table:table-cell>
          <table:table-cell office:value-type="float" office:value="6167.3447309174599" table:style-name="ce34">
            <text:p><text:s/>6,167<text:s/></text:p>
          </table:table-cell>
          <table:table-cell office:value-type="float" office:value="299" table:style-name="ce34">
            <text:p><text:s/>299<text:s/></text:p>
          </table:table-cell>
          <table:table-cell office:value-type="float" office:value="60508" table:style-name="ce34">
            <text:p><text:s/>60,508<text:s/></text:p>
          </table:table-cell>
          <table:table-cell office:value-type="float" office:value="25629.646248978199" table:style-name="ce34">
            <text:p><text:s/>25,630<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Elephant and Castle (for Blackfriars)</text:p>
          </table:table-cell>
          <table:table-cell office:value-type="float" office:value="24" table:style-name="ce34">
            <text:p><text:s/>24<text:s/></text:p>
          </table:table-cell>
          <table:table-cell office:value-type="float" office:value="10248" table:style-name="ce34">
            <text:p><text:s/>10,248<text:s/></text:p>
          </table:table-cell>
          <table:table-cell office:value-type="float" office:value="14610" table:style-name="ce34">
            <text:p><text:s/>14,610<text:s/></text:p>
          </table:table-cell>
          <table:table-cell office:value-type="float" office:value="132" table:style-name="ce34">
            <text:p><text:s/>132<text:s/></text:p>
          </table:table-cell>
          <table:table-cell office:value-type="float" office:value="58023" table:style-name="ce34">
            <text:p><text:s/>58,023<text:s/></text:p>
          </table:table-cell>
          <table:table-cell office:value-type="float" office:value="26006" table:style-name="ce34">
            <text:p><text:s/>26,006<text:s/></text:p>
          </table:table-cell>
          <table:table-cell office:value-type="float" office:value="23" table:style-name="ce34">
            <text:p><text:s/>23<text:s/></text:p>
          </table:table-cell>
          <table:table-cell office:value-type="float" office:value="9821" table:style-name="ce34">
            <text:p><text:s/>9,821<text:s/></text:p>
          </table:table-cell>
          <table:table-cell office:value-type="float" office:value="10474" table:style-name="ce34">
            <text:p><text:s/>10,474<text:s/></text:p>
          </table:table-cell>
          <table:table-cell office:value-type="float" office:value="134" table:style-name="ce34">
            <text:p><text:s/>134<text:s/></text:p>
          </table:table-cell>
          <table:table-cell office:value-type="float" office:value="59114" table:style-name="ce34">
            <text:p><text:s/>59,114<text:s/></text:p>
          </table:table-cell>
          <table:table-cell office:value-type="float" office:value="21964" table:style-name="ce34">
            <text:p><text:s/>21,964<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Euston [r]</text:p>
          </table:table-cell>
          <table:table-cell office:value-type="float" office:value="54" table:style-name="ce34">
            <text:p><text:s/>54<text:s/></text:p>
          </table:table-cell>
          <table:table-cell office:value-type="float" office:value="24621.200000000001" table:style-name="ce34">
            <text:p><text:s/>24,621<text:s/></text:p>
          </table:table-cell>
          <table:table-cell office:value-type="float" office:value="19601.2196200049" table:style-name="ce34">
            <text:p><text:s/>19,601<text:s/></text:p>
          </table:table-cell>
          <table:table-cell office:value-type="float" office:value="292" table:style-name="ce34">
            <text:p><text:s/>292<text:s/></text:p>
          </table:table-cell>
          <table:table-cell office:value-type="float" office:value="126443.6" table:style-name="ce34">
            <text:p><text:s/>126,444<text:s/></text:p>
          </table:table-cell>
          <table:table-cell office:value-type="float" office:value="60334.7875397686" table:style-name="ce34">
            <text:p><text:s/>60,335<text:s/></text:p>
          </table:table-cell>
          <table:table-cell office:value-type="float" office:value="55" table:style-name="ce34">
            <text:p><text:s/>55<text:s/></text:p>
          </table:table-cell>
          <table:table-cell office:value-type="float" office:value="24921.8" table:style-name="ce34">
            <text:p><text:s/>24,922<text:s/></text:p>
          </table:table-cell>
          <table:table-cell office:value-type="float" office:value="18824.642592592601" table:style-name="ce34">
            <text:p><text:s/>18,825<text:s/></text:p>
          </table:table-cell>
          <table:table-cell office:value-type="float" office:value="290" table:style-name="ce34">
            <text:p><text:s/>290<text:s/></text:p>
          </table:table-cell>
          <table:table-cell office:value-type="float" office:value="124849.4" table:style-name="ce34">
            <text:p><text:s/>124,849<text:s/></text:p>
          </table:table-cell>
          <table:table-cell office:value-type="float" office:value="59467.117456547901" table:style-name="ce34">
            <text:p><text:s/>59,467<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Fenchurch Street</text:p>
          </table:table-cell>
          <table:table-cell office:value-type="float" office:value="41" table:style-name="ce34">
            <text:p><text:s/>41<text:s/></text:p>
          </table:table-cell>
          <table:table-cell office:value-type="float" office:value="24816" table:style-name="ce34">
            <text:p><text:s/>24,816<text:s/></text:p>
          </table:table-cell>
          <table:table-cell office:value-type="float" office:value="15463" table:style-name="ce34">
            <text:p><text:s/>15,463<text:s/></text:p>
          </table:table-cell>
          <table:table-cell office:value-type="float" office:value="160" table:style-name="ce34">
            <text:p><text:s/>160<text:s/></text:p>
          </table:table-cell>
          <table:table-cell office:value-type="float" office:value="92214" table:style-name="ce34">
            <text:p><text:s/>92,214<text:s/></text:p>
          </table:table-cell>
          <table:table-cell office:value-type="float" office:value="24823" table:style-name="ce34">
            <text:p><text:s/>24,823<text:s/></text:p>
          </table:table-cell>
          <table:table-cell office:value-type="float" office:value="40" table:style-name="ce34">
            <text:p><text:s/>40<text:s/></text:p>
          </table:table-cell>
          <table:table-cell office:value-type="float" office:value="24534" table:style-name="ce34">
            <text:p><text:s/>24,534<text:s/></text:p>
          </table:table-cell>
          <table:table-cell office:value-type="float" office:value="13760" table:style-name="ce34">
            <text:p><text:s/>13,760<text:s/></text:p>
          </table:table-cell>
          <table:table-cell office:value-type="float" office:value="160" table:style-name="ce34">
            <text:p><text:s/>160<text:s/></text:p>
          </table:table-cell>
          <table:table-cell office:value-type="float" office:value="91650" table:style-name="ce34">
            <text:p><text:s/>91,650<text:s/></text:p>
          </table:table-cell>
          <table:table-cell office:value-type="float" office:value="23923" table:style-name="ce34">
            <text:p><text:s/>23,923<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Kings Cross</text:p>
          </table:table-cell>
          <table:table-cell office:value-type="float" office:value="29" table:style-name="ce34">
            <text:p><text:s/>29<text:s/></text:p>
          </table:table-cell>
          <table:table-cell office:value-type="float" office:value="14076.875" table:style-name="ce34">
            <text:p><text:s/>14,077<text:s/></text:p>
          </table:table-cell>
          <table:table-cell office:value-type="float" office:value="9121.84375" table:style-name="ce34">
            <text:p><text:s/>9,122<text:s/></text:p>
          </table:table-cell>
          <table:table-cell office:value-type="float" office:value="162" table:style-name="ce34">
            <text:p><text:s/>162<text:s/></text:p>
          </table:table-cell>
          <table:table-cell office:value-type="float" office:value="78496" table:style-name="ce34">
            <text:p><text:s/>78,496<text:s/></text:p>
          </table:table-cell>
          <table:table-cell office:value-type="float" office:value="32654.956537356298" table:style-name="ce34">
            <text:p><text:s/>32,655<text:s/></text:p>
          </table:table-cell>
          <table:table-cell office:value-type="float" office:value="30" table:style-name="ce34">
            <text:p><text:s/>30<text:s/></text:p>
          </table:table-cell>
          <table:table-cell office:value-type="float" office:value="14928.125" table:style-name="ce34">
            <text:p><text:s/>14,928<text:s/></text:p>
          </table:table-cell>
          <table:table-cell office:value-type="float" office:value="10319.3125" table:style-name="ce34">
            <text:p><text:s/>10,319<text:s/></text:p>
          </table:table-cell>
          <table:table-cell office:value-type="float" office:value="164" table:style-name="ce34">
            <text:p><text:s/>164<text:s/></text:p>
          </table:table-cell>
          <table:table-cell office:value-type="float" office:value="79530.75" table:style-name="ce34">
            <text:p><text:s/>79,531<text:s/></text:p>
          </table:table-cell>
          <table:table-cell office:value-type="float" office:value="33595.154032258099" table:style-name="ce34">
            <text:p><text:s/>33,595<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Liverpool Street [r]</text:p>
          </table:table-cell>
          <table:table-cell office:value-type="float" office:value="151" table:style-name="ce34">
            <text:p><text:s/>151<text:s/></text:p>
          </table:table-cell>
          <table:table-cell office:value-type="float" office:value="82719" table:style-name="ce34">
            <text:p><text:s/>82,719<text:s/></text:p>
          </table:table-cell>
          <table:table-cell office:value-type="float" office:value="90598" table:style-name="ce34">
            <text:p><text:s/>90,598<text:s/></text:p>
          </table:table-cell>
          <table:table-cell office:value-type="float" office:value="774" table:style-name="ce34">
            <text:p><text:s/>774<text:s/></text:p>
          </table:table-cell>
          <table:table-cell office:value-type="float" office:value="393891" table:style-name="ce34">
            <text:p><text:s/>393,891<text:s/></text:p>
          </table:table-cell>
          <table:table-cell office:value-type="float" office:value="211536.830898949" table:style-name="ce34">
            <text:p><text:s/>211,537<text:s/></text:p>
          </table:table-cell>
          <table:table-cell office:value-type="float" office:value="151" table:style-name="ce34">
            <text:p><text:s/>151<text:s/></text:p>
          </table:table-cell>
          <table:table-cell office:value-type="float" office:value="83582" table:style-name="ce34">
            <text:p><text:s/>83,582<text:s/></text:p>
          </table:table-cell>
          <table:table-cell office:value-type="float" office:value="85753.5" table:style-name="ce34">
            <text:p><text:s/>85,754<text:s/></text:p>
          </table:table-cell>
          <table:table-cell office:value-type="float" office:value="771" table:style-name="ce34">
            <text:p><text:s/>771<text:s/></text:p>
          </table:table-cell>
          <table:table-cell office:value-type="float" office:value="386758" table:style-name="ce34">
            <text:p><text:s/>386,758<text:s/></text:p>
          </table:table-cell>
          <table:table-cell office:value-type="float" office:value="213859.994480519" table:style-name="ce34">
            <text:p><text:s/>213,860<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London Bridge [note 10] [r]</text:p>
          </table:table-cell>
          <table:table-cell office:value-type="float" office:value="182" table:style-name="ce34">
            <text:p><text:s/>182<text:s/></text:p>
          </table:table-cell>
          <table:table-cell office:value-type="float" office:value="112649" table:style-name="ce34">
            <text:p><text:s/>112,649<text:s/></text:p>
          </table:table-cell>
          <table:table-cell office:value-type="float" office:value="106667" table:style-name="ce34">
            <text:p><text:s/>106,667<text:s/></text:p>
          </table:table-cell>
          <table:table-cell office:value-type="float" office:value="905" table:style-name="ce34">
            <text:p><text:s/>905<text:s/></text:p>
          </table:table-cell>
          <table:table-cell office:value-type="float" office:value="539993" table:style-name="ce34">
            <text:p><text:s/>539,993<text:s/></text:p>
          </table:table-cell>
          <table:table-cell office:value-type="float" office:value="202685" table:style-name="ce34">
            <text:p><text:s/>202,685<text:s/></text:p>
          </table:table-cell>
          <table:table-cell office:value-type="float" office:value="175" table:style-name="ce34">
            <text:p><text:s/>175<text:s/></text:p>
          </table:table-cell>
          <table:table-cell office:value-type="float" office:value="106697" table:style-name="ce34">
            <text:p><text:s/>106,697<text:s/></text:p>
          </table:table-cell>
          <table:table-cell office:value-type="float" office:value="87058" table:style-name="ce34">
            <text:p><text:s/>87,058<text:s/></text:p>
          </table:table-cell>
          <table:table-cell office:value-type="float" office:value="886" table:style-name="ce34">
            <text:p><text:s/>886<text:s/></text:p>
          </table:table-cell>
          <table:table-cell office:value-type="float" office:value="527898" table:style-name="ce34">
            <text:p><text:s/>527,898<text:s/></text:p>
          </table:table-cell>
          <table:table-cell office:value-type="float" office:value="194942" table:style-name="ce34">
            <text:p><text:s/>194,942<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Marylebone [r]</text:p>
          </table:table-cell>
          <table:table-cell office:value-type="float" office:value="33" table:style-name="ce34">
            <text:p><text:s/>33<text:s/></text:p>
          </table:table-cell>
          <table:table-cell office:value-type="float" office:value="10675" table:style-name="ce34">
            <text:p><text:s/>10,675<text:s/></text:p>
          </table:table-cell>
          <table:table-cell office:value-type="float" office:value="9813" table:style-name="ce34">
            <text:p><text:s/>9,813<text:s/></text:p>
          </table:table-cell>
          <table:table-cell office:value-type="float" office:value="147" table:style-name="ce34">
            <text:p><text:s/>147<text:s/></text:p>
          </table:table-cell>
          <table:table-cell office:value-type="float" office:value="41157" table:style-name="ce34">
            <text:p><text:s/>41,157<text:s/></text:p>
          </table:table-cell>
          <table:table-cell office:value-type="float" office:value="20779" table:style-name="ce34">
            <text:p><text:s/>20,779<text:s/></text:p>
          </table:table-cell>
          <table:table-cell office:value-type="float" office:value="34" table:style-name="ce34">
            <text:p><text:s/>34<text:s/></text:p>
          </table:table-cell>
          <table:table-cell office:value-type="float" office:value="10131" table:style-name="ce34">
            <text:p><text:s/>10,131<text:s/></text:p>
          </table:table-cell>
          <table:table-cell office:value-type="float" office:value="8459" table:style-name="ce34">
            <text:p><text:s/>8,459<text:s/></text:p>
          </table:table-cell>
          <table:table-cell office:value-type="float" office:value="149" table:style-name="ce34">
            <text:p><text:s/>149<text:s/></text:p>
          </table:table-cell>
          <table:table-cell office:value-type="float" office:value="40800" table:style-name="ce34">
            <text:p><text:s/>40,800<text:s/></text:p>
          </table:table-cell>
          <table:table-cell office:value-type="float" office:value="19738" table:style-name="ce34">
            <text:p><text:s/>19,738<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Old Street (for Moorgate)</text:p>
          </table:table-cell>
          <table:table-cell office:value-type="float" office:value="26" table:style-name="ce34">
            <text:p><text:s/>26<text:s/></text:p>
          </table:table-cell>
          <table:table-cell office:value-type="float" office:value="9412" table:style-name="ce34">
            <text:p><text:s/>9,412<text:s/></text:p>
          </table:table-cell>
          <table:table-cell office:value-type="float" office:value="8552" table:style-name="ce34">
            <text:p><text:s/>8,552<text:s/></text:p>
          </table:table-cell>
          <table:table-cell office:value-type="float" office:value="109" table:style-name="ce34">
            <text:p><text:s/>109<text:s/></text:p>
          </table:table-cell>
          <table:table-cell office:value-type="float" office:value="39458" table:style-name="ce34">
            <text:p><text:s/>39,458<text:s/></text:p>
          </table:table-cell>
          <table:table-cell office:value-type="float" office:value="13365" table:style-name="ce34">
            <text:p><text:s/>13,365<text:s/></text:p>
          </table:table-cell>
          <table:table-cell office:value-type="float" office:value="26" table:style-name="ce34">
            <text:p><text:s/>26<text:s/></text:p>
          </table:table-cell>
          <table:table-cell office:value-type="float" office:value="9412" table:style-name="ce34">
            <text:p><text:s/>9,412<text:s/></text:p>
          </table:table-cell>
          <table:table-cell office:value-type="float" office:value="6582" table:style-name="ce34">
            <text:p><text:s/>6,582<text:s/></text:p>
          </table:table-cell>
          <table:table-cell office:value-type="float" office:value="106" table:style-name="ce34">
            <text:p><text:s/>106<text:s/></text:p>
          </table:table-cell>
          <table:table-cell office:value-type="float" office:value="38372" table:style-name="ce34">
            <text:p><text:s/>38,372<text:s/></text:p>
          </table:table-cell>
          <table:table-cell office:value-type="float" office:value="12050" table:style-name="ce34">
            <text:p><text:s/>12,050<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Paddington</text:p>
          </table:table-cell>
          <table:table-cell office:value-type="float" office:value="66" table:style-name="ce34">
            <text:p><text:s/>66<text:s/></text:p>
          </table:table-cell>
          <table:table-cell office:value-type="float" office:value="33639" table:style-name="ce34">
            <text:p><text:s/>33,639<text:s/></text:p>
          </table:table-cell>
          <table:table-cell office:value-type="float" office:value="34452.899048220599" table:style-name="ce34">
            <text:p><text:s/>34,453<text:s/></text:p>
          </table:table-cell>
          <table:table-cell office:value-type="float" office:value="354" table:style-name="ce34">
            <text:p><text:s/>354<text:s/></text:p>
          </table:table-cell>
          <table:table-cell office:value-type="float" office:value="168850" table:style-name="ce34">
            <text:p><text:s/>168,850<text:s/></text:p>
          </table:table-cell>
          <table:table-cell office:value-type="float" office:value="92887.083557264195" table:style-name="ce34">
            <text:p><text:s/>92,887<text:s/></text:p>
          </table:table-cell>
          <table:table-cell office:value-type="float" office:value="63" table:style-name="ce34">
            <text:p><text:s/>63<text:s/></text:p>
          </table:table-cell>
          <table:table-cell office:value-type="float" office:value="32025" table:style-name="ce34">
            <text:p><text:s/>32,025<text:s/></text:p>
          </table:table-cell>
          <table:table-cell office:value-type="float" office:value="33661.9079032136" table:style-name="ce34">
            <text:p><text:s/>33,662<text:s/></text:p>
          </table:table-cell>
          <table:table-cell office:value-type="float" office:value="353" table:style-name="ce34">
            <text:p><text:s/>353<text:s/></text:p>
          </table:table-cell>
          <table:table-cell office:value-type="float" office:value="169426" table:style-name="ce34">
            <text:p><text:s/>169,426<text:s/></text:p>
          </table:table-cell>
          <table:table-cell office:value-type="float" office:value="97376.458372295499" table:style-name="ce34">
            <text:p><text:s/>97,376<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St Pancras International [r]</text:p>
          </table:table-cell>
          <table:table-cell office:value-type="float" office:value="86" table:style-name="ce34">
            <text:p><text:s/>86<text:s/></text:p>
          </table:table-cell>
          <table:table-cell office:value-type="float" office:value="40647" table:style-name="ce34">
            <text:p><text:s/>40,647<text:s/></text:p>
          </table:table-cell>
          <table:table-cell office:value-type="float" office:value="34700.5428571429" table:style-name="ce34">
            <text:p><text:s/>34,701<text:s/></text:p>
          </table:table-cell>
          <table:table-cell office:value-type="float" office:value="451" table:style-name="ce34">
            <text:p><text:s/>451<text:s/></text:p>
          </table:table-cell>
          <table:table-cell office:value-type="float" office:value="209441" table:style-name="ce34">
            <text:p><text:s/>209,441<text:s/></text:p>
          </table:table-cell>
          <table:table-cell office:value-type="float" office:value="79453.881578452507" table:style-name="ce34">
            <text:p><text:s/>79,454<text:s/></text:p>
          </table:table-cell>
          <table:table-cell office:value-type="float" office:value="87" table:style-name="ce34">
            <text:p><text:s/>87<text:s/></text:p>
          </table:table-cell>
          <table:table-cell office:value-type="float" office:value="42905" table:style-name="ce34">
            <text:p><text:s/>42,905<text:s/></text:p>
          </table:table-cell>
          <table:table-cell office:value-type="float" office:value="31384.0530727156" table:style-name="ce34">
            <text:p><text:s/>31,384<text:s/></text:p>
          </table:table-cell>
          <table:table-cell office:value-type="float" office:value="457" table:style-name="ce34">
            <text:p><text:s/>457<text:s/></text:p>
          </table:table-cell>
          <table:table-cell office:value-type="float" office:value="211544" table:style-name="ce34">
            <text:p><text:s/>211,544<text:s/></text:p>
          </table:table-cell>
          <table:table-cell office:value-type="float" office:value="80753.980143947207" table:style-name="ce34">
            <text:p><text:s/>80,754<text:s/></text:p>
          </table:table-cell>
          <table:table-cell table:number-columns-repeated="16370" table:style-name="ce1"/>
        </table:table-row>
        <table:table-row table:style-name="ro6">
          <table:table-cell office:value-type="float" office:value="2022" table:style-name="ce7">
            <text:p>2022</text:p>
          </table:table-cell>
          <table:table-cell office:value-type="string" table:style-name="ce18">
            <text:p><text:s text:c="3"/>Vauxhall (for Waterloo) [r]</text:p>
          </table:table-cell>
          <table:table-cell office:value-type="float" office:value="127" table:style-name="ce34">
            <text:p><text:s/>127<text:s/></text:p>
          </table:table-cell>
          <table:table-cell office:value-type="float" office:value="71716" table:style-name="ce34">
            <text:p><text:s/>71,716<text:s/></text:p>
          </table:table-cell>
          <table:table-cell office:value-type="float" office:value="68720" table:style-name="ce34">
            <text:p><text:s/>68,720<text:s/></text:p>
          </table:table-cell>
          <table:table-cell office:value-type="float" office:value="632" table:style-name="ce34">
            <text:p><text:s/>632<text:s/></text:p>
          </table:table-cell>
          <table:table-cell office:value-type="float" office:value="347016" table:style-name="ce34">
            <text:p><text:s/>347,016<text:s/></text:p>
          </table:table-cell>
          <table:table-cell office:value-type="float" office:value="141326" table:style-name="ce34">
            <text:p><text:s/>141,326<text:s/></text:p>
          </table:table-cell>
          <table:table-cell office:value-type="float" office:value="122" table:style-name="ce34">
            <text:p><text:s/>122<text:s/></text:p>
          </table:table-cell>
          <table:table-cell office:value-type="float" office:value="69530" table:style-name="ce34">
            <text:p><text:s/>69,530<text:s/></text:p>
          </table:table-cell>
          <table:table-cell office:value-type="float" office:value="53108" table:style-name="ce34">
            <text:p><text:s/>53,108<text:s/></text:p>
          </table:table-cell>
          <table:table-cell office:value-type="float" office:value="627" table:style-name="ce34">
            <text:p><text:s/>627<text:s/></text:p>
          </table:table-cell>
          <table:table-cell office:value-type="float" office:value="344112" table:style-name="ce34">
            <text:p><text:s/>344,112<text:s/></text:p>
          </table:table-cell>
          <table:table-cell office:value-type="float" office:value="137474" table:style-name="ce34">
            <text:p><text:s/>137,474<text:s/></text:p>
          </table:table-cell>
          <table:table-cell table:number-columns-repeated="16370"/>
        </table:table-row>
        <table:table-row table:style-name="ro6">
          <table:table-cell office:value-type="float" office:value="2022" table:style-name="ce7">
            <text:p>2022</text:p>
          </table:table-cell>
          <table:table-cell office:value-type="string" table:style-name="ce18">
            <text:p><text:s text:c="3"/>Victoria <text:s/>[note 13]</text:p>
          </table:table-cell>
          <table:table-cell office:value-type="float" office:value="107" table:style-name="ce34">
            <text:p><text:s/>107<text:s/></text:p>
          </table:table-cell>
          <table:table-cell office:value-type="float" office:value="61776" table:style-name="ce34">
            <text:p><text:s/>61,776<text:s/></text:p>
          </table:table-cell>
          <table:table-cell office:value-type="float" office:value="40870" table:style-name="ce34">
            <text:p><text:s/>40,870<text:s/></text:p>
          </table:table-cell>
          <table:table-cell office:value-type="float" office:value="550" table:style-name="ce34">
            <text:p><text:s/>550<text:s/></text:p>
          </table:table-cell>
          <table:table-cell office:value-type="float" office:value="299330" table:style-name="ce34">
            <text:p><text:s/>299,330<text:s/></text:p>
          </table:table-cell>
          <table:table-cell office:value-type="float" office:value="91494" table:style-name="ce34">
            <text:p><text:s/>91,494<text:s/></text:p>
          </table:table-cell>
          <table:table-cell office:value-type="float" office:value="104" table:style-name="ce34">
            <text:p><text:s/>104<text:s/></text:p>
          </table:table-cell>
          <table:table-cell office:value-type="float" office:value="60455" table:style-name="ce34">
            <text:p><text:s/>60,455<text:s/></text:p>
          </table:table-cell>
          <table:table-cell office:value-type="float" office:value="35684" table:style-name="ce34">
            <text:p><text:s/>35,684<text:s/></text:p>
          </table:table-cell>
          <table:table-cell office:value-type="float" office:value="552" table:style-name="ce34">
            <text:p><text:s/>552<text:s/></text:p>
          </table:table-cell>
          <table:table-cell office:value-type="float" office:value="298712" table:style-name="ce34">
            <text:p><text:s/>298,712<text:s/></text:p>
          </table:table-cell>
          <table:table-cell office:value-type="float" office:value="90198" table:style-name="ce34">
            <text:p><text:s/>90,198<text:s/></text:p>
          </table:table-cell>
          <table:table-cell table:number-columns-repeated="16370"/>
        </table:table-row>
        <table:table-row table:number-rows-repeated="1048254" table:style-name="ro18">
          <table:table-cell table:number-columns-repeated="16384"/>
        </table:table-row>
      </table:table>
      <table:database-ranges>
        <table:database-range table:target-range-address="Contents.A3:Contents.B4" table:name="Contents"/>
        <table:database-range table:target-range-address="Notes.A3:Notes.B20" table:name="Notes"/>
        <table:database-range table:target-range-address="RAI0201.A5:RAI0201.AA322" table:name="TSGB0101a">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Helvetica" svg:font-family="Helvetica"/>
    <style:font-face style:name="Arial" svg:font-family="Arial"/>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number-style style:name="N36P0">
      <number:text> </number:text>
      <number:fill-character> </number:fill-character>
      <number:number number:decimal-places="0" number:min-decimal-places="0" number:min-integer-digits="1" number:grouping="true">
        <number:embedded-text number:position="0"> </number:embedded-text>
      </number:number>
    </number:number-style>
    <number:number-style style:name="N36P1">
      <number:text>-</number:text>
      <number:fill-character> </number:fill-character>
      <number:number number:decimal-places="0" number:min-decimal-places="0" number:min-integer-digits="1" number:grouping="true">
        <number:embedded-text number:position="0"> </number:embedded-text>
      </number:number>
    </number:number-style>
    <number:number-style style:name="N36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fill-character> </number:fill-character>
      <number:number number:decimal-places="2" number:min-decimal-places="2" number:min-integer-digits="1" number:grouping="true"/>
      <number:text> </number:text>
    </number:number-style>
    <number:number-style style:name="N37P1">
      <number:text>-</number:text>
      <number:fill-character> </number:fill-character>
      <number:number number:decimal-places="2" number:min-decimal-places="2" number:min-integer-digits="1" number:grouping="true"/>
      <number:text> </number:text>
    </number:number-style>
    <number:number-style style:name="N37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decimal-places="2" number:min-integer-digits="1" number:grouping="true"/>
      <number:text> </number:text>
    </number:number-style>
    <number:number-style style:name="N38P1">
      <number:text> (</number:text>
      <number:number number:decimal-places="2" number:min-decimal-places="2" number:min-integer-digits="1" number:grouping="true"/>
      <number:text>)</number:text>
    </number:number-style>
    <number:number-style style:name="N38P2">
      <number:text> -</number:text>
      <number:number number:decimal-places="0" number:min-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7"/>
    <style:style style:name="Comma_32_2" style:display-name="Comma 2" style:family="table-cell" style:data-style-name="N38"/>
    <style:style style:name="Comma_32_3" style:display-name="Comma 3" style:family="table-cell" style:data-style-name="N38"/>
    <style:style style:name="Comma_32_4" style:display-name="Comma 4" style:family="table-cell" style:data-style-name="N38"/>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Helvetica" style:font-name-asian="Helvetica" style:font-name-complex="Helvetica"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2_32_3" style:display-name="Normal 3 2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Copy_32_of_32_nrt-tables-ch2-railperformance" style:display-name="Normal_Copy of nrt-tables-ch2-railperformance" style:family="table-cell" style:data-style-name="N0">
      <style:table-cell-properties style:vertical-align="automatic" fo:background-color="transparent"/>
    </style:style>
    <style:style style:name="Percent_32_2" style:display-name="Percent 2" style:family="table-cell" style:data-style-name="N13"/>
    <style:style style:name="Percent_32_3" style:display-name="Percent 3" style:family="table-cell" style:data-style-name="N13"/>
    <style:style style:name="Percent_32_4" style:display-name="Percent 4"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meta:initial-creator>Mohan Dell</meta:initial-creator>
    <dc:creator>Douglas Myall</dc:creator>
    <meta:creation-date>2022-10-06T11:09:32Z</meta:creation-date>
    <dc:date>2023-10-31T20:07:09Z</dc:date>
  </office:meta>
</office:document-meta>
</file>